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oto Serif" svg:font-family="'Noto Serif'" style:font-adornments="Běžné" style:font-family-generic="roman"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aKoran" svg:font-family="aKoran"/>
    <style:font-face style:name="aKoran1" svg:font-family="aKoran" style:font-pitch="variable"/>
    <style:font-face style:name="aKoran2" svg:font-family="aKoran" style:font-adornments="Běžné" style:font-pitch="variable"/>
    <style:font-face style:name="aKoran3" svg:font-family="aKoran" style:font-adornments="Kurzíva" style:font-pitch="variable"/>
    <style:font-face style:name="aKoranTest" svg:font-family="aKoranTest" style:font-pitch="variable"/>
  </office:font-face-decls>
  <office:automatic-styles>
    <style:style style:name="Tabulka1" style:family="table">
      <style:table-properties style:width="9.183cm" fo:margin-top="0.199cm" fo:margin-bottom="0.199cm" table:align="center" style:may-break-between-rows="true" table:border-model="collapsing"/>
    </style:style>
    <style:style style:name="Tabulka1.A" style:family="table-column">
      <style:table-column-properties style:column-width="3.03cm"/>
    </style:style>
    <style:style style:name="Tabulka1.B" style:family="table-column">
      <style:table-column-properties style:column-width="1.928cm"/>
    </style:style>
    <style:style style:name="Tabulka1.C" style:family="table-column">
      <style:table-column-properties style:column-width="2.113cm"/>
    </style:style>
    <style:style style:name="Tabulka1.D" style:family="table-column">
      <style:table-column-properties style:column-width="2.111cm"/>
    </style:style>
    <style:style style:name="Tabulka1.1" style:family="table-row">
      <style:table-row-properties style:min-row-height="0.699cm" fo:keep-together="auto"/>
    </style:style>
    <style:style style:name="Tabulka1.A1" style:family="table-cell">
      <style:table-cell-properties style:vertical-align="middle" fo:background-color="#fff51f" fo:padding="0.097cm" fo:border-left="0.05pt solid #686868" fo:border-right="none" fo:border-top="0.05pt solid #686868" fo:border-bottom="1pt solid #686868" style:writing-mode="page">
        <style:background-image/>
      </style:table-cell-properties>
    </style:style>
    <style:style style:name="Tabulka1.B1" style:family="table-cell">
      <style:table-cell-properties style:vertical-align="middle" fo:background-color="#ffff66" fo:padding="0.097cm" fo:border-left="1pt solid #686868" fo:border-right="none" fo:border-top="0.05pt solid #686868" fo:border-bottom="1pt solid #686868" style:writing-mode="page">
        <style:background-image/>
      </style:table-cell-properties>
    </style:style>
    <style:style style:name="Tabulka1.C1" style:family="table-cell">
      <style:table-cell-properties style:vertical-align="middle" fo:background-color="#ffff66" fo:padding="0.097cm" fo:border-left="0.05pt solid #686868" fo:border-right="none" fo:border-top="0.05pt solid #686868" fo:border-bottom="1pt solid #686868" style:writing-mode="page">
        <style:background-image/>
      </style:table-cell-properties>
    </style:style>
    <style:style style:name="Tabulka1.D1" style:family="table-cell">
      <style:table-cell-properties style:vertical-align="middle" fo:background-color="#ffff66" fo:padding="0.097cm" fo:border-left="0.05pt solid #686868" fo:border-right="0.05pt solid #686868" fo:border-top="0.05pt solid #686868" fo:border-bottom="1pt solid #686868" style:writing-mode="page">
        <style:background-image/>
      </style:table-cell-properties>
    </style:style>
    <style:style style:name="Tabulka1.A2" style:family="table-cell">
      <style:table-cell-properties style:vertical-align="middle" fo:background-color="#fdfea3" fo:padding="0.097cm" fo:border-left="0.05pt solid #686868" fo:border-right="none" fo:border-top="none" fo:border-bottom="0.05pt solid #686868" style:writing-mode="page">
        <style:background-image/>
      </style:table-cell-properties>
    </style:style>
    <style:style style:name="Tabulka1.B2" style:family="table-cell">
      <style:table-cell-properties style:vertical-align="middle" fo:background-color="transparent" fo:padding="0.097cm" fo:border-left="1pt solid #686868" fo:border-right="none" fo:border-top="none" fo:border-bottom="0.05pt solid #686868" style:writing-mode="page">
        <style:background-image/>
      </style:table-cell-properties>
    </style:style>
    <style:style style:name="Tabulka1.C2" style:family="table-cell">
      <style:table-cell-properties style:vertical-align="middle" fo:background-color="transparent" fo:padding="0.097cm" fo:border-left="0.05pt solid #686868" fo:border-right="none" fo:border-top="none" fo:border-bottom="0.05pt solid #686868" style:writing-mode="page">
        <style:background-image/>
      </style:table-cell-properties>
    </style:style>
    <style:style style:name="Tabulka1.D2" style:family="table-cell">
      <style:table-cell-properties style:vertical-align="middle" fo:background-color="transparent" fo:padding="0.097cm" fo:border-left="0.05pt solid #686868" fo:border-right="0.05pt solid #686868" fo:border-top="none" fo:border-bottom="0.05pt solid #686868" style:writing-mode="page">
        <style:background-image/>
      </style:table-cell-properties>
    </style:style>
    <style:style style:name="Tabulka2" style:family="table">
      <style:table-properties style:width="5.976cm" table:align="center"/>
    </style:style>
    <style:style style:name="Tabulka2.A" style:family="table-column">
      <style:table-column-properties style:column-width="2.679cm"/>
    </style:style>
    <style:style style:name="Tabulka2.B" style:family="table-column">
      <style:table-column-properties style:column-width="1.693cm"/>
    </style:style>
    <style:style style:name="Tabulka2.C" style:family="table-column">
      <style:table-column-properties style:column-width="1.603cm"/>
    </style:style>
    <style:style style:name="Tabulka2.A1" style:family="table-cell">
      <style:table-cell-properties fo:background-color="#fff51f" fo:padding="0.101cm" fo:border-left="0.05pt solid #686868" fo:border-right="1pt solid #686868" fo:border-top="0.05pt solid #686868" fo:border-bottom="1pt solid #686868" style:writing-mode="page">
        <style:background-image/>
      </style:table-cell-properties>
    </style:style>
    <style:style style:name="Tabulka2.B1" style:family="table-cell">
      <style:table-cell-properties fo:background-color="#ffff66" fo:padding="0.101cm" fo:border-left="0.05pt solid #686868" fo:border-right="none" fo:border-top="0.05pt solid #686868" fo:border-bottom="1pt solid #686868" style:writing-mode="page">
        <style:background-image/>
      </style:table-cell-properties>
    </style:style>
    <style:style style:name="Tabulka2.C1" style:family="table-cell">
      <style:table-cell-properties fo:background-color="#ffff66" fo:padding="0.101cm" fo:border-left="0.05pt solid #686868" fo:border-right="0.05pt solid #686868" fo:border-top="0.05pt solid #686868" fo:border-bottom="1pt solid #686868" style:writing-mode="page">
        <style:background-image/>
      </style:table-cell-properties>
    </style:style>
    <style:style style:name="Tabulka2.A2" style:family="table-cell">
      <style:table-cell-properties fo:background-color="#fdfea3" fo:padding="0.101cm" fo:border-left="0.05pt solid #686868" fo:border-right="1pt solid #686868" fo:border-top="none" fo:border-bottom="0.05pt solid #686868" style:writing-mode="page">
        <style:background-image/>
      </style:table-cell-properties>
    </style:style>
    <style:style style:name="Tabulka2.B2" style:family="table-cell">
      <style:table-cell-properties fo:padding="0.101cm" fo:border-left="0.05pt solid #686868" fo:border-right="none" fo:border-top="none" fo:border-bottom="0.05pt solid #686868" style:writing-mode="page"/>
    </style:style>
    <style:style style:name="Tabulka2.C2" style:family="table-cell">
      <style:table-cell-properties fo:padding="0.101cm" fo:border-left="0.05pt solid #686868" fo:border-right="0.05pt solid #686868" fo:border-top="none" fo:border-bottom="0.05pt solid #686868" style:writing-mode="page"/>
    </style:style>
    <style:style style:name="Tabulka2.B3" style:family="table-cell">
      <style:table-cell-properties fo:padding="0.101cm" fo:border-left="0.05pt solid #686868" fo:border-right="none" fo:border-top="none" fo:border-bottom="0.05pt solid #686868" style:writing-mode="page"/>
    </style:style>
    <style:style style:name="Tabulka2.C3" style:family="table-cell">
      <style:table-cell-properties fo:padding="0.101cm" fo:border-left="0.05pt solid #686868" fo:border-right="0.05pt solid #686868" fo:border-top="none" fo:border-bottom="0.05pt solid #686868" style:writing-mode="page"/>
    </style:style>
    <style:style style:name="Tabulka2.B4" style:family="table-cell">
      <style:table-cell-properties fo:padding="0.101cm" fo:border-left="0.05pt solid #686868" fo:border-right="none" fo:border-top="none" fo:border-bottom="0.05pt solid #686868" style:writing-mode="page"/>
    </style:style>
    <style:style style:name="Tabulka2.C4" style:family="table-cell">
      <style:table-cell-properties fo:padding="0.101cm" fo:border-left="0.05pt solid #686868" fo:border-right="0.05pt solid #686868" fo:border-top="none" fo:border-bottom="0.05pt solid #686868" style:writing-mode="page"/>
    </style:style>
    <style:style style:name="Tabulka2.B5" style:family="table-cell">
      <style:table-cell-properties fo:padding="0.101cm" fo:border-left="0.05pt solid #686868" fo:border-right="none" fo:border-top="none" fo:border-bottom="0.05pt solid #686868" style:writing-mode="page"/>
    </style:style>
    <style:style style:name="Tabulka2.C5" style:family="table-cell">
      <style:table-cell-properties fo:padding="0.101cm" fo:border-left="0.05pt solid #686868" fo:border-right="0.05pt solid #686868" fo:border-top="none" fo:border-bottom="0.05pt solid #686868" style:writing-mode="page"/>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25935"/>
    </style:style>
    <style:style style:name="P3" style:family="paragraph" style:parent-style-name="Text_20_body">
      <style:paragraph-properties fo:text-align="center" style:justify-single-word="false"/>
      <style:text-properties officeooo:paragraph-rsid="000eb8ff"/>
    </style:style>
    <style:style style:name="P4" style:family="paragraph" style:parent-style-name="Standard">
      <style:paragraph-properties fo:text-align="center" style:justify-single-word="false"/>
      <style:text-properties officeooo:paragraph-rsid="001d4085"/>
    </style:style>
    <style:style style:name="P5" style:family="paragraph" style:parent-style-name="Standard">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Standard">
      <style:paragraph-properties fo:text-align="center" style:justify-single-word="false"/>
      <style:text-properties officeooo:paragraph-rsid="005a1e5e"/>
    </style:style>
    <style:style style:name="P8" style:family="paragraph" style:parent-style-name="Standard">
      <style:text-properties officeooo:rsid="00125935" officeooo:paragraph-rsid="00125935"/>
    </style:style>
    <style:style style:name="P9" style:family="paragraph" style:parent-style-name="Text_20_body">
      <style:text-properties officeooo:rsid="00125935" officeooo:paragraph-rsid="00125935"/>
    </style:style>
    <style:style style:name="P10" style:family="paragraph" style:parent-style-name="Standard">
      <style:paragraph-properties fo:text-align="center" style:justify-single-word="false"/>
      <style:text-properties officeooo:rsid="00125935" officeooo:paragraph-rsid="00125935"/>
    </style:style>
    <style:style style:name="P11" style:family="paragraph" style:parent-style-name="Text_20_body">
      <loext:graphic-properties draw:fill-gradient-name="gradient" draw:fill-hatch-name="hatch"/>
      <style:paragraph-properties fo:margin-left="0cm" fo:margin-right="0cm" fo:text-align="center" style:justify-single-word="false" fo:text-indent="0cm" style:auto-text-indent="false"/>
      <style:text-properties officeooo:rsid="00125935" officeooo:paragraph-rsid="00125935"/>
    </style:style>
    <style:style style:name="P12" style:family="paragraph" style:parent-style-name="Text_20_body">
      <style:paragraph-properties fo:text-align="center" style:justify-single-word="false"/>
      <style:text-properties officeooo:rsid="00125935" officeooo:paragraph-rsid="00125935"/>
    </style:style>
    <style:style style:name="P13" style:family="paragraph" style:parent-style-name="Standard">
      <style:paragraph-properties fo:text-align="center" style:justify-single-word="false"/>
      <style:text-properties officeooo:rsid="00125935" officeooo:paragraph-rsid="00141ddb"/>
    </style:style>
    <style:style style:name="P14" style:family="paragraph" style:parent-style-name="Standard">
      <style:paragraph-properties fo:text-align="center" style:justify-single-word="false"/>
      <style:text-properties officeooo:rsid="00125935" officeooo:paragraph-rsid="001d4085"/>
    </style:style>
    <style:style style:name="P15" style:family="paragraph" style:parent-style-name="Text_20_body">
      <style:paragraph-properties fo:text-align="center" style:justify-single-word="false"/>
      <style:text-properties fo:font-size="16pt" officeooo:paragraph-rsid="000eb8ff" style:font-size-asian="16pt" style:font-size-complex="16pt"/>
    </style:style>
    <style:style style:name="P16" style:family="paragraph" style:parent-style-name="Text_20_body">
      <style:text-properties officeooo:paragraph-rsid="000eb8ff"/>
    </style:style>
    <style:style style:name="P17" style:family="paragraph" style:parent-style-name="Text_20_body">
      <style:text-properties officeooo:rsid="00109604" officeooo:paragraph-rsid="00109604"/>
    </style:style>
    <style:style style:name="P18" style:family="paragraph" style:parent-style-name="Text_20_body">
      <style:text-properties officeooo:rsid="001217a8" officeooo:paragraph-rsid="001217a8"/>
    </style:style>
    <style:style style:name="P19" style:family="paragraph" style:parent-style-name="Text_20_body">
      <style:text-properties officeooo:rsid="001217a8" officeooo:paragraph-rsid="00125935"/>
    </style:style>
    <style:style style:name="P20" style:family="paragraph" style:parent-style-name="Text_20_body">
      <style:text-properties fo:font-style="italic" officeooo:rsid="00288937" officeooo:paragraph-rsid="00288937" style:font-style-asian="italic" style:font-style-complex="italic"/>
    </style:style>
    <style:style style:name="P21" style:family="paragraph" style:parent-style-name="Text_20_body">
      <style:text-properties fo:font-style="italic" officeooo:rsid="00288937" officeooo:paragraph-rsid="0022fc71" style:font-style-asian="italic" style:font-style-complex="italic"/>
    </style:style>
    <style:style style:name="P22" style:family="paragraph" style:parent-style-name="Text_20_body">
      <loext:graphic-properties draw:fill-gradient-name="gradient" draw:fill-hatch-name="hatch"/>
      <style:paragraph-properties fo:margin-top="0.101cm" fo:margin-bottom="0.101cm" style:contextual-spacing="false" fo:hyphenation-ladder-count="no-limit"/>
      <style:text-properties fo:font-style="italic" officeooo:rsid="0014c388" officeooo:paragraph-rsid="0022fc71" style:font-style-asian="italic" style:font-style-complex="italic" fo:hyphenate="true" fo:hyphenation-remain-char-count="2" fo:hyphenation-push-char-count="2" loext:hyphenation-no-caps="false" loext:hyphenation-no-last-word="false" loext:hyphenation-word-char-count="4" loext:hyphenation-zone="no-limit"/>
    </style:style>
    <style:style style:name="P23" style:family="paragraph" style:parent-style-name="Text_20_body">
      <style:text-properties fo:font-style="italic" officeooo:paragraph-rsid="001fa129" style:font-style-asian="italic" style:font-style-complex="italic"/>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font-style="italic" officeooo:paragraph-rsid="00759207" style:font-style-asian="italic" style:font-style-complex="italic"/>
    </style:style>
    <style:style style:name="P26" style:family="paragraph" style:parent-style-name="Text_20_body">
      <style:text-properties fo:font-style="italic" officeooo:rsid="007eeffa" officeooo:paragraph-rsid="007eeffa" style:font-style-asian="italic" style:font-style-complex="italic"/>
    </style:style>
    <style:style style:name="P27" style:family="paragraph" style:parent-style-name="Text_20_body">
      <style:text-properties officeooo:rsid="001d4085" officeooo:paragraph-rsid="001de0e5"/>
    </style:style>
    <style:style style:name="P28" style:family="paragraph" style:parent-style-name="Text_20_body">
      <style:text-properties officeooo:rsid="001d4085" officeooo:paragraph-rsid="001d4085"/>
    </style:style>
    <style:style style:name="P29" style:family="paragraph" style:parent-style-name="Standard">
      <style:paragraph-properties fo:text-align="center" style:justify-single-word="false"/>
      <style:text-properties officeooo:rsid="001d4085" officeooo:paragraph-rsid="005a1e5e"/>
    </style:style>
    <style:style style:name="P30" style:family="paragraph" style:parent-style-name="Text_20_body">
      <style:text-properties officeooo:rsid="001de0e5" officeooo:paragraph-rsid="0022fc71"/>
    </style:style>
    <style:style style:name="P31" style:family="paragraph" style:parent-style-name="Text_20_body">
      <style:text-properties fo:font-style="normal" officeooo:rsid="00288937" officeooo:paragraph-rsid="002e709e" style:font-style-asian="normal" style:font-style-complex="normal"/>
    </style:style>
    <style:style style:name="P32" style:family="paragraph" style:parent-style-name="Text_20_body">
      <style:text-properties fo:font-style="normal" officeooo:rsid="0026a153" officeooo:paragraph-rsid="001b4f1e" style:font-style-asian="normal" style:font-style-complex="normal"/>
    </style:style>
    <style:style style:name="P33" style:family="paragraph" style:parent-style-name="Contents_20_1">
      <loext:graphic-properties draw:fill-hatch-name="hatch"/>
      <style:paragraph-properties fo:margin-left="3cm" fo:margin-right="3cm" fo:text-indent="0cm" style:auto-text-indent="false">
        <style:tab-stops>
          <style:tab-stop style:position="19.001cm" style:type="right" style:leader-style="dotted" style:leader-text="."/>
        </style:tab-stops>
      </style:paragraph-properties>
    </style:style>
    <style:style style:name="P34" style:family="paragraph" style:parent-style-name="Contents_20_1" style:master-page-name="">
      <loext:graphic-properties draw:fill-hatch-name="hatch"/>
      <style:paragraph-properties fo:margin-left="3cm" fo:margin-right="3cm" fo:text-indent="0cm" style:auto-text-indent="false" style:page-number="auto">
        <style:tab-stops>
          <style:tab-stop style:position="19.001cm" style:type="right" style:leader-style="dotted" style:leader-text="."/>
        </style:tab-stops>
      </style:paragraph-properties>
    </style:style>
    <style:style style:name="P35" style:family="paragraph" style:parent-style-name="Text_20_body">
      <loext:graphic-properties draw:fill-gradient-name="gradient" draw:fill-hatch-name="hatch"/>
      <style:paragraph-properties fo:margin-top="0.101cm" fo:margin-bottom="0.101cm" style:contextual-spacing="false" fo:hyphenation-ladder-count="no-limit"/>
      <style:text-properties officeooo:paragraph-rsid="0022fc71" fo:hyphenate="true" fo:hyphenation-remain-char-count="2" fo:hyphenation-push-char-count="2" loext:hyphenation-no-caps="false" loext:hyphenation-no-last-word="false" loext:hyphenation-word-char-count="4" loext:hyphenation-zone="no-limit"/>
    </style:style>
    <style:style style:name="P36" style:family="paragraph" style:parent-style-name="Text_20_body">
      <style:text-properties officeooo:paragraph-rsid="0022fc71"/>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14c388" officeooo:paragraph-rsid="0022fc71"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14c388" officeooo:paragraph-rsid="0022fc71"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25106a" officeooo:paragraph-rsid="0022fc71"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284b7f" officeooo:paragraph-rsid="0022fc71"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288937" officeooo:paragraph-rsid="00288937"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4c388" officeooo:paragraph-rsid="0022fc7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47130" officeooo:paragraph-rsid="0022fc7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591ee" officeooo:paragraph-rsid="0022fc7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65f6b" officeooo:paragraph-rsid="0022fc7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2c570" officeooo:paragraph-rsid="0022fc7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eb3a3" officeooo:paragraph-rsid="0022fc7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f2d71" officeooo:paragraph-rsid="0022fc7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d8d7b" officeooo:paragraph-rsid="0022fc7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fa129" officeooo:paragraph-rsid="0022fc7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font-size="2pt" officeooo:paragraph-rsid="000eb8ff" style:font-size-asian="1.75pt" style:font-size-complex="2pt"/>
    </style:style>
    <style:style style:name="P52" style:family="paragraph" style:parent-style-name="Text_20_body">
      <style:paragraph-properties fo:text-align="center" style:justify-single-word="false"/>
      <style:text-properties fo:font-size="2pt" officeooo:paragraph-rsid="000eb8ff" style:font-size-asian="1.75pt" style:font-size-complex="2pt"/>
    </style:style>
    <style:style style:name="P53" style:family="paragraph" style:parent-style-name="Text_20_body">
      <style:text-properties officeooo:rsid="00288937" officeooo:paragraph-rsid="00288937"/>
    </style:style>
    <style:style style:name="P54" style:family="paragraph" style:parent-style-name="Text_20_body">
      <style:text-properties officeooo:rsid="00288937" officeooo:paragraph-rsid="001d4085"/>
    </style:style>
    <style:style style:name="P55" style:family="paragraph" style:parent-style-name="Text_20_body">
      <style:paragraph-properties fo:text-align="center" style:justify-single-word="false"/>
      <style:text-properties officeooo:rsid="00288937" officeooo:paragraph-rsid="002e709e"/>
    </style:style>
    <style:style style:name="P56" style:family="paragraph" style:parent-style-name="Text_20_body">
      <style:text-properties officeooo:rsid="001fa129" officeooo:paragraph-rsid="001fa129"/>
    </style:style>
    <style:style style:name="P57" style:family="paragraph" style:parent-style-name="Text_20_body">
      <style:text-properties officeooo:rsid="0026a153" officeooo:paragraph-rsid="0026a153"/>
    </style:style>
    <style:style style:name="P58" style:family="paragraph" style:parent-style-name="Text_20_body">
      <style:text-properties officeooo:rsid="0026a153" officeooo:paragraph-rsid="00125935"/>
    </style:style>
    <style:style style:name="P59" style:family="paragraph" style:parent-style-name="Text_20_body">
      <style:text-properties officeooo:rsid="0026a153" officeooo:paragraph-rsid="001b4f1e"/>
    </style:style>
    <style:style style:name="P60" style:family="paragraph" style:parent-style-name="Text_20_body">
      <style:text-properties officeooo:paragraph-rsid="002e709e"/>
    </style:style>
    <style:style style:name="P61" style:family="paragraph" style:parent-style-name="Text_20_body">
      <style:text-properties officeooo:paragraph-rsid="005a1e5e"/>
    </style:style>
    <style:style style:name="P62" style:family="paragraph" style:parent-style-name="Text_20_body">
      <style:text-properties officeooo:paragraph-rsid="001de0e5"/>
    </style:style>
    <style:style style:name="P63" style:family="paragraph" style:parent-style-name="Text_20_body">
      <style:text-properties officeooo:rsid="0046681f" officeooo:paragraph-rsid="005a1e5e"/>
    </style:style>
    <style:style style:name="P64" style:family="paragraph" style:parent-style-name="Text_20_body">
      <style:text-properties officeooo:rsid="005a1e5e" officeooo:paragraph-rsid="005a1e5e"/>
    </style:style>
    <style:style style:name="P65" style:family="paragraph" style:parent-style-name="Text_20_body">
      <style:text-properties fo:font-weight="normal" officeooo:rsid="0026a153" officeooo:paragraph-rsid="00667594" style:font-weight-asian="normal" style:font-weight-complex="normal"/>
    </style:style>
    <style:style style:name="P66" style:family="paragraph" style:parent-style-name="Text_20_body">
      <style:text-properties officeooo:paragraph-rsid="00759207"/>
    </style:style>
    <style:style style:name="P67" style:family="paragraph" style:parent-style-name="Table_20_Contents">
      <style:paragraph-properties fo:text-align="center" style:justify-single-word="false"/>
      <style:text-properties fo:font-weight="bold" officeooo:rsid="0060729d" officeooo:paragraph-rsid="00759207" style:font-weight-asian="bold" style:font-weight-complex="bold"/>
    </style:style>
    <style:style style:name="P68" style:family="paragraph" style:parent-style-name="Table_20_Contents">
      <style:paragraph-properties fo:text-align="end" style:justify-single-word="false"/>
      <style:text-properties fo:font-weight="bold" officeooo:rsid="0060729d" officeooo:paragraph-rsid="00759207" style:font-weight-asian="bold" style:font-weight-complex="bold"/>
    </style:style>
    <style:style style:name="P69" style:family="paragraph" style:parent-style-name="Table_20_Contents">
      <style:paragraph-properties fo:text-align="center" style:justify-single-word="false"/>
      <style:text-properties fo:font-weight="bold" officeooo:rsid="00759207" officeooo:paragraph-rsid="00759207" style:font-weight-asian="bold" style:font-weight-complex="bold"/>
    </style:style>
    <style:style style:name="P70" style:family="paragraph" style:parent-style-name="Table_20_Contents">
      <style:paragraph-properties fo:text-align="center" style:justify-single-word="false"/>
      <style:text-properties officeooo:rsid="0060729d" officeooo:paragraph-rsid="00759207"/>
    </style:style>
    <style:style style:name="P71" style:family="paragraph" style:parent-style-name="Text_20_body">
      <style:text-properties officeooo:paragraph-rsid="001fa129"/>
    </style:style>
    <style:style style:name="P72" style:family="paragraph" style:parent-style-name="Text_20_body">
      <style:text-properties officeooo:paragraph-rsid="0024a9d1"/>
    </style:style>
    <style:style style:name="P73" style:family="paragraph" style:parent-style-name="Text_20_body">
      <style:text-properties officeooo:paragraph-rsid="00849e06"/>
    </style:style>
    <style:style style:name="P74" style:family="paragraph" style:parent-style-name="Heading_20_1" style:master-page-name="">
      <loext:graphic-properties draw:fill="gradient" draw:fill-gradient-name="Gradient_20_10" draw:gradient-step-count="64" draw:fill-hatch-name="hatch"/>
      <style:paragraph-properties fo:margin-top="0cm" fo:margin-bottom="0.101cm" style:contextual-spacing="false" fo:hyphenation-ladder-count="no-limit" style:page-number="auto" fo:background-color="#d2d398"/>
      <style:text-properties officeooo:paragraph-rsid="000eb8ff" fo:hyphenate="true" fo:hyphenation-remain-char-count="2" fo:hyphenation-push-char-count="2" loext:hyphenation-no-caps="false" loext:hyphenation-no-last-word="false" loext:hyphenation-word-char-count="4" loext:hyphenation-zone="no-limit"/>
    </style:style>
    <style:style style:name="P75" style:family="paragraph" style:parent-style-name="Heading_20_2">
      <loext:graphic-properties draw:fill-hatch-name="hatch"/>
      <style:paragraph-properties fo:hyphenation-ladder-count="no-limit"/>
      <style:text-properties fo:hyphenate="true" fo:hyphenation-remain-char-count="2" fo:hyphenation-push-char-count="2" loext:hyphenation-no-caps="false" loext:hyphenation-no-last-word="false" loext:hyphenation-word-char-count="4" loext:hyphenation-zone="no-limit"/>
    </style:style>
    <style:style style:name="P76" style:family="paragraph" style:parent-style-name="Heading_20_2">
      <style:text-properties officeooo:paragraph-rsid="0022fc71"/>
    </style:style>
    <style:style style:name="P77" style:family="paragraph" style:parent-style-name="Heading_20_2">
      <style:text-properties fo:font-style="italic" officeooo:rsid="0026a153" officeooo:paragraph-rsid="0026a153" style:font-style-asian="italic" style:font-style-complex="italic"/>
    </style:style>
    <style:style style:name="P78" style:family="paragraph" style:parent-style-name="Heading_20_2">
      <style:text-properties fo:font-style="normal" style:font-style-asian="normal" style:font-style-complex="normal"/>
    </style:style>
    <style:style style:name="P79" style:family="paragraph" style:parent-style-name="Heading_20_3">
      <style:text-properties officeooo:paragraph-rsid="00751ae3"/>
    </style:style>
    <style:style style:name="P80" style:family="paragraph" style:parent-style-name="Heading_20_3">
      <style:text-properties officeooo:paragraph-rsid="00759207"/>
    </style:style>
    <style:style style:name="P81" style:family="paragraph">
      <loext:graphic-properties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zh" style:country-asian="CN" style:font-style-asian="normal" style:font-weight-asian="normal" style:font-name-complex="aKoran2" style:font-size-complex="12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80pt" fo:font-style="normal" fo:text-shadow="none" style:text-underline-style="none" fo:font-weight="normal" style:letter-kerning="true" style:font-name-asian="Tahoma" style:font-size-asian="18pt" style:font-style-asian="normal" style:font-weight-asian="normal" style:font-name-complex="aKoran2" style:font-size-complex="20pt" style:font-style-complex="normal" style:font-weight-complex="normal" style:text-emphasize="none" style:font-relief="none" style:text-overline-style="none" style:text-overline-color="font-color"/>
    </style:style>
    <style:style style:name="P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80pt" fo:font-style="normal" fo:text-shadow="none" style:text-underline-style="none" fo:font-weight="normal" style:letter-kerning="true" style:font-name-asian="Tahoma" style:font-size-asian="12pt" style:font-style-asian="normal" style:font-weight-asian="normal" style:font-name-complex="aKoran2" style:font-size-complex="12pt" style:font-style-complex="normal" style:font-weight-complex="normal" style:text-emphasize="none" style:font-relief="none" style:text-overline-style="none" style:text-overline-color="font-color"/>
    </style:style>
    <style:style style:name="P8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2" style:font-size-complex="20pt" style:font-style-complex="normal" style:font-weight-complex="normal" style:text-emphasize="none" style:font-relief="none" style:text-overline-style="none" style:text-overline-color="font-color"/>
    </style:style>
    <style:style style:name="P85" style:family="paragraph">
      <loext:graphic-properties draw:fill="solid" draw:fill-color="#0ca501"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015ff9" loext:opacity="100%" loext:color-lum-mod="100%" loext:color-lum-off="0%" style:text-outline="false" style:text-line-through-style="none" style:text-line-through-type="none" style:text-position="0% 100%" style:font-name="aKoranTest" fo:font-size="8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Tahoma" style:font-size-asian="18pt" style:language-asian="zh" style:country-asian="CN" style:font-style-asian="normal" style:font-weight-asian="normal" style:font-name-complex="aKoran2" style:font-size-complex="20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86" style:family="paragraph">
      <loext:graphic-properties draw:fill="solid" draw:fill-color="#0ca501"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0ca501" loext:opacity="100%" loext:color-lum-mod="100%" loext:color-lum-off="0%" style:text-outline="false" style:text-line-through-style="none" style:text-line-through-type="none" style:text-position="0% 100%" style:font-name="aKoranTest" fo:font-size="8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Tahoma" style:font-size-asian="18pt" style:language-asian="zh" style:country-asian="CN" style:font-style-asian="normal" style:font-weight-asian="normal" style:font-name-complex="aKoran2" style:font-size-complex="20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87" style:family="paragraph">
      <loext:graphic-properties draw:fill="solid" draw:fill-color="#fe1410"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e1410" loext:opacity="100%" loext:color-lum-mod="100%" loext:color-lum-off="0%" style:text-outline="false" style:text-line-through-style="none" style:text-line-through-type="none" style:text-position="0% 100%" style:font-name="aKoranTest" fo:font-size="8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Tahoma" style:font-size-asian="18pt" style:language-asian="zh" style:country-asian="CN" style:font-style-asian="normal" style:font-weight-asian="normal" style:font-name-complex="aKoran2" style:font-size-complex="20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2" style:font-size-complex="20pt" style:font-style-complex="normal" style:font-weight-complex="normal" style:text-emphasize="none" style:font-relief="none" style:text-overline-style="none" style:text-overline-color="font-color"/>
    </style:style>
    <style:style style:name="P89" style:family="paragraph">
      <loext:graphic-properties draw:fill="solid" draw:fill-color="#168ef7"/>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2" style:font-size-complex="20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indent="0cm"/>
    </style:style>
    <style:style style:name="P9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2" style:font-size-complex="20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loext:hyphenation-no-caps="false" loext:hyphenation-no-last-word="false"/>
    </style:style>
    <style:style style:name="P93" style:family="paragraph">
      <loext:graphic-properties draw:fill="solid" draw:fill-color="#686868"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686868" loext:opacity="100%" loext:color-lum-mod="100%" loext:color-lum-off="0%" style:text-outline="false" style:text-line-through-style="none" style:text-line-through-type="none" style:text-position="0% 100%" style:font-name="aKoranTest" fo:font-size="8pt" fo:letter-spacing="normal" fo:language="cs" fo:country="CZ" fo:font-style="normal" fo:text-shadow="none" style:text-underline-style="none" fo:font-weight="bold" style:text-underline-mode="continuous" style:text-overline-mode="continuous" style:text-line-through-mode="continuous" style:letter-kerning="true" fo:background-color="transparent" style:font-name-asian="Tahoma" style:font-size-asian="8pt" style:language-asian="zh" style:country-asian="CN" style:font-style-asian="normal" style:font-weight-asian="bold" style:font-name-complex="aKoran2" style:font-size-complex="8pt" style:language-complex="ar" style:country-complex="SA"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80pt" fo:font-style="normal" fo:text-shadow="none" style:text-underline-style="none" fo:font-weight="bold" style:letter-kerning="true" style:font-name-asian="Tahoma" style:font-size-asian="18pt" style:font-style-asian="normal" style:font-weight-asian="bold" style:font-name-complex="aKoran2" style:font-size-complex="20pt" style:font-style-complex="normal" style:font-weight-complex="bold" style:text-emphasize="none" style:font-relief="none" style:text-overline-style="none" style:text-overline-color="font-color"/>
    </style:style>
    <style:style style:name="P9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80pt" fo:font-style="normal" fo:text-shadow="none" style:text-underline-style="none" fo:font-weight="bold" style:letter-kerning="true" style:font-name-asian="Tahoma" style:font-size-asian="18pt" style:font-style-asian="normal" style:font-weight-asian="bold" style:font-name-complex="aKoran2" style:font-size-complex="20pt" style:font-style-complex="normal" style:font-weight-complex="bold" style:text-emphasize="none" style:font-relief="none" style:text-overline-style="none" style:text-overline-color="font-color"/>
    </style:style>
    <style:style style:name="P96" style:family="paragraph">
      <loext:graphic-properties draw:fill="solid" draw:fill-color="#686868"/>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80pt" fo:font-style="normal" fo:text-shadow="none" style:text-underline-style="none" fo:font-weight="normal" style:letter-kerning="true" style:font-name-asian="Tahoma" style:font-size-asian="18pt" style:font-style-asian="normal" style:font-weight-asian="normal" style:font-name-complex="aKoran2" style:font-size-complex="20pt" style:font-style-complex="normal" style:font-weight-complex="normal" style:text-emphasize="none" style:font-relief="none" style:text-overline-style="none" style:text-overline-color="font-color"/>
    </style:style>
    <style:style style:name="P9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80pt" fo:font-style="normal" fo:text-shadow="none" style:text-underline-style="none" fo:font-weight="normal" style:letter-kerning="true" style:font-name-asian="Tahoma" style:font-size-asian="18pt" style:font-style-asian="normal" style:font-weight-asian="normal" style:font-name-complex="aKoran2" style:font-size-complex="20pt" style:font-style-complex="normal" style:font-weight-complex="normal" style:text-emphasize="none" style:font-relief="none" style:text-overline-style="none" style:text-overline-color="font-color"/>
    </style:style>
    <style:style style:name="P98" style:family="paragraph">
      <loext:graphic-properties draw:fill="solid" draw:fill-color="#686868"/>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2" style:font-size-complex="20pt" style:font-style-complex="normal" style:font-weight-complex="normal" style:text-emphasize="none" style:font-relief="none" style:text-overline-style="none" style:text-overline-color="font-color"/>
    </style:style>
    <style:style style:name="P9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2" style:font-size-complex="20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2" style:font-size-complex="20pt" style:font-style-complex="normal" style:font-weight-complex="normal" style:text-emphasize="none" style:font-relief="none" style:text-overline-style="none" style:text-overline-color="font-color"/>
    </style:style>
    <style:style style:name="P10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2" style:font-size-complex="20pt" style:font-style-complex="normal" style:font-weight-complex="normal" style:text-emphasize="none" style:font-relief="none" style:text-overline-style="none" style:text-overline-color="font-color"/>
    </style:style>
    <style:style style:name="P102" style:family="paragraph">
      <loext:graphic-properties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KoranTest" fo:font-size="8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Tahoma" style:font-size-asian="18pt" style:language-asian="zh" style:country-asian="CN" style:font-style-asian="normal" style:font-weight-asian="normal" style:font-name-complex="aKoran2" style:font-size-complex="20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03" style:family="paragraph">
      <loext:graphic-properties draw:fill="solid" draw:fill-color="#686868"/>
      <style:paragraph-properties fo:margin-left="0cm" fo:margin-right="0cm" fo:margin-top="0cm" fo:margin-bottom="0cm" fo:line-height="100%" fo:text-align="center" fo:text-indent="0cm"/>
      <style:text-properties fo:font-variant="normal" fo:text-transform="none" fo:color="#686868" loext:opacity="10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Tahoma" style:font-size-asian="10pt" style:font-style-asian="normal" style:font-weight-asian="normal" style:font-name-complex="aKoran2" style:font-size-complex="10pt" style:font-style-complex="normal" style:font-weight-complex="normal" style:text-emphasize="none" style:font-relief="none" style:text-overline-style="none" style:text-overline-color="font-color"/>
    </style:style>
    <style:style style:name="P10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1pt" fo:font-style="normal" fo:text-shadow="none" style:text-underline-style="none" fo:font-weight="normal" style:letter-kerning="true" style:font-name-asian="Tahoma" style:font-size-asian="11pt" style:font-style-asian="normal" style:font-weight-asian="normal" style:font-name-complex="aKoran2" style:font-size-complex="11pt" style:font-style-complex="normal" style:font-weight-complex="normal" style:text-emphasize="none" style:font-relief="none" style:text-overline-style="none" style:text-overline-color="font-color"/>
    </style:style>
    <style:style style:name="P105" style:family="paragraph">
      <loext:graphic-properties draw:fill="solid" draw:fill-color="#0ca501"/>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2" style:font-size-complex="20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indent="0cm" style:writing-mode="lr-tb"/>
    </style:style>
    <style:style style:name="P10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80pt" fo:font-style="normal" fo:text-shadow="none" style:text-underline-style="none" fo:font-weight="normal" style:letter-kerning="true" style:font-name-asian="Tahoma" style:font-size-asian="12pt" style:font-style-asian="normal" style:font-weight-asian="normal" style:font-name-complex="aKoran2" style:font-size-complex="12pt" style:font-style-complex="normal" style:font-weight-complex="normal" style:text-emphasize="none" style:font-relief="none" style:text-overline-style="none" style:text-overline-color="font-color"/>
    </style:style>
    <style:style style:name="P108" style:family="paragraph">
      <loext:graphic-properties draw:fill="solid" draw:fill-color="#015ff9"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686868" loext:opacity="100%" loext:color-lum-mod="100%" loext:color-lum-off="0%" style:text-outline="false" style:text-line-through-style="none" style:text-line-through-type="none" style:text-position="0% 100%" style:font-name="aKoranTest" fo:font-size="8pt" fo:letter-spacing="normal" fo:language="cs" fo:country="CZ" fo:font-style="normal" fo:text-shadow="none" style:text-underline-style="none" fo:font-weight="bold" style:text-underline-mode="continuous" style:text-overline-mode="continuous" style:text-line-through-mode="continuous" style:letter-kerning="true" fo:background-color="transparent" style:font-name-asian="Tahoma" style:font-size-asian="8pt" style:language-asian="zh" style:country-asian="CN" style:font-style-asian="normal" style:font-weight-asian="bold" style:font-name-complex="aKoran2" style:font-size-complex="8pt" style:language-complex="ar" style:country-complex="SA"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09" style:family="paragraph">
      <loext:graphic-properties draw:fill="solid" draw:fill-color="#015ff9"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0ca501" loext:opacity="100%" loext:color-lum-mod="100%" loext:color-lum-off="0%" style:text-outline="false" style:text-line-through-style="none" style:text-line-through-type="none" style:text-position="0% 100%" style:font-name="aKoranTest" fo:font-size="8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Tahoma" style:font-size-asian="18pt" style:language-asian="zh" style:country-asian="CN" style:font-style-asian="normal" style:font-weight-asian="normal" style:font-name-complex="aKoran2" style:font-size-complex="20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10" style:family="paragraph">
      <loext:graphic-properties draw:fill="solid" draw:fill-color="#015ff9"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015ff9" loext:opacity="100%" loext:color-lum-mod="100%" loext:color-lum-off="0%" style:text-outline="false" style:text-line-through-style="none" style:text-line-through-type="none" style:text-position="0% 100%" style:font-name="aKoranTest" fo:font-size="8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Tahoma" style:font-size-asian="18pt" style:language-asian="zh" style:country-asian="CN" style:font-style-asian="normal" style:font-weight-asian="normal" style:font-name-complex="aKoran2" style:font-size-complex="20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11" style:family="paragraph">
      <loext:graphic-properties draw:fill="solid" draw:fill-color="#fe1410" draw:secondary-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0ca501" loext:opacity="100%" loext:color-lum-mod="100%" loext:color-lum-off="0%" style:text-outline="false" style:text-line-through-style="none" style:text-line-through-type="none" style:text-position="0% 100%" style:font-name="aKoranTest" fo:font-size="8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Tahoma" style:font-size-asian="18pt" style:language-asian="zh" style:country-asian="CN" style:font-style-asian="normal" style:font-weight-asian="normal" style:font-name-complex="aKoran2" style:font-size-complex="20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T1" style:family="text">
      <style:text-properties fo:font-weight="bold" style:font-weight-asian="bold" style:font-weight-complex="bold"/>
    </style:style>
    <style:style style:name="T2" style:family="text">
      <style:text-properties fo:font-weight="bold" officeooo:rsid="00109604" style:font-weight-asian="bold" style:font-weight-complex="bold"/>
    </style:style>
    <style:style style:name="T3" style:family="text">
      <style:text-properties fo:font-weight="bold" officeooo:rsid="00141ddb" style:font-weight-asian="bold" style:font-weight-complex="bold"/>
    </style:style>
    <style:style style:name="T4" style:family="text">
      <style:text-properties fo:font-weight="bold" officeooo:rsid="001de0e5" style:font-weight-asian="bold" style:font-weight-complex="bold"/>
    </style:style>
    <style:style style:name="T5" style:family="text">
      <style:text-properties fo:font-weight="bold" officeooo:rsid="0026a153" style:font-weight-asian="bold" style:font-weight-complex="bold"/>
    </style:style>
    <style:style style:name="T6" style:family="text">
      <style:text-properties fo:font-weight="bold" officeooo:rsid="00288937" style:font-weight-asian="bold" style:font-weight-complex="bold"/>
    </style:style>
    <style:style style:name="T7" style:family="text">
      <style:text-properties fo:font-weight="bold" officeooo:rsid="003041c5" style:font-weight-asian="bold" style:font-weight-complex="bold"/>
    </style:style>
    <style:style style:name="T8" style:family="text">
      <style:text-properties fo:font-size="9.5pt" style:font-size-asian="9.5pt" style:font-size-complex="9.5pt"/>
    </style:style>
    <style:style style:name="T9" style:family="text">
      <style:text-properties fo:font-size="9.5pt" officeooo:rsid="00188d1e" style:font-size-asian="9.5pt" style:font-size-complex="9.5pt"/>
    </style:style>
    <style:style style:name="T10" style:family="text">
      <style:text-properties fo:font-size="9.5pt" officeooo:rsid="00338c61" style:font-size-asian="9.5pt" style:font-size-complex="9.5pt"/>
    </style:style>
    <style:style style:name="T11" style:family="text">
      <style:text-properties fo:font-size="9.5pt" fo:font-weight="bold" officeooo:rsid="00188d1e" style:font-size-asian="9.5pt" style:font-weight-asian="bold" style:font-size-complex="9.5pt" style:font-weight-complex="bold"/>
    </style:style>
    <style:style style:name="T12" style:family="text">
      <style:text-properties fo:font-size="9pt" officeooo:rsid="00188d1e" style:font-size-asian="9pt" style:font-size-complex="9pt"/>
    </style:style>
    <style:style style:name="T13" style:family="text">
      <style:text-properties fo:font-weight="normal" officeooo:rsid="00109604" style:font-weight-asian="normal" style:font-weight-complex="normal"/>
    </style:style>
    <style:style style:name="T14" style:family="text">
      <style:text-properties fo:font-weight="normal" officeooo:rsid="0026a153" style:font-weight-asian="normal" style:font-weight-complex="normal"/>
    </style:style>
    <style:style style:name="T15" style:family="text">
      <style:text-properties fo:font-weight="normal" officeooo:rsid="00667594" style:font-weight-asian="normal" style:font-weight-complex="normal"/>
    </style:style>
    <style:style style:name="T16" style:family="text">
      <style:text-properties fo:font-weight="normal" officeooo:rsid="006e026b" style:font-weight-asian="normal" style:font-weight-complex="normal"/>
    </style:style>
    <style:style style:name="T17" style:family="text">
      <style:text-properties style:text-underline-style="solid" style:text-underline-width="auto" style:text-underline-color="font-color" fo:font-weight="normal" officeooo:rsid="0026a153" style:font-weight-asian="normal" style:font-weight-complex="normal"/>
    </style:style>
    <style:style style:name="T18" style:family="text">
      <style:text-properties fo:color="#015ff9" loext:opacity="100%" fo:font-weight="bold" style:font-weight-asian="bold" style:font-weight-complex="bold"/>
    </style:style>
    <style:style style:name="T19" style:family="text">
      <style:text-properties fo:color="#015ff9" loext:opacity="100%" fo:font-weight="bold" officeooo:rsid="00125935" style:font-weight-asian="bold" style:font-weight-complex="bold"/>
    </style:style>
    <style:style style:name="T20" style:family="text">
      <style:text-properties fo:color="#015ff9" loext:opacity="100%" fo:font-weight="bold" officeooo:rsid="0026a153" style:font-weight-asian="bold" style:font-weight-complex="bold"/>
    </style:style>
    <style:style style:name="T21" style:family="text">
      <style:text-properties fo:color="#015ff9" loext:opacity="100%" officeooo:rsid="0026a153"/>
    </style:style>
    <style:style style:name="T22" style:family="text">
      <style:text-properties fo:color="#fe1410" loext:opacity="100%" officeooo:rsid="0026a153"/>
    </style:style>
    <style:style style:name="T23" style:family="text">
      <style:text-properties officeooo:rsid="00141ddb"/>
    </style:style>
    <style:style style:name="T24" style:family="text">
      <style:text-properties officeooo:rsid="001de0e5"/>
    </style:style>
    <style:style style:name="T25" style:family="text">
      <style:text-properties fo:font-style="italic" style:font-style-asian="italic" style:font-style-complex="italic"/>
    </style:style>
    <style:style style:name="T26" style:family="text">
      <style:text-properties fo:font-style="italic" officeooo:rsid="001de0e5" style:font-style-asian="italic" style:font-style-complex="italic"/>
    </style:style>
    <style:style style:name="T27" style:family="text">
      <style:text-properties fo:font-style="italic" officeooo:rsid="002f2d71" style:font-style-asian="italic" style:font-style-complex="italic"/>
    </style:style>
    <style:style style:name="T28" style:family="text">
      <style:text-properties fo:font-style="italic" officeooo:rsid="001fa129" style:font-style-asian="italic" style:font-style-complex="italic"/>
    </style:style>
    <style:style style:name="T29" style:family="text">
      <style:text-properties fo:font-style="italic" officeooo:rsid="00201515" style:font-style-asian="italic" style:font-style-complex="italic"/>
    </style:style>
    <style:style style:name="T30" style:family="text">
      <style:text-properties fo:font-style="italic" officeooo:rsid="00288937" style:font-style-asian="italic" style:font-style-complex="italic"/>
    </style:style>
    <style:style style:name="T31" style:family="text">
      <style:text-properties fo:font-style="italic" officeooo:rsid="002d7f0c" style:font-style-asian="italic" style:font-style-complex="italic"/>
    </style:style>
    <style:style style:name="T32" style:family="text">
      <style:text-properties fo:font-style="italic" officeooo:rsid="0051c049" style:font-style-asian="italic" style:font-style-complex="italic"/>
    </style:style>
    <style:style style:name="T33" style:family="text">
      <style:text-properties fo:font-style="italic" officeooo:rsid="0026a153" style:font-style-asian="italic" style:font-style-complex="italic"/>
    </style:style>
    <style:style style:name="T34" style:family="text">
      <style:text-properties fo:font-style="italic" officeooo:rsid="00633979" style:font-style-asian="italic" style:font-style-complex="italic"/>
    </style:style>
    <style:style style:name="T35" style:family="text">
      <style:text-properties fo:font-style="italic" officeooo:rsid="002e709e" style:font-style-asian="italic" style:font-style-complex="italic"/>
    </style:style>
    <style:style style:name="T36" style:family="text">
      <style:text-properties fo:font-style="italic" officeooo:rsid="00549a02" style:font-style-asian="italic" style:font-style-complex="italic"/>
    </style:style>
    <style:style style:name="T37" style:family="text">
      <style:text-properties fo:font-style="italic" officeooo:rsid="005570c9"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288937" style:font-style-asian="italic" style:font-weight-asian="bold" style:font-style-complex="italic" style:font-weight-complex="bold"/>
    </style:style>
    <style:style style:name="T40" style:family="text">
      <style:text-properties fo:font-style="italic" fo:font-weight="bold" officeooo:rsid="001fa129" style:font-style-asian="italic" style:font-weight-asian="bold" style:font-style-complex="italic" style:font-weight-complex="bold"/>
    </style:style>
    <style:style style:name="T41" style:family="text">
      <style:text-properties officeooo:rsid="002f2d71"/>
    </style:style>
    <style:style style:name="T42" style:family="text">
      <style:text-properties officeooo:rsid="002ff157"/>
    </style:style>
    <style:style style:name="T43" style:family="text">
      <style:text-properties officeooo:rsid="002a57f0"/>
    </style:style>
    <style:style style:name="T44" style:family="text">
      <style:text-properties officeooo:rsid="00287a23"/>
    </style:style>
    <style:style style:name="T45" style:family="text">
      <style:text-properties officeooo:rsid="002b50ad"/>
    </style:style>
    <style:style style:name="T46" style:family="text">
      <style:text-properties officeooo:rsid="002b9d91"/>
    </style:style>
    <style:style style:name="T47" style:family="text">
      <style:text-properties officeooo:rsid="001fa129"/>
    </style:style>
    <style:style style:name="T48" style:family="text">
      <style:text-properties officeooo:rsid="00201515"/>
    </style:style>
    <style:style style:name="T49" style:family="text">
      <style:text-properties officeooo:rsid="00125935"/>
    </style:style>
    <style:style style:name="T50" style:family="text">
      <style:text-properties officeooo:rsid="0026a153"/>
    </style:style>
    <style:style style:name="T51" style:family="text">
      <style:text-properties officeooo:rsid="00288937"/>
    </style:style>
    <style:style style:name="T52" style:family="text">
      <style:text-properties fo:font-style="normal" style:font-style-asian="normal" style:font-style-complex="normal"/>
    </style:style>
    <style:style style:name="T53" style:family="text">
      <style:text-properties fo:font-style="normal" officeooo:rsid="0029e1f7" style:font-style-asian="normal" style:font-style-complex="normal"/>
    </style:style>
    <style:style style:name="T54" style:family="text">
      <style:text-properties fo:font-style="normal" officeooo:rsid="002b0c4a" style:font-style-asian="normal" style:font-style-complex="normal"/>
    </style:style>
    <style:style style:name="T55" style:family="text">
      <style:text-properties fo:font-style="normal" officeooo:rsid="00562bd6" style:font-style-asian="normal" style:font-style-complex="normal"/>
    </style:style>
    <style:style style:name="T56" style:family="text">
      <style:text-properties fo:font-style="normal" officeooo:rsid="005a1e5e" style:font-style-asian="normal" style:font-style-complex="normal"/>
    </style:style>
    <style:style style:name="T57" style:family="text">
      <style:text-properties fo:font-style="normal" officeooo:rsid="00759207" style:font-style-asian="normal" style:font-style-complex="normal"/>
    </style:style>
    <style:style style:name="T58" style:family="text">
      <style:text-properties officeooo:rsid="0029e1f7"/>
    </style:style>
    <style:style style:name="T59" style:family="text">
      <style:text-properties officeooo:rsid="0029f3f9"/>
    </style:style>
    <style:style style:name="T60" style:family="text">
      <style:text-properties officeooo:rsid="002e709e"/>
    </style:style>
    <style:style style:name="T61" style:family="text">
      <style:text-properties officeooo:rsid="003041c5"/>
    </style:style>
    <style:style style:name="T62" style:family="text">
      <style:text-properties officeooo:rsid="003dd59a"/>
    </style:style>
    <style:style style:name="T63" style:family="text">
      <style:text-properties officeooo:rsid="003f0eae"/>
    </style:style>
    <style:style style:name="T64" style:family="text">
      <style:text-properties officeooo:rsid="0041b8a4"/>
    </style:style>
    <style:style style:name="T65" style:family="text">
      <style:text-properties officeooo:rsid="0041ef18"/>
    </style:style>
    <style:style style:name="T66" style:family="text">
      <style:text-properties officeooo:rsid="0042aa08"/>
    </style:style>
    <style:style style:name="T67" style:family="text">
      <style:text-properties officeooo:rsid="0043d6ff"/>
    </style:style>
    <style:style style:name="T68" style:family="text">
      <style:text-properties officeooo:rsid="0047a7dc"/>
    </style:style>
    <style:style style:name="T69" style:family="text">
      <style:text-properties officeooo:rsid="0053a664"/>
    </style:style>
    <style:style style:name="T70" style:family="text">
      <style:text-properties officeooo:rsid="005a1e5e"/>
    </style:style>
    <style:style style:name="T71" style:family="text">
      <style:text-properties officeooo:rsid="00493d08"/>
    </style:style>
    <style:style style:name="T72" style:family="text">
      <style:text-properties officeooo:rsid="0063f881"/>
    </style:style>
    <style:style style:name="T73" style:family="text">
      <style:text-properties officeooo:rsid="006429a8"/>
    </style:style>
    <style:style style:name="T74" style:family="text">
      <style:text-properties officeooo:rsid="00667594"/>
    </style:style>
    <style:style style:name="T75" style:family="text">
      <style:text-properties officeooo:rsid="0068477b"/>
    </style:style>
    <style:style style:name="T76" style:family="text">
      <style:text-properties officeooo:rsid="0069ec52"/>
    </style:style>
    <style:style style:name="T77" style:family="text">
      <style:text-properties officeooo:rsid="006a9f3e"/>
    </style:style>
    <style:style style:name="T78" style:family="text">
      <style:text-properties officeooo:rsid="006b884b"/>
    </style:style>
    <style:style style:name="T79" style:family="text">
      <style:text-properties officeooo:rsid="006c4cf9"/>
    </style:style>
    <style:style style:name="T80" style:family="text">
      <style:text-properties officeooo:rsid="006d4d6a"/>
    </style:style>
    <style:style style:name="T81" style:family="text">
      <style:text-properties officeooo:rsid="006e026b"/>
    </style:style>
    <style:style style:name="T82" style:family="text">
      <style:text-properties officeooo:rsid="00751ae3"/>
    </style:style>
    <style:style style:name="T83" style:family="text">
      <style:text-properties officeooo:rsid="00759207"/>
    </style:style>
    <style:style style:name="T84" style:family="text">
      <style:text-properties officeooo:rsid="005e9554"/>
    </style:style>
    <style:style style:name="T85" style:family="text">
      <style:text-properties officeooo:rsid="0062ca5e"/>
    </style:style>
    <style:style style:name="T86" style:family="text">
      <style:text-properties officeooo:rsid="00797c92"/>
    </style:style>
    <style:style style:name="T87" style:family="text">
      <style:text-properties officeooo:rsid="007d524f"/>
    </style:style>
    <style:style style:name="T88" style:family="text">
      <style:text-properties officeooo:rsid="007fc5ee"/>
    </style:style>
    <style:style style:name="T89" style:family="text">
      <style:text-properties officeooo:rsid="008138fe"/>
    </style:style>
    <style:style style:name="T90" style:family="text">
      <style:text-properties officeooo:rsid="00820b57"/>
    </style:style>
    <style:style style:name="T91" style:family="text">
      <style:text-properties officeooo:rsid="00826c10"/>
    </style:style>
    <style:style style:name="T92" style:family="text">
      <style:text-properties officeooo:rsid="00849e06"/>
    </style:style>
    <style:style style:name="T93" style:family="text">
      <style:text-properties officeooo:rsid="00862ab7"/>
    </style:style>
    <style:style style:name="T94" style:family="text">
      <style:text-properties officeooo:rsid="0087782b"/>
    </style:style>
    <style:style style:name="T9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Tahoma" style:font-size-asian="18pt" style:font-style-asian="normal" style:font-weight-asian="normal" style:font-name-complex="aKoran2" style:font-size-complex="20pt" style:font-style-complex="normal" style:font-weight-complex="normal" style:text-emphasize="none" style:font-relief="none" style:text-overline-style="none" style:text-overline-color="font-color"/>
    </style:style>
    <style:style style:name="T9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Tahoma" style:font-size-asian="18pt" style:font-style-asian="normal" style:font-weight-asian="bold" style:font-name-complex="aKoran2" style:font-size-complex="20pt" style:font-style-complex="normal" style:font-weight-complex="bold" style:text-emphasize="none" style:font-relief="none" style:text-overline-style="none" style:text-overline-color="font-color"/>
    </style:style>
    <style:style style:name="T97" style:family="text">
      <style:text-properties fo:font-variant="normal" fo:text-transform="none" style:use-window-font-color="true" loext:opacity="0%" style:text-outline="false" style:text-line-through-style="none" style:text-line-through-type="none" style:text-position="0% 100%" style:font-name="Liberation Sans1" fo:font-size="12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zh" style:country-asian="CN" style:font-style-asian="normal" style:font-weight-asian="normal" style:font-name-complex="aKoran2"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fo:color="#686868" loext:opacity="100%" style:text-outline="false" style:text-line-through-style="none" style:text-line-through-type="none" style:font-name="Liberation Sans" fo:font-size="9pt" fo:font-style="normal" fo:text-shadow="none" style:text-underline-style="none" fo:font-weight="normal" style:letter-kerning="true" style:font-name-asian="Tahoma" style:font-size-asian="9pt" style:font-style-asian="normal" style:font-weight-asian="normal" style:font-name-complex="aKoran2" style:font-size-complex="9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top" style:vertical-rel="line" style:horizontal-pos="from-left" style:horizontal-rel="paragraph" draw:wrap-influence-on-position="once-concurrent" loext:allow-overlap="true" style:flow-with-text="false"/>
    </style:style>
    <style:style style:name="gr2" style:family="graphic">
      <style:graphic-properties draw:stroke="solid" draw:stroke-dash="Dash_20_10" svg:stroke-width="0.049cm" svg:stroke-color="#0ca501"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3" style:family="graphic">
      <style:graphic-properties draw:stroke="solid" draw:stroke-dash="Dash_20_10" svg:stroke-width="0.049cm" svg:stroke-color="#fe1410"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4" style:family="graphic">
      <style:graphic-properties draw:stroke="solid" draw:stroke-dash="Dash_20_10" svg:stroke-width="0.049cm" svg:stroke-color="#9a30ce"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5" style:family="graphic">
      <style:graphic-properties draw:stroke="solid" draw:stroke-dash="Dash_20_10" svg:stroke-width="0.049cm" svg:stroke-color="#698385"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6" style:family="graphic">
      <style:graphic-properties draw:stroke="solid" draw:stroke-dash="Dash_20_10" svg:stroke-width="0.049cm" svg:stroke-color="#94510a"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7" style:family="graphic">
      <style:graphic-properties draw:stroke="solid" draw:stroke-dash="Dash_20_10" svg:stroke-width="0.049cm" svg:stroke-color="#ff8a17"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8" style:family="graphic">
      <style:graphic-properties draw:stroke="solid" draw:stroke-dash="Long_20_Dash_20_Dot_20_24" svg:stroke-width="0.049cm" svg:stroke-color="#0ca501"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9" style:family="graphic">
      <style:graphic-properties draw:stroke="solid" draw:stroke-dash="Long_20_Dash_20_Dot_20_3" svg:stroke-width="0.049cm" svg:stroke-color="#0ca501"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10" style:family="graphic">
      <style:graphic-properties draw:stroke="solid" draw:stroke-dash="Dash_20_10" svg:stroke-width="0.049cm" svg:stroke-color="#fe39bd"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11" style:family="graphic">
      <style:graphic-properties draw:stroke="solid" draw:stroke-dash="Long_20_Dash_20_Dot_20_202" svg:stroke-width="0.049cm" svg:stroke-color="#fe1410"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12" style:family="graphic">
      <style:graphic-properties draw:stroke="solid" draw:stroke-dash="Long_20_Dash_20_Dot_20_203"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13" style:family="graphic">
      <style:graphic-properties draw:stroke="solid" draw:stroke-dash="Long_20_Dash_20_Dot_20_205"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14" style:family="graphic">
      <style:graphic-properties draw:stroke="solid" draw:stroke-dash="Long_20_Dash_20_Dot_20_206"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15" style:family="graphic">
      <style:graphic-properties draw:stroke="solid" draw:stroke-dash="Long_20_Dash_20_Dot_20_207" svg:stroke-width="0.049cm" svg:stroke-color="#0ca501"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16" style:family="graphic">
      <style:graphic-properties draw:stroke="solid" draw:stroke-dash="Long_20_Dash_20_Dot_20_208"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17" style:family="graphic">
      <style:graphic-properties draw:stroke="solid" draw:stroke-dash="Long_20_Dash_20_Dot_20_210"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18" style:family="graphic">
      <style:graphic-properties draw:stroke="solid" draw:stroke-dash="Long_20_Dash_20_Dot_20_212"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19" style:family="graphic">
      <style:graphic-properties draw:stroke="solid" draw:stroke-dash="Long_20_Dash_20_Dot_20_213" svg:stroke-width="0.049cm" svg:stroke-color="#0ca501"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20" style:family="graphic">
      <style:graphic-properties draw:stroke="solid" draw:stroke-dash="Long_20_Dash_20_Dot_20_214"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21" style:family="graphic">
      <style:graphic-properties draw:stroke="solid" draw:stroke-dash="Long_20_Dash_20_Dot_20_216"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22" style:family="graphic">
      <style:graphic-properties draw:stroke="solid" draw:stroke-dash="Long_20_Dash_20_Dot_20_218" svg:stroke-width="0.049cm" svg:stroke-color="#0ca501"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23" style:family="graphic">
      <style:graphic-properties draw:stroke="solid" draw:stroke-dash="Long_20_Dash_20_Dot_20_219"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24" style:family="graphic">
      <style:graphic-properties draw:stroke="solid" draw:stroke-dash="Long_20_Dash_20_Dot_20_221" svg:stroke-width="0.049cm" svg:stroke-color="#0ca501"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25" style:family="graphic">
      <style:graphic-properties draw:stroke="solid" draw:stroke-dash="Long_20_Dash_20_Dot_20_222"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26" style:family="graphic">
      <style:graphic-properties draw:stroke="solid" draw:stroke-dash="Long_20_Dash_20_Dot_20_223" svg:stroke-width="0.049cm" svg:stroke-color="#0ca501"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27" style:family="graphic">
      <style:graphic-properties draw:stroke="solid" draw:stroke-dash="Long_20_Dash_20_Dot_20_224"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28" style:family="graphic">
      <style:graphic-properties draw:stroke="solid" draw:stroke-dash="Long_20_Dash_20_Dot_20_226"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29" style:family="graphic">
      <style:graphic-properties draw:stroke="solid" draw:stroke-dash="Long_20_Dash_20_Dot_20_228"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30" style:family="graphic">
      <style:graphic-properties draw:stroke="solid" draw:stroke-dash="Long_20_Dash_20_Dot_20_229"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31" style:family="graphic">
      <style:graphic-properties draw:stroke="solid" draw:stroke-dash="Long_20_Dash_20_Dot_20_231"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32" style:family="graphic">
      <style:graphic-properties draw:stroke="solid" draw:stroke-dash="Long_20_Dash_20_Dot_20_236" svg:stroke-width="0.049cm" svg:stroke-color="#0ca501"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33" style:family="graphic">
      <style:graphic-properties draw:stroke="solid" draw:stroke-dash="Long_20_Dash_20_Dot_20_237"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34" style:family="graphic">
      <style:graphic-properties draw:stroke="solid" draw:stroke-dash="Long_20_Dash_20_Dot_20_238"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35" style:family="graphic">
      <style:graphic-properties draw:stroke="dash" draw:stroke-dash="Fine_20_Dashed" svg:stroke-width="0.049cm" svg:stroke-color="#3465a4" draw:marker-start="" draw:marker-start-width="0.275cm" draw:marker-start-center="false" draw:marker-end="Styl_20_šipky_20_5" draw:marker-end-width="0.376cm" draw:marker-end-center="false" svg:stroke-linecap="butt" draw:fill="solid" draw:fill-color="#729fcf" draw:textarea-horizontal-align="justify" draw:textarea-vertical-align="middle" fo:padding-top="0.025cm" fo:padding-bottom="0.025cm" fo:padding-left="0.025cm" fo:padding-right="0.025cm" draw:shadow="hidden" draw:shadow-offset-x="0.199cm" draw:shadow-offset-y="0.199cm" draw:shadow-color="#808080" style:run-through="foreground"/>
    </style:style>
    <style:style style:name="gr36" style:family="graphic">
      <style:graphic-properties draw:stroke="none" draw:stroke-dash="Long_20_Dash_20_Dot_20_6" svg:stroke-width="0cm" svg:stroke-color="#000000" draw:marker-start="" draw:marker-start-width="0.273cm" draw:marker-start-center="false" draw:marker-end="" draw:marker-end-width="0.273cm" draw:marker-end-center="false" svg:stroke-opacity="100%" draw:stroke-linejoin="round" svg:stroke-linecap="butt" draw:fill="solid" draw:fill-color="#0ca501"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37" style:family="graphic">
      <style:graphic-properties draw:stroke="none" draw:stroke-dash="Dash_20_10" svg:stroke-width="0cm" svg:stroke-color="#000000" draw:marker-start="" draw:marker-start-width="0.273cm" draw:marker-start-center="false" draw:marker-end="" draw:marker-end-width="0.273cm" draw:marker-end-center="false" svg:stroke-opacity="100%" draw:stroke-linejoin="round" svg:stroke-linecap="butt" draw:fill="solid" draw:fill-color="#0ca501"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38" style:family="graphic">
      <style:graphic-properties draw:stroke="none" draw:stroke-dash="Long_20_Dash_20_Dot_20_20" svg:stroke-width="0cm" svg:stroke-color="#000000" draw:marker-start="" draw:marker-start-width="0.273cm" draw:marker-start-center="false" draw:marker-end="" draw:marker-end-width="0.273cm" draw:marker-end-center="false" svg:stroke-opacity="100%" draw:stroke-linejoin="round" svg:stroke-linecap="butt" draw:fill="solid" draw:fill-color="#0ca501"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39" style:family="graphic">
      <style:graphic-properties draw:stroke="none" draw:stroke-dash="Long_20_Dash_20_Dot_20_14" svg:stroke-width="0cm" svg:stroke-color="#000000" draw:marker-start="" draw:marker-start-width="0.273cm" draw:marker-start-center="false" draw:marker-end="" draw:marker-end-width="0.273cm" draw:marker-end-center="false" svg:stroke-opacity="100%" draw:stroke-linejoin="round" svg:stroke-linecap="butt" draw:fill="solid" draw:fill-color="#0ca501"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40" style:family="graphic">
      <style:graphic-properties draw:stroke="none" draw:stroke-dash="Long_20_Dash_20_Dot_20_199" svg:stroke-width="0cm" svg:stroke-color="#000000" draw:marker-start="" draw:marker-start-width="0.273cm" draw:marker-start-center="false" draw:marker-end="" draw:marker-end-width="0.273cm" draw:marker-end-center="false" svg:stroke-opacity="100%" draw:stroke-linejoin="round" svg:stroke-linecap="butt" draw:fill="solid" draw:fill-color="#fe1410"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41" style:family="graphic">
      <style:graphic-properties draw:stroke="solid" draw:stroke-dash="Dash_20_10"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1cm" fo:min-width="5.001cm" fo:padding-top="0.025cm" fo:padding-bottom="0.025cm" fo:padding-left="0.025cm" fo:padding-right="0.025cm" draw:shadow="hidden" draw:shadow-offset-x="0.199cm" draw:shadow-offset-y="0.199cm" draw:shadow-color="#808080" style:run-through="foreground"/>
    </style:style>
    <style:style style:name="gr42" style:family="graphic">
      <style:graphic-properties draw:stroke="solid" draw:stroke-dash="Dash_20_10"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951cm" fo:min-width="4.949cm" fo:padding-top="0.025cm" fo:padding-bottom="0.025cm" fo:padding-left="0.025cm" fo:padding-right="0.025cm" draw:shadow="hidden" draw:shadow-offset-x="0.199cm" draw:shadow-offset-y="0.199cm" draw:shadow-color="#808080" style:run-through="foreground"/>
    </style:style>
    <style:style style:name="gr43" style:family="graphic">
      <style:graphic-properties draw:stroke="dash" draw:stroke-dash="Fine_20_Dashed" svg:stroke-width="0.049cm" svg:stroke-color="#3465a4" draw:marker-start="" draw:marker-start-width="0.275cm" draw:marker-start-center="false" draw:marker-end="Styl_20_šipky_20_1" draw:marker-end-width="0.376cm" draw:marker-end-center="false" svg:stroke-linecap="butt" draw:fill="solid" draw:fill-color="#729fcf" draw:textarea-horizontal-align="justify" draw:textarea-vertical-align="middle" fo:padding-top="0.025cm" fo:padding-bottom="0.025cm" fo:padding-left="0.025cm" fo:padding-right="0.025cm" draw:shadow="hidden" draw:shadow-offset-x="0.199cm" draw:shadow-offset-y="0.199cm" draw:shadow-color="#808080" style:run-through="foreground"/>
    </style:style>
    <style:style style:name="gr44" style:family="graphic">
      <style:graphic-properties draw:stroke="dash" draw:stroke-dash="Fine_20_Dashed" svg:stroke-width="0.049cm" svg:stroke-color="#660066" draw:marker-start="" draw:marker-start-width="0.275cm" draw:marker-start-center="false" draw:marker-end="Styl_20_šipky_20_1" draw:marker-end-width="0.376cm" draw:marker-end-center="false" svg:stroke-linecap="butt" draw:fill="solid" draw:fill-color="#729fcf" draw:textarea-horizontal-align="justify" draw:textarea-vertical-align="middle" fo:padding-top="0.025cm" fo:padding-bottom="0.025cm" fo:padding-left="0.025cm" fo:padding-right="0.025cm" draw:shadow="hidden" draw:shadow-offset-x="0.199cm" draw:shadow-offset-y="0.199cm" draw:shadow-color="#808080" style:run-through="foreground"/>
    </style:style>
    <style:style style:name="gr45" style:family="graphic">
      <style:graphic-properties draw:stroke="dash" draw:stroke-dash="Fine_20_Dashed" svg:stroke-width="0.049cm" svg:stroke-color="#cc99ff" draw:marker-start="" draw:marker-start-width="0.275cm" draw:marker-start-center="false" draw:marker-end="Styl_20_šipky_20_1" draw:marker-end-width="0.376cm" draw:marker-end-center="false" svg:stroke-linecap="butt" draw:fill="solid" draw:fill-color="#729fcf" draw:textarea-horizontal-align="justify" draw:textarea-vertical-align="middle" fo:padding-top="0.025cm" fo:padding-bottom="0.025cm" fo:padding-left="0.025cm" fo:padding-right="0.025cm" draw:shadow="hidden" draw:shadow-offset-x="0.199cm" draw:shadow-offset-y="0.199cm" draw:shadow-color="#808080" style:run-through="foreground"/>
    </style:style>
    <style:style style:name="gr46" style:family="graphic">
      <style:graphic-properties draw:stroke="dash" draw:stroke-dash="Fine_20_Dashed" svg:stroke-width="0.049cm" svg:stroke-color="#6699cc" draw:marker-start="" draw:marker-start-width="0.275cm" draw:marker-start-center="false" draw:marker-end="Styl_20_šipky_20_2" draw:marker-end-width="0.376cm" draw:marker-end-center="false" svg:stroke-linecap="butt" draw:fill="solid" draw:fill-color="#729fcf" draw:textarea-horizontal-align="justify" draw:textarea-vertical-align="middle" fo:padding-top="0.025cm" fo:padding-bottom="0.025cm" fo:padding-left="0.025cm" fo:padding-right="0.025cm" draw:shadow="hidden" draw:shadow-offset-x="0.199cm" draw:shadow-offset-y="0.199cm" draw:shadow-color="#808080" style:run-through="foreground"/>
    </style:style>
    <style:style style:name="gr47" style:family="graphic">
      <style:graphic-properties draw:stroke="dash" draw:stroke-dash="Fine_20_Dashed" svg:stroke-width="0.049cm" svg:stroke-color="#3465a4" draw:marker-start="" draw:marker-start-width="0.275cm" draw:marker-start-center="false" draw:marker-end="Styl_20_šipky_20_3" draw:marker-end-width="0.376cm" draw:marker-end-center="false" svg:stroke-linecap="butt" draw:fill="solid" draw:fill-color="#729fcf" draw:textarea-horizontal-align="justify" draw:textarea-vertical-align="middle" fo:padding-top="0.025cm" fo:padding-bottom="0.025cm" fo:padding-left="0.025cm" fo:padding-right="0.025cm" draw:shadow="hidden" draw:shadow-offset-x="0.199cm" draw:shadow-offset-y="0.199cm" draw:shadow-color="#808080" style:run-through="foreground"/>
    </style:style>
    <style:style style:name="gr48" style:family="graphic">
      <style:graphic-properties draw:stroke="dash" draw:stroke-dash="Fine_20_Dashed" svg:stroke-width="0.049cm" svg:stroke-color="#1d99f3" draw:marker-start="" draw:marker-start-width="0.275cm" draw:marker-start-center="false" draw:marker-end="Styl_20_šipky_20_4" draw:marker-end-width="0.376cm" draw:marker-end-center="false" svg:stroke-linecap="butt" draw:fill="solid" draw:fill-color="#729fcf" draw:textarea-horizontal-align="justify" draw:textarea-vertical-align="middle" fo:padding-top="0.025cm" fo:padding-bottom="0.025cm" fo:padding-left="0.025cm" fo:padding-right="0.025cm" draw:shadow="hidden" draw:shadow-offset-x="0.199cm" draw:shadow-offset-y="0.199cm" draw:shadow-color="#808080" style:run-through="foreground"/>
    </style:style>
    <style:style style:name="gr49" style:family="graphic">
      <style:graphic-properties draw:stroke="dash" draw:stroke-dash="Fine_20_Dashed" svg:stroke-width="0.049cm" svg:stroke-color="#015ff9" draw:marker-start="" draw:marker-start-width="0.275cm" draw:marker-start-center="false" draw:marker-end="Styl_20_šipky_20_1" draw:marker-end-width="0.376cm" draw:marker-end-center="false" svg:stroke-linecap="butt" draw:fill="solid" draw:fill-color="#168ef7" draw:textarea-horizontal-align="justify" draw:textarea-vertical-align="middle" fo:padding-top="0.025cm" fo:padding-bottom="0.025cm" fo:padding-left="0.025cm" fo:padding-right="0.025cm" draw:shadow="hidden" draw:shadow-offset-x="0.199cm" draw:shadow-offset-y="0.199cm" draw:shadow-color="#808080" style:run-through="foreground"/>
    </style:style>
    <style:style style:name="gr50" style:family="graphic">
      <style:graphic-properties draw:stroke="none" draw:stroke-dash="Dash_20_10" svg:stroke-width="0cm" svg:stroke-color="#000000" draw:marker-start="" draw:marker-start-width="0.199cm" draw:marker-start-center="false" draw:marker-end="" draw:marker-end-width="0.199cm" draw:marker-end-center="false" draw:fill="none" draw:fill-color="#ffffff" draw:textarea-horizontal-align="justify" fo:min-height="0.977cm" fo:padding-top="0cm" fo:padding-bottom="0cm" fo:padding-left="0cm" fo:padding-right="0cm" draw:shadow="hidden" draw:shadow-offset-x="0.199cm" draw:shadow-offset-y="0.199cm" draw:shadow-color="#808080" style:run-through="foreground"/>
      <style:paragraph-properties style:writing-mode="lr-tb"/>
    </style:style>
    <style:style style:name="gr51" style:family="graphic">
      <style:graphic-properties draw:stroke="none" draw:stroke-dash="Dash_20_10" svg:stroke-width="0cm" svg:stroke-color="#000000" draw:marker-start="" draw:marker-start-width="0.199cm" draw:marker-start-center="false" draw:marker-end="" draw:marker-end-width="0.199cm" draw:marker-end-center="false" draw:fill="none" draw:fill-color="#ffffff" draw:textarea-horizontal-align="justify" fo:min-height="0.975cm" fo:padding-top="0cm" fo:padding-bottom="0cm" fo:padding-left="0cm" fo:padding-right="0cm" draw:shadow="hidden" draw:shadow-offset-x="0.199cm" draw:shadow-offset-y="0.199cm" draw:shadow-color="#808080" style:run-through="foreground"/>
      <style:paragraph-properties style:writing-mode="lr-tb"/>
    </style:style>
    <style:style style:name="gr52" style:family="graphic">
      <style:graphic-properties draw:stroke="solid" draw:stroke-dash="Dash_20_10" svg:stroke-width="0.049cm" svg:stroke-color="#828282"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paragraph-properties style:writing-mode="lr-tb"/>
    </style:style>
    <style:style style:name="gr53" style:family="graphic">
      <style:graphic-properties draw:stroke="none" draw:stroke-dash="Dash_20_10" svg:stroke-width="0cm" svg:stroke-color="#000000" draw:marker-start="" draw:marker-start-width="0.273cm" draw:marker-start-center="false" draw:marker-end="" draw:marker-end-width="0.273cm" draw:marker-end-center="false" svg:stroke-opacity="100%" draw:stroke-linejoin="round" svg:stroke-linecap="butt" draw:fill="solid" draw:fill-color="#686868"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54" style:family="graphic">
      <style:graphic-properties draw:stroke="none" draw:stroke-dash="Long_20_Dash_20_Dot_20_49" svg:stroke-width="0cm" svg:stroke-color="#000000" draw:marker-start="" draw:marker-start-width="0.273cm" draw:marker-start-center="false" draw:marker-end="" draw:marker-end-width="0.273cm" draw:marker-end-center="false" svg:stroke-opacity="100%" draw:stroke-linejoin="round" svg:stroke-linecap="butt" draw:fill="solid" draw:fill-color="#686868"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55" style:family="graphic">
      <style:graphic-properties draw:stroke="none" draw:stroke-dash="Long_20_Dash_20_Dot_20_22" svg:stroke-width="0cm" svg:stroke-color="#000000" draw:marker-start="" draw:marker-start-width="0.273cm" draw:marker-start-center="false" draw:marker-end="" draw:marker-end-width="0.273cm" draw:marker-end-center="false" svg:stroke-opacity="100%" draw:stroke-linejoin="round" svg:stroke-linecap="butt" draw:fill="solid" draw:fill-color="#686868"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56" style:family="graphic">
      <style:graphic-properties draw:stroke="none" draw:stroke-dash="Long_20_Dash_20_Dot_20_17" svg:stroke-width="0cm" svg:stroke-color="#000000" draw:marker-start="" draw:marker-start-width="0.273cm" draw:marker-start-center="false" draw:marker-end="" draw:marker-end-width="0.273cm" draw:marker-end-center="false" svg:stroke-opacity="100%" draw:stroke-linejoin="round" svg:stroke-linecap="butt" draw:fill="solid" draw:fill-color="#686868"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57" style:family="graphic">
      <style:graphic-properties style:writing-mode="lr-tb" style:run-through="foreground" style:wrap="run-through" style:number-wrapped-paragraphs="no-limit" style:vertical-pos="top" style:vertical-rel="line" style:horizontal-pos="from-left" style:horizontal-rel="paragraph" draw:wrap-influence-on-position="once-concurrent" loext:allow-overlap="true" style:flow-with-text="false"/>
    </style:style>
    <style:style style:name="gr58" style:family="graphic">
      <style:graphic-properties draw:stroke="solid" draw:stroke-dash="Dash_20_10" svg:stroke-width="0.049cm" svg:stroke-color="#686868"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59" style:family="graphic">
      <style:graphic-properties draw:stroke="none" draw:stroke-dash="Dash_20_10" svg:stroke-width="0.049cm" svg:stroke-color="#686868" draw:marker-start="" draw:marker-start-width="0.273cm" draw:marker-start-center="false" draw:marker-end="" draw:marker-end-width="0.273cm" draw:marker-end-center="false" draw:fill="solid" draw:fill-color="#000000"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60" style:family="graphic">
      <style:graphic-properties draw:stroke="solid" draw:stroke-dash="Dash_20_10"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61" style:family="graphic">
      <style:graphic-properties draw:stroke="none" draw:stroke-dash="Dash_20_10" svg:stroke-width="0.049cm" svg:stroke-color="#000000" draw:marker-start="" draw:marker-start-width="0.273cm" draw:marker-start-center="false" draw:marker-end="" draw:marker-end-width="0.273cm" draw:marker-end-center="false" draw:fill="solid" draw:fill-color="#686868"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62" style:family="graphic">
      <style:graphic-properties draw:stroke="none" draw:stroke-dash="Dash_20_10" svg:stroke-width="0.049cm" svg:stroke-color="#000000" draw:marker-start="" draw:marker-start-width="0.273cm" draw:marker-start-center="false" draw:marker-end="" draw:marker-end-width="0.273cm" draw:marker-end-center="false" draw:fill="solid" draw:fill-color="#000000" draw:textarea-horizontal-align="justify" draw:textarea-vertical-align="middle" draw:auto-grow-height="false" fo:min-height="0.954cm" fo:min-width="0.954cm" fo:padding-top="0.023cm" fo:padding-bottom="0.023cm" fo:padding-left="0.023cm" fo:padding-right="0.023cm" draw:shadow="hidden" draw:shadow-offset-x="0.199cm" draw:shadow-offset-y="0.199cm" draw:shadow-color="#808080" style:run-through="foreground"/>
    </style:style>
    <style:style style:name="gr63" style:family="graphic">
      <style:graphic-properties draw:stroke="solid" draw:stroke-dash="Dash_20_10"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8cm" fo:min-width="0.958cm" fo:padding-top="0.023cm" fo:padding-bottom="0.023cm" fo:padding-left="0.023cm" fo:padding-right="0.023cm" draw:shadow="hidden" draw:shadow-offset-x="0.199cm" draw:shadow-offset-y="0.199cm" draw:shadow-color="#808080" style:writing-mode="lr-tb" style:run-through="foreground"/>
      <style:paragraph-properties style:writing-mode="lr-tb"/>
    </style:style>
    <style:style style:name="gr64" style:family="graphic">
      <style:graphic-properties draw:stroke="solid" draw:stroke-dash="Dash_20_10"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6cm" fo:min-width="0.954cm" fo:padding-top="0.023cm" fo:padding-bottom="0.023cm" fo:padding-left="0.023cm" fo:padding-right="0.023cm" draw:shadow="hidden" draw:shadow-offset-x="0.199cm" draw:shadow-offset-y="0.199cm" draw:shadow-color="#808080" style:writing-mode="lr-tb" style:run-through="foreground"/>
      <style:paragraph-properties style:writing-mode="lr-tb"/>
    </style:style>
    <style:style style:name="gr65" style:family="graphic">
      <style:graphic-properties draw:stroke="solid" draw:stroke-dash="Dash_20_10"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8cm" fo:min-width="0.954cm" fo:padding-top="0.023cm" fo:padding-bottom="0.023cm" fo:padding-left="0.023cm" fo:padding-right="0.023cm" draw:shadow="hidden" draw:shadow-offset-x="0.199cm" draw:shadow-offset-y="0.199cm" draw:shadow-color="#808080" style:writing-mode="lr-tb" style:run-through="foreground"/>
      <style:paragraph-properties style:writing-mode="lr-tb"/>
    </style:style>
    <style:style style:name="gr66" style:family="graphic">
      <style:graphic-properties draw:stroke="solid" draw:stroke-dash="Dash_20_10"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6cm" fo:min-width="0.953cm" fo:padding-top="0.023cm" fo:padding-bottom="0.023cm" fo:padding-left="0.023cm" fo:padding-right="0.023cm" draw:shadow="hidden" draw:shadow-offset-x="0.199cm" draw:shadow-offset-y="0.199cm" draw:shadow-color="#808080" style:writing-mode="lr-tb" style:run-through="foreground"/>
      <style:paragraph-properties style:writing-mode="lr-tb"/>
    </style:style>
    <style:style style:name="gr67" style:family="graphic">
      <style:graphic-properties draw:stroke="solid" draw:stroke-dash="Dash_20_10"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63cm" fo:min-width="0.954cm" fo:padding-top="0.023cm" fo:padding-bottom="0.023cm" fo:padding-left="0.023cm" fo:padding-right="0.023cm" draw:shadow="hidden" draw:shadow-offset-x="0.199cm" draw:shadow-offset-y="0.199cm" draw:shadow-color="#808080" style:writing-mode="lr-tb" style:run-through="foreground"/>
      <style:paragraph-properties style:writing-mode="lr-tb"/>
    </style:style>
    <style:style style:name="gr68" style:family="graphic">
      <style:graphic-properties draw:stroke="solid" draw:stroke-dash="Dash_20_10"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63cm" fo:min-width="0.958cm" fo:padding-top="0.023cm" fo:padding-bottom="0.023cm" fo:padding-left="0.023cm" fo:padding-right="0.023cm" draw:shadow="hidden" draw:shadow-offset-x="0.199cm" draw:shadow-offset-y="0.199cm" draw:shadow-color="#808080" style:writing-mode="lr-tb" style:run-through="foreground"/>
      <style:paragraph-properties style:writing-mode="lr-tb"/>
    </style:style>
    <style:style style:name="gr69" style:family="graphic">
      <style:graphic-properties draw:stroke="solid" draw:stroke-dash="Dash_20_10" svg:stroke-width="0.049cm" svg:stroke-color="#9a30ce" draw:marker-start="" draw:marker-start-width="0.347cm" draw:marker-start-center="false" draw:marker-end="Styl_20_šipky_20_1" draw:marker-end-width="0.25cm" draw:marker-end-center="false" svg:stroke-opacity="100%" draw:stroke-linejoin="round" svg:stroke-linecap="butt" draw:fill="solid"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48cm" fo:padding-bottom="0.048cm" fo:padding-left="0.048cm" fo:padding-right="0.048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70" style:family="graphic">
      <style:graphic-properties draw:stroke="solid" draw:stroke-dash="Dash_20_10" svg:stroke-width="0.049cm" svg:stroke-color="#0056a2" draw:marker-start="" draw:marker-start-width="0.347cm" draw:marker-start-center="false" draw:marker-end="Styl_20_šipky_20_1" draw:marker-end-width="0.25cm" draw:marker-end-center="false" svg:stroke-opacity="100%" draw:stroke-linejoin="round" svg:stroke-linecap="butt" draw:fill="solid"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48cm" fo:padding-bottom="0.048cm" fo:padding-left="0.048cm" fo:padding-right="0.048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71" style:family="graphic">
      <style:graphic-properties draw:stroke="solid" draw:stroke-dash="Dash_20_10" svg:stroke-width="0.049cm" svg:stroke-color="#168ef7" draw:marker-start="" draw:marker-start-width="0.347cm" draw:marker-start-center="false" draw:marker-end="Styl_20_šipky_20_1" draw:marker-end-width="0.25cm" draw:marker-end-center="false" svg:stroke-opacity="100%" draw:stroke-linejoin="round" svg:stroke-linecap="butt" draw:fill="solid"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48cm" fo:padding-bottom="0.048cm" fo:padding-left="0.048cm" fo:padding-right="0.048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72" style:family="graphic">
      <style:graphic-properties draw:stroke="solid" draw:stroke-dash="Dash_20_10" svg:stroke-width="0.049cm" svg:stroke-color="#015ff9" draw:marker-start="" draw:marker-start-width="0.347cm" draw:marker-start-center="false" draw:marker-end="Styl_20_šipky_20_1" draw:marker-end-width="0.25cm" draw:marker-end-center="false" svg:stroke-opacity="100%" draw:stroke-linejoin="round" svg:stroke-linecap="butt" draw:fill="solid"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48cm" fo:padding-bottom="0.048cm" fo:padding-left="0.048cm" fo:padding-right="0.048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73" style:family="graphic">
      <style:graphic-properties draw:stroke="solid" draw:stroke-dash="Dash_20_10"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1.82cm" fo:padding-top="0.023cm" fo:padding-bottom="0.023cm" fo:padding-left="0.023cm" fo:padding-right="0.023cm" draw:shadow="hidden" draw:shadow-offset-x="0.199cm" draw:shadow-offset-y="0.199cm" draw:shadow-color="#808080" style:run-through="foreground"/>
    </style:style>
    <style:style style:name="gr74" style:family="graphic">
      <style:graphic-properties style:run-through="foreground"/>
    </style:style>
    <style:style style:name="gr75"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686868" draw:textarea-horizontal-align="center" draw:textarea-vertical-align="middle" fo:min-height="0.639cm" fo:padding-top="0cm" fo:padding-bottom="0cm" fo:padding-left="0cm" fo:padding-right="0cm" draw:shadow="hidden" draw:shadow-offset-x="0.199cm" draw:shadow-offset-y="0.199cm" draw:shadow-color="#808080" style:run-through="foreground"/>
    </style:style>
    <style:style style:name="gr76"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0.633cm" fo:padding-top="0cm" fo:padding-bottom="0cm" fo:padding-left="0cm" fo:padding-right="0cm" draw:shadow="hidden" draw:shadow-offset-x="0.199cm" draw:shadow-offset-y="0.199cm" draw:shadow-color="#808080" style:run-through="foreground"/>
    </style:style>
    <style:style style:name="gr77"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686868" draw:textarea-horizontal-align="center" draw:textarea-vertical-align="middle" fo:min-height="0.744cm" fo:padding-top="0cm" fo:padding-bottom="0cm" fo:padding-left="0cm" fo:padding-right="0cm" draw:shadow="hidden" draw:shadow-offset-x="0.199cm" draw:shadow-offset-y="0.199cm" draw:shadow-color="#808080" style:run-through="foreground"/>
    </style:style>
    <style:style style:name="gr78" style:family="graphic">
      <style:graphic-properties draw:stroke="solid" draw:stroke-dash="Dash_20_10" svg:stroke-width="0.049cm" svg:stroke-color="#000000" draw:marker-start="" draw:marker-start-width="0.273cm" draw:marker-start-center="false" draw:marker-end="" draw:marker-end-width="0.273cm" draw:marker-end-center="false" draw:fill="none" draw:fill-color="#729fcf" draw:textarea-horizontal-align="justify" draw:textarea-vertical-align="middle" draw:auto-grow-height="false" fo:min-height="0.954cm" fo:min-width="0.956cm" fo:padding-top="0.023cm" fo:padding-bottom="0.023cm" fo:padding-left="0.023cm" fo:padding-right="0.023cm" draw:shadow="hidden" draw:shadow-offset-x="0.199cm" draw:shadow-offset-y="0.199cm" draw:shadow-color="#808080" style:writing-mode="lr-tb" style:run-through="foreground"/>
      <style:paragraph-properties style:writing-mode="lr-tb"/>
    </style:style>
    <style:style style:name="gr79"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686868" draw:textarea-horizontal-align="center" draw:textarea-vertical-align="middle" fo:min-height="3.366cm" fo:padding-top="0cm" fo:padding-bottom="0cm" fo:padding-left="0cm" fo:padding-right="0cm" draw:shadow="hidden" draw:shadow-offset-x="0.199cm" draw:shadow-offset-y="0.199cm" draw:shadow-color="#808080" style:run-through="foreground"/>
    </style:style>
    <style:style style:name="gr80"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000000" draw:textarea-horizontal-align="center" draw:textarea-vertical-align="middle" fo:min-height="2.459cm" fo:padding-top="0cm" fo:padding-bottom="0cm" fo:padding-left="0cm" fo:padding-right="0cm" draw:shadow="hidden" draw:shadow-offset-x="0.199cm" draw:shadow-offset-y="0.199cm" draw:shadow-color="#808080" style:run-through="foreground"/>
    </style:style>
    <style:style style:name="gr81" style:family="graphic">
      <style:graphic-properties style:writing-mode="lr-tb" style:run-through="foreground"/>
    </style:style>
    <style:style style:name="gr82" style:family="graphic">
      <style:graphic-properties draw:stroke="none" draw:stroke-dash="Dash_20_10" svg:stroke-width="0cm" svg:stroke-color="#000000" draw:marker-start="" draw:marker-start-width="0.199cm" draw:marker-start-center="false" draw:marker-end="" draw:marker-end-width="0.199cm" draw:marker-end-center="false" draw:fill="solid" draw:fill-color="#0ca501" draw:textarea-horizontal-align="center" draw:textarea-vertical-align="middle" fo:min-height="2.985cm" fo:padding-top="0cm" fo:padding-bottom="0cm" fo:padding-left="0cm" fo:padding-right="0cm" draw:shadow="hidden" draw:shadow-offset-x="0.199cm" draw:shadow-offset-y="0.199cm" draw:shadow-color="#808080" style:run-through="foreground"/>
    </style:style>
    <style:style style:name="gr83" style:family="graphic">
      <style:graphic-properties draw:stroke="solid" draw:stroke-dash="Dash_20_10" svg:stroke-width="0.049cm" svg:stroke-color="#000000" draw:marker-start="" draw:marker-start-width="0.275cm" draw:marker-start-center="false" draw:marker-end="Styl_20_šipky_20_2" draw:marker-end-width="0.376cm" draw:marker-end-center="false" draw:fill="solid" draw:fill-color="#729fcf" draw:textarea-horizontal-align="justify" draw:textarea-vertical-align="middle" fo:padding-top="0.025cm" fo:padding-bottom="0.025cm" fo:padding-left="0.025cm" fo:padding-right="0.025cm" draw:shadow="hidden" draw:shadow-offset-x="0.199cm" draw:shadow-offset-y="0.199cm" draw:shadow-color="#808080" style:run-through="foreground"/>
    </style:style>
    <style:style style:name="gr84" style:family="graphic">
      <style:graphic-properties draw:stroke="none" draw:stroke-dash="Dash_20_10" svg:stroke-width="0cm" svg:stroke-color="#000000" draw:marker-start="" draw:marker-start-width="0.199cm" draw:marker-start-center="false" draw:marker-end="" draw:marker-end-width="0.199cm" draw:marker-end-center="false" draw:fill="none" draw:fill-color="#ffffff" draw:textarea-horizontal-align="justify" fo:min-height="1.014cm" fo:padding-top="0cm" fo:padding-bottom="0cm" fo:padding-left="0cm" fo:padding-right="0cm" draw:shadow="hidden" draw:shadow-offset-x="0.199cm" draw:shadow-offset-y="0.199cm" draw:shadow-color="#808080" style:run-through="foreground"/>
      <style:paragraph-properties style:writing-mode="lr-tb"/>
    </style:style>
    <style:style style:name="gr85" style:family="graphic">
      <style:graphic-properties draw:stroke="solid" draw:stroke-dash="Long_20_Dash_20_Dot_20_4" svg:stroke-width="0.049cm" svg:stroke-color="#0ca501"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86" style:family="graphic">
      <style:graphic-properties draw:stroke="none" draw:stroke-dash="Long_20_Dash_20_Dot_20_10" svg:stroke-width="0cm" svg:stroke-color="#000000" draw:marker-start="" draw:marker-start-width="0.273cm" draw:marker-start-center="false" draw:marker-end="" draw:marker-end-width="0.273cm" draw:marker-end-center="false" svg:stroke-opacity="100%" draw:stroke-linejoin="round" svg:stroke-linecap="butt" draw:fill="solid" draw:fill-color="#0ca501"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87" style:family="graphic">
      <style:graphic-properties draw:stroke="solid" draw:stroke-dash="Dash_20_10" svg:stroke-width="0.049cm" svg:stroke-color="#0ca501" draw:marker-start="" draw:marker-start-width="0.275cm" draw:marker-start-center="false" draw:marker-end="" draw:marker-end-width="0.275cm" draw:marker-end-center="false" draw:fill="none" draw:fill-color="#729fcf" draw:textarea-horizontal-align="justify" draw:textarea-vertical-align="middle" draw:auto-grow-height="false" fo:min-height="0.445cm" fo:min-width="0.448cm" fo:padding-top="0.025cm" fo:padding-bottom="0.025cm" fo:padding-left="0.025cm" fo:padding-right="0.025cm" draw:shadow="hidden" draw:shadow-offset-x="0.199cm" draw:shadow-offset-y="0.199cm" draw:shadow-color="#808080" style:run-through="foreground"/>
    </style:style>
    <style:style style:name="gr88" style:family="graphic">
      <style:graphic-properties draw:stroke="solid" draw:stroke-dash="Dash_20_10" svg:stroke-width="0.049cm" svg:stroke-color="#0ca501" draw:marker-start="" draw:marker-start-width="0.275cm" draw:marker-start-center="false" draw:marker-end="" draw:marker-end-width="0.275cm" draw:marker-end-center="false" draw:fill="none" draw:fill-color="#729fcf" draw:textarea-horizontal-align="justify" draw:textarea-vertical-align="middle" draw:auto-grow-height="false" fo:min-height="0.446cm" fo:min-width="0.448cm" fo:padding-top="0.025cm" fo:padding-bottom="0.025cm" fo:padding-left="0.025cm" fo:padding-right="0.025cm" draw:shadow="hidden" draw:shadow-offset-x="0.199cm" draw:shadow-offset-y="0.199cm" draw:shadow-color="#808080" style:run-through="foreground"/>
    </style:style>
    <style:style style:name="gr89" style:family="graphic">
      <style:graphic-properties draw:stroke="solid" draw:stroke-dash="Dash_20_10" svg:stroke-width="0.049cm" svg:stroke-color="#0ca501" draw:marker-start="" draw:marker-start-width="0.275cm" draw:marker-start-center="false" draw:marker-end="" draw:marker-end-width="0.275cm" draw:marker-end-center="false" draw:fill="none" draw:fill-color="#729fcf" draw:textarea-horizontal-align="justify" draw:textarea-vertical-align="middle" draw:auto-grow-height="false" fo:min-height="0.446cm" fo:min-width="0.446cm" fo:padding-top="0.025cm" fo:padding-bottom="0.025cm" fo:padding-left="0.025cm" fo:padding-right="0.025cm" draw:shadow="hidden" draw:shadow-offset-x="0.199cm" draw:shadow-offset-y="0.199cm" draw:shadow-color="#808080" style:run-through="foreground"/>
    </style:style>
    <style:style style:name="gr90" style:family="graphic">
      <style:graphic-properties draw:stroke="none" draw:stroke-dash="Dash_20_10" svg:stroke-width="0cm" svg:stroke-color="#000000" draw:marker-start="" draw:marker-start-width="0.273cm" draw:marker-start-center="false" draw:marker-end="" draw:marker-end-width="0.273cm" draw:marker-end-center="false" svg:stroke-opacity="100%" draw:stroke-linejoin="round" svg:stroke-linecap="butt" draw:fill="solid" draw:fill-color="#015ff9"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91" style:family="graphic">
      <style:graphic-properties draw:stroke="none" draw:stroke-dash="Long_20_Dash_20_Dot_20_23" svg:stroke-width="0cm" svg:stroke-color="#000000" draw:marker-start="" draw:marker-start-width="0.273cm" draw:marker-start-center="false" draw:marker-end="" draw:marker-end-width="0.273cm" draw:marker-end-center="false" svg:stroke-opacity="100%" draw:stroke-linejoin="round" svg:stroke-linecap="butt" draw:fill="solid" draw:fill-color="#686868"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92" style:family="graphic">
      <style:graphic-properties draw:stroke="none" draw:stroke-dash="Long_20_Dash_20_Dot_20_21" svg:stroke-width="0cm" svg:stroke-color="#000000" draw:marker-start="" draw:marker-start-width="0.273cm" draw:marker-start-center="false" draw:marker-end="" draw:marker-end-width="0.273cm" draw:marker-end-center="false" svg:stroke-opacity="100%" draw:stroke-linejoin="round" svg:stroke-linecap="butt" draw:fill="solid" draw:fill-color="#686868"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93" style:family="graphic">
      <style:graphic-properties draw:stroke="none" draw:stroke-dash="Long_20_Dash_20_Dot_20_16" svg:stroke-width="0cm" svg:stroke-color="#000000" draw:marker-start="" draw:marker-start-width="0.273cm" draw:marker-start-center="false" draw:marker-end="" draw:marker-end-width="0.273cm" draw:marker-end-center="false" svg:stroke-opacity="100%" draw:stroke-linejoin="round" svg:stroke-linecap="butt" draw:fill="solid" draw:fill-color="#686868"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94" style:family="graphic">
      <style:graphic-properties draw:stroke="none" draw:stroke-dash="Long_20_Dash_20_Dot_20_15" svg:stroke-width="0cm" svg:stroke-color="#000000" draw:marker-start="" draw:marker-start-width="0.273cm" draw:marker-start-center="false" draw:marker-end="" draw:marker-end-width="0.273cm" draw:marker-end-center="false" svg:stroke-opacity="100%" draw:stroke-linejoin="round" svg:stroke-linecap="butt" draw:fill="solid" draw:fill-color="#686868"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95" style:family="graphic">
      <style:graphic-properties draw:stroke="solid" draw:stroke-dash="Dash_20_10" svg:stroke-width="0.049cm" svg:stroke-color="#015ff9" draw:marker-start="" draw:marker-start-width="0.275cm" draw:marker-start-center="false" draw:marker-end="" draw:marker-end-width="0.275cm" draw:marker-end-center="false" draw:fill="none" draw:fill-color="#729fcf" draw:textarea-horizontal-align="justify" draw:textarea-vertical-align="middle" draw:auto-grow-height="false" fo:min-height="0.446cm" fo:min-width="0.448cm" fo:padding-top="0.025cm" fo:padding-bottom="0.025cm" fo:padding-left="0.025cm" fo:padding-right="0.025cm" draw:shadow="hidden" draw:shadow-offset-x="0.199cm" draw:shadow-offset-y="0.199cm" draw:shadow-color="#808080" style:run-through="foreground"/>
    </style:style>
    <style:style style:name="gr96" style:family="graphic">
      <style:graphic-properties draw:stroke="none" draw:stroke-dash="Long_20_Dash_20_Dot_20_198" svg:stroke-width="0cm" svg:stroke-color="#000000" draw:marker-start="" draw:marker-start-width="0.273cm" draw:marker-start-center="false" draw:marker-end="" draw:marker-end-width="0.273cm" draw:marker-end-center="false" svg:stroke-opacity="100%" draw:stroke-linejoin="round" svg:stroke-linecap="butt" draw:fill="solid" draw:fill-color="#fe1410"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97" style:family="graphic">
      <style:graphic-properties draw:stroke="solid" draw:stroke-dash="Dash_20_10" svg:stroke-width="0.049cm" svg:stroke-color="#015ff9" draw:marker-start="" draw:marker-start-width="0.275cm" draw:marker-start-center="false" draw:marker-end="" draw:marker-end-width="0.275cm" draw:marker-end-center="false" draw:fill="none" draw:fill-color="#729fcf" draw:textarea-horizontal-align="justify" draw:textarea-vertical-align="middle" draw:auto-grow-height="false" fo:min-height="0.445cm" fo:min-width="0.448cm" fo:padding-top="0.025cm" fo:padding-bottom="0.025cm" fo:padding-left="0.025cm" fo:padding-right="0.025cm" draw:shadow="hidden" draw:shadow-offset-x="0.199cm" draw:shadow-offset-y="0.199cm" draw:shadow-color="#808080" style:run-through="foreground"/>
    </style:style>
    <style:style style:name="gr98" style:family="graphic">
      <style:graphic-properties draw:stroke="solid" draw:stroke-dash="Dash_20_10" svg:stroke-width="0.049cm" svg:stroke-color="#015ff9" draw:marker-start="" draw:marker-start-width="0.347cm" draw:marker-start-center="false" draw:marker-end="" draw:marker-end-width="0.347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3cm" fo:min-width="0.513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99" style:family="graphic">
      <style:graphic-properties draw:stroke="none" draw:stroke-dash="Long_20_Dash_20_Dot_20_180" svg:stroke-width="0cm" svg:stroke-color="#000000" draw:marker-start="" draw:marker-start-width="0.273cm" draw:marker-start-center="false" draw:marker-end="" draw:marker-end-width="0.273cm" draw:marker-end-center="false" svg:stroke-opacity="100%" draw:stroke-linejoin="round" svg:stroke-linecap="butt" draw:fill="solid" draw:fill-color="#fe1410"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100" style:family="graphic">
      <style:graphic-properties draw:stroke="none" draw:stroke-dash="Long_20_Dash_20_Dot_20_6" svg:stroke-width="0cm" svg:stroke-color="#000000" draw:marker-start="" draw:marker-start-width="0.273cm" draw:marker-start-center="false" draw:marker-end="" draw:marker-end-width="0.273cm" draw:marker-end-center="false" svg:stroke-opacity="100%" draw:stroke-linejoin="round" svg:stroke-linecap="butt" draw:fill="solid" draw:fill-color="#015ff9"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101" style:family="graphic">
      <style:graphic-properties draw:stroke="none" draw:stroke-dash="Long_20_Dash_20_Dot_20_49" svg:stroke-width="0cm" svg:stroke-color="#000000" draw:marker-start="" draw:marker-start-width="0.273cm" draw:marker-start-center="false" draw:marker-end="" draw:marker-end-width="0.273cm" draw:marker-end-center="false" svg:stroke-opacity="100%" draw:stroke-linejoin="round" svg:stroke-linecap="butt" draw:fill="solid" draw:fill-color="#015ff9"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102" style:family="graphic">
      <style:graphic-properties draw:stroke="none" draw:stroke-dash="Long_20_Dash_20_Dot_20_22" svg:stroke-width="0cm" svg:stroke-color="#000000" draw:marker-start="" draw:marker-start-width="0.273cm" draw:marker-start-center="false" draw:marker-end="" draw:marker-end-width="0.273cm" draw:marker-end-center="false" svg:stroke-opacity="100%" draw:stroke-linejoin="round" svg:stroke-linecap="butt" draw:fill="solid" draw:fill-color="#015ff9"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103" style:family="graphic">
      <style:graphic-properties draw:stroke="none" draw:stroke-dash="Long_20_Dash_20_Dot_20_17" svg:stroke-width="0cm" svg:stroke-color="#000000" draw:marker-start="" draw:marker-start-width="0.273cm" draw:marker-start-center="false" draw:marker-end="" draw:marker-end-width="0.273cm" draw:marker-end-center="false" svg:stroke-opacity="100%" draw:stroke-linejoin="round" svg:stroke-linecap="butt" draw:fill="solid" draw:fill-color="#015ff9"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104" style:family="graphic">
      <style:graphic-properties draw:stroke="none" draw:stroke-dash="Long_20_Dash_20_Dot_20_58" svg:stroke-width="0cm" svg:stroke-color="#000000" draw:marker-start="" draw:marker-start-width="0.273cm" draw:marker-start-center="false" draw:marker-end="" draw:marker-end-width="0.273cm" draw:marker-end-center="false" svg:stroke-opacity="100%" draw:stroke-linejoin="round" svg:stroke-linecap="butt" draw:fill="solid" draw:fill-color="#fe1410"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105" style:family="graphic">
      <style:graphic-properties draw:stroke="solid" draw:stroke-dash="Dash_20_10" svg:stroke-width="0.049cm" svg:stroke-color="#015ff9" draw:marker-start="" draw:marker-start-width="0.275cm" draw:marker-start-center="false" draw:marker-end="" draw:marker-end-width="0.275cm" draw:marker-end-center="false" draw:fill="none" draw:fill-color="#729fcf" draw:textarea-horizontal-align="justify" draw:textarea-vertical-align="middle" draw:auto-grow-height="false" fo:min-height="0.445cm" fo:min-width="0.446cm" fo:padding-top="0.025cm" fo:padding-bottom="0.025cm" fo:padding-left="0.025cm" fo:padding-right="0.025cm" draw:shadow="hidden" draw:shadow-offset-x="0.199cm" draw:shadow-offset-y="0.199cm" draw:shadow-color="#808080" style:run-through="foreground"/>
    </style:style>
    <style:style style:name="gr106" style:family="graphic">
      <style:graphic-properties draw:stroke="none" draw:stroke-dash="Dash_20_10" svg:stroke-width="0cm" svg:stroke-color="#000000" draw:marker-start="" draw:marker-start-width="0.273cm" draw:marker-start-center="false" draw:marker-end="" draw:marker-end-width="0.273cm" draw:marker-end-center="false" svg:stroke-opacity="100%" draw:stroke-linejoin="round" svg:stroke-linecap="butt" draw:fill="solid" draw:fill-color="#fe1410"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54cm" fo:min-width="0.954cm" fo:padding-top="0.023cm" fo:padding-bottom="0.023cm" fo:padding-left="0.023cm" fo:padding-right="0.023cm" fo:wrap-option="no-wrap" draw:chain-next-name="" draw:shadow="hidden" draw:shadow-offset-x="0.199cm" draw:shadow-offset-y="0.199cm" draw:shadow-color="#808080" draw:shadow-opacity="100%" loext:shadow-blur="0cm" text:animation="none" text:animation-direction="left" text:animation-start-inside="false" text:animation-stop-inside="false" text:animation-repeat="0" text:animation-delay="P0D" text:animation-steps="0cm" style:run-through="foreground">
        <style:columns fo:column-count="1" fo:column-gap="0cm">
          <style:column style:rel-width="65535*" fo:start-indent="0cm" fo:end-indent="0cm"/>
        </style:columns>
      </style:graphic-properties>
    </style:style>
    <style:style style:name="gr107" style:family="graphic">
      <style:graphic-properties draw:stroke="solid" draw:stroke-dash="Dash_20_10" svg:stroke-width="0.049cm" svg:stroke-color="#015ff9" draw:marker-start="" draw:marker-start-width="0.275cm" draw:marker-start-center="false" draw:marker-end="" draw:marker-end-width="0.275cm" draw:marker-end-center="false" draw:fill="none" draw:fill-color="#729fcf" draw:textarea-horizontal-align="justify" draw:textarea-vertical-align="middle" draw:auto-grow-height="false" fo:min-height="0.446cm" fo:min-width="0.446cm" fo:padding-top="0.025cm" fo:padding-bottom="0.025cm" fo:padding-left="0.025cm" fo:padding-right="0.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1"><text:bookmark-start text:name="__RefHeading___Toc1745_2183242749"/>TreeSort<text:bookmark-end text:name="__RefHeading___Toc1745_2183242749"/></text:h>
      <text:p text:style-name="P51"/>
      <text:p text:style-name="P15">Kamil Landa</text:p>
      <text:p text:style-name="P51"/>
      <text:p text:style-name="P3"><text:a xlink:type="simple" xlink:href="http://github.com/KamilLanda/TreeSort" text:style-name="Internet_20_link" text:visited-style-name="Visited_20_Internet_20_Link">http://github.com/KamilLanda/TreeSort</text:a> </text:p>
      <text:p text:style-name="P52"/>
      <text:p text:style-name="P3"><text:span text:style-name="T9">in </text:span><text:span text:style-name="T11">LibreOffice</text:span><text:span text:style-name="T9"> </text:span><text:a xlink:type="simple" xlink:href="http://libreoffice.org/" text:style-name="Internet_20_link" text:visited-style-name="Visited_20_Internet_20_Link"><text:span text:style-name="T12">http://libreoffice.org</text:span></text:a><text:span text:style-name="T9"> </text:span><text:span text:style-name="T8">1</text:span><text:span text:style-name="T10">2</text:span><text:span text:style-name="T8">/202</text:span><text:span text:style-name="T10">2</text:span></text:p>
      <text:p text:style-name="P16"/>
      <text:table-of-content text:style-name="Sect1" text:name="Obsah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style-name="rejstrik_20_nazev_20_kapitoly"/>
            <text:index-entry-tab-stop text:style-name="rejstrik_20_tecky" style:type="right" style:leader-char="."/>
            <text:index-entry-page-number text:style-name="rejstrik_20_cislo_20_stranky"/>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table-of-content-source>
        <text:index-body>
          <text:p text:style-name="P34"><text:a xlink:type="simple" xlink:href="#__RefHeading___Toc1747_2183242749" text:style-name="Index_20_Link" text:visited-style-name="Index_20_Link"><text:span text:style-name="rejstrik_20_nazev_20_kapitoly">Simple variant</text:span><text:span text:style-name="rejstrik_20_tecky"><text:tab/></text:span><text:span text:style-name="rejstrik_20_cislo_20_stranky">1</text:span></text:a></text:p>
          <text:p text:style-name="P33"><text:a xlink:type="simple" xlink:href="#__RefHeading___Toc1749_2183242749" text:style-name="Index_20_Link" text:visited-style-name="Index_20_Link"><text:span text:style-name="rejstrik_20_nazev_20_kapitoly">Extended variant</text:span><text:span text:style-name="rejstrik_20_tecky"><text:tab/></text:span><text:span text:style-name="rejstrik_20_cislo_20_stranky">5</text:span></text:a></text:p>
          <text:p text:style-name="P33"><text:a xlink:type="simple" xlink:href="#__RefHeading___Toc1751_2183242749" text:style-name="Index_20_Link" text:visited-style-name="Index_20_Link"><text:span text:style-name="rejstrik_20_nazev_20_kapitoly">Complex variant</text:span><text:span text:style-name="rejstrik_20_tecky"><text:tab/></text:span><text:span text:style-name="rejstrik_20_cislo_20_stranky">5</text:span></text:a></text:p>
          <text:p text:style-name="P33"><text:a xlink:type="simple" xlink:href="#__RefHeading___Toc1753_2183242749" text:style-name="Index_20_Link" text:visited-style-name="Index_20_Link"><text:span text:style-name="rejstrik_20_nazev_20_kapitoly">Multitree</text:span><text:span text:style-name="rejstrik_20_tecky"><text:tab/></text:span><text:span text:style-name="rejstrik_20_cislo_20_stranky">6</text:span></text:a></text:p>
          <text:p text:style-name="P33"><text:a xlink:type="simple" xlink:href="#__RefHeading___Toc1755_2183242749" text:style-name="Index_20_Link" text:visited-style-name="Index_20_Link"><text:span text:style-name="rejstrik_20_nazev_20_kapitoly"><text:span text:style-name="T25">Woodland?</text:span></text:span><text:span text:style-name="rejstrik_20_tecky"><text:tab/></text:span><text:span text:style-name="rejstrik_20_cislo_20_stranky"><text:span text:style-name="T25">7</text:span></text:span></text:a></text:p>
          <text:p text:style-name="P33"><text:a xlink:type="simple" xlink:href="#__RefHeading___Toc1757_2183242749" text:style-name="Index_20_Link" text:visited-style-name="Index_20_Link"><text:span text:style-name="rejstrik_20_nazev_20_kapitoly">Testing (speed and RAM)</text:span><text:span text:style-name="rejstrik_20_tecky"><text:tab/></text:span><text:span text:style-name="rejstrik_20_cislo_20_stranky">7</text:span></text:a></text:p>
          <text:p text:style-name="P33"><text:a xlink:type="simple" xlink:href="#__RefHeading___Toc1759_2183242749" text:style-name="Index_20_Link" text:visited-style-name="Index_20_Link"><text:span text:style-name="rejstrik_20_nazev_20_kapitoly">Bugs in LibreOffice for LibreBasic</text:span><text:span text:style-name="rejstrik_20_tecky"><text:tab/></text:span><text:span text:style-name="rejstrik_20_cislo_20_stranky">8</text:span></text:a></text:p>
          <text:p text:style-name="P33"><text:a xlink:type="simple" xlink:href="#__RefHeading___Toc1761_2183242749" text:style-name="Index_20_Link" text:visited-style-name="Index_20_Link"><text:span text:style-name="rejstrik_20_nazev_20_kapitoly"><text:span text:style-name="T25">Initial idea</text:span></text:span><text:span text:style-name="rejstrik_20_tecky"><text:tab/></text:span><text:span text:style-name="rejstrik_20_cislo_20_stranky"><text:span text:style-name="T25">8</text:span></text:span></text:a></text:p>
          <text:p text:style-name="P33"><text:a xlink:type="simple" xlink:href="#__RefHeading___Toc2252_1001847066" text:style-name="Index_20_Link" text:visited-style-name="Index_20_Link"><text:span text:style-name="rejstrik_20_nazev_20_kapitoly">Resumé</text:span><text:span text:style-name="rejstrik_20_tecky"><text:tab/></text:span><text:span text:style-name="rejstrik_20_cislo_20_stranky">8</text:span></text:a></text:p>
        </text:index-body>
      </text:table-of-content>
      <text:p text:style-name="P16"/>
      <text:p text:style-name="P16"><text:span text:style-name="T1">TreeSor</text:span><text:span text:style-name="T2">t</text:span><text:span text:style-name="T13"> </text:span><text:span text:style-name="T14">is an algorithm for </text:span><text:span text:style-name="T17">sorting</text:span><text:span text:style-name="T14">, </text:span><text:span text:style-name="T17">removing a duplicities</text:span><text:span text:style-name="T14"> and </text:span><text:span text:style-name="T17">finding an uniques</text:span><text:span text:style-name="T14"> – all at once. It is possible to extend it also for fast </text:span><text:span text:style-name="T17">searching</text:span><text:span text:style-name="T14"> and also for </text:span><text:span text:style-name="T17">searching that ignores the lower/upper-cases or diacritic</text:span><text:span text:style-name="T13">. </text:span></text:p>
      <text:p text:style-name="P65">There is<text:span text:style-name="T74">n</text:span>'t any comparison of <text:span text:style-name="T75">string</text:span>s <text:span text:style-name="T74">nor </text:span>swapping <text:span text:style-name="T76">ones</text:span>. The algorithm detect<text:span text:style-name="T74">s</text:span> used characters in 1st pass, then it make<text:span text:style-name="T74">s</text:span> <text:span text:style-name="T81">the</text:span> statistics <text:span text:style-name="T74">about</text:span> characters in 2nd pass <text:span text:style-name="T74">(</text:span>this statistics has form of tree<text:span text:style-name="T74">),</text:span> and <text:span text:style-name="T74">one</text:span> read<text:span text:style-name="T74">ing</text:span> of this tree return<text:span text:style-name="T74">s</text:span> the result. </text:p>
      <text:p text:style-name="P17"/>
      <text:p text:style-name="P24"><text:span text:style-name="T14">The biggest problem could be the size of used RAM </text:span><text:span text:style-name="T16">(primarily if input data will full of uniques and their count will in millions or more)</text:span><text:span text:style-name="T14">, </text:span><text:span text:style-name="T15">but </text:span><text:span text:style-name="T14">I d</text:span><text:span text:style-name="T15">idn't research</text:span><text:span text:style-name="T14"> how to </text:span><text:span text:style-name="T15">outguess or </text:span><text:span text:style-name="T14">compute </text:span><text:span text:style-name="T15">it beforehand</text:span><text:span text:style-name="T14">. </text:span><text:span text:style-name="T16">The Complex variant could be good for scrimping the RAM, but t</text:span><text:span text:style-name="T74">he examples in LibreOffice Basic are finished for Simple and Extended variant, </text:span><text:span text:style-name="T87">and Simple variant in Python. </text:span></text:p>
      <text:p text:style-name="Text_20_body"/>
      <text:h text:style-name="Heading_20_2" text:outline-level="2"><text:bookmark-start text:name="__RefHeading___Toc1747_2183242749"/><text:span text:style-name="T50">Simple </text:span>variant<text:bookmark-end text:name="__RefHeading___Toc1747_2183242749"/></text:h>
      <text:p text:style-name="P18"><text:span text:style-name="T50">Simple variant doesn't mean inferior, but it is simplest to programm and simultaneously the fastest variant. There are only one-letter characters, there isn't possibility for example to sort a</text:span><text:span text:style-name="T62">ccording to</text:span><text:span text:style-name="T50"> Czech two-letter </text:span><text:span text:style-name="T5">ch</text:span><text:span text:style-name="T50">. </text:span></text:p>
      <text:p text:style-name="P9"/>
      <text:p text:style-name="P58">Every character has own Ascii code and it need <text:span text:style-name="T63">next </text:span>array with sorted characters. But these characters are only as indexes in this array. </text:p>
      <text:p text:style-name="P19"/>
      <text:p text:style-name="P11"><draw:g text:anchor-type="as-char" draw:z-index="9" draw:name="Skupinový objekt 1" draw:style-name="gr57"><draw:path draw:style-name="gr58" draw:text-style-name="P94" svg:width="1cm" svg:height="0.999cm" svg:x="1cm" svg:y="2.712cm" svg:viewBox="0 0 1001 1000" svg:d="M1 829c-2-207 0-673 13-640l987-189c0 333 0 667 0 1000-331-46-669-125-1000-171z"><text:p/></draw:path><draw:path draw:style-name="gr59" draw:text-style-name="P95" svg:width="0.201cm" svg:height="0.298cm" svg:x="1.399cm" svg:y="3.243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2.001cm" svg:y="2.711cm" svg:viewBox="0 0 1000 1000" svg:d="M0 1000c0-333 0-667 0-1000 333 0 667 0 1000 0 0 333 0 667 0 1000-333 0-667 0-1000 0z"><text:p/></draw:path><draw:path draw:style-name="gr61" draw:text-style-name="P96" svg:width="0.21cm" svg:height="0.218cm" svg:x="2.395cm" svg:y="2.865cm" svg:viewBox="0 0 211 219" svg:d="M180 219l-25-64h-99l-25 64h-31l89-219h34l88 219zM106 22l-2 5c-2 8-6 19-11 33l-28 72h82l-28-72c-3-8-6-16-9-25z"><text:p/></draw:path><draw:path draw:style-name="gr62" draw:text-style-name="P97" svg:width="0.181cm" svg:height="0.29cm" svg:x="2.415cm" svg:y="3.246cm" svg:viewBox="0 0 182 291" svg:d="M0 291c0-11 0-21 0-32 25 0 49 0 74 0 0-74 0-149 0-223-22 15-44 31-66 46 0-12 0-23 0-35 23-16 46-31 69-47 12 0 23 0 35 0 0 86 0 173 0 259 23 0 47 0 70 0 0 11 0 21 0 32-60 0-121 0-182 0z"><text:p/></draw:path><draw:path draw:style-name="gr60" draw:text-style-name="P82" svg:width="0.999cm" svg:height="0.999cm" svg:x="3.002cm" svg:y="2.711cm" svg:viewBox="0 0 1000 1000" svg:d="M0 1000c0-333 0-667 0-1000 333 0 667 0 1000 0 0 333 0 667 0 1000-333 0-667 0-1000 0z"><text:p/></draw:path><draw:path draw:style-name="gr61" draw:text-style-name="P96" svg:width="0.21cm" svg:height="0.275cm" svg:x="3.396cm" svg:y="2.808cm" svg:viewBox="0 0 211 276" svg:d="M180 276l-25-64h-99l-25 64h-31l89-219h34l88 219zM106 79l-2 5c-2 8-6 19-11 33l-28 72h82l-28-72c-3-8-6-16-9-25zM85 38v-3l33-35h32v4l-48 34z"><text:p/></draw:path><draw:path draw:style-name="gr62" draw:text-style-name="P97" svg:width="0.192cm" svg:height="0.294cm" svg:x="3.405cm" svg:y="3.242cm" svg:viewBox="0 0 193 295" svg:d="M0 295v-27c7-16 16-30 26-42s20-24 32-33c11-10 22-20 33-28 11-9 20-17 29-26 9-8 16-17 22-27 5-9 8-19 8-31 0-16-5-28-14-37-10-9-23-13-39-13s-29 4-39 13c-11 8-17 20-18 36l-38-4c2-23 12-42 29-55 17-14 39-21 66-21 29 0 52 7 67 21 16 13 24 33 24 59 0 11-3 22-8 33s-13 22-23 33c-10 12-29 29-58 52-16 13-29 25-38 35s-16 20-20 30h152v32z"><text:p/></draw:path><draw:path draw:style-name="gr60" draw:text-style-name="P82" svg:width="0.999cm" svg:height="0.999cm" svg:x="3.999cm" svg:y="2.711cm" svg:viewBox="0 0 1000 1000" svg:d="M0 1000c0-333 0-667 0-1000 333 0 667 0 1000 0 0 333 0 667 0 1000-333 0-667 0-1000 0z"><text:p/></draw:path><draw:path draw:style-name="gr61" draw:text-style-name="P96" svg:width="0.168cm" svg:height="0.218cm" svg:x="4.419cm" svg:y="2.865cm" svg:viewBox="0 0 169 219" svg:d="M169 157c0 20-7 35-21 46s-34 16-59 16h-89v-219h79c52 0 77 18 77 53 0 13-3 24-10 33-8 8-18 14-31 17 17 2 31 8 40 18 9 9 14 22 14 36zM127 57c0-12-4-20-12-25-9-5-20-8-36-8h-49v69h49c16 0 28-3 36-9s12-15 12-27zM139 155c0-26-18-39-54-39h-55v79h57c18 0 31-3 40-10 8-7 12-17 12-30z"><text:p/></draw:path><draw:path draw:style-name="gr62" draw:text-style-name="P97" svg:width="0.199cm" svg:height="0.298cm" svg:x="4.397cm" svg:y="3.242cm" svg:viewBox="0 0 200 299" svg:d="M200 215c0 26-8 47-25 62s-42 22-73 22c-30 0-53-7-71-20-17-13-28-33-31-59l38-3c5 34 26 51 64 51 18 0 33-5 44-14 10-9 16-23 16-41 0-16-6-28-19-37-12-9-29-13-52-13h-21v-32h20c20 0 36-4 47-13s17-21 17-37c0-15-4-28-14-37-9-9-22-13-40-13-17 0-30 4-40 12-10 9-16 21-18 36l-37-3c3-24 13-43 30-56s38-20 65-20c29 0 52 7 68 20 16 14 24 33 24 57 0 18-5 34-15 45-11 12-26 20-46 24v1c22 2 39 9 51 21 12 13 18 28 18 47z"><text:p/></draw:path><draw:path draw:style-name="gr60" draw:text-style-name="P82" svg:width="0.999cm" svg:height="0.999cm" svg:x="5cm" svg:y="2.711cm" svg:viewBox="0 0 1000 1000" svg:d="M0 1000c0-333 0-667 0-1000 333 0 667 0 1000 0 0 333 0 667 0 1000-333 0-667 0-1000 0z"><text:p/></draw:path><draw:path draw:style-name="gr61" draw:text-style-name="P96" svg:width="0.201cm" svg:height="0.224cm" svg:x="5.402cm" svg:y="2.862cm" svg:viewBox="0 0 202 225" svg:d="M107 24c-24 0-43 8-57 23-13 16-20 37-20 65 0 27 7 48 21 64 14 17 33 25 57 25 31 0 54-15 69-46l25 12c-9 19-22 33-38 43-17 10-36 15-57 15-22 0-41-5-57-14-17-9-29-22-37-39-9-17-13-37-13-60 0-35 9-63 28-82 19-20 45-30 79-30 23 0 42 5 58 14s27 23 35 41l-28 9c-6-13-14-23-25-30s-25-10-40-10z"><text:p/></draw:path><draw:path draw:style-name="gr62" draw:text-style-name="P97" svg:width="0.212cm" svg:height="0.29cm" svg:x="5.391cm" svg:y="3.246cm" svg:viewBox="0 0 213 291" svg:d="M172 225v66h-35v-66h-137v-29l133-196h39v196h41v29zM137 42c0 1-2 4-6 11-3 6-6 11-8 14l-74 110-11 15-4 4h103z"><text:p/></draw:path><draw:path draw:style-name="gr60" draw:text-style-name="P82" svg:width="0.999cm" svg:height="0.999cm" svg:x="6.002cm" svg:y="2.711cm" svg:viewBox="0 0 1000 1000" svg:d="M0 1000c0-333 0-667 0-1000 333 0 667 0 1000 0 0 333 0 667 0 1000-333 0-667 0-1000 0z"><text:p/></draw:path><draw:path draw:style-name="gr61" draw:text-style-name="P96" svg:width="0.201cm" svg:height="0.28cm" svg:x="6.404cm" svg:y="2.806cm" svg:viewBox="0 0 202 281" svg:d="M107 80c-24 0-43 8-57 23-13 16-20 37-20 65 0 27 7 48 21 64 14 17 33 25 57 25 31 0 54-15 69-46l25 12c-9 19-22 33-38 43-17 10-36 15-57 15-22 0-41-5-57-14-17-9-29-22-37-39-9-17-13-37-13-60 0-35 9-63 28-82 19-20 45-30 79-30 23 0 42 5 58 14s27 23 35 41l-28 9c-6-13-14-23-25-30s-25-10-40-10zM124 40h-32l-36-37v-3h16l36 21 34-21h17v3z"><text:p/></draw:path><draw:path draw:style-name="gr62" draw:text-style-name="P97" svg:width="0.199cm" svg:height="0.294cm" svg:x="6.4cm" svg:y="3.246cm" svg:viewBox="0 0 200 295" svg:d="M200 196c0 31-9 55-27 73-18 17-44 26-76 26-27 0-49-6-65-18-17-12-28-29-32-51l38-5c7 29 28 43 60 43 20 0 36-6 47-18s17-28 17-49c0-18-6-33-17-44-12-11-27-17-46-17-10 0-20 2-28 5-9 3-18 8-26 16h-37l10-157h165v32h-131l-6 92c17-13 37-19 60-19 29 0 52 8 69 25s25 39 25 66z"><text:p/></draw:path><draw:path draw:style-name="gr60" draw:text-style-name="P82" svg:width="0.999cm" svg:height="0.999cm" svg:x="8cm" svg:y="2.711cm" svg:viewBox="0 0 1000 1000" svg:d="M0 1000c0-333 0-667 0-1000 333 0 667 0 1000 0 0 333 0 667 0 1000-333 0-667 0-1000 0z"><text:p/></draw:path><draw:path draw:style-name="gr61" draw:text-style-name="P96" svg:width="0.188cm" svg:height="0.277cm" svg:x="8.412cm" svg:y="2.806cm" svg:viewBox="0 0 189 278" svg:d="M189 166c0 23-5 43-14 60-8 16-21 29-37 38s-35 14-56 14h-82v-219h72c38 0 66 9 86 28 21 18 31 45 31 79zM159 166c0-27-8-47-23-62-14-14-36-21-64-21h-42v171h49c16 0 30-4 42-11s21-17 28-30 10-29 10-47zM98 40h-32l-36-37v-3h16l36 21 34-21h17v3z"><text:p/></draw:path><draw:path draw:style-name="gr62" draw:text-style-name="P97" svg:width="0.191cm" svg:height="0.29cm" svg:x="8.403cm" svg:y="3.246cm" svg:viewBox="0 0 192 291" svg:d="M192 31c-30 45-51 80-63 106s-21 51-27 76-10 51-10 78h-38c0-37 8-76 23-117 16-41 42-89 79-142h-156v-32h192z"><text:p/></draw:path><draw:path draw:style-name="gr60" draw:text-style-name="P82" svg:width="0.999cm" svg:height="0.999cm" svg:x="10cm" svg:y="2.711cm" svg:viewBox="0 0 1000 1000" svg:d="M0 1000c0-333 0-667 0-1000 333 0 667 0 1000 0 0 333 0 667 0 1000-333 0-667 0-1000 0z"><text:p/></draw:path><draw:path draw:style-name="gr61" draw:text-style-name="P96" svg:width="0.171cm" svg:height="0.275cm" svg:x="10.42cm" svg:y="2.808cm" svg:viewBox="0 0 172 276" svg:d="M0 276c0-73 0-146 0-219 55 0 111 0 166 0 0 8 0 16 0 24-46 0-91 0-136 0 0 23 0 47 0 70 42 0 84 0 127 0 0 8 0 16 0 24-43 0-85 0-127 0 0 26 0 51 0 77 47 0 95 0 142 0 0 8 0 16 0 24-57 0-115 0-172 0zM60 38c0-1 0-2 0-3 11-12 22-23 34-35 10 0 21 0 32 0 0 1 0 3 0 4-16 12-32 23-48 34-6 0-12 0-18 0z"><text:p/></draw:path><draw:path draw:style-name="gr60" draw:text-style-name="P82" svg:width="0.999cm" svg:height="0.999cm" svg:x="9cm" svg:y="2.711cm" svg:viewBox="0 0 1000 1000" svg:d="M0 1000c0-333 0-667 0-1000 333 0 667 0 1000 0 0 333 0 667 0 1000-333 0-667 0-1000 0z"><text:p/></draw:path><draw:path draw:style-name="gr61" draw:text-style-name="P96" svg:width="0.171cm" svg:height="0.218cm" svg:x="9.42cm" svg:y="2.865cm" svg:viewBox="0 0 172 219" svg:d="M0 219c0-73 0-146 0-219 55 0 111 0 166 0 0 8 0 16 0 24-46 0-91 0-136 0 0 23 0 47 0 70 42 0 84 0 127 0 0 8 0 16 0 24-43 0-85 0-127 0 0 26 0 51 0 77 47 0 95 0 142 0 0 8 0 16 0 24-57 0-115 0-172 0z"><text:p/></draw:path><draw:path draw:style-name="gr62" draw:text-style-name="P97" svg:width="0.197cm" svg:height="0.298cm" svg:x="9.4cm" svg:y="3.242cm" svg:viewBox="0 0 198 299" svg:d="M198 214c0 27-8 48-25 63s-42 22-74 22c-31 0-55-7-73-22-17-15-26-36-26-63 0-19 5-35 16-48 11-12 25-20 42-23v-1c-16-4-28-12-37-24-10-12-14-27-14-44 0-22 8-40 25-53 16-14 38-21 66-21 29 0 52 7 68 20 17 14 25 32 25 55 0 17-5 31-14 43-9 13-22 21-38 24v1c19 3 33 10 44 23 10 13 15 29 15 48zM152 77c0-33-18-49-54-49-17 0-30 4-39 12-10 9-14 21-14 37 0 17 5 29 14 38s23 13 40 13 31-4 40-12 13-21 13-39zM160 210c0-18-6-31-16-40-11-9-26-14-46-14-18 0-33 5-44 15-10 10-16 23-16 40 0 40 21 60 62 60 20 0 35-5 45-14 10-10 15-26 15-47z"><text:p/></draw:path><draw:path draw:style-name="gr60" draw:text-style-name="P82" svg:width="0.999cm" svg:height="0.999cm" svg:x="12cm" svg:y="2.711cm" svg:viewBox="0 0 1000 1000" svg:d="M0 1000c0-333 0-667 0-1000 333 0 667 0 1000 0 0 333 0 667 0 1000-333 0-667 0-1000 0z"><text:p/></draw:path><draw:path draw:style-name="gr61" draw:text-style-name="P96" svg:width="0.154cm" svg:height="0.218cm" svg:x="12.429cm" svg:y="2.865cm" svg:viewBox="0 0 155 219" svg:d="M30 24c0 27 0 55 0 82 40 0 81 0 122 0 0 8 0 17 0 25-41 0-82 0-122 0 0 29 0 59 0 88-10 0-20 0-30 0 0-73 0-146 0-219 52 0 103 0 155 0 0 8 0 16 0 24-42 0-83 0-125 0z"><text:p/></draw:path><draw:path draw:style-name="gr62" draw:text-style-name="P97" svg:width="0.181cm" svg:height="0.29cm" svg:x="12.295cm" svg:y="3.246cm" svg:viewBox="0 0 182 291" svg:d="M0 291c0-11 0-21 0-32 25 0 49 0 74 0 0-74 0-149 0-223-22 15-44 31-66 46 0-12 0-23 0-35 23-16 46-31 69-47 12 0 23 0 35 0 0 86 0 173 0 259 23 0 47 0 70 0 0 11 0 21 0 32-60 0-121 0-182 0z"><text:p/></draw:path><draw:path draw:style-name="gr60" draw:text-style-name="P82" svg:width="0.999cm" svg:height="0.999cm" svg:x="10.999cm" svg:y="2.711cm" svg:viewBox="0 0 1000 1000" svg:d="M0 1000c0-333 0-667 0-1000 333 0 667 0 1000 0 0 333 0 667 0 1000-333 0-667 0-1000 0z"><text:p/></draw:path><draw:path draw:style-name="gr61" draw:text-style-name="P96" svg:width="0.171cm" svg:height="0.277cm" svg:x="11.419cm" svg:y="2.806cm" svg:viewBox="0 0 172 278" svg:d="M0 278c0-73 0-146 0-219 55 0 111 0 166 0 0 8 0 16 0 24-46 0-91 0-136 0 0 23 0 47 0 70 42 0 84 0 127 0 0 8 0 16 0 24-43 0-85 0-127 0 0 26 0 51 0 77 47 0 95 0 142 0 0 8 0 16 0 24-57 0-115 0-172 0zM99 40c-11 0-21 0-32 0-12-12-24-25-36-37 0-1 0-2 0-3 5 0 11 0 16 0 12 7 24 14 36 21 12-7 23-14 34-21 6 0 11 0 17 0 0 1 0 2 0 3-12 12-24 25-35 37z"><text:p/></draw:path><draw:path draw:style-name="gr62" draw:text-style-name="P97" svg:width="0.181cm" svg:height="0.29cm" svg:x="11.311cm" svg:y="3.246cm" svg:viewBox="0 0 182 291" svg:d="M0 291c0-11 0-21 0-32 25 0 49 0 74 0 0-74 0-149 0-223-22 15-44 31-66 46 0-12 0-23 0-35 23-16 46-31 69-47 12 0 23 0 35 0 0 86 0 173 0 259 23 0 47 0 70 0 0 11 0 21 0 32-60 0-121 0-182 0z"><text:p/></draw:path><draw:path draw:style-name="gr60" draw:text-style-name="P82" svg:width="0.999cm" svg:height="0.999cm" svg:x="7.001cm" svg:y="2.711cm" svg:viewBox="0 0 1000 1000" svg:d="M0 1000c0-333 0-667 0-1000 333 0 667 0 1000 0 0 333 0 667 0 1000-333 0-667 0-1000 0z"><text:p/></draw:path><draw:path draw:style-name="gr61" draw:text-style-name="P96" svg:width="0.188cm" svg:height="0.218cm" svg:x="7.413cm" svg:y="2.865cm" svg:viewBox="0 0 189 219" svg:d="M189 107c0 23-5 43-14 60-8 16-21 29-37 38s-35 14-56 14h-82v-219h72c38 0 66 9 86 28 21 18 31 45 31 79zM159 107c0-27-8-47-23-62-14-14-36-21-64-21h-42v171h49c16 0 30-4 42-11s21-17 28-30 10-29 10-47z"><text:p/></draw:path><draw:path draw:style-name="gr62" draw:text-style-name="P97" svg:width="0.194cm" svg:height="0.298cm" svg:x="7.404cm" svg:y="3.242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0" draw:text-style-name="P88" svg:width="0.999cm" svg:height="0.999cm" svg:x="2.002cm" svg:y="0.004cm" svg:viewBox="0 0 1000 1000" svg:d="M0 1000c0-333 0-667 0-1000 333 0 667 0 1000 0 0 333 0 667 0 1000-333 0-667 0-1000 0z"><text:p/></draw:path><draw:path draw:style-name="gr61" draw:text-style-name="P98" svg:width="0.21cm" svg:height="0.218cm" svg:x="2.396cm" svg:y="0.158cm" svg:viewBox="0 0 211 219" svg:d="M180 219l-25-64h-99l-25 64h-31l89-219h34l88 219zM106 22l-2 5c-2 8-6 19-11 33l-28 72h82l-28-72c-3-8-6-16-9-25z"><text:p/></draw:path><draw:path draw:style-name="gr62" draw:text-style-name="P99" svg:width="0.194cm" svg:height="0.298cm" svg:x="2.286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9cm" svg:height="0.294cm" svg:x="2.518cm" svg:y="0.539cm" svg:viewBox="0 0 200 295" svg:d="M200 196c0 31-9 55-27 73-18 17-44 26-76 26-27 0-49-6-65-18-17-12-28-29-32-51l38-5c7 29 28 43 60 43 20 0 36-6 47-18s17-28 17-49c0-18-6-33-17-44-12-11-27-17-46-17-10 0-20 2-28 5-9 3-18 8-26 16h-37l10-157h165v32h-131l-6 92c17-13 37-19 60-19 29 0 52 8 69 25s25 39 25 66z"><text:p/></draw:path><draw:path draw:style-name="gr60" draw:text-style-name="P88" svg:width="0.999cm" svg:height="0.999cm" svg:x="3.003cm" svg:y="0.004cm" svg:viewBox="0 0 1000 1000" svg:d="M0 1000c0-333 0-667 0-1000 333 0 667 0 1000 0 0 333 0 667 0 1000-333 0-667 0-1000 0z"><text:p/></draw:path><draw:path draw:style-name="gr61" draw:text-style-name="P98" svg:width="0.168cm" svg:height="0.218cm" svg:x="3.423cm" svg:y="0.158cm" svg:viewBox="0 0 169 219" svg:d="M169 157c0 20-7 35-21 46s-34 16-59 16h-89v-219h79c52 0 77 18 77 53 0 13-3 24-10 33-8 8-18 14-31 17 17 2 31 8 40 18 9 9 14 22 14 36zM127 57c0-12-4-20-12-25-9-5-20-8-36-8h-49v69h49c16 0 28-3 36-9s12-15 12-27zM139 155c0-26-18-39-54-39h-55v79h57c18 0 31-3 40-10 8-7 12-17 12-30z"><text:p/></draw:path><draw:path draw:style-name="gr62" draw:text-style-name="P99" svg:width="0.194cm" svg:height="0.298cm" svg:x="3.287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4cm" svg:height="0.298cm" svg:x="3.524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0" draw:text-style-name="P88" svg:width="0.999cm" svg:height="0.999cm" svg:x="4cm" svg:y="0.004cm" svg:viewBox="0 0 1000 1000" svg:d="M0 1000c0-333 0-667 0-1000 333 0 667 0 1000 0 0 333 0 667 0 1000-333 0-667 0-1000 0z"><text:p/></draw:path><draw:path draw:style-name="gr61" draw:text-style-name="P98" svg:width="0.201cm" svg:height="0.224cm" svg:x="4.402cm" svg:y="0.155cm" svg:viewBox="0 0 202 225" svg:d="M107 24c-24 0-43 8-57 23-13 16-20 37-20 65 0 27 7 48 21 64 14 17 33 25 57 25 31 0 54-15 69-46l25 12c-9 19-22 33-38 43-17 10-36 15-57 15-22 0-41-5-57-14-17-9-29-22-37-39-9-17-13-37-13-60 0-35 9-63 28-82 19-20 45-30 79-30 23 0 42 5 58 14s27 23 35 41l-28 9c-6-13-14-23-25-30s-25-10-40-10z"><text:p/></draw:path><draw:path draw:style-name="gr62" draw:text-style-name="P99" svg:width="0.194cm" svg:height="0.298cm" svg:x="4.284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1cm" svg:height="0.29cm" svg:x="4.521cm" svg:y="0.539cm" svg:viewBox="0 0 192 291" svg:d="M192 31c-30 45-51 80-63 106s-21 51-27 76-10 51-10 78h-38c0-37 8-76 23-117 16-41 42-89 79-142h-156v-32h192z"><text:p/></draw:path><draw:path draw:style-name="gr60" draw:text-style-name="P88" svg:width="0.999cm" svg:height="0.999cm" svg:x="5.001cm" svg:y="0.004cm" svg:viewBox="0 0 1000 1000" svg:d="M0 1000c0-333 0-667 0-1000 333 0 667 0 1000 0 0 333 0 667 0 1000-333 0-667 0-1000 0z"><text:p/></draw:path><draw:path draw:style-name="gr61" draw:text-style-name="P98" svg:width="0.188cm" svg:height="0.218cm" svg:x="5.413cm" svg:y="0.158cm" svg:viewBox="0 0 189 219" svg:d="M189 107c0 23-5 43-14 60-8 16-21 29-37 38s-35 14-56 14h-82v-219h72c38 0 66 9 86 28 21 18 31 45 31 79zM159 107c0-27-8-47-23-62-14-14-36-21-64-21h-42v171h49c16 0 30-4 42-11s21-17 28-30 10-29 10-47z"><text:p/></draw:path><draw:path draw:style-name="gr62" draw:text-style-name="P99" svg:width="0.194cm" svg:height="0.298cm" svg:x="5.285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7cm" svg:height="0.298cm" svg:x="5.519cm" svg:y="0.535cm" svg:viewBox="0 0 198 299" svg:d="M198 214c0 27-8 48-25 63s-42 22-74 22c-31 0-55-7-73-22-17-15-26-36-26-63 0-19 5-35 16-48 11-12 25-20 42-23v-1c-16-4-28-12-37-24-10-12-14-27-14-44 0-22 8-40 25-53 16-14 38-21 66-21 29 0 52 7 68 20 17 14 25 32 25 55 0 17-5 31-14 43-9 13-22 21-38 24v1c19 3 33 10 44 23 10 13 15 29 15 48zM152 77c0-33-18-49-54-49-17 0-30 4-39 12-10 9-14 21-14 37 0 17 5 29 14 38s23 13 40 13 31-4 40-12 13-21 13-39zM160 210c0-18-6-31-16-40-11-9-26-14-46-14-18 0-33 5-44 15-10 10-16 23-16 40 0 40 21 60 62 60 20 0 35-5 45-14 10-10 15-26 15-47z"><text:p/></draw:path><draw:path draw:style-name="gr60" draw:text-style-name="P88" svg:width="0.999cm" svg:height="0.999cm" svg:x="6.003cm" svg:y="0.004cm" svg:viewBox="0 0 1000 1000" svg:d="M0 1000c0-333 0-667 0-1000 333 0 667 0 1000 0 0 333 0 667 0 1000-333 0-667 0-1000 0z"><text:p/></draw:path><draw:path draw:style-name="gr61" draw:text-style-name="P98" svg:width="0.171cm" svg:height="0.218cm" svg:x="6.423cm" svg:y="0.158cm" svg:viewBox="0 0 172 219" svg:d="M0 219c0-73 0-146 0-219 55 0 111 0 166 0 0 8 0 16 0 24-46 0-91 0-136 0 0 23 0 47 0 70 42 0 84 0 127 0 0 8 0 16 0 24-43 0-85 0-127 0 0 26 0 51 0 77 47 0 95 0 142 0 0 8 0 16 0 24-57 0-115 0-172 0z"><text:p/></draw:path><draw:path draw:style-name="gr62" draw:text-style-name="P99" svg:width="0.194cm" svg:height="0.298cm" svg:x="6.287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4cm" svg:height="0.298cm" svg:x="6.522cm" svg:y="0.535cm" svg:viewBox="0 0 195 299" svg:d="M195 144c0 50-9 88-27 115s-44 40-78 40c-23 0-41-5-55-14-13-10-23-25-29-47l36-5c7 24 23 36 49 36 21 0 37-10 49-30 12-19 18-47 18-84-5 13-15 22-28 30-13 7-28 11-44 11-26 0-47-9-62-27-16-18-24-42-24-71 0-31 9-54 26-72 17-17 40-26 71-26 32 0 57 12 73 36 17 24 25 60 25 108zM155 108c0-23-6-42-16-57-11-14-25-21-43-21s-32 6-43 18c-10 13-15 29-15 50s5 38 15 50c11 13 25 19 42 19 11 0 21-2 30-7s16-12 22-21c5-9 8-19 8-31z"><text:p/></draw:path><draw:path draw:style-name="gr60" draw:text-style-name="P88" svg:width="0.999cm" svg:height="0.999cm" svg:x="8.003cm" svg:y="0.004cm" svg:viewBox="0 0 1000 1000" svg:d="M0 1000c0-333 0-667 0-1000 333 0 667 0 1000 0 0 333 0 667 0 1000-333 0-667 0-1000 0z"><text:p/></draw:path><draw:path draw:style-name="gr62" draw:text-style-name="P99" svg:width="0.269cm" svg:height="0.039cm" svg:x="8.369cm" svg:y="0.593cm" svg:viewBox="0 0 270 40" svg:d="M235 40c0-13 0-27 0-40 11 0 23 0 35 0 0 13 0 27 0 40-12 0-24 0-35 0zM118 40c0-13 0-27 0-40 11 0 23 0 34 0 0 13 0 27 0 40-11 0-23 0-34 0zM0 40c0-13 0-27 0-40 12 0 23 0 35 0 0 13 0 27 0 40-12 0-23 0-35 0z"><text:p/></draw:path><draw:path draw:style-name="gr60" draw:text-style-name="P88" svg:width="0.999cm" svg:height="0.999cm" svg:x="9cm" svg:y="0.004cm" svg:viewBox="0 0 1000 1000" svg:d="M0 1000c0-333 0-667 0-1000 333 0 667 0 1000 0 0 333 0 667 0 1000-333 0-667 0-1000 0z"><text:p/></draw:path><draw:path draw:style-name="gr61" draw:text-style-name="P98" svg:width="0.21cm" svg:height="0.275cm" svg:x="9.394cm" svg:y="0.101cm" svg:viewBox="0 0 211 276" svg:d="M180 276l-25-64h-99l-25 64h-31l89-219h34l88 219zM106 79l-2 5c-2 8-6 19-11 33l-28 72h82l-28-72c-3-8-6-16-9-25zM85 38v-3l33-35h32v4l-48 34z"><text:p/></draw:path><draw:path draw:style-name="gr62" draw:text-style-name="P99" svg:width="0.181cm" svg:height="0.29cm" svg:x="9.177cm" svg:y="0.539cm" svg:viewBox="0 0 182 291" svg:d="M0 291c0-11 0-21 0-32 25 0 49 0 74 0 0-74 0-149 0-223-22 15-44 31-66 46 0-12 0-23 0-35 23-16 46-31 69-47 12 0 23 0 35 0 0 86 0 173 0 259 23 0 47 0 70 0 0 11 0 21 0 32-60 0-121 0-182 0z"><text:p/></draw:path><draw:path draw:style-name="gr62" draw:text-style-name="P99" svg:width="0.194cm" svg:height="0.298cm" svg:x="9.401cm" svg:y="0.535cm" svg:viewBox="0 0 195 299" svg:d="M195 144c0 50-9 88-27 115s-44 40-78 40c-23 0-41-5-55-14-13-10-23-25-29-47l36-5c7 24 23 36 49 36 21 0 37-10 49-30 12-19 18-47 18-84-5 13-15 22-28 30-13 7-28 11-44 11-26 0-47-9-62-27-16-18-24-42-24-71 0-31 9-54 26-72 17-17 40-26 71-26 32 0 57 12 73 36 17 24 25 60 25 108zM155 108c0-23-6-42-16-57-11-14-25-21-43-21s-32 6-43 18c-10 13-15 29-15 50s5 38 15 50c11 13 25 19 42 19 11 0 21-2 30-7s16-12 22-21c5-9 8-19 8-31z"><text:p/></draw:path><draw:path draw:style-name="gr62" draw:text-style-name="P99" svg:width="0.199cm" svg:height="0.298cm" svg:x="9.635cm" svg:y="0.535cm" svg:viewBox="0 0 200 299" svg:d="M200 215c0 26-8 47-25 62s-42 22-73 22c-30 0-53-7-71-20-17-13-28-33-31-59l38-3c5 34 26 51 64 51 18 0 33-5 44-14 10-9 16-23 16-41 0-16-6-28-19-37-12-9-29-13-52-13h-21v-32h20c20 0 36-4 47-13s17-21 17-37c0-15-4-28-14-37-9-9-22-13-40-13-17 0-30 4-40 12-10 9-16 21-18 36l-37-3c3-24 13-43 30-56s38-20 65-20c29 0 52 7 68 20 16 14 24 33 24 57 0 18-5 34-15 45-11 12-26 20-46 24v1c22 2 39 9 51 21 12 13 18 28 18 47z"><text:p/></draw:path><draw:path draw:style-name="gr60" draw:text-style-name="P88" svg:width="0.999cm" svg:height="0.999cm" svg:x="10.001cm" svg:y="0.004cm" svg:viewBox="0 0 1000 1000" svg:d="M0 1000c0-333 0-667 0-1000 333 0 667 0 1000 0 0 333 0 667 0 1000-333 0-667 0-1000 0z"><text:p/></draw:path><draw:path draw:style-name="gr62" draw:text-style-name="P99" svg:width="0.269cm" svg:height="0.039cm" svg:x="10.367cm" svg:y="0.593cm" svg:viewBox="0 0 270 40" svg:d="M235 40c0-13 0-27 0-40 11 0 23 0 35 0 0 13 0 27 0 40-12 0-24 0-35 0zM118 40c0-13 0-27 0-40 11 0 23 0 34 0 0 13 0 27 0 40-11 0-23 0-34 0zM0 40c0-13 0-27 0-40 12 0 23 0 35 0 0 13 0 27 0 40-12 0-23 0-35 0z"><text:p/></draw:path><draw:path draw:style-name="gr60" draw:text-style-name="P88" svg:width="0.999cm" svg:height="0.999cm" svg:x="11.003cm" svg:y="0.004cm" svg:viewBox="0 0 1000 1000" svg:d="M0 1000c0-333 0-667 0-1000 333 0 667 0 1000 0 0 333 0 667 0 1000-333 0-667 0-1000 0z"><text:p/></draw:path><draw:path draw:style-name="gr61" draw:text-style-name="P98" svg:width="0.171cm" svg:height="0.275cm" svg:x="11.423cm" svg:y="0.101cm" svg:viewBox="0 0 172 276" svg:d="M0 276c0-73 0-146 0-219 55 0 111 0 166 0 0 8 0 16 0 24-46 0-91 0-136 0 0 23 0 47 0 70 42 0 84 0 127 0 0 8 0 16 0 24-43 0-85 0-127 0 0 26 0 51 0 77 47 0 95 0 142 0 0 8 0 16 0 24-57 0-115 0-172 0zM60 38c0-1 0-2 0-3 11-12 22-23 34-35 10 0 21 0 32 0 0 1 0 3 0 4-16 12-32 23-48 34-6 0-12 0-18 0z"><text:p/></draw:path><draw:path draw:style-name="gr62" draw:text-style-name="P99" svg:width="0.192cm" svg:height="0.294cm" svg:x="11.169cm" svg:y="0.535cm" svg:viewBox="0 0 193 295" svg:d="M0 295v-27c7-16 16-30 26-42s20-24 32-33c11-10 22-20 33-28 11-9 20-17 29-26 9-8 16-17 22-27 5-9 8-19 8-31 0-16-5-28-14-37-10-9-23-13-39-13s-29 4-39 13c-11 8-17 20-18 36l-38-4c2-23 12-42 29-55 17-14 39-21 66-21 29 0 52 7 67 21 16 13 24 33 24 59 0 11-3 22-8 33s-13 22-23 33c-10 12-29 29-58 52-16 13-29 25-38 35s-16 20-20 30h152v32z"><text:p/></draw:path><draw:path draw:style-name="gr62" draw:text-style-name="P99" svg:width="0.201cm" svg:height="0.298cm" svg:x="11.401cm" svg:y="0.535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2" draw:text-style-name="P99" svg:width="0.181cm" svg:height="0.29cm" svg:x="11.654cm" svg:y="0.539cm" svg:viewBox="0 0 182 291" svg:d="M0 291c0-11 0-21 0-32 25 0 49 0 74 0 0-74 0-149 0-223-22 15-44 31-66 46 0-12 0-23 0-35 23-16 46-31 69-47 12 0 23 0 35 0 0 86 0 173 0 259 23 0 47 0 70 0 0 11 0 21 0 32-60 0-121 0-182 0z"><text:p/></draw:path><draw:path draw:style-name="gr60" draw:text-style-name="P88" svg:width="0.999cm" svg:height="0.999cm" svg:x="12.004cm" svg:y="0.004cm" svg:viewBox="0 0 1000 1000" svg:d="M0 1000c0-333 0-667 0-1000 333 0 667 0 1000 0 0 333 0 667 0 1000-333 0-667 0-1000 0z"><text:p/></draw:path><draw:path draw:style-name="gr62" draw:text-style-name="P99" svg:width="0.269cm" svg:height="0.039cm" svg:x="12.37cm" svg:y="0.593cm" svg:viewBox="0 0 270 40" svg:d="M235 40c0-13 0-27 0-40 11 0 23 0 35 0 0 13 0 27 0 40-12 0-24 0-35 0zM118 40c0-13 0-27 0-40 11 0 23 0 34 0 0 13 0 27 0 40-11 0-23 0-34 0zM0 40c0-13 0-27 0-40 12 0 23 0 35 0 0 13 0 27 0 40-12 0-23 0-35 0z"><text:p/></draw:path><draw:path draw:style-name="gr60" draw:text-style-name="P88" svg:width="0.999cm" svg:height="0.999cm" svg:x="13.001cm" svg:y="0.004cm" svg:viewBox="0 0 1000 1000" svg:d="M0 1000c0-333 0-667 0-1000 333 0 667 0 1000 0 0 333 0 667 0 1000-333 0-667 0-1000 0z"><text:p/></draw:path><draw:path draw:style-name="gr61" draw:text-style-name="P98" svg:width="0.201cm" svg:height="0.28cm" svg:x="13.403cm" svg:y="0.099cm" svg:viewBox="0 0 202 281" svg:d="M107 80c-24 0-43 8-57 23-13 16-20 37-20 65 0 27 7 48 21 64 14 17 33 25 57 25 31 0 54-15 69-46l25 12c-9 19-22 33-38 43-17 10-36 15-57 15-22 0-41-5-57-14-17-9-29-22-37-39-9-17-13-37-13-60 0-35 9-63 28-82 19-20 45-30 79-30 23 0 42 5 58 14s27 23 35 41l-28 9c-6-13-14-23-25-30s-25-10-40-10zM124 40h-32l-36-37v-3h16l36 21 34-21h17v3z"><text:p/></draw:path><draw:path draw:style-name="gr62" draw:text-style-name="P99" svg:width="0.192cm" svg:height="0.294cm" svg:x="13.167cm" svg:y="0.535cm" svg:viewBox="0 0 193 295" svg:d="M0 295v-27c7-16 16-30 26-42s20-24 32-33c11-10 22-20 33-28 11-9 20-17 29-26 9-8 16-17 22-27 5-9 8-19 8-31 0-16-5-28-14-37-10-9-23-13-39-13s-29 4-39 13c-11 8-17 20-18 36l-38-4c2-23 12-42 29-55 17-14 39-21 66-21 29 0 52 7 67 21 16 13 24 33 24 59 0 11-3 22-8 33s-13 22-23 33c-10 12-29 29-58 52-16 13-29 25-38 35s-16 20-20 30h152v32z"><text:p/></draw:path><draw:path draw:style-name="gr62" draw:text-style-name="P99" svg:width="0.194cm" svg:height="0.298cm" svg:x="13.404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7cm" svg:height="0.298cm" svg:x="13.638cm" svg:y="0.535cm" svg:viewBox="0 0 198 299" svg:d="M198 214c0 27-8 48-25 63s-42 22-74 22c-31 0-55-7-73-22-17-15-26-36-26-63 0-19 5-35 16-48 11-12 25-20 42-23v-1c-16-4-28-12-37-24-10-12-14-27-14-44 0-22 8-40 25-53 16-14 38-21 66-21 29 0 52 7 68 20 17 14 25 32 25 55 0 17-5 31-14 43-9 13-22 21-38 24v1c19 3 33 10 44 23 10 13 15 29 15 48zM152 77c0-33-18-49-54-49-17 0-30 4-39 12-10 9-14 21-14 37 0 17 5 29 14 38s23 13 40 13 31-4 40-12 13-21 13-39zM160 210c0-18-6-31-16-40-11-9-26-14-46-14-18 0-33 5-44 15-10 10-16 23-16 40 0 40 21 60 62 60 20 0 35-5 45-14 10-10 15-26 15-47z"><text:p/></draw:path><draw:path draw:style-name="gr60" draw:text-style-name="P88" svg:width="0.999cm" svg:height="0.999cm" svg:x="14.002cm" svg:y="0.004cm" svg:viewBox="0 0 1000 1000" svg:d="M0 1000c0-333 0-667 0-1000 333 0 667 0 1000 0 0 333 0 667 0 1000-333 0-667 0-1000 0z"><text:p/></draw:path><draw:path draw:style-name="gr62" draw:text-style-name="P99" svg:width="0.269cm" svg:height="0.039cm" svg:x="14.368cm" svg:y="0.593cm" svg:viewBox="0 0 270 40" svg:d="M235 40c0-13 0-27 0-40 11 0 23 0 35 0 0 13 0 27 0 40-12 0-24 0-35 0zM118 40c0-13 0-27 0-40 11 0 23 0 34 0 0 13 0 27 0 40-11 0-23 0-34 0zM0 40c0-13 0-27 0-40 12 0 23 0 35 0 0 13 0 27 0 40-12 0-23 0-35 0z"><text:p/></draw:path><draw:path draw:style-name="gr60" draw:text-style-name="P88" svg:width="0.999cm" svg:height="0.999cm" svg:x="15.004cm" svg:y="0.004cm" svg:viewBox="0 0 1000 1000" svg:d="M0 1000c0-333 0-667 0-1000 333 0 667 0 1000 0 0 333 0 667 0 1000-333 0-667 0-1000 0z"><text:p/></draw:path><draw:path draw:style-name="gr61" draw:text-style-name="P98" svg:width="0.188cm" svg:height="0.277cm" svg:x="15.416cm" svg:y="0.099cm" svg:viewBox="0 0 189 278" svg:d="M189 166c0 23-5 43-14 60-8 16-21 29-37 38s-35 14-56 14h-82v-219h72c38 0 66 9 86 28 21 18 31 45 31 79zM159 166c0-27-8-47-23-62-14-14-36-21-64-21h-42v171h49c16 0 30-4 42-11s21-17 28-30 10-29 10-47zM98 40h-32l-36-37v-3h16l36 21 34-21h17v3z"><text:p/></draw:path><draw:path draw:style-name="gr62" draw:text-style-name="P99" svg:width="0.192cm" svg:height="0.294cm" svg:x="15.17cm" svg:y="0.535cm" svg:viewBox="0 0 193 295" svg:d="M0 295v-27c7-16 16-30 26-42s20-24 32-33c11-10 22-20 33-28 11-9 20-17 29-26 9-8 16-17 22-27 5-9 8-19 8-31 0-16-5-28-14-37-10-9-23-13-39-13s-29 4-39 13c-11 8-17 20-18 36l-38-4c2-23 12-42 29-55 17-14 39-21 66-21 29 0 52 7 67 21 16 13 24 33 24 59 0 11-3 22-8 33s-13 22-23 33c-10 12-29 29-58 52-16 13-29 25-38 35s-16 20-20 30h152v32z"><text:p/></draw:path><draw:path draw:style-name="gr62" draw:text-style-name="P99" svg:width="0.191cm" svg:height="0.29cm" svg:x="15.407cm" svg:y="0.539cm" svg:viewBox="0 0 192 291" svg:d="M192 31c-30 45-51 80-63 106s-21 51-27 76-10 51-10 78h-38c0-37 8-76 23-117 16-41 42-89 79-142h-156v-32h192z"><text:p/></draw:path><draw:path draw:style-name="gr62" draw:text-style-name="P99" svg:width="0.201cm" svg:height="0.298cm" svg:x="15.639cm" svg:y="0.535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8" svg:width="0.999cm" svg:height="0.999cm" svg:x="16.005cm" svg:y="0.004cm" svg:viewBox="0 0 1000 1000" svg:d="M0 1000c0-333 0-667 0-1000 333 0 667 0 1000 0 0 333 0 667 0 1000-333 0-667 0-1000 0z"><text:p/></draw:path><draw:path draw:style-name="gr62" draw:text-style-name="P99" svg:width="0.269cm" svg:height="0.039cm" svg:x="16.371cm" svg:y="0.593cm" svg:viewBox="0 0 270 40" svg:d="M235 40c0-13 0-27 0-40 11 0 23 0 35 0 0 13 0 27 0 40-12 0-24 0-35 0zM118 40c0-13 0-27 0-40 11 0 23 0 34 0 0 13 0 27 0 40-11 0-23 0-34 0zM0 40c0-13 0-27 0-40 12 0 23 0 35 0 0 13 0 27 0 40-12 0-23 0-35 0z"><text:p/></draw:path><draw:path draw:style-name="gr60" draw:text-style-name="P88" svg:width="0.999cm" svg:height="0.999cm" svg:x="17.002cm" svg:y="0.004cm" svg:viewBox="0 0 1000 1000" svg:d="M0 1000c0-333 0-667 0-1000 333 0 667 0 1000 0 0 333 0 667 0 1000-333 0-667 0-1000 0z"><text:p/></draw:path><draw:path draw:style-name="gr61" draw:text-style-name="P98" svg:width="0.171cm" svg:height="0.277cm" svg:x="17.422cm" svg:y="0.099cm" svg:viewBox="0 0 172 278" svg:d="M0 278c0-73 0-146 0-219 55 0 111 0 166 0 0 8 0 16 0 24-46 0-91 0-136 0 0 23 0 47 0 70 42 0 84 0 127 0 0 8 0 16 0 24-43 0-85 0-127 0 0 26 0 51 0 77 47 0 95 0 142 0 0 8 0 16 0 24-57 0-115 0-172 0zM99 40c-11 0-21 0-32 0-12-12-24-25-36-37 0-1 0-2 0-3 5 0 11 0 16 0 12 7 24 14 36 21 12-7 23-14 34-21 6 0 11 0 17 0 0 1 0 2 0 3-12 12-24 25-35 37z"><text:p/></draw:path><draw:path draw:style-name="gr62" draw:text-style-name="P99" svg:width="0.192cm" svg:height="0.294cm" svg:x="17.168cm" svg:y="0.535cm" svg:viewBox="0 0 193 295" svg:d="M0 295v-27c7-16 16-30 26-42s20-24 32-33c11-10 22-20 33-28 11-9 20-17 29-26 9-8 16-17 22-27 5-9 8-19 8-31 0-16-5-28-14-37-10-9-23-13-39-13s-29 4-39 13c-11 8-17 20-18 36l-38-4c2-23 12-42 29-55 17-14 39-21 66-21 29 0 52 7 67 21 16 13 24 33 24 59 0 11-3 22-8 33s-13 22-23 33c-10 12-29 29-58 52-16 13-29 25-38 35s-16 20-20 30h152v32z"><text:p/></draw:path><draw:path draw:style-name="gr62" draw:text-style-name="P99" svg:width="0.197cm" svg:height="0.298cm" svg:x="17.402cm" svg:y="0.535cm" svg:viewBox="0 0 198 299" svg:d="M198 214c0 27-8 48-25 63s-42 22-74 22c-31 0-55-7-73-22-17-15-26-36-26-63 0-19 5-35 16-48 11-12 25-20 42-23v-1c-16-4-28-12-37-24-10-12-14-27-14-44 0-22 8-40 25-53 16-14 38-21 66-21 29 0 52 7 68 20 17 14 25 32 25 55 0 17-5 31-14 43-9 13-22 21-38 24v1c19 3 33 10 44 23 10 13 15 29 15 48zM152 77c0-33-18-49-54-49-17 0-30 4-39 12-10 9-14 21-14 37 0 17 5 29 14 38s23 13 40 13 31-4 40-12 13-21 13-39zM160 210c0-18-6-31-16-40-11-9-26-14-46-14-18 0-33 5-44 15-10 10-16 23-16 40 0 40 21 60 62 60 20 0 35-5 45-14 10-10 15-26 15-47z"><text:p/></draw:path><draw:path draw:style-name="gr62" draw:text-style-name="P99" svg:width="0.192cm" svg:height="0.294cm" svg:x="17.642cm" svg:y="0.535cm" svg:viewBox="0 0 193 295" svg:d="M0 295v-27c7-16 16-30 26-42s20-24 32-33c11-10 22-20 33-28 11-9 20-17 29-26 9-8 16-17 22-27 5-9 8-19 8-31 0-16-5-28-14-37-10-9-23-13-39-13s-29 4-39 13c-11 8-17 20-18 36l-38-4c2-23 12-42 29-55 17-14 39-21 66-21 29 0 52 7 67 21 16 13 24 33 24 59 0 11-3 22-8 33s-13 22-23 33c-10 12-29 29-58 52-16 13-29 25-38 35s-16 20-20 30h152v32z"><text:p/></draw:path><draw:path draw:style-name="gr60" draw:text-style-name="P88" svg:width="0.999cm" svg:height="0.999cm" svg:x="7.002cm" svg:y="0.004cm" svg:viewBox="0 0 1000 1000" svg:d="M0 1000c0-333 0-667 0-1000 333 0 667 0 1000 0 0 333 0 667 0 1000-333 0-667 0-1000 0z"><text:p/></draw:path><draw:path draw:style-name="gr61" draw:text-style-name="P98" svg:width="0.154cm" svg:height="0.218cm" svg:x="7.431cm" svg:y="0.158cm" svg:viewBox="0 0 155 219" svg:d="M30 24c0 27 0 55 0 82 40 0 81 0 122 0 0 8 0 17 0 25-41 0-82 0-122 0 0 29 0 59 0 88-10 0-20 0-30 0 0-73 0-146 0-219 52 0 103 0 155 0 0 8 0 16 0 24-42 0-83 0-125 0z"><text:p/></draw:path><draw:path draw:style-name="gr62" draw:text-style-name="P99" svg:width="0.191cm" svg:height="0.29cm" svg:x="7.286cm" svg:y="0.539cm" svg:viewBox="0 0 192 291" svg:d="M192 31c-30 45-51 80-63 106s-21 51-27 76-10 51-10 78h-38c0-37 8-76 23-117 16-41 42-89 79-142h-156v-32h192z"><text:p/></draw:path><draw:path draw:style-name="gr62" draw:text-style-name="P99" svg:width="0.201cm" svg:height="0.298cm" svg:x="7.518cm" svg:y="0.535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8" svg:width="0.999cm" svg:height="0.999cm" svg:x="18.002cm" svg:y="0.004cm" svg:viewBox="0 0 1000 1000" svg:d="M0 1000c0-333 0-667 0-1000 333 0 667 0 1000 0 0 333 0 667 0 1000-333 0-667 0-1000 0z"><text:p/></draw:path><draw:path draw:style-name="gr62" draw:text-style-name="P99" svg:width="0.269cm" svg:height="0.039cm" svg:x="18.368cm" svg:y="0.593cm" svg:viewBox="0 0 270 40" svg:d="M235 40c0-13 0-27 0-40 11 0 23 0 35 0 0 13 0 27 0 40-12 0-24 0-35 0zM118 40c0-13 0-27 0-40 11 0 23 0 34 0 0 13 0 27 0 40-11 0-23 0-34 0zM0 40c0-13 0-27 0-40 12 0 23 0 35 0 0 13 0 27 0 40-12 0-23 0-35 0z"><text:p/></draw:path><draw:path draw:style-name="gr60" draw:text-style-name="P88" svg:width="0.999cm" svg:height="0.999cm" svg:x="13.003cm" svg:y="2.711cm" svg:viewBox="0 0 1000 1000" svg:d="M0 1000c0-333 0-667 0-1000 333 0 667 0 1000 0 0 333 0 667 0 1000-333 0-667 0-1000 0z"><text:p/></draw:path><draw:path draw:style-name="gr62" draw:text-style-name="P99" svg:width="0.269cm" svg:height="0.039cm" svg:x="13.369cm" svg:y="3.3cm" svg:viewBox="0 0 270 40" svg:d="M235 40c0-13 0-27 0-40 11 0 23 0 35 0 0 13 0 27 0 40-12 0-24 0-35 0zM118 40c0-13 0-27 0-40 11 0 23 0 34 0 0 13 0 27 0 40-11 0-23 0-34 0zM0 40c0-13 0-27 0-40 12 0 23 0 35 0 0 13 0 27 0 40-12 0-23 0-35 0z"><text:p/></draw:path><draw:path draw:style-name="gr72" draw:text-style-name="P102" svg:width="1.727cm" svg:height="0.003cm" draw:transform="skewX (-0.00314159265358979) rotate (-1.5707963267949) translate (2.5134583228332cm 1.03220964199431cm)" svg:viewBox="0 0 1728 4" svg:d="M0 4c576-1 1152-3 1728-4"><text:p/></draw:path><draw:path draw:style-name="gr72" draw:text-style-name="P102" svg:width="2.001cm" svg:height="0cm" draw:transform="skewX (-0.00104719755119648) rotate (-1.08367493256328) translate (3.5592132921177cm 1.03282143367373cm)" svg:viewBox="0 0 2002 1" svg:d="M0 1c667-1 1335-1 2002-1"><text:p/></draw:path><draw:path draw:style-name="gr72" draw:text-style-name="P102" svg:width="2.044cm" svg:height="0.002cm" draw:transform="rotate (-1.03672557568463) translate (4.49491613683643cm 1.02076885725744cm)" svg:viewBox="0 0 2045 3" svg:d="M0 3c682-1 1363-2 2045-3"><text:p/></draw:path><draw:path draw:style-name="gr72" draw:text-style-name="P102" svg:width="2.656cm" svg:height="0.003cm" draw:transform="skewX (0.00296705972839043) rotate (-0.722042711550055) translate (5.56046406889425cm 1.02221573022298cm)" svg:viewBox="0 0 2657 4" svg:d="M0 0c886 1 1771 3 2657 4"><text:p/></draw:path><draw:path draw:style-name="gr72" draw:text-style-name="P102" svg:width="3.45cm" svg:height="0cm" draw:transform="skewX (-0.00104719755119665) rotate (-0.534943415736262) translate (6.58676484729581cm 1.02170373286912cm)" svg:viewBox="0 0 3451 1" svg:d="M0 0c1150 1 2301 1 3451 0"><text:p/></draw:path><draw:path draw:style-name="gr72" draw:text-style-name="P102" svg:width="5.328cm" svg:height="-0.001cm" draw:transform="rotate (-0.334230551756914) translate (7.53448933491262cm 1.02313294703976cm)" svg:viewBox="0 0 5329 0" svg:d="M0 0c1776 0 3553 0 5329 0"><text:p/></draw:path><draw:path draw:style-name="gr70" draw:text-style-name="P102" svg:width="6.234cm" svg:height="-0.001cm" draw:transform="rotate (-2.8642598354479) translate (9.45445833333335cm 1.03222222222224cm)" svg:viewBox="0 0 6235 0" svg:d="M0 0c2078 0 4157 0 6235 0"><text:p/></draw:path><draw:path draw:style-name="gr70" draw:text-style-name="P102" svg:width="7.363cm" svg:height="0cm" draw:transform="skewX (-0.00209439510239317) rotate (-2.91365265327933) translate (13.5907510965165cm 1.04447369730535cm)" svg:viewBox="0 0 7364 1" svg:d="M0 1c2455 0 4909-1 7364-1"><text:p/></draw:path><draw:path draw:style-name="gr70" draw:text-style-name="P102" svg:width="7.353cm" svg:height="-0.001cm" draw:transform="rotate (-2.90719493504696) translate (15.6174583333334cm 1.02122222222226cm)" svg:viewBox="0 0 7354 0" svg:d="M0 0c2451 0 4903 0 7354 0"><text:p/></draw:path><draw:path draw:style-name="gr71" draw:text-style-name="P102" svg:width="2.036cm" svg:height="-0.001cm" draw:transform="rotate (-2.10381988035397) translate (11.5714583333335cm 1.00722222222224cm)" svg:viewBox="0 0 2037 0" svg:d="M0 0c679 0 1358 0 2037 0"><text:p/></draw:path><draw:path draw:style-name="gr70" draw:text-style-name="P102" svg:width="6.355cm" svg:height="-0.001cm" draw:transform="rotate (-2.86809955980228) translate (17.5975110419634cm 1.00141011674617cm)" svg:viewBox="0 0 6356 0" svg:d="M0 0c2119 0 4238 0 6356 0"><text:p/></draw:path><draw:path draw:style-name="gr73" draw:text-style-name="P88" svg:width="1.866cm" svg:height="0.999cm" svg:x="0cm" svg:y="0cm" svg:viewBox="0 0 1867 1000" svg:d="M0 1000c0-333 0-667 0-1000 622 0 1245 0 1867 0 0 333 0 667 0 1000-622 0-1245 0-1867 0z"><text:p/></draw:path><draw:path draw:style-name="gr80" draw:text-style-name="P99" svg:width="0.194cm" svg:height="0.298cm" svg:x="10.404cm" svg:y="3.259cm" svg:viewBox="0 0 195 299" svg:d="M195 144c0 50-9 88-27 115s-44 40-78 40c-23 0-41-5-55-14-13-10-23-25-29-47l36-5c7 24 23 36 49 36 21 0 37-10 49-30 12-19 18-47 18-84-5 13-15 22-28 30-13 7-28 11-44 11-26 0-47-9-62-27-16-18-24-42-24-71 0-31 9-54 26-72 17-17 40-26 71-26 32 0 57 12 73 36 17 24 25 60 25 108zM155 108c0-23-6-42-16-57-11-14-25-21-43-21s-32 6-43 18c-10 13-15 29-15 50s5 38 15 50c11 13 25 19 42 19 11 0 21-2 30-7s16-12 22-21c5-9 8-19 8-31z"><text:p/></draw:path><draw:path draw:style-name="gr62" draw:text-style-name="P97" svg:width="0.201cm" svg:height="0.298cm" svg:x="11.514cm" svg:y="3.243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2" draw:text-style-name="P97" svg:width="0.181cm" svg:height="0.29cm" svg:x="12.544cm" svg:y="3.242cm" svg:viewBox="0 0 182 291" svg:d="M0 291c0-11 0-21 0-32 25 0 49 0 74 0 0-74 0-149 0-223-22 15-44 31-66 46 0-12 0-23 0-35 23-16 46-31 69-47 12 0 23 0 35 0 0 86 0 173 0 259 23 0 47 0 70 0 0 11 0 21 0 32-60 0-121 0-182 0z"><text:p/></draw:path><draw:g draw:style-name="gr74"><draw:path draw:style-name="gr75" draw:text-style-name="P103" svg:width="0.152cm" svg:height="0.192cm" svg:x="0.218cm" svg:y="0.177cm" svg:viewBox="0 0 153 193" svg:d="M32 96c0 25 4 43 12 55s20 18 36 18c11 0 20-3 28-9 7-6 12-15 13-28l32 2c-3 18-10 32-23 43s-30 16-49 16c-27 0-47-8-60-25-14-16-21-40-21-72 0-31 7-55 21-71 14-17 33-25 59-25 19 0 35 5 48 15 12 10 20 23 24 41l-32 2c-2-10-6-19-13-25-6-6-16-9-28-9-16 0-28 5-36 16-7 11-11 30-11 56z"><text:p/></draw:path><draw:path draw:style-name="gr75" draw:text-style-name="P103" svg:width="0.148cm" svg:height="0.255cm" svg:x="0.405cm" svg:y="0.111cm" svg:viewBox="0 0 149 256" svg:d="M30 101c7-12 15-21 24-26 10-6 21-9 36-9 20 0 35 5 44 15 10 10 15 27 15 51v124h-32v-118c0-13-1-23-3-29-3-7-6-12-12-15-5-3-13-4-23-4-14 0-26 5-35 15s-13 24-13 41v110h-31v-256h31v67c0 7 0 14-1 21 0 8 0 12 0 13z"><text:p/></draw:path><draw:path draw:style-name="gr75" draw:text-style-name="P103" svg:width="0.18cm" svg:height="0.192cm" svg:x="0.591cm" svg:y="0.177cm" svg:viewBox="0 0 181 193" svg:d="M56 193c-18 0-32-5-42-15-9-10-14-23-14-40 0-20 6-34 19-45 13-10 33-16 61-16l42-1v-10c0-16-3-26-9-33-7-7-17-10-31-10s-24 2-30 7-10 13-11 23l-33-3c6-33 30-50 75-50 23 0 41 5 53 16s18 26 18 47v80c0 9 1 16 3 21 3 5 7 7 14 7 3 0 6 0 10-1v19c-8 2-16 3-24 3-11 0-20-3-25-9s-8-16-9-29h-1c-8 14-17 24-27 30-11 6-24 9-39 9zM63 170c12 0 22-3 31-8 8-5 15-12 20-21 6-9 8-18 8-28v-15l-34 1c-14 0-25 1-33 4-7 3-13 7-17 13s-6 13-6 22c0 10 3 18 8 24 5 5 13 8 23 8z"><text:p/></draw:path><draw:path draw:style-name="gr75" draw:text-style-name="P103" svg:width="0.088cm" svg:height="0.189cm" svg:x="0.794cm" svg:y="0.177cm" svg:viewBox="0 0 89 190" svg:d="M1 190v-143c0-14 0-28-1-44h29c1 21 2 34 2 39 5-16 11-27 18-33 6-6 15-9 27-9 4 0 8 1 13 2v28c-5-1-10-2-17-2-13 0-23 6-30 17s-10 27-10 48v97z"><text:p/></draw:path><draw:path draw:style-name="gr75" draw:text-style-name="P103" svg:width="0.18cm" svg:height="0.192cm" svg:x="0.904cm" svg:y="0.177cm" svg:viewBox="0 0 181 193" svg:d="M56 193c-18 0-32-5-42-15-9-10-14-23-14-40 0-20 6-34 19-45 13-10 33-16 61-16l42-1v-10c0-16-3-26-9-33-7-7-17-10-31-10s-24 2-30 7-10 13-11 23l-33-3c6-33 30-50 75-50 23 0 41 5 53 16s18 26 18 47v80c0 9 1 16 3 21 3 5 7 7 14 7 3 0 6 0 10-1v19c-8 2-16 3-24 3-11 0-20-3-25-9s-8-16-9-29h-1c-8 14-17 24-27 30-11 6-24 9-39 9zM63 170c12 0 22-3 31-8 8-5 15-12 20-21 6-9 8-18 8-28v-15l-34 1c-14 0-25 1-33 4-7 3-13 7-17 13s-6 13-6 22c0 10 3 18 8 24 5 5 13 8 23 8z"><text:p/></draw:path><draw:path draw:style-name="gr75" draw:text-style-name="P103" svg:width="0.152cm" svg:height="0.192cm" svg:x="1.099cm" svg:y="0.177cm" svg:viewBox="0 0 153 193" svg:d="M32 96c0 25 4 43 12 55s20 18 36 18c11 0 20-3 28-9 7-6 12-15 13-28l32 2c-3 18-10 32-23 43s-30 16-49 16c-27 0-47-8-60-25-14-16-21-40-21-72 0-31 7-55 21-71 14-17 33-25 59-25 19 0 35 5 48 15 12 10 20 23 24 41l-32 2c-2-10-6-19-13-25-6-6-16-9-28-9-16 0-28 5-36 16-7 11-11 30-11 56z"><text:p/></draw:path><draw:path draw:style-name="gr75" draw:text-style-name="P103" svg:width="0.089cm" svg:height="0.231cm" svg:x="1.266cm" svg:y="0.138cm" svg:viewBox="0 0 90 232" svg:d="M90 228c-10 3-21 4-31 4-25 0-37-14-37-42v-125h-22v-23h23l9-42h21v42h34v23h-34v118c0 9 1 15 4 19 3 3 8 5 15 5 4 0 10-1 18-2z"><text:p/></draw:path><draw:path draw:style-name="gr75" draw:text-style-name="P103" svg:width="0.164cm" svg:height="0.192cm" svg:x="1.374cm" svg:y="0.177cm" svg:viewBox="0 0 165 193" svg:d="M33 103c0 21 4 38 13 50 9 11 22 17 39 17 13 0 24-3 32-8 8-6 13-13 16-21l27 8c-11 29-36 44-76 44-27 0-48-8-62-25-15-16-22-40-22-73 0-30 7-54 22-70 14-17 35-25 61-25 55 0 82 33 82 99v4zM133 79c-1-19-6-34-15-43-8-9-20-13-35-13s-27 5-36 15-13 24-14 41z"><text:p/></draw:path><draw:path draw:style-name="gr75" draw:text-style-name="P103" svg:width="0.088cm" svg:height="0.189cm" svg:x="1.577cm" svg:y="0.177cm" svg:viewBox="0 0 89 190" svg:d="M1 190v-143c0-14 0-28-1-44h29c1 21 2 34 2 39 5-16 11-27 18-33 6-6 15-9 27-9 4 0 8 1 13 2v28c-5-1-10-2-17-2-13 0-23 6-30 17s-10 27-10 48v97z"><text:p/></draw:path></draw:g><draw:g draw:style-name="gr74"><draw:path draw:style-name="gr76" draw:text-style-name="P104" svg:width="0.256cm" svg:height="0.266cm" svg:x="0.049cm" svg:y="0.531cm" svg:viewBox="0 0 257 267" svg:d="M221 267l-31-78h-122l-30 78h-38l109-267h41l107 267zM129 27l-2 6c-3 10-7 24-14 40l-34 88h100l-34-88c-4-9-7-19-11-30z"><text:p/></draw:path><draw:path draw:style-name="gr76" draw:text-style-name="P104" svg:width="0.168cm" svg:height="0.211cm" svg:x="0.317cm" svg:y="0.59cm" svg:viewBox="0 0 169 212" svg:d="M169 152c0 19-7 34-22 44-14 11-35 16-61 16-25 0-45-4-59-13-14-8-23-21-27-39l30-6c3 11 9 19 18 24s22 8 38 8c17 0 30-3 38-8s12-13 12-24c0-8-3-14-8-19-6-6-15-10-27-13l-25-6c-19-5-33-10-41-15-9-5-15-11-20-18s-7-15-7-26c0-18 7-33 20-42 13-10 33-15 58-15 23 0 41 4 54 12 14 8 22 21 26 38l-31 4c-2-9-7-16-15-21-9-5-20-7-34-7-15 0-26 2-34 7-7 5-11 12-11 21 0 6 2 11 5 14 3 4 7 7 13 10s19 6 38 11c18 5 31 9 39 13 8 3 14 8 19 12 4 5 8 11 10 17 3 6 4 13 4 21z"><text:p/></draw:path><draw:path draw:style-name="gr76" draw:text-style-name="P104" svg:width="0.166cm" svg:height="0.212cm" svg:x="0.517cm" svg:y="0.589cm" svg:viewBox="0 0 167 213" svg:d="M36 106c0 27 4 47 12 60 9 13 22 20 39 20 12 0 23-3 31-10 8-6 13-16 15-30l34 2c-2 20-11 36-25 47-14 12-32 18-54 18-28 0-50-9-65-27s-23-45-23-80c0-34 8-61 23-79s37-27 65-27c21 0 38 5 52 16s23 26 26 45l-35 3c-2-11-6-20-13-27-8-7-18-10-31-10-18 0-31 6-39 18s-12 32-12 61z"><text:p/></draw:path><draw:path draw:style-name="gr76" draw:text-style-name="P104" svg:width="0.033cm" svg:height="0.28cm" svg:x="0.722cm" svg:y="0.517cm" svg:viewBox="0 0 34 281" svg:d="M0 33c0-11 0-22 0-33 11 0 23 0 34 0 0 11 0 22 0 33-11 0-23 0-34 0zM0 281c0-68 0-137 0-205 11 0 23 0 34 0 0 68 0 137 0 205-11 0-23 0-34 0z"><text:p/></draw:path><draw:path draw:style-name="gr76" draw:text-style-name="P104" svg:width="0.033cm" svg:height="0.28cm" svg:x="0.806cm" svg:y="0.517cm" svg:viewBox="0 0 34 281" svg:d="M0 33c0-11 0-22 0-33 11 0 23 0 34 0 0 11 0 22 0 33-11 0-23 0-34 0zM0 281c0-68 0-137 0-205 11 0 23 0 34 0 0 68 0 137 0 205-11 0-23 0-34 0z"><text:p/></draw:path><draw:path draw:style-name="gr76" draw:text-style-name="P104" svg:width="0.166cm" svg:height="0.212cm" svg:x="0.991cm" svg:y="0.589cm" svg:viewBox="0 0 167 213" svg:d="M36 106c0 27 4 47 12 60 9 13 22 20 39 20 12 0 23-3 31-10 8-6 13-16 15-30l34 2c-2 20-11 36-25 47-14 12-32 18-54 18-28 0-50-9-65-27s-23-45-23-80c0-34 8-61 23-79s37-27 65-27c21 0 38 5 52 16s23 26 26 45l-35 3c-2-11-6-20-13-27-8-7-18-10-31-10-18 0-31 6-39 18s-12 32-12 61z"><text:p/></draw:path><draw:path draw:style-name="gr76" draw:text-style-name="P104" svg:width="0.182cm" svg:height="0.212cm" svg:x="1.186cm" svg:y="0.589cm" svg:viewBox="0 0 183 213" svg:d="M183 106c0 36-8 63-23 81-16 17-39 26-69 26s-53-9-68-27c-15-19-23-45-23-80 0-71 31-106 92-106 31 0 54 9 69 26s22 44 22 80zM148 106c0-28-5-49-13-62s-23-19-42-19c-20 0-35 7-44 20s-13 33-13 61c0 27 4 48 13 62 9 13 23 20 41 20 21 0 36-7 44-20 9-13 14-34 14-62z"><text:p/></draw:path><draw:path draw:style-name="gr76" draw:text-style-name="P104" svg:width="0.174cm" svg:height="0.284cm" svg:x="1.402cm" svg:y="0.517cm" svg:viewBox="0 0 175 285" svg:d="M139 248c-6 13-14 23-25 28-10 6-23 9-38 9-26 0-45-9-58-26-12-18-18-44-18-80 0-71 25-107 76-107 15 0 28 3 38 9 11 5 19 14 25 27h1l-1-23v-85h35v239c0 21 0 35 1 42h-33c0-2-1-7-1-14-1-7-1-14-1-19zM36 178c0 29 4 50 11 62 8 13 20 19 37 19 20 0 34-7 42-20 9-14 13-35 13-63 0-27-4-47-13-60-8-13-22-19-41-19-18 0-30 6-38 19-7 13-11 34-11 62z"><text:p/></draw:path><draw:path draw:style-name="gr76" draw:text-style-name="P104" svg:width="0.181cm" svg:height="0.212cm" svg:x="1.619cm" svg:y="0.589cm" svg:viewBox="0 0 182 213" svg:d="M36 114c0 23 5 41 14 54 10 13 24 19 43 19 15 0 27-3 36-9s15-13 18-22l30 9c-13 32-40 48-84 48-30 0-53-9-69-27s-24-45-24-81c0-34 8-60 24-78s38-27 68-27c60 0 90 36 90 109v5zM147 88c-2-22-7-38-16-48-10-10-23-15-40-15-16 0-29 6-39 17s-15 26-16 46z"><text:p/></draw:path></draw:g><draw:g draw:style-name="gr74"><draw:path draw:style-name="gr77" draw:text-style-name="P103" svg:width="0.152cm" svg:height="0.192cm" svg:x="1.076cm" svg:y="2.952cm" svg:viewBox="0 0 153 193" svg:d="M32 96c0 25 4 43 12 55s20 18 36 18c11 0 20-3 28-9 7-6 12-15 13-28l32 2c-3 18-10 32-23 43s-30 16-49 16c-27 0-47-8-60-25-14-16-21-40-21-72 0-31 7-55 21-71 14-17 33-25 59-25 19 0 35 5 48 15 12 10 20 23 24 41l-32 2c-2-10-6-19-13-25-6-6-16-9-28-9-16 0-28 5-36 16-7 11-11 30-11 56z"><text:p/></draw:path><draw:path draw:style-name="gr77" draw:text-style-name="P103" svg:width="0.165cm" svg:height="0.192cm" svg:x="1.254cm" svg:y="2.952cm" svg:viewBox="0 0 166 193" svg:d="M166 96c0 33-7 57-21 73s-35 24-63 24c-27 0-47-8-61-25-14-16-21-40-21-72 0-64 28-96 83-96 29 0 50 8 63 23 14 16 20 40 20 73zM134 96c0-25-4-44-12-56-7-11-20-17-38-17s-31 6-39 18-12 30-12 55 4 43 12 56c7 12 20 18 37 18 19 0 32-6 40-18s12-30 12-56z"><text:p/></draw:path><draw:path draw:style-name="gr77" draw:text-style-name="P103" svg:width="0.149cm" svg:height="0.189cm" svg:x="1.457cm" svg:y="2.955cm" svg:viewBox="0 0 150 190" svg:d="M31 0v118c0 13 1 22 4 29 2 7 6 12 11 15 6 3 13 4 24 4 14 0 26-5 35-15 8-11 13-25 13-43v-108h31v147c0 22 0 35 1 40h-30c0-1 0-2 0-5 0-2 0-5 0-9-1-3-1-9-1-18-8 13-16 22-25 27-10 5-21 8-35 8-20 0-35-5-45-15-9-10-14-27-14-51v-124z"><text:p/></draw:path><draw:path draw:style-name="gr77" draw:text-style-name="P103" svg:width="0.149cm" svg:height="0.189cm" svg:x="1.651cm" svg:y="2.952cm" svg:viewBox="0 0 150 190" svg:d="M119 190v-118c0-13-2-22-4-29s-6-12-12-15c-5-3-13-4-23-4-15 0-26 5-35 15-9 11-13 25-13 43v108h-31v-147c0-22 0-35-1-40h29c0 1 1 2 1 5 0 2 0 5 0 9 0 3 0 9 1 18 7-13 16-22 25-27s21-8 35-8c20 0 35 5 45 15 9 10 14 27 14 51v124z"><text:p/></draw:path><draw:path draw:style-name="gr77" draw:text-style-name="P103" svg:width="0.089cm" svg:height="0.231cm" svg:x="1.828cm" svg:y="2.913cm" svg:viewBox="0 0 90 232" svg:d="M90 228c-10 3-21 4-31 4-25 0-37-14-37-42v-125h-22v-23h23l9-42h21v42h34v23h-34v118c0 9 1 15 4 19 3 3 8 5 15 5 4 0 10-1 18-2z"><text:p/></draw:path></draw:g></draw:g></text:p>
      <text:p text:style-name="Text_20_body"/>
      <text:p text:style-name="P9"><text:span text:style-name="T50">The branches in tree are made from these indexed arrays</text:span><text:span text:style-name="T47"> – </text:span><text:span text:style-name="T50">according to the order of letters in words (characters in items)</text:span>. <text:span text:style-name="T50">There will be new sub-branch for every next letter (instead last letter </text:span><text:span text:style-name="T65">that has only</text:span><text:span text:style-name="T50"> count </text:span><text:span text:style-name="T66">for </text:span><text:span text:style-name="T50">word). </text:span></text:p>
      <text:p text:style-name="P9"/>
      <text:p text:style-name="P9"><text:span text:style-name="T50">Fo</text:span><text:span text:style-name="T64">r</text:span><text:span text:style-name="T50"> example the words</text:span>: BABA, BA, OBA, BAOBAB, OB, BOB, BOA. <text:span text:style-name="T50">There will be the array with four items, zero index is for count of word, next indexes are for letters. So it detect the index for every Acii code and then it builds a branches from the array of indexes. </text:span></text:p>
      <text:p text:style-name="P12"><draw:g text:anchor-type="as-char" draw:z-index="8" draw:name="Skupinový objekt 15" draw:style-name="gr57"><draw:g draw:name="Skupinový objekt 2" draw:style-name="gr81"><draw:path draw:style-name="gr3" draw:text-style-name="P81" svg:width="1cm" svg:height="1cm" svg:x="0cm" svg:y="2.704cm" svg:viewBox="0 0 1001 1001" svg:d="M1001 0c0 334 0 667 0 1001-334-84-667-167-1001-251 0-167 0-333 0-500 334-83 667-167 1001-250z"><text:p/></draw:path><draw:g draw:style-name="gr74"><draw:path draw:style-name="gr60" draw:text-style-name="P82" svg:width="0.999cm" svg:height="0.999cm" svg:x="1.003cm" svg:y="2.707cm" svg:viewBox="0 0 1000 1000" svg:d="M0 1000c0-333 0-667 0-1000 333 0 667 0 1000 0 0 333 0 667 0 1000-333 0-667 0-1000 0z"><text:p/></draw:path><draw:path draw:style-name="gr61" draw:text-style-name="P96" svg:width="0.21cm" svg:height="0.218cm" svg:x="1.397cm" svg:y="2.861cm" svg:viewBox="0 0 211 219" svg:d="M180 219l-25-64h-99l-25 64h-31l89-219h34l88 219zM106 22l-2 5c-2 8-6 19-11 33l-28 72h82l-28-72c-3-8-6-16-9-25z"><text:p/></draw:path><draw:path draw:style-name="gr62" draw:text-style-name="P97" svg:width="0.181cm" svg:height="0.29cm" svg:x="1.417cm" svg:y="3.242cm" svg:viewBox="0 0 182 291" svg:d="M0 291c0-11 0-21 0-32 25 0 49 0 74 0 0-74 0-149 0-223-22 15-44 31-66 46 0-12 0-23 0-35 23-16 46-31 69-47 12 0 23 0 35 0 0 86 0 173 0 259 23 0 47 0 70 0 0 11 0 21 0 32-60 0-121 0-182 0z"><text:p/></draw:path></draw:g><draw:g draw:style-name="gr74"><draw:path draw:style-name="gr60" draw:text-style-name="P82" svg:width="0.999cm" svg:height="0.999cm" svg:x="2.004cm" svg:y="2.707cm" svg:viewBox="0 0 1000 1000" svg:d="M0 1000c0-333 0-667 0-1000 333 0 667 0 1000 0 0 333 0 667 0 1000-333 0-667 0-1000 0z"><text:p/></draw:path><draw:path draw:style-name="gr61" draw:text-style-name="P96" svg:width="0.168cm" svg:height="0.218cm" svg:x="2.424cm" svg:y="2.861cm" svg:viewBox="0 0 169 219" svg:d="M169 157c0 20-7 35-21 46s-34 16-59 16h-89v-219h79c52 0 77 18 77 53 0 13-3 24-10 33-8 8-18 14-31 17 17 2 31 8 40 18 9 9 14 22 14 36zM127 57c0-12-4-20-12-25-9-5-20-8-36-8h-49v69h49c16 0 28-3 36-9s12-15 12-27zM139 155c0-26-18-39-54-39h-55v79h57c18 0 31-3 40-10 8-7 12-17 12-30z"><text:p/></draw:path><draw:path draw:style-name="gr62" draw:text-style-name="P97" svg:width="0.192cm" svg:height="0.294cm" svg:x="2.407cm" svg:y="3.238cm" svg:viewBox="0 0 193 295" svg:d="M0 295v-27c7-16 16-30 26-42s20-24 32-33c11-10 22-20 33-28 11-9 20-17 29-26 9-8 16-17 22-27 5-9 8-19 8-31 0-16-5-28-14-37-10-9-23-13-39-13s-29 4-39 13c-11 8-17 20-18 36l-38-4c2-23 12-42 29-55 17-14 39-21 66-21 29 0 52 7 67 21 16 13 24 33 24 59 0 11-3 22-8 33s-13 22-23 33c-10 12-29 29-58 52-16 13-29 25-38 35s-16 20-20 30h152v32z"><text:p/></draw:path></draw:g><draw:g draw:style-name="gr74"><draw:path draw:style-name="gr60" draw:text-style-name="P82" svg:width="0.999cm" svg:height="0.999cm" svg:x="3.001cm" svg:y="2.707cm" svg:viewBox="0 0 1000 1000" svg:d="M0 1000c0-333 0-667 0-1000 333 0 667 0 1000 0 0 333 0 667 0 1000-333 0-667 0-1000 0z"><text:p/></draw:path><draw:path draw:style-name="gr61" draw:text-style-name="P96" svg:width="0.216cm" svg:height="0.224cm" svg:x="3.393cm" svg:y="2.858cm" svg:viewBox="0 0 217 225" svg:d="M217 112c0 22-5 42-13 60-9 17-22 30-38 39s-36 14-58 14-42-5-58-14-29-22-37-39c-9-17-13-37-13-60 0-35 10-63 29-82 19-20 45-30 80-30 22 0 41 4 57 13 17 9 29 22 38 39 8 17 13 37 13 60zM186 111c0-27-6-48-20-64-13-15-33-23-57-23-25 0-45 8-58 23-14 15-21 37-21 64 0 28 7 50 21 66s33 24 57 24c25 0 45-8 58-23 14-16 20-38 20-67z"><text:p/></draw:path><draw:path draw:style-name="gr62" draw:text-style-name="P97" svg:width="0.199cm" svg:height="0.298cm" svg:x="3.399cm" svg:y="3.238cm" svg:viewBox="0 0 200 299" svg:d="M200 215c0 26-8 47-25 62s-42 22-73 22c-30 0-53-7-71-20-17-13-28-33-31-59l38-3c5 34 26 51 64 51 18 0 33-5 44-14 10-9 16-23 16-41 0-16-6-28-19-37-12-9-29-13-52-13h-21v-32h20c20 0 36-4 47-13s17-21 17-37c0-15-4-28-14-37-9-9-22-13-40-13-17 0-30 4-40 12-10 9-16 21-18 36l-37-3c3-24 13-43 30-56s38-20 65-20c29 0 52 7 68 20 16 14 24 33 24 57 0 18-5 34-15 45-11 12-26 20-46 24v1c22 2 39 9 51 21 12 13 18 28 18 47z"><text:p/></draw:path></draw:g><draw:g draw:style-name="gr74"><draw:path draw:style-name="gr60" draw:text-style-name="P88" svg:width="0.999cm" svg:height="0.999cm" svg:x="1.004cm" svg:y="0cm" svg:viewBox="0 0 1000 1000" svg:d="M0 1000c0-333 0-667 0-1000 333 0 667 0 1000 0 0 333 0 667 0 1000-333 0-667 0-1000 0z"><text:p/></draw:path><draw:path draw:style-name="gr61" draw:text-style-name="P98" svg:width="0.21cm" svg:height="0.218cm" svg:x="1.398cm" svg:y="0.154cm" svg:viewBox="0 0 211 219" svg:d="M180 219l-25-64h-99l-25 64h-31l89-219h34l88 219zM106 22l-2 5c-2 8-6 19-11 33l-28 72h82l-28-72c-3-8-6-16-9-25z"><text:p/></draw:path><draw:path draw:style-name="gr62" draw:text-style-name="P99" svg:width="0.194cm" svg:height="0.298cm" svg:x="1.288cm" svg:y="0.531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9cm" svg:height="0.294cm" svg:x="1.52cm" svg:y="0.535cm" svg:viewBox="0 0 200 295" svg:d="M200 196c0 31-9 55-27 73-18 17-44 26-76 26-27 0-49-6-65-18-17-12-28-29-32-51l38-5c7 29 28 43 60 43 20 0 36-6 47-18s17-28 17-49c0-18-6-33-17-44-12-11-27-17-46-17-10 0-20 2-28 5-9 3-18 8-26 16h-37l10-157h165v32h-131l-6 92c17-13 37-19 60-19 29 0 52 8 69 25s25 39 25 66z"><text:p/></draw:path></draw:g><draw:g draw:style-name="gr74"><draw:path draw:style-name="gr60" draw:text-style-name="P88" svg:width="0.999cm" svg:height="0.999cm" svg:x="2.005cm" svg:y="0cm" svg:viewBox="0 0 1000 1000" svg:d="M0 1000c0-333 0-667 0-1000 333 0 667 0 1000 0 0 333 0 667 0 1000-333 0-667 0-1000 0z"><text:p/></draw:path><draw:path draw:style-name="gr61" draw:text-style-name="P98" svg:width="0.168cm" svg:height="0.218cm" svg:x="2.425cm" svg:y="0.154cm" svg:viewBox="0 0 169 219" svg:d="M169 157c0 20-7 35-21 46s-34 16-59 16h-89v-219h79c52 0 77 18 77 53 0 13-3 24-10 33-8 8-18 14-31 17 17 2 31 8 40 18 9 9 14 22 14 36zM127 57c0-12-4-20-12-25-9-5-20-8-36-8h-49v69h49c16 0 28-3 36-9s12-15 12-27zM139 155c0-26-18-39-54-39h-55v79h57c18 0 31-3 40-10 8-7 12-17 12-30z"><text:p/></draw:path><draw:path draw:style-name="gr62" draw:text-style-name="P99" svg:width="0.194cm" svg:height="0.298cm" svg:x="2.289cm" svg:y="0.531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4cm" svg:height="0.298cm" svg:x="2.526cm" svg:y="0.531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g><draw:g draw:style-name="gr74"><draw:path draw:style-name="gr60" draw:text-style-name="P88" svg:width="0.999cm" svg:height="0.999cm" svg:x="3.002cm" svg:y="0cm" svg:viewBox="0 0 1000 1000" svg:d="M0 1000c0-333 0-667 0-1000 333 0 667 0 1000 0 0 333 0 667 0 1000-333 0-667 0-1000 0z"><text:p/></draw:path><draw:path draw:style-name="gr62" draw:text-style-name="P99" svg:width="0.269cm" svg:height="0.039cm" svg:x="3.368cm" svg:y="0.589cm" svg:viewBox="0 0 270 40" svg:d="M235 40c0-13 0-27 0-40 11 0 23 0 35 0 0 13 0 27 0 40-12 0-24 0-35 0zM118 40c0-13 0-27 0-40 11 0 23 0 34 0 0 13 0 27 0 40-11 0-23 0-34 0zM0 40c0-13 0-27 0-40 12 0 23 0 35 0 0 13 0 27 0 40-12 0-23 0-35 0z"><text:p/></draw:path></draw:g><draw:g draw:style-name="gr74"><draw:path draw:style-name="gr60" draw:text-style-name="P88" svg:width="0.999cm" svg:height="0.999cm" svg:x="4.003cm" svg:y="0cm" svg:viewBox="0 0 1000 1000" svg:d="M0 1000c0-333 0-667 0-1000 333 0 667 0 1000 0 0 333 0 667 0 1000-333 0-667 0-1000 0z"><text:p/></draw:path><draw:path draw:style-name="gr61" draw:text-style-name="P98" svg:width="0.216cm" svg:height="0.224cm" svg:x="4.395cm" svg:y="0.151cm" svg:viewBox="0 0 217 225" svg:d="M217 112c0 22-5 42-13 60-9 17-22 30-38 39s-36 14-58 14-42-5-58-14-29-22-37-39c-9-17-13-37-13-60 0-35 10-63 29-82 19-20 45-30 80-30 22 0 41 4 57 13 17 9 29 22 38 39 8 17 13 37 13 60zM186 111c0-27-6-48-20-64-13-15-33-23-57-23-25 0-45 8-58 23-14 15-21 37-21 64 0 28 7 50 21 66s33 24 57 24c25 0 45-8 58-23 14-16 20-38 20-67z"><text:p/></draw:path><draw:path draw:style-name="gr62" draw:text-style-name="P99" svg:width="0.191cm" svg:height="0.29cm" svg:x="4.287cm" svg:y="0.535cm" svg:viewBox="0 0 192 291" svg:d="M192 31c-30 45-51 80-63 106s-21 51-27 76-10 51-10 78h-38c0-37 8-76 23-117 16-41 42-89 79-142h-156v-32h192z"><text:p/></draw:path><draw:path draw:style-name="gr62" draw:text-style-name="P99" svg:width="0.194cm" svg:height="0.298cm" svg:x="4.522cm" svg:y="0.531cm" svg:viewBox="0 0 195 299" svg:d="M195 144c0 50-9 88-27 115s-44 40-78 40c-23 0-41-5-55-14-13-10-23-25-29-47l36-5c7 24 23 36 49 36 21 0 37-10 49-30 12-19 18-47 18-84-5 13-15 22-28 30-13 7-28 11-44 11-26 0-47-9-62-27-16-18-24-42-24-71 0-31 9-54 26-72 17-17 40-26 71-26 32 0 57 12 73 36 17 24 25 60 25 108zM155 108c0-23-6-42-16-57-11-14-25-21-43-21s-32 6-43 18c-10 13-15 29-15 50s5 38 15 50c11 13 25 19 42 19 11 0 21-2 30-7s16-12 22-21c5-9 8-19 8-31z"><text:p/></draw:path></draw:g><draw:g draw:style-name="gr74"><draw:path draw:style-name="gr60" draw:text-style-name="P88" svg:width="0.999cm" svg:height="0.999cm" svg:x="5.005cm" svg:y="0cm" svg:viewBox="0 0 1000 1000" svg:d="M0 1000c0-333 0-667 0-1000 333 0 667 0 1000 0 0 333 0 667 0 1000-333 0-667 0-1000 0z"><text:p/></draw:path><draw:path draw:style-name="gr62" draw:text-style-name="P99" svg:width="0.269cm" svg:height="0.039cm" svg:x="5.371cm" svg:y="0.589cm" svg:viewBox="0 0 270 40" svg:d="M235 40c0-13 0-27 0-40 11 0 23 0 35 0 0 13 0 27 0 40-12 0-24 0-35 0zM118 40c0-13 0-27 0-40 11 0 23 0 34 0 0 13 0 27 0 40-11 0-23 0-34 0zM0 40c0-13 0-27 0-40 12 0 23 0 35 0 0 13 0 27 0 40-12 0-23 0-35 0z"><text:p/></draw:path></draw:g><draw:path draw:style-name="gr72" draw:text-style-name="P102" svg:width="1.727cm" svg:height="0.003cm" draw:transform="skewX (-0.00314159265358979) rotate (-1.5707963267949) translate (1.5162222117221cm 1.02820972503318cm)" svg:viewBox="0 0 1728 4" svg:d="M0 4c576-1 1152-3 1728-4"><text:p/></draw:path><draw:path draw:style-name="gr72" draw:text-style-name="P102" svg:width="1.753cm" svg:height="0.027cm" draw:transform="skewX (-0.0141371669411541) rotate (-1.5707963267949) translate (2.5892186731201cm 1.02882643656048cm)" svg:viewBox="0 0 1754 28" svg:d="M0 28c585-9 1169-19 1754-28"><text:p/></draw:path><draw:path draw:style-name="gr72" draw:text-style-name="P102" svg:width="2.061cm" svg:height="0.002cm" draw:transform="skewX (0.00104719755119663) rotate (-2.11289559246434) translate (4.56322222222221cm 1.01822222222225cm)" svg:viewBox="0 0 2062 3" svg:d="M0 0c687 1 1375 1 2062 3"><text:p/></draw:path><draw:g draw:style-name="gr74"><draw:path draw:style-name="gr82" draw:text-style-name="P105" svg:width="0.201cm" svg:height="0.298cm" svg:x="0.327cm" svg:y="3.057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82" draw:text-style-name="P105" svg:width="0.202cm" svg:height="0.222cm" svg:x="0.552cm" svg:y="3.129cm" svg:viewBox="0 0 203 223" svg:d="M161 223c-20-31-40-61-60-92-20 31-41 61-61 92-13 0-27 0-40 0 27-38 53-76 80-115-26-36-51-72-76-108 13 0 27 0 41 0 18 29 37 58 56 87 18-29 37-58 55-87 14 0 28 0 42 0-25 36-51 72-76 108 27 38 54 77 81 115-14 0-28 0-42 0z"><text:p/></draw:path></draw:g></draw:g><draw:line draw:style-name="gr83" draw:text-style-name="P84" svg:x1="5.342cm" svg:y1="3.192cm" svg:x2="4.296cm" svg:y2="3.192cm"><text:p/></draw:line><draw:frame draw:style-name="gr84" draw:text-style-name="P91" svg:width="3.797cm" svg:height="1.015cm" svg:x="5.604cm" svg:y="2.639cm"><draw:text-box><text:p text:style-name="P106"><text:span text:style-name="T95">the branches will from this array</text:span></text:p></draw:text-box></draw:frame></draw:g></text:p>
      <text:p text:style-name="Text_20_body"><text:soft-page-break/><text:span text:style-name="T50">The tree for 1st word</text:span><text:span text:style-name="T49"> </text:span><text:span text:style-name="T19">BABA</text:span><text:span text:style-name="T49">. </text:span><text:span text:style-name="T50">The zero index that means total count of all word is </text:span><text:span text:style-name="T22">red</text:span><text:span text:style-name="T49">, </text:span><text:span text:style-name="T50">every next branch is for next letter. </text:span><text:span text:style-name="T23"><text:s/></text:span><text:span text:style-name="T50">There is a </text:span><text:span text:style-name="T21">blue</text:span><text:span text:style-name="T50"> count for current word at the end of word. </text:span><text:span text:style-name="T3">x</text:span><text:span text:style-name="T23"> </text:span><text:span text:style-name="T50">means the empty cell in array. </text:span></text:p>
      <text:p text:style-name="Standard"/>
      <text:p text:style-name="P13"><draw:g text:anchor-type="as-char" draw:z-index="0" draw:name="Skupinový objekt 3" draw:style-name="gr57"><draw:path draw:style-name="gr3" draw:text-style-name="P81" svg:width="1cm" svg:height="1cm" svg:x="0cm" svg:y="0.001cm" svg:viewBox="0 0 1001 1001" svg:d="M1001 0c0 334 0 667 0 1001-334-84-667-167-1001-251 0-167 0-333 0-500 334-83 667-167 1001-250z"><text:p/></draw:path><draw:g draw:style-name="gr74"><draw:path draw:style-name="gr60" draw:text-style-name="P82" svg:width="0.999cm" svg:height="0.999cm" svg:x="1.001cm" svg:y="0cm" svg:viewBox="0 0 1000 1000" svg:d="M0 1000c0-333 0-667 0-1000 333 0 667 0 1000 0 0 333 0 667 0 1000-333 0-667 0-1000 0z"><text:p/></draw:path><draw:path draw:style-name="gr62" draw:text-style-name="P97" svg:width="0.202cm" svg:height="0.222cm" svg:x="1.399cm" svg:y="0.425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2" svg:width="0.999cm" svg:height="0.999cm" svg:x="2.002cm" svg:y="0cm" svg:viewBox="0 0 1000 1000" svg:d="M0 1000c0-333 0-667 0-1000 333 0 667 0 1000 0 0 333 0 667 0 1000-333 0-667 0-1000 0z"><text:p/></draw:path><draw:g draw:style-name="gr74"><draw:path draw:style-name="gr60" draw:text-style-name="P82" svg:width="0.999cm" svg:height="0.999cm" svg:x="2.999cm" svg:y="0cm" svg:viewBox="0 0 1000 1000" svg:d="M0 1000c0-333 0-667 0-1000 333 0 667 0 1000 0 0 333 0 667 0 1000-333 0-667 0-1000 0z"><text:p/></draw:path><draw:path draw:style-name="gr62" draw:text-style-name="P97" svg:width="0.202cm" svg:height="0.222cm" svg:x="3.397cm" svg:y="0.425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89cm" svg:height="0.193cm" svg:x="1.038cm" svg:y="0.049cm" svg:viewBox="0 0 190 194" svg:d="M149 194c-5-16-11-33-17-49-25 0-49 0-74 0-6 16-12 33-17 49-14 0-27 0-41 0 24-65 47-129 71-194 16 0 32 0 48 0 23 65 47 129 71 194-14 0-27 0-41 0zM95 30c0 1-1 2-1 3-1 3-2 7-3 11-2 4-9 28-24 70 19 0 37 0 56 0-6-19-13-37-19-56-2-6-4-12-6-19-1-3-2-6-3-9z"><text:p/></draw:path><draw:path draw:style-name="gr90" draw:text-style-name="P108" svg:width="0.171cm" svg:height="0.193cm" svg:x="2.07cm" svg:y="0.049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3.051cm" svg:y="0.047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106" draw:text-style-name="P111" svg:width="0.181cm" svg:height="0.29cm" svg:x="0.454cm" svg:y="0.353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1.984cm" svg:y="0.409cm" svg:viewBox="0 0 1001 1001" svg:d="M0 1001c334 0 667 0 1001 0-84-334-167-667-251-1001-167 0-333 0-500 0-83 334-167 667-250 1001z"><text:p/></draw:path><draw:path draw:style-name="gr60" draw:text-style-name="P82" svg:width="0.999cm" svg:height="0.999cm" svg:x="1.984cm" svg:y="1.416cm" svg:viewBox="0 0 1000 1000" svg:d="M0 1000c0-333 0-667 0-1000 333 0 667 0 1000 0 0 333 0 667 0 1000-333 0-667 0-1000 0z"><text:p/></draw:path><draw:path draw:style-name="gr53" draw:text-style-name="P93" svg:width="0.171cm" svg:height="0.193cm" svg:x="2.049cm" svg:y="2.482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90" draw:text-style-name="P108" svg:width="0.189cm" svg:height="0.193cm" svg:x="2.036cm" svg:y="1.481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2.373cm" svg:y="0.609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g draw:style-name="gr74"><draw:path draw:style-name="gr60" draw:text-style-name="P82" svg:width="0.999cm" svg:height="0.999cm" svg:x="1.984cm" svg:y="2.417cm" svg:viewBox="0 0 1000 1000" svg:d="M0 1000c0-333 0-667 0-1000 333 0 667 0 1000 0 0 333 0 667 0 1000-333 0-667 0-1000 0z"><text:p/></draw:path><draw:path draw:style-name="gr62" draw:text-style-name="P97" svg:width="0.202cm" svg:height="0.222cm" svg:x="2.382cm" svg:y="2.842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1.983cm" svg:y="3.416cm" svg:viewBox="0 0 1000 1000" svg:d="M0 1000c0-333 0-667 0-1000 333 0 667 0 1000 0 0 333 0 667 0 1000-333 0-667 0-1000 0z"><text:p/></draw:path><draw:path draw:style-name="gr62" draw:text-style-name="P97" svg:width="0.202cm" svg:height="0.222cm" svg:x="2.381cm" svg:y="3.841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95cm" svg:height="0.199cm" svg:x="2.032cm" svg:y="3.477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2.433cm" svg:y="1.428cm" svg:viewBox="0 0 1001 1001" svg:d="M1001 0c0 334 0 667 0 1001-334-84-667-167-1001-251 0-167 0-333 0-500 334-83 667-167 1001-250z"><text:p/></draw:path><draw:g draw:style-name="gr74"><draw:path draw:style-name="gr60" draw:text-style-name="P82" svg:width="0.999cm" svg:height="0.999cm" svg:x="3.434cm" svg:y="1.427cm" svg:viewBox="0 0 1000 1000" svg:d="M0 1000c0-333 0-667 0-1000 333 0 667 0 1000 0 0 333 0 667 0 1000-333 0-667 0-1000 0z"><text:p/></draw:path><draw:path draw:style-name="gr62" draw:text-style-name="P97" svg:width="0.202cm" svg:height="0.222cm" svg:x="3.832cm" svg:y="1.852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2" svg:width="0.999cm" svg:height="0.999cm" svg:x="4.435cm" svg:y="1.427cm" svg:viewBox="0 0 1000 1000" svg:d="M0 1000c0-333 0-667 0-1000 333 0 667 0 1000 0 0 333 0 667 0 1000-333 0-667 0-1000 0z"><text:p/></draw:path><draw:g draw:style-name="gr74"><draw:path draw:style-name="gr60" draw:text-style-name="P82" svg:width="0.999cm" svg:height="0.999cm" svg:x="5.432cm" svg:y="1.427cm" svg:viewBox="0 0 1000 1000" svg:d="M0 1000c0-333 0-667 0-1000 333 0 667 0 1000 0 0 333 0 667 0 1000-333 0-667 0-1000 0z"><text:p/></draw:path><draw:path draw:style-name="gr62" draw:text-style-name="P97" svg:width="0.202cm" svg:height="0.222cm" svg:x="5.83cm" svg:y="1.852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89cm" svg:height="0.193cm" svg:x="3.471cm" svg:y="1.476cm" svg:viewBox="0 0 190 194" svg:d="M149 194c-5-16-11-33-17-49-25 0-49 0-74 0-6 16-12 33-17 49-14 0-27 0-41 0 24-65 47-129 71-194 16 0 32 0 48 0 23 65 47 129 71 194-14 0-27 0-41 0zM95 30c0 1-1 2-1 3-1 3-2 7-3 11-2 4-9 28-24 70 19 0 37 0 56 0-6-19-13-37-19-56-2-6-4-12-6-19-1-3-2-6-3-9z"><text:p/></draw:path><draw:path draw:style-name="gr90" draw:text-style-name="P108" svg:width="0.171cm" svg:height="0.193cm" svg:x="4.503cm" svg:y="1.476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5.484cm" svg:y="1.474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7" draw:text-style-name="P86" svg:width="0.201cm" svg:height="0.298cm" svg:x="2.633cm" svg:y="1.784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2" draw:text-style-name="P81" svg:width="1cm" svg:height="1cm" svg:x="4.451cm" svg:y="1.745cm" svg:viewBox="0 0 1001 1001" svg:d="M0 1001c334 0 667 0 1001 0-84-334-167-667-251-1001-167 0-333 0-500 0-83 334-167 667-250 1001z"><text:p/></draw:path><draw:path draw:style-name="gr60" draw:text-style-name="P82" svg:width="0.999cm" svg:height="0.999cm" svg:x="4.451cm" svg:y="2.752cm" svg:viewBox="0 0 1000 1000" svg:d="M0 1000c0-333 0-667 0-1000 333 0 667 0 1000 0 0 333 0 667 0 1000-333 0-667 0-1000 0z"><text:p/></draw:path><draw:path draw:style-name="gr53" draw:text-style-name="P93" svg:width="0.171cm" svg:height="0.193cm" svg:x="4.516cm" svg:y="3.818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90" draw:text-style-name="P108" svg:width="0.189cm" svg:height="0.193cm" svg:x="4.503cm" svg:y="2.817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4.84cm" svg:y="1.945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g draw:style-name="gr74"><draw:path draw:style-name="gr60" draw:text-style-name="P82" svg:width="0.999cm" svg:height="0.999cm" svg:x="4.451cm" svg:y="3.753cm" svg:viewBox="0 0 1000 1000" svg:d="M0 1000c0-333 0-667 0-1000 333 0 667 0 1000 0 0 333 0 667 0 1000-333 0-667 0-1000 0z"><text:p/></draw:path><draw:path draw:style-name="gr62" draw:text-style-name="P97" svg:width="0.202cm" svg:height="0.222cm" svg:x="4.849cm" svg:y="4.178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4.45cm" svg:y="4.752cm" svg:viewBox="0 0 1000 1000" svg:d="M0 1000c0-333 0-667 0-1000 333 0 667 0 1000 0 0 333 0 667 0 1000-333 0-667 0-1000 0z"><text:p/></draw:path><draw:path draw:style-name="gr62" draw:text-style-name="P97" svg:width="0.202cm" svg:height="0.222cm" svg:x="4.848cm" svg:y="5.177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95cm" svg:height="0.199cm" svg:x="4.499cm" svg:y="4.813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90" draw:text-style-name="P109" svg:width="0.181cm" svg:height="0.29cm" svg:x="4.939cm" svg:y="3.136cm" svg:viewBox="0 0 182 291" svg:d="M0 291c0-11 0-21 0-32 25 0 49 0 74 0 0-74 0-149 0-223-22 15-44 31-66 46 0-12 0-23 0-35 23-16 46-31 69-47 12 0 23 0 35 0 0 86 0 173 0 259 23 0 47 0 70 0 0 11 0 21 0 32-60 0-121 0-182 0z"><text:p/></draw:path><draw:custom-shape draw:style-name="gr107" draw:text-style-name="P88" svg:width="0.701cm" svg:height="0.701cm" svg:x="4.665cm" svg:y="2.937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
      <text:p text:style-name="Text_20_body"/>
      <text:p text:style-name="Text_20_body"><text:span text:style-name="T50">Next word is</text:span> <text:span text:style-name="T18">BA</text:span>. <text:span text:style-name="T50">Zero index in sub-branchs means the end of word and count for this word. There is other blue </text:span><text:span text:style-name="T20">1</text:span><text:span text:style-name="T50"> for it. </text:span></text:p>
      <text:p text:style-name="P8"/>
      <text:p text:style-name="P5"><draw:g text:anchor-type="as-char" draw:z-index="1" draw:name="Skupinový objekt 4" draw:style-name="gr57"><draw:path draw:style-name="gr37" draw:text-style-name="P86" svg:width="0.181cm" svg:height="0.29cm" svg:x="4.956cm" svg:y="3.125cm" svg:viewBox="0 0 182 291" svg:d="M0 291c0-11 0-21 0-32 25 0 49 0 74 0 0-74 0-149 0-223-22 15-44 31-66 46 0-12 0-23 0-35 23-16 46-31 69-47 12 0 23 0 35 0 0 86 0 173 0 259 23 0 47 0 70 0 0 11 0 21 0 32-60 0-121 0-182 0z"><text:p/></draw:path><draw:custom-shape draw:style-name="gr89" draw:text-style-name="P88" svg:width="0.701cm" svg:height="0.701cm" svg:x="4.683cm" svg:y="2.925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1" svg:width="1cm" svg:height="1cm" svg:x="0cm" svg:y="0.001cm" svg:viewBox="0 0 1001 1001" svg:d="M1001 0c0 334 0 667 0 1001-334-84-667-167-1001-251 0-167 0-333 0-500 334-83 667-167 1001-250z"><text:p/></draw:path><draw:g draw:style-name="gr74"><draw:path draw:style-name="gr60" draw:text-style-name="P82" svg:width="0.999cm" svg:height="0.999cm" svg:x="1.001cm" svg:y="0cm" svg:viewBox="0 0 1000 1000" svg:d="M0 1000c0-333 0-667 0-1000 333 0 667 0 1000 0 0 333 0 667 0 1000-333 0-667 0-1000 0z"><text:p/></draw:path><draw:path draw:style-name="gr62" draw:text-style-name="P97" svg:width="0.202cm" svg:height="0.222cm" svg:x="1.399cm" svg:y="0.425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2" svg:width="0.999cm" svg:height="0.999cm" svg:x="2.002cm" svg:y="0cm" svg:viewBox="0 0 1000 1000" svg:d="M0 1000c0-333 0-667 0-1000 333 0 667 0 1000 0 0 333 0 667 0 1000-333 0-667 0-1000 0z"><text:p/></draw:path><draw:g draw:style-name="gr74"><draw:path draw:style-name="gr60" draw:text-style-name="P82" svg:width="0.999cm" svg:height="0.999cm" svg:x="2.999cm" svg:y="0cm" svg:viewBox="0 0 1000 1000" svg:d="M0 1000c0-333 0-667 0-1000 333 0 667 0 1000 0 0 333 0 667 0 1000-333 0-667 0-1000 0z"><text:p/></draw:path><draw:path draw:style-name="gr62" draw:text-style-name="P97" svg:width="0.202cm" svg:height="0.222cm" svg:x="3.397cm" svg:y="0.425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89cm" svg:height="0.193cm" svg:x="1.038cm" svg:y="0.049cm" svg:viewBox="0 0 190 194" svg:d="M149 194c-5-16-11-33-17-49-25 0-49 0-74 0-6 16-12 33-17 49-14 0-27 0-41 0 24-65 47-129 71-194 16 0 32 0 48 0 23 65 47 129 71 194-14 0-27 0-41 0zM95 30c0 1-1 2-1 3-1 3-2 7-3 11-2 4-9 28-24 70 19 0 37 0 56 0-6-19-13-37-19-56-2-6-4-12-6-19-1-3-2-6-3-9z"><text:p/></draw:path><draw:path draw:style-name="gr90" draw:text-style-name="P108" svg:width="0.171cm" svg:height="0.193cm" svg:x="2.07cm" svg:y="0.049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3.051cm" svg:y="0.047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106" draw:text-style-name="P87" svg:width="0.192cm" svg:height="0.294cm" svg:x="0.443cm" svg:y="0.349cm" svg:viewBox="0 0 193 295" svg:d="M0 295v-27c7-16 16-30 26-42s20-24 32-33c11-10 22-20 33-28 11-9 20-17 29-26 9-8 16-17 22-27 5-9 8-19 8-31 0-16-5-28-14-37-10-9-23-13-39-13s-29 4-39 13c-11 8-17 20-18 36l-38-4c2-23 12-42 29-55 17-14 39-21 66-21 29 0 52 7 67 21 16 13 24 33 24 59 0 11-3 22-8 33s-13 22-23 33c-10 12-29 29-58 52-16 13-29 25-38 35s-16 20-20 30h152v32z"><text:p/></draw:path><draw:path draw:style-name="gr2" draw:text-style-name="P81" svg:width="1cm" svg:height="1cm" svg:x="1.984cm" svg:y="0.409cm" svg:viewBox="0 0 1001 1001" svg:d="M0 1001c334 0 667 0 1001 0-84-334-167-667-251-1001-167 0-333 0-500 0-83 334-167 667-250 1001z"><text:p/></draw:path><draw:path draw:style-name="gr60" draw:text-style-name="P82" svg:width="0.999cm" svg:height="0.999cm" svg:x="1.984cm" svg:y="1.416cm" svg:viewBox="0 0 1000 1000" svg:d="M0 1000c0-333 0-667 0-1000 333 0 667 0 1000 0 0 333 0 667 0 1000-333 0-667 0-1000 0z"><text:p/></draw:path><draw:path draw:style-name="gr53" draw:text-style-name="P93" svg:width="0.171cm" svg:height="0.193cm" svg:x="2.049cm" svg:y="2.482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90" draw:text-style-name="P108" svg:width="0.189cm" svg:height="0.193cm" svg:x="2.036cm" svg:y="1.481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2.373cm" svg:y="0.609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g draw:style-name="gr74"><draw:path draw:style-name="gr60" draw:text-style-name="P82" svg:width="0.999cm" svg:height="0.999cm" svg:x="1.984cm" svg:y="2.417cm" svg:viewBox="0 0 1000 1000" svg:d="M0 1000c0-333 0-667 0-1000 333 0 667 0 1000 0 0 333 0 667 0 1000-333 0-667 0-1000 0z"><text:p/></draw:path><draw:path draw:style-name="gr62" draw:text-style-name="P97" svg:width="0.202cm" svg:height="0.222cm" svg:x="2.382cm" svg:y="2.842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1.983cm" svg:y="3.416cm" svg:viewBox="0 0 1000 1000" svg:d="M0 1000c0-333 0-667 0-1000 333 0 667 0 1000 0 0 333 0 667 0 1000-333 0-667 0-1000 0z"><text:p/></draw:path><draw:path draw:style-name="gr62" draw:text-style-name="P97" svg:width="0.202cm" svg:height="0.222cm" svg:x="2.381cm" svg:y="3.841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95cm" svg:height="0.199cm" svg:x="2.032cm" svg:y="3.477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98" draw:text-style-name="P81" svg:width="1cm" svg:height="1cm" svg:x="2.433cm" svg:y="1.428cm" svg:viewBox="0 0 1001 1001" svg:d="M1001 0c0 334 0 667 0 1001-334-84-667-167-1001-251 0-167 0-333 0-500 334-83 667-167 1001-250z"><text:p/></draw:path><draw:g draw:style-name="gr74"><draw:path draw:style-name="gr60" draw:text-style-name="P82" svg:width="0.999cm" svg:height="0.999cm" svg:x="3.434cm" svg:y="1.427cm" svg:viewBox="0 0 1000 1000" svg:d="M0 1000c0-333 0-667 0-1000 333 0 667 0 1000 0 0 333 0 667 0 1000-333 0-667 0-1000 0z"><text:p/></draw:path><draw:path draw:style-name="gr62" draw:text-style-name="P97" svg:width="0.202cm" svg:height="0.222cm" svg:x="3.832cm" svg:y="1.852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2" svg:width="0.999cm" svg:height="0.999cm" svg:x="4.435cm" svg:y="1.427cm" svg:viewBox="0 0 1000 1000" svg:d="M0 1000c0-333 0-667 0-1000 333 0 667 0 1000 0 0 333 0 667 0 1000-333 0-667 0-1000 0z"><text:p/></draw:path><draw:g draw:style-name="gr74"><draw:path draw:style-name="gr60" draw:text-style-name="P82" svg:width="0.999cm" svg:height="0.999cm" svg:x="5.432cm" svg:y="1.427cm" svg:viewBox="0 0 1000 1000" svg:d="M0 1000c0-333 0-667 0-1000 333 0 667 0 1000 0 0 333 0 667 0 1000-333 0-667 0-1000 0z"><text:p/></draw:path><draw:path draw:style-name="gr62" draw:text-style-name="P97" svg:width="0.202cm" svg:height="0.222cm" svg:x="5.83cm" svg:y="1.852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89cm" svg:height="0.193cm" svg:x="3.471cm" svg:y="1.476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4.503cm" svg:y="1.476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5.484cm" svg:y="1.474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90" draw:text-style-name="P110" svg:width="0.181cm" svg:height="0.29cm" svg:x="2.648cm" svg:y="1.788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4.451cm" svg:y="1.745cm" svg:viewBox="0 0 1001 1001" svg:d="M0 1001c334 0 667 0 1001 0-84-334-167-667-251-1001-167 0-333 0-500 0-83 334-167 667-250 1001z"><text:p/></draw:path><draw:path draw:style-name="gr60" draw:text-style-name="P82" svg:width="0.999cm" svg:height="0.999cm" svg:x="4.451cm" svg:y="2.752cm" svg:viewBox="0 0 1000 1000" svg:d="M0 1000c0-333 0-667 0-1000 333 0 667 0 1000 0 0 333 0 667 0 1000-333 0-667 0-1000 0z"><text:p/></draw:path><draw:path draw:style-name="gr53" draw:text-style-name="P93" svg:width="0.171cm" svg:height="0.193cm" svg:x="4.516cm" svg:y="3.818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4.503cm" svg:y="2.817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4.84cm" svg:y="1.945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g draw:style-name="gr74"><draw:path draw:style-name="gr60" draw:text-style-name="P82" svg:width="0.999cm" svg:height="0.999cm" svg:x="4.451cm" svg:y="3.753cm" svg:viewBox="0 0 1000 1000" svg:d="M0 1000c0-333 0-667 0-1000 333 0 667 0 1000 0 0 333 0 667 0 1000-333 0-667 0-1000 0z"><text:p/></draw:path><draw:path draw:style-name="gr62" draw:text-style-name="P97" svg:width="0.202cm" svg:height="0.222cm" svg:x="4.849cm" svg:y="4.178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4.45cm" svg:y="4.752cm" svg:viewBox="0 0 1000 1000" svg:d="M0 1000c0-333 0-667 0-1000 333 0 667 0 1000 0 0 333 0 667 0 1000-333 0-667 0-1000 0z"><text:p/></draw:path><draw:path draw:style-name="gr62" draw:text-style-name="P97" svg:width="0.202cm" svg:height="0.222cm" svg:x="4.848cm" svg:y="5.177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95cm" svg:height="0.199cm" svg:x="4.499cm" svg:y="4.813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g></text:p>
      <text:p text:style-name="Standard"/>
      <text:p text:style-name="Standard"/>
      <text:p text:style-name="P72"><text:span text:style-name="T50">For</text:span> <text:span text:style-name="T18">OBA</text:span>. </text:p>
      <text:p text:style-name="P10"><draw:g text:anchor-type="as-char" draw:z-index="2" draw:name="Skupinový objekt 5" draw:style-name="gr57"><draw:path draw:style-name="gr37" draw:text-style-name="P86" svg:width="0.181cm" svg:height="0.29cm" svg:x="5.372cm" svg:y="6.471cm" svg:viewBox="0 0 182 291" svg:d="M0 291c0-11 0-21 0-32 25 0 49 0 74 0 0-74 0-149 0-223-22 15-44 31-66 46 0-12 0-23 0-35 23-16 46-31 69-47 12 0 23 0 35 0 0 86 0 173 0 259 23 0 47 0 70 0 0 11 0 21 0 32-60 0-121 0-182 0z"><text:p/></draw:path><draw:custom-shape draw:style-name="gr89" draw:text-style-name="P88" svg:width="0.701cm" svg:height="0.701cm" svg:x="5.099cm" svg:y="6.27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1" svg:width="1cm" svg:height="1cm" svg:x="0.449cm" svg:y="3.362cm" svg:viewBox="0 0 1001 1001" svg:d="M1001 0c0 334 0 667 0 1001-334-84-667-167-1001-251 0-167 0-333 0-500 334-83 667-167 1001-250z"><text:p/></draw:path><draw:g draw:style-name="gr74"><draw:path draw:style-name="gr60" draw:text-style-name="P82" svg:width="0.999cm" svg:height="0.999cm" svg:x="1.45cm" svg:y="3.361cm" svg:viewBox="0 0 1000 1000" svg:d="M0 1000c0-333 0-667 0-1000 333 0 667 0 1000 0 0 333 0 667 0 1000-333 0-667 0-1000 0z"><text:p/></draw:path><draw:path draw:style-name="gr62" draw:text-style-name="P97" svg:width="0.202cm" svg:height="0.222cm" svg:x="1.848cm" svg:y="3.786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2" svg:width="0.999cm" svg:height="0.999cm" svg:x="2.451cm" svg:y="3.361cm" svg:viewBox="0 0 1000 1000" svg:d="M0 1000c0-333 0-667 0-1000 333 0 667 0 1000 0 0 333 0 667 0 1000-333 0-667 0-1000 0z"><text:p/></draw:path><draw:g draw:style-name="gr74"><draw:path draw:style-name="gr60" draw:text-style-name="P82" svg:width="0.999cm" svg:height="0.999cm" svg:x="3.448cm" svg:y="3.361cm" svg:viewBox="0 0 1000 1000" svg:d="M0 1000c0-333 0-667 0-1000 333 0 667 0 1000 0 0 333 0 667 0 1000-333 0-667 0-1000 0z"><text:p/></draw:path></draw:g><draw:path draw:style-name="gr53" draw:text-style-name="P93" svg:width="0.189cm" svg:height="0.193cm" svg:x="1.487cm" svg:y="3.41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2.519cm" svg:y="3.41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90" draw:text-style-name="P108" svg:width="0.195cm" svg:height="0.199cm" svg:x="3.537cm" svg:y="4.064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106" draw:text-style-name="P87" svg:width="0.199cm" svg:height="0.298cm" svg:x="0.887cm" svg:y="3.71cm" svg:viewBox="0 0 200 299" svg:d="M200 215c0 26-8 47-25 62s-42 22-73 22c-30 0-53-7-71-20-17-13-28-33-31-59l38-3c5 34 26 51 64 51 18 0 33-5 44-14 10-9 16-23 16-41 0-16-6-28-19-37-12-9-29-13-52-13h-21v-32h20c20 0 36-4 47-13s17-21 17-37c0-15-4-28-14-37-9-9-22-13-40-13-17 0-30 4-40 12-10 9-16 21-18 36l-37-3c3-24 13-43 30-56s38-20 65-20c29 0 52 7 68 20 16 14 24 33 24 57 0 18-5 34-15 45-11 12-26 20-46 24v1c22 2 39 9 51 21 12 13 18 28 18 47z"><text:p/></draw:path><draw:path draw:style-name="gr2" draw:text-style-name="P81" svg:width="1cm" svg:height="1cm" svg:x="2.433cm" svg:y="3.77cm" svg:viewBox="0 0 1001 1001" svg:d="M0 1001c334 0 667 0 1001 0-84-334-167-667-251-1001-167 0-333 0-500 0-83 334-167 667-250 1001z"><text:p/></draw:path><draw:path draw:style-name="gr60" draw:text-style-name="P82" svg:width="0.999cm" svg:height="0.999cm" svg:x="2.433cm" svg:y="4.777cm" svg:viewBox="0 0 1000 1000" svg:d="M0 1000c0-333 0-667 0-1000 333 0 667 0 1000 0 0 333 0 667 0 1000-333 0-667 0-1000 0z"><text:p/></draw:path><draw:path draw:style-name="gr53" draw:text-style-name="P93" svg:width="0.171cm" svg:height="0.193cm" svg:x="2.498cm" svg:y="5.843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2.485cm" svg:y="4.842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2.822cm" svg:y="3.97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g draw:style-name="gr74"><draw:path draw:style-name="gr60" draw:text-style-name="P82" svg:width="0.999cm" svg:height="0.999cm" svg:x="2.433cm" svg:y="5.778cm" svg:viewBox="0 0 1000 1000" svg:d="M0 1000c0-333 0-667 0-1000 333 0 667 0 1000 0 0 333 0 667 0 1000-333 0-667 0-1000 0z"><text:p/></draw:path><draw:path draw:style-name="gr62" draw:text-style-name="P97" svg:width="0.202cm" svg:height="0.222cm" svg:x="2.831cm" svg:y="6.203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2.432cm" svg:y="6.777cm" svg:viewBox="0 0 1000 1000" svg:d="M0 1000c0-333 0-667 0-1000 333 0 667 0 1000 0 0 333 0 667 0 1000-333 0-667 0-1000 0z"><text:p/></draw:path><draw:path draw:style-name="gr62" draw:text-style-name="P97" svg:width="0.202cm" svg:height="0.222cm" svg:x="2.83cm" svg:y="7.202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95cm" svg:height="0.199cm" svg:x="2.481cm" svg:y="6.838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2.882cm" svg:y="4.789cm" svg:viewBox="0 0 1001 1001" svg:d="M1001 0c0 334 0 667 0 1001-334-84-667-167-1001-251 0-167 0-333 0-500 334-83 667-167 1001-250z"><text:p/></draw:path><draw:g draw:style-name="gr74"><draw:path draw:style-name="gr60" draw:text-style-name="P82" svg:width="0.999cm" svg:height="0.999cm" svg:x="3.883cm" svg:y="4.788cm" svg:viewBox="0 0 1000 1000" svg:d="M0 1000c0-333 0-667 0-1000 333 0 667 0 1000 0 0 333 0 667 0 1000-333 0-667 0-1000 0z"><text:p/></draw:path><draw:path draw:style-name="gr62" draw:text-style-name="P97" svg:width="0.202cm" svg:height="0.222cm" svg:x="4.281cm" svg:y="5.213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2" svg:width="0.999cm" svg:height="0.999cm" svg:x="4.884cm" svg:y="4.788cm" svg:viewBox="0 0 1000 1000" svg:d="M0 1000c0-333 0-667 0-1000 333 0 667 0 1000 0 0 333 0 667 0 1000-333 0-667 0-1000 0z"><text:p/></draw:path><draw:g draw:style-name="gr74"><draw:path draw:style-name="gr60" draw:text-style-name="P82" svg:width="0.999cm" svg:height="0.999cm" svg:x="5.881cm" svg:y="4.788cm" svg:viewBox="0 0 1000 1000" svg:d="M0 1000c0-333 0-667 0-1000 333 0 667 0 1000 0 0 333 0 667 0 1000-333 0-667 0-1000 0z"><text:p/></draw:path><draw:path draw:style-name="gr62" draw:text-style-name="P97" svg:width="0.202cm" svg:height="0.222cm" svg:x="6.279cm" svg:y="5.213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89cm" svg:height="0.193cm" svg:x="3.92cm" svg:y="4.837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4.952cm" svg:y="4.837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5.933cm" svg:y="4.835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7" draw:text-style-name="P86" svg:width="0.181cm" svg:height="0.29cm" svg:x="3.097cm" svg:y="5.149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4.9cm" svg:y="5.106cm" svg:viewBox="0 0 1001 1001" svg:d="M0 1001c334 0 667 0 1001 0-84-334-167-667-251-1001-167 0-333 0-500 0-83 334-167 667-250 1001z"><text:p/></draw:path><draw:path draw:style-name="gr60" draw:text-style-name="P82" svg:width="0.999cm" svg:height="0.999cm" svg:x="4.9cm" svg:y="6.113cm" svg:viewBox="0 0 1000 1000" svg:d="M0 1000c0-333 0-667 0-1000 333 0 667 0 1000 0 0 333 0 667 0 1000-333 0-667 0-1000 0z"><text:p/></draw:path><draw:path draw:style-name="gr53" draw:text-style-name="P93" svg:width="0.171cm" svg:height="0.193cm" svg:x="4.965cm" svg:y="7.179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4.952cm" svg:y="6.178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5.289cm" svg:y="5.30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g draw:style-name="gr74"><draw:path draw:style-name="gr60" draw:text-style-name="P82" svg:width="0.999cm" svg:height="0.999cm" svg:x="4.9cm" svg:y="7.114cm" svg:viewBox="0 0 1000 1000" svg:d="M0 1000c0-333 0-667 0-1000 333 0 667 0 1000 0 0 333 0 667 0 1000-333 0-667 0-1000 0z"><text:p/></draw:path><draw:path draw:style-name="gr62" draw:text-style-name="P97" svg:width="0.202cm" svg:height="0.222cm" svg:x="5.298cm" svg:y="7.539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4.899cm" svg:y="8.113cm" svg:viewBox="0 0 1000 1000" svg:d="M0 1000c0-333 0-667 0-1000 333 0 667 0 1000 0 0 333 0 667 0 1000-333 0-667 0-1000 0z"><text:p/></draw:path><draw:path draw:style-name="gr62" draw:text-style-name="P97" svg:width="0.202cm" svg:height="0.222cm" svg:x="5.297cm" svg:y="8.538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95cm" svg:height="0.199cm" svg:x="4.948cm" svg:y="8.174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2.996cm" svg:y="1.015cm" svg:viewBox="0 0 1001 1001" svg:d="M0 0c0 334 0 667 0 1001 334-84 667-167 1001-251 0-167 0-333 0-500-334-83-667-167-1001-250z"><text:p/></draw:path><draw:g draw:style-name="gr74"><draw:path draw:style-name="gr60" draw:text-style-name="P82" svg:width="0.999cm" svg:height="0.999cm" svg:x="1.995cm" svg:y="1.014cm" svg:viewBox="0 0 1000 1000" svg:d="M0 1000c0-333 0-667 0-1000 333 0 667 0 1000 0 0 333 0 667 0 1000-333 0-667 0-1000 0z"><text:p/></draw:path></draw:g><draw:g draw:style-name="gr74"><draw:path draw:style-name="gr60" draw:text-style-name="P83" svg:width="0.999cm" svg:height="0.999cm" svg:x="0.997cm" svg:y="1.014cm" svg:viewBox="0 0 1000 1000" svg:d="M0 1000c0-333 0-667 0-1000 333 0 667 0 1000 0 0 333 0 667 0 1000-333 0-667 0-1000 0z"><text:p/></draw:path><draw:path draw:style-name="gr62" draw:text-style-name="P107" svg:width="0.202cm" svg:height="0.222cm" svg:x="1.395cm" svg:y="1.439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0cm" svg:y="1.014cm" svg:viewBox="0 0 1000 1000" svg:d="M0 1000c0-333 0-667 0-1000 333 0 667 0 1000 0 0 333 0 667 0 1000-333 0-667 0-1000 0z"><text:p/></draw:path><draw:path draw:style-name="gr62" draw:text-style-name="P97" svg:width="0.202cm" svg:height="0.222cm" svg:x="0.398cm" svg:y="1.439cm" svg:viewBox="0 0 203 223" svg:d="M161 223c-20-31-40-61-60-92-20 31-41 61-61 92-13 0-27 0-40 0 27-38 53-76 80-115-26-36-51-72-76-108 13 0 27 0 41 0 18 29 37 58 56 87 18-29 37-58 55-87 14 0 28 0 42 0-25 36-51 72-76 108 27 38 54 77 81 115-14 0-28 0-42 0z"><text:p/></draw:path></draw:g><draw:path draw:style-name="gr90" draw:text-style-name="P108" svg:width="0.189cm" svg:height="0.193cm" svg:x="2.079cm" svg:y="1.761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1.08cm" svg:y="1.762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0.057cm" svg:y="1.756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7" draw:text-style-name="P86" svg:width="0.201cm" svg:height="0.298cm" svg:x="3.575cm" svg:y="1.371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2" draw:text-style-name="P81" svg:width="1cm" svg:height="1cm" svg:x="3.489cm" svg:y="3.005cm" svg:viewBox="0 0 1001 1001" svg:d="M0 0c334 0 667 0 1001 0-84 334-167 667-251 1001-167 0-333 0-500 0-83-334-167-667-250-1001z"><text:p/></draw:path><draw:g draw:style-name="gr74"><draw:path draw:style-name="gr60" draw:text-style-name="P83" svg:width="0.999cm" svg:height="0.999cm" svg:x="3.489cm" svg:y="2.004cm" svg:viewBox="0 0 1000 1000" svg:d="M0 1000c0-333 0-667 0-1000 333 0 667 0 1000 0 0 333 0 667 0 1000-333 0-667 0-1000 0z"><text:p/></draw:path><draw:path draw:style-name="gr62" draw:text-style-name="P107" svg:width="0.202cm" svg:height="0.222cm" svg:x="3.887cm" svg:y="2.429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2" svg:width="0.999cm" svg:height="0.999cm" svg:x="3.49cm" svg:y="1cm" svg:viewBox="0 0 1000 1000" svg:d="M0 1000c0-333 0-667 0-1000 333 0 667 0 1000 0 0 333 0 667 0 1000-333 0-667 0-1000 0z"><text:p/></draw:path><draw:path draw:style-name="gr53" draw:text-style-name="P93" svg:width="0.189cm" svg:height="0.193cm" svg:x="4.248cm" svg:y="2.065cm" svg:viewBox="0 0 190 194" svg:d="M149 194c-5-16-11-33-17-49-25 0-49 0-74 0-6 16-12 33-17 49-14 0-27 0-41 0 24-65 47-129 71-194 16 0 32 0 48 0 23 65 47 129 71 194-14 0-27 0-41 0zM95 30c0 1-1 2-1 3-1 3-2 7-3 11-2 4-9 28-24 70 19 0 37 0 56 0-6-19-13-37-19-56-2-6-4-12-6-19-1-3-2-6-3-9z"><text:p/></draw:path><draw:g draw:style-name="gr74"><draw:path draw:style-name="gr60" draw:text-style-name="P83" svg:width="0.999cm" svg:height="0.999cm" svg:x="3.491cm" svg:y="0cm" svg:viewBox="0 0 1000 1000" svg:d="M0 1000c0-333 0-667 0-1000 333 0 667 0 1000 0 0 333 0 667 0 1000-333 0-667 0-1000 0z"><text:p/></draw:path><draw:path draw:style-name="gr62" draw:text-style-name="P107" svg:width="0.202cm" svg:height="0.222cm" svg:x="3.889cm" svg:y="0.425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95cm" svg:height="0.199cm" svg:x="4.205cm" svg:y="0.052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90" draw:text-style-name="P109" svg:width="0.181cm" svg:height="0.29cm" svg:x="2.419cm" svg:y="1.247cm" svg:viewBox="0 0 182 291" svg:d="M0 291c0-11 0-21 0-32 25 0 49 0 74 0 0-74 0-149 0-223-22 15-44 31-66 46 0-12 0-23 0-35 23-16 46-31 69-47 12 0 23 0 35 0 0 86 0 173 0 259 23 0 47 0 70 0 0 11 0 21 0 32-60 0-121 0-182 0z"><text:p/></draw:path><draw:path draw:style-name="gr90" draw:text-style-name="P108" svg:width="0.171cm" svg:height="0.193cm" svg:x="4.228cm" svg:y="1.101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37" draw:text-style-name="P86" svg:width="0.201cm" svg:height="0.298cm" svg:x="3.882cm" svg:y="3.53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custom-shape draw:style-name="gr105" draw:text-style-name="P88" svg:width="0.701cm" svg:height="0.699cm" svg:x="2.164cm" svg:y="1.067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Standard"/>
      <text:p text:style-name="Standard"/>
      <text:p text:style-name="Text_20_body"/>
      <text:p text:style-name="Text_20_body"/>
      <text:p text:style-name="Text_20_body"><text:soft-page-break/><text:span text:style-name="T50">And</text:span> <text:span text:style-name="T18">BAOBAB</text:span>. </text:p>
      <text:p text:style-name="P4"><draw:g text:anchor-type="as-char" draw:z-index="3" draw:name="Skupinový objekt 6" draw:style-name="gr57"><draw:path draw:style-name="gr37" draw:text-style-name="P86" svg:width="0.181cm" svg:height="0.29cm" svg:x="5.37cm" svg:y="6.481cm" svg:viewBox="0 0 182 291" svg:d="M0 291c0-11 0-21 0-32 25 0 49 0 74 0 0-74 0-149 0-223-22 15-44 31-66 46 0-12 0-23 0-35 23-16 46-31 69-47 12 0 23 0 35 0 0 86 0 173 0 259 23 0 47 0 70 0 0 11 0 21 0 32-60 0-121 0-182 0z"><text:p/></draw:path><draw:custom-shape draw:style-name="gr88" draw:text-style-name="P88" svg:width="0.703cm" svg:height="0.701cm" svg:x="5.098cm" svg:y="6.28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7" draw:text-style-name="P86" svg:width="0.181cm" svg:height="0.29cm" svg:x="2.417cm" svg:y="1.283cm" svg:viewBox="0 0 182 291" svg:d="M0 291c0-11 0-21 0-32 25 0 49 0 74 0 0-74 0-149 0-223-22 15-44 31-66 46 0-12 0-23 0-35 23-16 46-31 69-47 12 0 23 0 35 0 0 86 0 173 0 259 23 0 47 0 70 0 0 11 0 21 0 32-60 0-121 0-182 0z"><text:p/></draw:path><draw:custom-shape draw:style-name="gr88" draw:text-style-name="P88" svg:width="0.703cm" svg:height="0.701cm" svg:x="2.163cm" svg:y="1.10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1" svg:width="1cm" svg:height="1cm" svg:x="0.449cm" svg:y="3.362cm" svg:viewBox="0 0 1001 1001" svg:d="M1001 0c0 334 0 667 0 1001-334-84-667-167-1001-251 0-167 0-333 0-500 334-83 667-167 1001-250z"><text:p/></draw:path><draw:path draw:style-name="gr60" draw:text-style-name="P82" svg:width="0.999cm" svg:height="0.999cm" svg:x="1.45cm" svg:y="3.361cm" svg:viewBox="0 0 1000 1000" svg:d="M0 1000c0-333 0-667 0-1000 333 0 667 0 1000 0 0 333 0 667 0 1000-333 0-667 0-1000 0z"><text:p/></draw:path><draw:path draw:style-name="gr62" draw:text-style-name="P97" svg:width="0.202cm" svg:height="0.222cm" svg:x="1.848cm" svg:y="3.786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2.451cm" svg:y="3.361cm" svg:viewBox="0 0 1000 1000" svg:d="M0 1000c0-333 0-667 0-1000 333 0 667 0 1000 0 0 333 0 667 0 1000-333 0-667 0-1000 0z"><text:p/></draw:path><draw:path draw:style-name="gr60" draw:text-style-name="P82" svg:width="0.999cm" svg:height="0.999cm" svg:x="3.448cm" svg:y="3.361cm" svg:viewBox="0 0 1000 1000" svg:d="M0 1000c0-333 0-667 0-1000 333 0 667 0 1000 0 0 333 0 667 0 1000-333 0-667 0-1000 0z"><text:p/></draw:path><draw:path draw:style-name="gr53" draw:text-style-name="P93" svg:width="0.189cm" svg:height="0.193cm" svg:x="1.487cm" svg:y="3.41cm" svg:viewBox="0 0 190 194" svg:d="M149 194c-5-16-11-33-17-49-25 0-49 0-74 0-6 16-12 33-17 49-14 0-27 0-41 0 24-65 47-129 71-194 16 0 32 0 48 0 23 65 47 129 71 194-14 0-27 0-41 0zM95 30c0 1-1 2-1 3-1 3-2 7-3 11-2 4-9 28-24 70 19 0 37 0 56 0-6-19-13-37-19-56-2-6-4-12-6-19-1-3-2-6-3-9z"><text:p/></draw:path><draw:path draw:style-name="gr90" draw:text-style-name="P108" svg:width="0.171cm" svg:height="0.193cm" svg:x="2.519cm" svg:y="3.41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3.537cm" svg:y="4.064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2.433cm" svg:y="3.77cm" svg:viewBox="0 0 1001 1001" svg:d="M0 1001c334 0 667 0 1001 0-84-334-167-667-251-1001-167 0-333 0-500 0-83 334-167 667-250 1001z"><text:p/></draw:path><draw:path draw:style-name="gr60" draw:text-style-name="P82" svg:width="0.999cm" svg:height="0.999cm" svg:x="2.433cm" svg:y="4.777cm" svg:viewBox="0 0 1000 1000" svg:d="M0 1000c0-333 0-667 0-1000 333 0 667 0 1000 0 0 333 0 667 0 1000-333 0-667 0-1000 0z"><text:p/></draw:path><draw:path draw:style-name="gr53" draw:text-style-name="P93" svg:width="0.171cm" svg:height="0.193cm" svg:x="2.498cm" svg:y="5.843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90" draw:text-style-name="P108" svg:width="0.189cm" svg:height="0.193cm" svg:x="2.485cm" svg:y="4.842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2.822cm" svg:y="3.97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2.433cm" svg:y="5.778cm" svg:viewBox="0 0 1000 1000" svg:d="M0 1000c0-333 0-667 0-1000 333 0 667 0 1000 0 0 333 0 667 0 1000-333 0-667 0-1000 0z"><text:p/></draw:path><draw:path draw:style-name="gr62" draw:text-style-name="P97" svg:width="0.202cm" svg:height="0.222cm" svg:x="2.831cm" svg:y="6.203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2.432cm" svg:y="6.777cm" svg:viewBox="0 0 1000 1000" svg:d="M0 1000c0-333 0-667 0-1000 333 0 667 0 1000 0 0 333 0 667 0 1000-333 0-667 0-1000 0z"><text:p/></draw:path><draw:path draw:style-name="gr62" draw:text-style-name="P97" svg:width="0.202cm" svg:height="0.222cm" svg:x="2.83cm" svg:y="7.202cm" svg:viewBox="0 0 203 223" svg:d="M161 223c-20-31-40-61-60-92-20 31-41 61-61 92-13 0-27 0-40 0 27-38 53-76 80-115-26-36-51-72-76-108 13 0 27 0 41 0 18 29 37 58 56 87 18-29 37-58 55-87 14 0 28 0 42 0-25 36-51 72-76 108 27 38 54 77 81 115-14 0-28 0-42 0z"><text:p/></draw:path><draw:path draw:style-name="gr53" draw:text-style-name="P93" svg:width="0.195cm" svg:height="0.199cm" svg:x="2.481cm" svg:y="6.838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2.882cm" svg:y="4.789cm" svg:viewBox="0 0 1001 1001" svg:d="M1001 0c0 334 0 667 0 1001-334-84-667-167-1001-251 0-167 0-333 0-500 334-83 667-167 1001-250z"><text:p/></draw:path><draw:path draw:style-name="gr60" draw:text-style-name="P82" svg:width="0.999cm" svg:height="0.999cm" svg:x="3.883cm" svg:y="4.788cm" svg:viewBox="0 0 1000 1000" svg:d="M0 1000c0-333 0-667 0-1000 333 0 667 0 1000 0 0 333 0 667 0 1000-333 0-667 0-1000 0z"><text:p/></draw:path><draw:path draw:style-name="gr62" draw:text-style-name="P97" svg:width="0.202cm" svg:height="0.222cm" svg:x="4.281cm" svg:y="5.213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4.884cm" svg:y="4.788cm" svg:viewBox="0 0 1000 1000" svg:d="M0 1000c0-333 0-667 0-1000 333 0 667 0 1000 0 0 333 0 667 0 1000-333 0-667 0-1000 0z"><text:p/></draw:path><draw:path draw:style-name="gr53" draw:text-style-name="P93" svg:width="0.189cm" svg:height="0.193cm" svg:x="3.92cm" svg:y="4.837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4.952cm" svg:y="4.837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37" draw:text-style-name="P86" svg:width="0.181cm" svg:height="0.29cm" svg:x="3.097cm" svg:y="5.149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4.9cm" svg:y="5.106cm" svg:viewBox="0 0 1001 1001" svg:d="M0 1001c334 0 667 0 1001 0-84-334-167-667-251-1001-167 0-333 0-500 0-83 334-167 667-250 1001z"><text:p/></draw:path><draw:path draw:style-name="gr60" draw:text-style-name="P82" svg:width="0.999cm" svg:height="0.999cm" svg:x="4.9cm" svg:y="6.113cm" svg:viewBox="0 0 1000 1000" svg:d="M0 1000c0-333 0-667 0-1000 333 0 667 0 1000 0 0 333 0 667 0 1000-333 0-667 0-1000 0z"><text:p/></draw:path><draw:path draw:style-name="gr53" draw:text-style-name="P93" svg:width="0.171cm" svg:height="0.193cm" svg:x="4.965cm" svg:y="7.179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4.952cm" svg:y="6.178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5.289cm" svg:y="5.30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4.9cm" svg:y="7.114cm" svg:viewBox="0 0 1000 1000" svg:d="M0 1000c0-333 0-667 0-1000 333 0 667 0 1000 0 0 333 0 667 0 1000-333 0-667 0-1000 0z"><text:p/></draw:path><draw:path draw:style-name="gr62" draw:text-style-name="P97" svg:width="0.202cm" svg:height="0.222cm" svg:x="5.298cm" svg:y="7.539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4.899cm" svg:y="8.113cm" svg:viewBox="0 0 1000 1000" svg:d="M0 1000c0-333 0-667 0-1000 333 0 667 0 1000 0 0 333 0 667 0 1000-333 0-667 0-1000 0z"><text:p/></draw:path><draw:path draw:style-name="gr62" draw:text-style-name="P97" svg:width="0.202cm" svg:height="0.222cm" svg:x="5.297cm" svg:y="8.538cm" svg:viewBox="0 0 203 223" svg:d="M161 223c-20-31-40-61-60-92-20 31-41 61-61 92-13 0-27 0-40 0 27-38 53-76 80-115-26-36-51-72-76-108 13 0 27 0 41 0 18 29 37 58 56 87 18-29 37-58 55-87 14 0 28 0 42 0-25 36-51 72-76 108 27 38 54 77 81 115-14 0-28 0-42 0z"><text:p/></draw:path><draw:path draw:style-name="gr53" draw:text-style-name="P93" svg:width="0.195cm" svg:height="0.199cm" svg:x="4.948cm" svg:y="8.174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2.996cm" svg:y="1.015cm" svg:viewBox="0 0 1001 1001" svg:d="M0 0c0 334 0 667 0 1001 334-84 667-167 1001-251 0-167 0-333 0-500-334-83-667-167-1001-250z"><text:p/></draw:path><draw:path draw:style-name="gr60" draw:text-style-name="P82" svg:width="0.999cm" svg:height="0.999cm" svg:x="1.995cm" svg:y="1.014cm" svg:viewBox="0 0 1000 1000" svg:d="M0 1000c0-333 0-667 0-1000 333 0 667 0 1000 0 0 333 0 667 0 1000-333 0-667 0-1000 0z"><text:p/></draw:path><draw:path draw:style-name="gr60" draw:text-style-name="P83" svg:width="0.999cm" svg:height="0.999cm" svg:x="0.997cm" svg:y="1.014cm" svg:viewBox="0 0 1000 1000" svg:d="M0 1000c0-333 0-667 0-1000 333 0 667 0 1000 0 0 333 0 667 0 1000-333 0-667 0-1000 0z"><text:p/></draw:path><draw:path draw:style-name="gr62" draw:text-style-name="P107" svg:width="0.202cm" svg:height="0.222cm" svg:x="1.395cm" svg:y="1.439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0cm" svg:y="1.014cm" svg:viewBox="0 0 1000 1000" svg:d="M0 1000c0-333 0-667 0-1000 333 0 667 0 1000 0 0 333 0 667 0 1000-333 0-667 0-1000 0z"><text:p/></draw:path><draw:path draw:style-name="gr62" draw:text-style-name="P97" svg:width="0.202cm" svg:height="0.222cm" svg:x="0.398cm" svg:y="1.439cm" svg:viewBox="0 0 203 223" svg:d="M161 223c-20-31-40-61-60-92-20 31-41 61-61 92-13 0-27 0-40 0 27-38 53-76 80-115-26-36-51-72-76-108 13 0 27 0 41 0 18 29 37 58 56 87 18-29 37-58 55-87 14 0 28 0 42 0-25 36-51 72-76 108 27 38 54 77 81 115-14 0-28 0-42 0z"><text:p/></draw:path><draw:path draw:style-name="gr53" draw:text-style-name="P93" svg:width="0.189cm" svg:height="0.193cm" svg:x="2.079cm" svg:y="1.761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1.08cm" svg:y="1.762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0.057cm" svg:y="1.756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7" draw:text-style-name="P86" svg:width="0.201cm" svg:height="0.298cm" svg:x="3.575cm" svg:y="1.371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2" draw:text-style-name="P81" svg:width="1cm" svg:height="1cm" svg:x="3.489cm" svg:y="3.005cm" svg:viewBox="0 0 1001 1001" svg:d="M0 0c334 0 667 0 1001 0-84 334-167 667-251 1001-167 0-333 0-500 0-83-334-167-667-250-1001z"><text:p/></draw:path><draw:path draw:style-name="gr60" draw:text-style-name="P83" svg:width="0.999cm" svg:height="0.999cm" svg:x="3.489cm" svg:y="2.004cm" svg:viewBox="0 0 1000 1000" svg:d="M0 1000c0-333 0-667 0-1000 333 0 667 0 1000 0 0 333 0 667 0 1000-333 0-667 0-1000 0z"><text:p/></draw:path><draw:path draw:style-name="gr62" draw:text-style-name="P107" svg:width="0.202cm" svg:height="0.222cm" svg:x="3.887cm" svg:y="2.429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3.49cm" svg:y="1cm" svg:viewBox="0 0 1000 1000" svg:d="M0 1000c0-333 0-667 0-1000 333 0 667 0 1000 0 0 333 0 667 0 1000-333 0-667 0-1000 0z"><text:p/></draw:path><draw:path draw:style-name="gr53" draw:text-style-name="P93" svg:width="0.189cm" svg:height="0.193cm" svg:x="4.248cm" svg:y="2.065cm" svg:viewBox="0 0 190 194" svg:d="M149 194c-5-16-11-33-17-49-25 0-49 0-74 0-6 16-12 33-17 49-14 0-27 0-41 0 24-65 47-129 71-194 16 0 32 0 48 0 23 65 47 129 71 194-14 0-27 0-41 0zM95 30c0 1-1 2-1 3-1 3-2 7-3 11-2 4-9 28-24 70 19 0 37 0 56 0-6-19-13-37-19-56-2-6-4-12-6-19-1-3-2-6-3-9z"><text:p/></draw:path><draw:path draw:style-name="gr60" draw:text-style-name="P83" svg:width="0.999cm" svg:height="0.999cm" svg:x="3.491cm" svg:y="0cm" svg:viewBox="0 0 1000 1000" svg:d="M0 1000c0-333 0-667 0-1000 333 0 667 0 1000 0 0 333 0 667 0 1000-333 0-667 0-1000 0z"><text:p/></draw:path><draw:path draw:style-name="gr62" draw:text-style-name="P107" svg:width="0.202cm" svg:height="0.222cm" svg:x="3.889cm" svg:y="0.425cm" svg:viewBox="0 0 203 223" svg:d="M161 223c-20-31-40-61-60-92-20 31-41 61-61 92-13 0-27 0-40 0 27-38 53-76 80-115-26-36-51-72-76-108 13 0 27 0 41 0 18 29 37 58 56 87 18-29 37-58 55-87 14 0 28 0 42 0-25 36-51 72-76 108 27 38 54 77 81 115-14 0-28 0-42 0z"><text:p/></draw:path><draw:path draw:style-name="gr53" draw:text-style-name="P93" svg:width="0.195cm" svg:height="0.199cm" svg:x="4.205cm" svg:y="0.052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53" draw:text-style-name="P93" svg:width="0.171cm" svg:height="0.193cm" svg:x="4.228cm" svg:y="1.101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37" draw:text-style-name="P86" svg:width="0.201cm" svg:height="0.298cm" svg:x="3.882cm" svg:y="3.53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5.881cm" svg:y="4.789cm" svg:viewBox="0 0 1000 1000" svg:d="M0 1000c0-333 0-667 0-1000 333 0 667 0 1000 0 0 333 0 667 0 1000-333 0-667 0-1000 0z"><text:p/></draw:path><draw:path draw:style-name="gr101" draw:text-style-name="P108" svg:width="0.195cm" svg:height="0.199cm" svg:x="5.933cm" svg:y="5.536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8" draw:text-style-name="P81" svg:width="1cm" svg:height="1cm" svg:x="5.934cm" svg:y="4.376cm" svg:viewBox="0 0 1001 1001" svg:d="M0 0c334 0 667 0 1001 0-84 334-167 667-251 1001-167 0-333 0-500 0-83-334-167-667-250-1001z"><text:p/></draw:path><draw:path draw:style-name="gr60" draw:text-style-name="P83" svg:width="0.999cm" svg:height="0.999cm" svg:x="5.934cm" svg:y="3.375cm" svg:viewBox="0 0 1000 1000" svg:d="M0 1000c0-333 0-667 0-1000 333 0 667 0 1000 0 0 333 0 667 0 1000-333 0-667 0-1000 0z"><text:p/></draw:path><draw:path draw:style-name="gr62" draw:text-style-name="P107" svg:width="0.202cm" svg:height="0.222cm" svg:x="6.332cm" svg:y="3.8cm" svg:viewBox="0 0 203 223" svg:d="M161 223c-20-31-40-61-60-92-20 31-41 61-61 92-13 0-27 0-40 0 27-38 53-76 80-115-26-36-51-72-76-108 13 0 27 0 41 0 18 29 37 58 56 87 18-29 37-58 55-87 14 0 28 0 42 0-25 36-51 72-76 108 27 38 54 77 81 115-14 0-28 0-42 0z"><text:p/></draw:path><draw:path draw:style-name="gr60" draw:text-style-name="P83" svg:width="0.999cm" svg:height="0.999cm" svg:x="5.935cm" svg:y="2.371cm" svg:viewBox="0 0 1000 1000" svg:d="M0 1000c0-333 0-667 0-1000 333 0 667 0 1000 0 0 333 0 667 0 1000-333 0-667 0-1000 0z"><text:p/></draw:path><draw:path draw:style-name="gr91" draw:text-style-name="P93" svg:width="0.189cm" svg:height="0.193cm" svg:x="5.993cm" svg:y="3.436cm" svg:viewBox="0 0 190 194" svg:d="M149 194c-5-16-11-33-17-49-25 0-49 0-74 0-6 16-12 33-17 49-14 0-27 0-41 0 24-65 47-129 71-194 16 0 32 0 48 0 23 65 47 129 71 194-14 0-27 0-41 0zM95 30c0 1-1 2-1 3-1 3-2 7-3 11-2 4-9 28-24 70 19 0 37 0 56 0-6-19-13-37-19-56-2-6-4-12-6-19-1-3-2-6-3-9z"><text:p/></draw:path><draw:path draw:style-name="gr102" draw:text-style-name="P108" svg:width="0.171cm" svg:height="0.193cm" svg:x="5.993cm" svg:y="2.42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60" draw:text-style-name="P83" svg:width="0.999cm" svg:height="0.999cm" svg:x="5.936cm" svg:y="1.371cm" svg:viewBox="0 0 1000 1000" svg:d="M0 1000c0-333 0-667 0-1000 333 0 667 0 1000 0 0 333 0 667 0 1000-333 0-667 0-1000 0z"><text:p/></draw:path><draw:path draw:style-name="gr62" draw:text-style-name="P107" svg:width="0.202cm" svg:height="0.222cm" svg:x="6.334cm" svg:y="1.796cm" svg:viewBox="0 0 203 223" svg:d="M161 223c-20-31-40-61-60-92-20 31-41 61-61 92-13 0-27 0-40 0 27-38 53-76 80-115-26-36-51-72-76-108 13 0 27 0 41 0 18 29 37 58 56 87 18-29 37-58 55-87 14 0 28 0 42 0-25 36-51 72-76 108 27 38 54 77 81 115-14 0-28 0-42 0z"><text:p/></draw:path><draw:path draw:style-name="gr92" draw:text-style-name="P93" svg:width="0.195cm" svg:height="0.199cm" svg:x="5.998cm" svg:y="1.423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8" draw:text-style-name="P86" svg:width="0.201cm" svg:height="0.298cm" svg:x="6.337cm" svg:y="4.85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9" draw:text-style-name="P81" svg:width="1cm" svg:height="1cm" svg:x="6.407cm" svg:y="2.359cm" svg:viewBox="0 0 1001 1001" svg:d="M1001 0c0 334 0 667 0 1001-334-84-667-167-1001-251 0-167 0-333 0-500 334-83 667-167 1001-250z"><text:p/></draw:path><draw:path draw:style-name="gr60" draw:text-style-name="P82" svg:width="0.999cm" svg:height="0.999cm" svg:x="7.408cm" svg:y="2.358cm" svg:viewBox="0 0 1000 1000" svg:d="M0 1000c0-333 0-667 0-1000 333 0 667 0 1000 0 0 333 0 667 0 1000-333 0-667 0-1000 0z"><text:p/></draw:path><draw:path draw:style-name="gr60" draw:text-style-name="P83" svg:width="0.999cm" svg:height="0.999cm" svg:x="8.409cm" svg:y="2.358cm" svg:viewBox="0 0 1000 1000" svg:d="M0 1000c0-333 0-667 0-1000 333 0 667 0 1000 0 0 333 0 667 0 1000-333 0-667 0-1000 0z"><text:p/></draw:path><draw:path draw:style-name="gr62" draw:text-style-name="P107" svg:width="0.202cm" svg:height="0.222cm" svg:x="8.807cm" svg:y="2.783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9.406cm" svg:y="2.358cm" svg:viewBox="0 0 1000 1000" svg:d="M0 1000c0-333 0-667 0-1000 333 0 667 0 1000 0 0 333 0 667 0 1000-333 0-667 0-1000 0z"><text:p/></draw:path><draw:path draw:style-name="gr62" draw:text-style-name="P97" svg:width="0.202cm" svg:height="0.222cm" svg:x="9.804cm" svg:y="2.783cm" svg:viewBox="0 0 203 223" svg:d="M161 223c-20-31-40-61-60-92-20 31-41 61-61 92-13 0-27 0-40 0 27-38 53-76 80-115-26-36-51-72-76-108 13 0 27 0 41 0 18 29 37 58 56 87 18-29 37-58 55-87 14 0 28 0 42 0-25 36-51 72-76 108 27 38 54 77 81 115-14 0-28 0-42 0z"><text:p/></draw:path><draw:path draw:style-name="gr103" draw:text-style-name="P108" svg:width="0.189cm" svg:height="0.193cm" svg:x="7.457cm" svg:y="2.443cm" svg:viewBox="0 0 190 194" svg:d="M149 194c-5-16-11-33-17-49-25 0-49 0-74 0-6 16-12 33-17 49-14 0-27 0-41 0 24-65 47-129 71-194 16 0 32 0 48 0 23 65 47 129 71 194-14 0-27 0-41 0zM95 30c0 1-1 2-1 3-1 3-2 7-3 11-2 4-9 28-24 70 19 0 37 0 56 0-6-19-13-37-19-56-2-6-4-12-6-19-1-3-2-6-3-9z"><text:p/></draw:path><draw:path draw:style-name="gr93" draw:text-style-name="P93" svg:width="0.171cm" svg:height="0.193cm" svg:x="8.49cm" svg:y="3.087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94" draw:text-style-name="P93" svg:width="0.195cm" svg:height="0.199cm" svg:x="9.458cm" svg:y="3.105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9" draw:text-style-name="P86" svg:width="0.201cm" svg:height="0.298cm" svg:x="6.607cm" svg:y="2.715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100" draw:text-style-name="P110" svg:width="0.181cm" svg:height="0.29cm" svg:x="7.861cm" svg:y="5.114cm" svg:viewBox="0 0 182 291" svg:d="M0 291c0-11 0-21 0-32 25 0 49 0 74 0 0-74 0-149 0-223-22 15-44 31-66 46 0-12 0-23 0-35 23-16 46-31 69-47 12 0 23 0 35 0 0 86 0 173 0 259 23 0 47 0 70 0 0 11 0 21 0 32-60 0-121 0-182 0z"><text:p/></draw:path><draw:path draw:style-name="gr104" draw:text-style-name="P87" svg:width="0.212cm" svg:height="0.29cm" svg:x="0.844cm" svg:y="3.721cm" svg:viewBox="0 0 213 291" svg:d="M172 225v66h-35v-66h-137v-29l133-196h39v196h41v29zM137 42c0 1-2 4-6 11-3 6-6 11-8 14l-74 110-11 15-4 4h103z"><text:p/></draw:path><draw:custom-shape draw:style-name="gr105" draw:text-style-name="P88" svg:width="0.701cm" svg:height="0.699cm" svg:x="7.59cm" svg:y="4.92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2" draw:text-style-name="P81" svg:width="1cm" svg:height="1cm" svg:x="7.399cm" svg:y="2.74cm" svg:viewBox="0 0 1001 1001" svg:d="M0 1001c334 0 667 0 1001 0-84-334-167-667-251-1001-167 0-333 0-500 0-83 334-167 667-250 1001z"><text:p/></draw:path><draw:path draw:style-name="gr60" draw:text-style-name="P82" svg:width="0.999cm" svg:height="0.999cm" svg:x="7.399cm" svg:y="3.747cm" svg:viewBox="0 0 1000 1000" svg:d="M0 1000c0-333 0-667 0-1000 333 0 667 0 1000 0 0 333 0 667 0 1000-333 0-667 0-1000 0z"><text:p/></draw:path><draw:path draw:style-name="gr90" draw:text-style-name="P108" svg:width="0.171cm" svg:height="0.193cm" svg:x="7.464cm" svg:y="4.813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7.451cm" svg:y="3.812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7.788cm" svg:y="2.94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7.399cm" svg:y="4.748cm" svg:viewBox="0 0 1000 1000" svg:d="M0 1000c0-333 0-667 0-1000 333 0 667 0 1000 0 0 333 0 667 0 1000-333 0-667 0-1000 0z"><text:p/></draw:path><draw:path draw:style-name="gr62" draw:text-style-name="P97" svg:width="0.202cm" svg:height="0.222cm" svg:x="7.797cm" svg:y="4.173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7.398cm" svg:y="5.747cm" svg:viewBox="0 0 1000 1000" svg:d="M0 1000c0-333 0-667 0-1000 333 0 667 0 1000 0 0 333 0 667 0 1000-333 0-667 0-1000 0z"><text:p/></draw:path><draw:path draw:style-name="gr62" draw:text-style-name="P97" svg:width="0.202cm" svg:height="0.222cm" svg:x="7.796cm" svg:y="6.172cm" svg:viewBox="0 0 203 223" svg:d="M161 223c-20-31-40-61-60-92-20 31-41 61-61 92-13 0-27 0-40 0 27-38 53-76 80-115-26-36-51-72-76-108 13 0 27 0 41 0 18 29 37 58 56 87 18-29 37-58 55-87 14 0 28 0 42 0-25 36-51 72-76 108 27 38 54 77 81 115-14 0-28 0-42 0z"><text:p/></draw:path><draw:path draw:style-name="gr53" draw:text-style-name="P93" svg:width="0.195cm" svg:height="0.199cm" svg:x="7.447cm" svg:y="5.808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g></text:p>
      <text:p text:style-name="Standard"/>
      <text:p text:style-name="Text_20_body"/>
      <text:p text:style-name="Text_20_body"/>
      <text:p text:style-name="Text_20_body"/>
      <text:p text:style-name="Text_20_body"><text:span text:style-name="T50">Of course</text:span> <text:span text:style-name="T18">OB</text:span>. </text:p>
      <text:p text:style-name="P6"><draw:g text:anchor-type="as-char" draw:z-index="4" draw:name="Skupinový objekt 7" draw:style-name="gr57"><draw:path draw:style-name="gr36" draw:text-style-name="P85" svg:width="0.181cm" svg:height="0.29cm" svg:x="7.857cm" svg:y="5.079cm" svg:viewBox="0 0 182 291" svg:d="M0 291c0-11 0-21 0-32 25 0 49 0 74 0 0-74 0-149 0-223-22 15-44 31-66 46 0-12 0-23 0-35 23-16 46-31 69-47 12 0 23 0 35 0 0 86 0 173 0 259 23 0 47 0 70 0 0 11 0 21 0 32-60 0-121 0-182 0z"><text:p/></draw:path><draw:custom-shape draw:style-name="gr87" draw:text-style-name="P88" svg:width="0.703cm" svg:height="0.699cm" svg:x="7.585cm" svg:y="4.88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2" draw:text-style-name="P81" svg:width="1cm" svg:height="1cm" svg:x="7.395cm" svg:y="2.705cm" svg:viewBox="0 0 1001 1001" svg:d="M0 1001c334 0 667 0 1001 0-84-334-167-667-251-1001-167 0-333 0-500 0-83 334-167 667-250 1001z"><text:p/></draw:path><draw:path draw:style-name="gr60" draw:text-style-name="P82" svg:width="0.999cm" svg:height="0.999cm" svg:x="7.395cm" svg:y="3.712cm" svg:viewBox="0 0 1000 1000" svg:d="M0 1000c0-333 0-667 0-1000 333 0 667 0 1000 0 0 333 0 667 0 1000-333 0-667 0-1000 0z"><text:p/></draw:path><draw:path draw:style-name="gr53" draw:text-style-name="P93" svg:width="0.171cm" svg:height="0.193cm" svg:x="7.46cm" svg:y="4.778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7.447cm" svg:y="3.777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7.784cm" svg:y="2.905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7.395cm" svg:y="4.713cm" svg:viewBox="0 0 1000 1000" svg:d="M0 1000c0-333 0-667 0-1000 333 0 667 0 1000 0 0 333 0 667 0 1000-333 0-667 0-1000 0z"><text:p/></draw:path><draw:path draw:style-name="gr62" draw:text-style-name="P97" svg:width="0.202cm" svg:height="0.222cm" svg:x="7.793cm" svg:y="4.138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7.394cm" svg:y="5.712cm" svg:viewBox="0 0 1000 1000" svg:d="M0 1000c0-333 0-667 0-1000 333 0 667 0 1000 0 0 333 0 667 0 1000-333 0-667 0-1000 0z"><text:p/></draw:path><draw:path draw:style-name="gr62" draw:text-style-name="P97" svg:width="0.202cm" svg:height="0.222cm" svg:x="7.792cm" svg:y="6.137cm" svg:viewBox="0 0 203 223" svg:d="M161 223c-20-31-40-61-60-92-20 31-41 61-61 92-13 0-27 0-40 0 27-38 53-76 80-115-26-36-51-72-76-108 13 0 27 0 41 0 18 29 37 58 56 87 18-29 37-58 55-87 14 0 28 0 42 0-25 36-51 72-76 108 27 38 54 77 81 115-14 0-28 0-42 0z"><text:p/></draw:path><draw:path draw:style-name="gr53" draw:text-style-name="P93" svg:width="0.195cm" svg:height="0.199cm" svg:x="7.443cm" svg:y="5.773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7" draw:text-style-name="P86" svg:width="0.181cm" svg:height="0.29cm" svg:x="5.37cm" svg:y="6.481cm" svg:viewBox="0 0 182 291" svg:d="M0 291c0-11 0-21 0-32 25 0 49 0 74 0 0-74 0-149 0-223-22 15-44 31-66 46 0-12 0-23 0-35 23-16 46-31 69-47 12 0 23 0 35 0 0 86 0 173 0 259 23 0 47 0 70 0 0 11 0 21 0 32-60 0-121 0-182 0z"><text:p/></draw:path><draw:custom-shape draw:style-name="gr88" draw:text-style-name="P88" svg:width="0.703cm" svg:height="0.701cm" svg:x="5.098cm" svg:y="6.28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7" draw:text-style-name="P86" svg:width="0.181cm" svg:height="0.29cm" svg:x="2.417cm" svg:y="1.283cm" svg:viewBox="0 0 182 291" svg:d="M0 291c0-11 0-21 0-32 25 0 49 0 74 0 0-74 0-149 0-223-22 15-44 31-66 46 0-12 0-23 0-35 23-16 46-31 69-47 12 0 23 0 35 0 0 86 0 173 0 259 23 0 47 0 70 0 0 11 0 21 0 32-60 0-121 0-182 0z"><text:p/></draw:path><draw:custom-shape draw:style-name="gr88" draw:text-style-name="P88" svg:width="0.703cm" svg:height="0.701cm" svg:x="2.163cm" svg:y="1.10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1" svg:width="1cm" svg:height="1cm" svg:x="0.449cm" svg:y="3.362cm" svg:viewBox="0 0 1001 1001" svg:d="M1001 0c0 334 0 667 0 1001-334-84-667-167-1001-251 0-167 0-333 0-500 334-83 667-167 1001-250z"><text:p/></draw:path><draw:g draw:style-name="gr74"><draw:path draw:style-name="gr60" draw:text-style-name="P82" svg:width="0.999cm" svg:height="0.999cm" svg:x="1.45cm" svg:y="3.361cm" svg:viewBox="0 0 1000 1000" svg:d="M0 1000c0-333 0-667 0-1000 333 0 667 0 1000 0 0 333 0 667 0 1000-333 0-667 0-1000 0z"><text:p/></draw:path><draw:path draw:style-name="gr62" draw:text-style-name="P97" svg:width="0.202cm" svg:height="0.222cm" svg:x="1.848cm" svg:y="3.786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2" svg:width="0.999cm" svg:height="0.999cm" svg:x="2.451cm" svg:y="3.361cm" svg:viewBox="0 0 1000 1000" svg:d="M0 1000c0-333 0-667 0-1000 333 0 667 0 1000 0 0 333 0 667 0 1000-333 0-667 0-1000 0z"><text:p/></draw:path><draw:g draw:style-name="gr74"><draw:path draw:style-name="gr60" draw:text-style-name="P82" svg:width="0.999cm" svg:height="0.999cm" svg:x="3.448cm" svg:y="3.361cm" svg:viewBox="0 0 1000 1000" svg:d="M0 1000c0-333 0-667 0-1000 333 0 667 0 1000 0 0 333 0 667 0 1000-333 0-667 0-1000 0z"><text:p/></draw:path></draw:g><draw:path draw:style-name="gr53" draw:text-style-name="P93" svg:width="0.189cm" svg:height="0.193cm" svg:x="1.487cm" svg:y="3.41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2.519cm" svg:y="3.41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90" draw:text-style-name="P108" svg:width="0.195cm" svg:height="0.199cm" svg:x="3.537cm" svg:y="4.064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2.433cm" svg:y="3.77cm" svg:viewBox="0 0 1001 1001" svg:d="M0 1001c334 0 667 0 1001 0-84-334-167-667-251-1001-167 0-333 0-500 0-83 334-167 667-250 1001z"><text:p/></draw:path><draw:path draw:style-name="gr60" draw:text-style-name="P82" svg:width="0.999cm" svg:height="0.999cm" svg:x="2.433cm" svg:y="4.777cm" svg:viewBox="0 0 1000 1000" svg:d="M0 1000c0-333 0-667 0-1000 333 0 667 0 1000 0 0 333 0 667 0 1000-333 0-667 0-1000 0z"><text:p/></draw:path><draw:path draw:style-name="gr53" draw:text-style-name="P93" svg:width="0.171cm" svg:height="0.193cm" svg:x="2.498cm" svg:y="5.843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2.485cm" svg:y="4.842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2.822cm" svg:y="3.97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g draw:style-name="gr74"><draw:path draw:style-name="gr60" draw:text-style-name="P82" svg:width="0.999cm" svg:height="0.999cm" svg:x="2.433cm" svg:y="5.778cm" svg:viewBox="0 0 1000 1000" svg:d="M0 1000c0-333 0-667 0-1000 333 0 667 0 1000 0 0 333 0 667 0 1000-333 0-667 0-1000 0z"><text:p/></draw:path><draw:path draw:style-name="gr62" draw:text-style-name="P97" svg:width="0.202cm" svg:height="0.222cm" svg:x="2.831cm" svg:y="6.203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2.432cm" svg:y="6.777cm" svg:viewBox="0 0 1000 1000" svg:d="M0 1000c0-333 0-667 0-1000 333 0 667 0 1000 0 0 333 0 667 0 1000-333 0-667 0-1000 0z"><text:p/></draw:path><draw:path draw:style-name="gr62" draw:text-style-name="P97" svg:width="0.202cm" svg:height="0.222cm" svg:x="2.83cm" svg:y="7.202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95cm" svg:height="0.199cm" svg:x="2.481cm" svg:y="6.838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2.882cm" svg:y="4.789cm" svg:viewBox="0 0 1001 1001" svg:d="M1001 0c0 334 0 667 0 1001-334-84-667-167-1001-251 0-167 0-333 0-500 334-83 667-167 1001-250z"><text:p/></draw:path><draw:g draw:style-name="gr74"><draw:path draw:style-name="gr60" draw:text-style-name="P82" svg:width="0.999cm" svg:height="0.999cm" svg:x="3.883cm" svg:y="4.788cm" svg:viewBox="0 0 1000 1000" svg:d="M0 1000c0-333 0-667 0-1000 333 0 667 0 1000 0 0 333 0 667 0 1000-333 0-667 0-1000 0z"><text:p/></draw:path><draw:path draw:style-name="gr62" draw:text-style-name="P97" svg:width="0.202cm" svg:height="0.222cm" svg:x="4.281cm" svg:y="5.213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2" svg:width="0.999cm" svg:height="0.999cm" svg:x="4.884cm" svg:y="4.788cm" svg:viewBox="0 0 1000 1000" svg:d="M0 1000c0-333 0-667 0-1000 333 0 667 0 1000 0 0 333 0 667 0 1000-333 0-667 0-1000 0z"><text:p/></draw:path><draw:path draw:style-name="gr53" draw:text-style-name="P93" svg:width="0.189cm" svg:height="0.193cm" svg:x="3.92cm" svg:y="4.837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4.952cm" svg:y="4.837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37" draw:text-style-name="P86" svg:width="0.181cm" svg:height="0.29cm" svg:x="3.097cm" svg:y="5.149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4.9cm" svg:y="5.106cm" svg:viewBox="0 0 1001 1001" svg:d="M0 1001c334 0 667 0 1001 0-84-334-167-667-251-1001-167 0-333 0-500 0-83 334-167 667-250 1001z"><text:p/></draw:path><draw:path draw:style-name="gr60" draw:text-style-name="P82" svg:width="0.999cm" svg:height="0.999cm" svg:x="4.9cm" svg:y="6.113cm" svg:viewBox="0 0 1000 1000" svg:d="M0 1000c0-333 0-667 0-1000 333 0 667 0 1000 0 0 333 0 667 0 1000-333 0-667 0-1000 0z"><text:p/></draw:path><draw:path draw:style-name="gr53" draw:text-style-name="P93" svg:width="0.171cm" svg:height="0.193cm" svg:x="4.965cm" svg:y="7.179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4.952cm" svg:y="6.178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5.289cm" svg:y="5.30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g draw:style-name="gr74"><draw:path draw:style-name="gr60" draw:text-style-name="P82" svg:width="0.999cm" svg:height="0.999cm" svg:x="4.9cm" svg:y="7.114cm" svg:viewBox="0 0 1000 1000" svg:d="M0 1000c0-333 0-667 0-1000 333 0 667 0 1000 0 0 333 0 667 0 1000-333 0-667 0-1000 0z"><text:p/></draw:path><draw:path draw:style-name="gr62" draw:text-style-name="P97" svg:width="0.202cm" svg:height="0.222cm" svg:x="5.298cm" svg:y="7.539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4.899cm" svg:y="8.113cm" svg:viewBox="0 0 1000 1000" svg:d="M0 1000c0-333 0-667 0-1000 333 0 667 0 1000 0 0 333 0 667 0 1000-333 0-667 0-1000 0z"><text:p/></draw:path><draw:path draw:style-name="gr62" draw:text-style-name="P97" svg:width="0.202cm" svg:height="0.222cm" svg:x="5.297cm" svg:y="8.538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95cm" svg:height="0.199cm" svg:x="4.948cm" svg:y="8.174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98" draw:text-style-name="P81" svg:width="1cm" svg:height="1cm" svg:x="2.996cm" svg:y="1.015cm" svg:viewBox="0 0 1001 1001" svg:d="M0 0c0 334 0 667 0 1001 334-84 667-167 1001-251 0-167 0-333 0-500-334-83-667-167-1001-250z"><text:p/></draw:path><draw:g draw:style-name="gr74"><draw:path draw:style-name="gr60" draw:text-style-name="P82" svg:width="0.999cm" svg:height="0.999cm" svg:x="1.995cm" svg:y="1.014cm" svg:viewBox="0 0 1000 1000" svg:d="M0 1000c0-333 0-667 0-1000 333 0 667 0 1000 0 0 333 0 667 0 1000-333 0-667 0-1000 0z"><text:p/></draw:path></draw:g><draw:g draw:style-name="gr74"><draw:path draw:style-name="gr60" draw:text-style-name="P83" svg:width="0.999cm" svg:height="0.999cm" svg:x="0.997cm" svg:y="1.014cm" svg:viewBox="0 0 1000 1000" svg:d="M0 1000c0-333 0-667 0-1000 333 0 667 0 1000 0 0 333 0 667 0 1000-333 0-667 0-1000 0z"><text:p/></draw:path><draw:path draw:style-name="gr62" draw:text-style-name="P107" svg:width="0.202cm" svg:height="0.222cm" svg:x="1.395cm" svg:y="1.439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0cm" svg:y="1.014cm" svg:viewBox="0 0 1000 1000" svg:d="M0 1000c0-333 0-667 0-1000 333 0 667 0 1000 0 0 333 0 667 0 1000-333 0-667 0-1000 0z"><text:p/></draw:path><draw:path draw:style-name="gr62" draw:text-style-name="P97" svg:width="0.202cm" svg:height="0.222cm" svg:x="0.398cm" svg:y="1.439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89cm" svg:height="0.193cm" svg:x="2.079cm" svg:y="1.761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1.08cm" svg:y="1.762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0.057cm" svg:y="1.756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3.489cm" svg:y="3.005cm" svg:viewBox="0 0 1001 1001" svg:d="M0 0c334 0 667 0 1001 0-84 334-167 667-251 1001-167 0-333 0-500 0-83-334-167-667-250-1001z"><text:p/></draw:path><draw:g draw:style-name="gr74"><draw:path draw:style-name="gr60" draw:text-style-name="P83" svg:width="0.999cm" svg:height="0.999cm" svg:x="3.489cm" svg:y="2.004cm" svg:viewBox="0 0 1000 1000" svg:d="M0 1000c0-333 0-667 0-1000 333 0 667 0 1000 0 0 333 0 667 0 1000-333 0-667 0-1000 0z"><text:p/></draw:path><draw:path draw:style-name="gr62" draw:text-style-name="P107" svg:width="0.202cm" svg:height="0.222cm" svg:x="3.887cm" svg:y="2.429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2" svg:width="0.999cm" svg:height="0.999cm" svg:x="3.49cm" svg:y="1cm" svg:viewBox="0 0 1000 1000" svg:d="M0 1000c0-333 0-667 0-1000 333 0 667 0 1000 0 0 333 0 667 0 1000-333 0-667 0-1000 0z"><text:p/></draw:path><draw:path draw:style-name="gr53" draw:text-style-name="P93" svg:width="0.189cm" svg:height="0.193cm" svg:x="4.248cm" svg:y="2.065cm" svg:viewBox="0 0 190 194" svg:d="M149 194c-5-16-11-33-17-49-25 0-49 0-74 0-6 16-12 33-17 49-14 0-27 0-41 0 24-65 47-129 71-194 16 0 32 0 48 0 23 65 47 129 71 194-14 0-27 0-41 0zM95 30c0 1-1 2-1 3-1 3-2 7-3 11-2 4-9 28-24 70 19 0 37 0 56 0-6-19-13-37-19-56-2-6-4-12-6-19-1-3-2-6-3-9z"><text:p/></draw:path><draw:g draw:style-name="gr74"><draw:path draw:style-name="gr60" draw:text-style-name="P83" svg:width="0.999cm" svg:height="0.999cm" svg:x="3.491cm" svg:y="0cm" svg:viewBox="0 0 1000 1000" svg:d="M0 1000c0-333 0-667 0-1000 333 0 667 0 1000 0 0 333 0 667 0 1000-333 0-667 0-1000 0z"><text:p/></draw:path><draw:path draw:style-name="gr62" draw:text-style-name="P107" svg:width="0.202cm" svg:height="0.222cm" svg:x="3.889cm" svg:y="0.425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95cm" svg:height="0.199cm" svg:x="4.205cm" svg:y="0.052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90" draw:text-style-name="P108" svg:width="0.171cm" svg:height="0.193cm" svg:x="4.228cm" svg:y="1.101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37" draw:text-style-name="P86" svg:width="0.201cm" svg:height="0.298cm" svg:x="3.882cm" svg:y="3.53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5.881cm" svg:y="4.789cm" svg:viewBox="0 0 1000 1000" svg:d="M0 1000c0-333 0-667 0-1000 333 0 667 0 1000 0 0 333 0 667 0 1000-333 0-667 0-1000 0z"><text:p/></draw:path><draw:path draw:style-name="gr54" draw:text-style-name="P93" svg:width="0.195cm" svg:height="0.199cm" svg:x="5.933cm" svg:y="5.536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8" draw:text-style-name="P81" svg:width="1cm" svg:height="1cm" svg:x="5.934cm" svg:y="4.376cm" svg:viewBox="0 0 1001 1001" svg:d="M0 0c334 0 667 0 1001 0-84 334-167 667-251 1001-167 0-333 0-500 0-83-334-167-667-250-1001z"><text:p/></draw:path><draw:g draw:style-name="gr74"><draw:path draw:style-name="gr60" draw:text-style-name="P83" svg:width="0.999cm" svg:height="0.999cm" svg:x="5.934cm" svg:y="3.375cm" svg:viewBox="0 0 1000 1000" svg:d="M0 1000c0-333 0-667 0-1000 333 0 667 0 1000 0 0 333 0 667 0 1000-333 0-667 0-1000 0z"><text:p/></draw:path><draw:path draw:style-name="gr62" draw:text-style-name="P107" svg:width="0.202cm" svg:height="0.222cm" svg:x="6.332cm" svg:y="3.8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3" svg:width="0.999cm" svg:height="0.999cm" svg:x="5.935cm" svg:y="2.371cm" svg:viewBox="0 0 1000 1000" svg:d="M0 1000c0-333 0-667 0-1000 333 0 667 0 1000 0 0 333 0 667 0 1000-333 0-667 0-1000 0z"><text:p/></draw:path><draw:path draw:style-name="gr91" draw:text-style-name="P93" svg:width="0.189cm" svg:height="0.193cm" svg:x="5.993cm" svg:y="3.436cm" svg:viewBox="0 0 190 194" svg:d="M149 194c-5-16-11-33-17-49-25 0-49 0-74 0-6 16-12 33-17 49-14 0-27 0-41 0 24-65 47-129 71-194 16 0 32 0 48 0 23 65 47 129 71 194-14 0-27 0-41 0zM95 30c0 1-1 2-1 3-1 3-2 7-3 11-2 4-9 28-24 70 19 0 37 0 56 0-6-19-13-37-19-56-2-6-4-12-6-19-1-3-2-6-3-9z"><text:p/></draw:path><draw:path draw:style-name="gr55" draw:text-style-name="P93" svg:width="0.171cm" svg:height="0.193cm" svg:x="5.993cm" svg:y="2.42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g draw:style-name="gr74"><draw:path draw:style-name="gr60" draw:text-style-name="P83" svg:width="0.999cm" svg:height="0.999cm" svg:x="5.936cm" svg:y="1.371cm" svg:viewBox="0 0 1000 1000" svg:d="M0 1000c0-333 0-667 0-1000 333 0 667 0 1000 0 0 333 0 667 0 1000-333 0-667 0-1000 0z"><text:p/></draw:path><draw:path draw:style-name="gr62" draw:text-style-name="P107" svg:width="0.202cm" svg:height="0.222cm" svg:x="6.334cm" svg:y="1.796cm" svg:viewBox="0 0 203 223" svg:d="M161 223c-20-31-40-61-60-92-20 31-41 61-61 92-13 0-27 0-40 0 27-38 53-76 80-115-26-36-51-72-76-108 13 0 27 0 41 0 18 29 37 58 56 87 18-29 37-58 55-87 14 0 28 0 42 0-25 36-51 72-76 108 27 38 54 77 81 115-14 0-28 0-42 0z"><text:p/></draw:path></draw:g><draw:path draw:style-name="gr92" draw:text-style-name="P93" svg:width="0.195cm" svg:height="0.199cm" svg:x="5.998cm" svg:y="1.423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8" draw:text-style-name="P86" svg:width="0.201cm" svg:height="0.298cm" svg:x="6.337cm" svg:y="4.85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9" draw:text-style-name="P81" svg:width="1cm" svg:height="1cm" svg:x="6.407cm" svg:y="2.359cm" svg:viewBox="0 0 1001 1001" svg:d="M1001 0c0 334 0 667 0 1001-334-84-667-167-1001-251 0-167 0-333 0-500 334-83 667-167 1001-250z"><text:p/></draw:path><draw:path draw:style-name="gr60" draw:text-style-name="P82" svg:width="0.999cm" svg:height="0.999cm" svg:x="7.408cm" svg:y="2.358cm" svg:viewBox="0 0 1000 1000" svg:d="M0 1000c0-333 0-667 0-1000 333 0 667 0 1000 0 0 333 0 667 0 1000-333 0-667 0-1000 0z"><text:p/></draw:path><draw:g draw:style-name="gr74"><draw:path draw:style-name="gr60" draw:text-style-name="P83" svg:width="0.999cm" svg:height="0.999cm" svg:x="8.409cm" svg:y="2.358cm" svg:viewBox="0 0 1000 1000" svg:d="M0 1000c0-333 0-667 0-1000 333 0 667 0 1000 0 0 333 0 667 0 1000-333 0-667 0-1000 0z"><text:p/></draw:path><draw:path draw:style-name="gr62" draw:text-style-name="P107" svg:width="0.202cm" svg:height="0.222cm" svg:x="8.807cm" svg:y="2.783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9.406cm" svg:y="2.358cm" svg:viewBox="0 0 1000 1000" svg:d="M0 1000c0-333 0-667 0-1000 333 0 667 0 1000 0 0 333 0 667 0 1000-333 0-667 0-1000 0z"><text:p/></draw:path><draw:path draw:style-name="gr62" draw:text-style-name="P97" svg:width="0.202cm" svg:height="0.222cm" svg:x="9.804cm" svg:y="2.783cm" svg:viewBox="0 0 203 223" svg:d="M161 223c-20-31-40-61-60-92-20 31-41 61-61 92-13 0-27 0-40 0 27-38 53-76 80-115-26-36-51-72-76-108 13 0 27 0 41 0 18 29 37 58 56 87 18-29 37-58 55-87 14 0 28 0 42 0-25 36-51 72-76 108 27 38 54 77 81 115-14 0-28 0-42 0z"><text:p/></draw:path></draw:g><draw:path draw:style-name="gr56" draw:text-style-name="P93" svg:width="0.189cm" svg:height="0.193cm" svg:x="7.457cm" svg:y="2.43cm" svg:viewBox="0 0 190 194" svg:d="M149 194c-5-16-11-33-17-49-25 0-49 0-74 0-6 16-12 33-17 49-14 0-27 0-41 0 24-65 47-129 71-194 16 0 32 0 48 0 23 65 47 129 71 194-14 0-27 0-41 0zM95 30c0 1-1 2-1 3-1 3-2 7-3 11-2 4-9 28-24 70 19 0 37 0 56 0-6-19-13-37-19-56-2-6-4-12-6-19-1-3-2-6-3-9z"><text:p/></draw:path><draw:path draw:style-name="gr93" draw:text-style-name="P93" svg:width="0.171cm" svg:height="0.193cm" svg:x="8.49cm" svg:y="3.087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94" draw:text-style-name="P93" svg:width="0.195cm" svg:height="0.199cm" svg:x="9.458cm" svg:y="3.105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9" draw:text-style-name="P86" svg:width="0.201cm" svg:height="0.298cm" svg:x="6.607cm" svg:y="2.715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99" draw:text-style-name="P87" svg:width="0.199cm" svg:height="0.294cm" svg:x="0.92cm" svg:y="3.734cm" svg:viewBox="0 0 200 295" svg:d="M200 196c0 31-9 55-27 73-18 17-44 26-76 26-27 0-49-6-65-18-17-12-28-29-32-51l38-5c7 29 28 43 60 43 20 0 36-6 47-18s17-28 17-49c0-18-6-33-17-44-12-11-27-17-46-17-10 0-20 2-28 5-9 3-18 8-26 16h-37l10-157h165v32h-131l-6 92c17-13 37-19 60-19 29 0 52 8 69 25s25 39 25 66z"><text:p/></draw:path><draw:path draw:style-name="gr100" draw:text-style-name="P110" svg:width="0.181cm" svg:height="0.29cm" svg:x="3.648cm" svg:y="1.362cm" svg:viewBox="0 0 182 291" svg:d="M0 291c0-11 0-21 0-32 25 0 49 0 74 0 0-74 0-149 0-223-22 15-44 31-66 46 0-12 0-23 0-35 23-16 46-31 69-47 12 0 23 0 35 0 0 86 0 173 0 259 23 0 47 0 70 0 0 11 0 21 0 32-60 0-121 0-182 0z"><text:p/></draw:path></draw:g></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P<text:span text:style-name="T50">enultimate</text:span> <text:span text:style-name="T18">BOB</text:span>. </text:p>
      <text:p text:style-name="P14"><draw:g text:anchor-type="as-char" draw:z-index="5" draw:name="Skupinový objekt 8" draw:style-name="gr57"><draw:path draw:style-name="gr36" draw:text-style-name="P85" svg:width="0.181cm" svg:height="0.29cm" svg:x="8.785cm" svg:y="5.107cm" svg:viewBox="0 0 182 291" svg:d="M0 291c0-11 0-21 0-32 25 0 49 0 74 0 0-74 0-149 0-223-22 15-44 31-66 46 0-12 0-23 0-35 23-16 46-31 69-47 12 0 23 0 35 0 0 86 0 173 0 259 23 0 47 0 70 0 0 11 0 21 0 32-60 0-121 0-182 0z"><text:p/></draw:path><draw:custom-shape draw:style-name="gr87" draw:text-style-name="P88" svg:width="0.703cm" svg:height="0.699cm" svg:x="8.513cm" svg:y="4.914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2" draw:text-style-name="P81" svg:width="1cm" svg:height="1cm" svg:x="8.323cm" svg:y="2.733cm" svg:viewBox="0 0 1001 1001" svg:d="M0 1001c334 0 667 0 1001 0-84-334-167-667-251-1001-167 0-333 0-500 0-83 334-167 667-250 1001z"><text:p/></draw:path><draw:path draw:style-name="gr60" draw:text-style-name="P82" svg:width="0.999cm" svg:height="0.999cm" svg:x="8.323cm" svg:y="3.74cm" svg:viewBox="0 0 1000 1000" svg:d="M0 1000c0-333 0-667 0-1000 333 0 667 0 1000 0 0 333 0 667 0 1000-333 0-667 0-1000 0z"><text:p/></draw:path><draw:path draw:style-name="gr53" draw:text-style-name="P93" svg:width="0.171cm" svg:height="0.193cm" svg:x="8.388cm" svg:y="4.806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8.375cm" svg:y="3.805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8.712cm" svg:y="2.933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8.323cm" svg:y="4.741cm" svg:viewBox="0 0 1000 1000" svg:d="M0 1000c0-333 0-667 0-1000 333 0 667 0 1000 0 0 333 0 667 0 1000-333 0-667 0-1000 0z"><text:p/></draw:path><draw:path draw:style-name="gr62" draw:text-style-name="P97" svg:width="0.202cm" svg:height="0.222cm" svg:x="8.721cm" svg:y="4.166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8.322cm" svg:y="5.74cm" svg:viewBox="0 0 1000 1000" svg:d="M0 1000c0-333 0-667 0-1000 333 0 667 0 1000 0 0 333 0 667 0 1000-333 0-667 0-1000 0z"><text:p/></draw:path><draw:path draw:style-name="gr62" draw:text-style-name="P97" svg:width="0.202cm" svg:height="0.222cm" svg:x="8.72cm" svg:y="6.165cm" svg:viewBox="0 0 203 223" svg:d="M161 223c-20-31-40-61-60-92-20 31-41 61-61 92-13 0-27 0-40 0 27-38 53-76 80-115-26-36-51-72-76-108 13 0 27 0 41 0 18 29 37 58 56 87 18-29 37-58 55-87 14 0 28 0 42 0-25 36-51 72-76 108 27 38 54 77 81 115-14 0-28 0-42 0z"><text:p/></draw:path><draw:path draw:style-name="gr53" draw:text-style-name="P93" svg:width="0.195cm" svg:height="0.199cm" svg:x="8.371cm" svg:y="5.801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7" draw:text-style-name="P86" svg:width="0.181cm" svg:height="0.29cm" svg:x="6.282cm" svg:y="6.481cm" svg:viewBox="0 0 182 291" svg:d="M0 291c0-11 0-21 0-32 25 0 49 0 74 0 0-74 0-149 0-223-22 15-44 31-66 46 0-12 0-23 0-35 23-16 46-31 69-47 12 0 23 0 35 0 0 86 0 173 0 259 23 0 47 0 70 0 0 11 0 21 0 32-60 0-121 0-182 0z"><text:p/></draw:path><draw:custom-shape draw:style-name="gr88" draw:text-style-name="P88" svg:width="0.703cm" svg:height="0.701cm" svg:x="6.01cm" svg:y="6.28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7" draw:text-style-name="P86" svg:width="0.181cm" svg:height="0.29cm" svg:x="3.329cm" svg:y="1.283cm" svg:viewBox="0 0 182 291" svg:d="M0 291c0-11 0-21 0-32 25 0 49 0 74 0 0-74 0-149 0-223-22 15-44 31-66 46 0-12 0-23 0-35 23-16 46-31 69-47 12 0 23 0 35 0 0 86 0 173 0 259 23 0 47 0 70 0 0 11 0 21 0 32-60 0-121 0-182 0z"><text:p/></draw:path><draw:custom-shape draw:style-name="gr89" draw:text-style-name="P88" svg:width="0.701cm" svg:height="0.701cm" svg:x="3.074cm" svg:y="1.10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1" svg:width="1cm" svg:height="1cm" svg:x="1.361cm" svg:y="3.362cm" svg:viewBox="0 0 1001 1001" svg:d="M1001 0c0 334 0 667 0 1001-334-84-667-167-1001-251 0-167 0-333 0-500 334-83 667-167 1001-250z"><text:p/></draw:path><draw:g draw:style-name="gr74"><draw:path draw:style-name="gr60" draw:text-style-name="P82" svg:width="0.999cm" svg:height="0.999cm" svg:x="2.362cm" svg:y="3.361cm" svg:viewBox="0 0 1000 1000" svg:d="M0 1000c0-333 0-667 0-1000 333 0 667 0 1000 0 0 333 0 667 0 1000-333 0-667 0-1000 0z"><text:p/></draw:path><draw:path draw:style-name="gr62" draw:text-style-name="P97" svg:width="0.202cm" svg:height="0.222cm" svg:x="2.76cm" svg:y="3.786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2" svg:width="0.999cm" svg:height="0.999cm" svg:x="3.363cm" svg:y="3.361cm" svg:viewBox="0 0 1000 1000" svg:d="M0 1000c0-333 0-667 0-1000 333 0 667 0 1000 0 0 333 0 667 0 1000-333 0-667 0-1000 0z"><text:p/></draw:path><draw:g draw:style-name="gr74"><draw:path draw:style-name="gr60" draw:text-style-name="P82" svg:width="0.999cm" svg:height="0.999cm" svg:x="4.36cm" svg:y="3.361cm" svg:viewBox="0 0 1000 1000" svg:d="M0 1000c0-333 0-667 0-1000 333 0 667 0 1000 0 0 333 0 667 0 1000-333 0-667 0-1000 0z"><text:p/></draw:path></draw:g><draw:path draw:style-name="gr53" draw:text-style-name="P93" svg:width="0.189cm" svg:height="0.193cm" svg:x="2.399cm" svg:y="3.41cm" svg:viewBox="0 0 190 194" svg:d="M149 194c-5-16-11-33-17-49-25 0-49 0-74 0-6 16-12 33-17 49-14 0-27 0-41 0 24-65 47-129 71-194 16 0 32 0 48 0 23 65 47 129 71 194-14 0-27 0-41 0zM95 30c0 1-1 2-1 3-1 3-2 7-3 11-2 4-9 28-24 70 19 0 37 0 56 0-6-19-13-37-19-56-2-6-4-12-6-19-1-3-2-6-3-9z"><text:p/></draw:path><draw:path draw:style-name="gr90" draw:text-style-name="P108" svg:width="0.171cm" svg:height="0.193cm" svg:x="3.431cm" svg:y="3.41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4.449cm" svg:y="4.064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3.345cm" svg:y="3.77cm" svg:viewBox="0 0 1001 1001" svg:d="M0 1001c334 0 667 0 1001 0-84-334-167-667-251-1001-167 0-333 0-500 0-83 334-167 667-250 1001z"><text:p/></draw:path><draw:path draw:style-name="gr60" draw:text-style-name="P82" svg:width="0.999cm" svg:height="0.999cm" svg:x="3.345cm" svg:y="4.777cm" svg:viewBox="0 0 1000 1000" svg:d="M0 1000c0-333 0-667 0-1000 333 0 667 0 1000 0 0 333 0 667 0 1000-333 0-667 0-1000 0z"><text:p/></draw:path><draw:path draw:style-name="gr53" draw:text-style-name="P93" svg:width="0.171cm" svg:height="0.193cm" svg:x="3.41cm" svg:y="5.843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3.397cm" svg:y="4.842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3.734cm" svg:y="3.97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g draw:style-name="gr74"><draw:path draw:style-name="gr60" draw:text-style-name="P82" svg:width="0.999cm" svg:height="0.999cm" svg:x="3.345cm" svg:y="5.778cm" svg:viewBox="0 0 1000 1000" svg:d="M0 1000c0-333 0-667 0-1000 333 0 667 0 1000 0 0 333 0 667 0 1000-333 0-667 0-1000 0z"><text:p/></draw:path><draw:path draw:style-name="gr62" draw:text-style-name="P97" svg:width="0.202cm" svg:height="0.222cm" svg:x="3.743cm" svg:y="6.203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3.344cm" svg:y="6.777cm" svg:viewBox="0 0 1000 1000" svg:d="M0 1000c0-333 0-667 0-1000 333 0 667 0 1000 0 0 333 0 667 0 1000-333 0-667 0-1000 0z"><text:p/></draw:path></draw:g><draw:path draw:style-name="gr90" draw:text-style-name="P108" svg:width="0.195cm" svg:height="0.199cm" svg:x="4.055cm" svg:y="6.838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3.794cm" svg:y="4.789cm" svg:viewBox="0 0 1001 1001" svg:d="M1001 0c0 334 0 667 0 1001-334-84-667-167-1001-251 0-167 0-333 0-500 334-83 667-167 1001-250z"><text:p/></draw:path><draw:g draw:style-name="gr74"><draw:path draw:style-name="gr60" draw:text-style-name="P82" svg:width="0.999cm" svg:height="0.999cm" svg:x="4.795cm" svg:y="4.788cm" svg:viewBox="0 0 1000 1000" svg:d="M0 1000c0-333 0-667 0-1000 333 0 667 0 1000 0 0 333 0 667 0 1000-333 0-667 0-1000 0z"><text:p/></draw:path><draw:path draw:style-name="gr62" draw:text-style-name="P97" svg:width="0.202cm" svg:height="0.222cm" svg:x="5.193cm" svg:y="5.213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2" svg:width="0.999cm" svg:height="0.999cm" svg:x="5.796cm" svg:y="4.788cm" svg:viewBox="0 0 1000 1000" svg:d="M0 1000c0-333 0-667 0-1000 333 0 667 0 1000 0 0 333 0 667 0 1000-333 0-667 0-1000 0z"><text:p/></draw:path><draw:path draw:style-name="gr53" draw:text-style-name="P93" svg:width="0.189cm" svg:height="0.193cm" svg:x="4.832cm" svg:y="4.837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5.864cm" svg:y="4.837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37" draw:text-style-name="P86" svg:width="0.181cm" svg:height="0.29cm" svg:x="4.009cm" svg:y="5.149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5.812cm" svg:y="5.106cm" svg:viewBox="0 0 1001 1001" svg:d="M0 1001c334 0 667 0 1001 0-84-334-167-667-251-1001-167 0-333 0-500 0-83 334-167 667-250 1001z"><text:p/></draw:path><draw:path draw:style-name="gr60" draw:text-style-name="P82" svg:width="0.999cm" svg:height="0.999cm" svg:x="5.812cm" svg:y="6.113cm" svg:viewBox="0 0 1000 1000" svg:d="M0 1000c0-333 0-667 0-1000 333 0 667 0 1000 0 0 333 0 667 0 1000-333 0-667 0-1000 0z"><text:p/></draw:path><draw:path draw:style-name="gr53" draw:text-style-name="P93" svg:width="0.171cm" svg:height="0.193cm" svg:x="5.877cm" svg:y="7.179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5.864cm" svg:y="6.178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6.201cm" svg:y="5.30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g draw:style-name="gr74"><draw:path draw:style-name="gr60" draw:text-style-name="P82" svg:width="0.999cm" svg:height="0.999cm" svg:x="5.812cm" svg:y="7.114cm" svg:viewBox="0 0 1000 1000" svg:d="M0 1000c0-333 0-667 0-1000 333 0 667 0 1000 0 0 333 0 667 0 1000-333 0-667 0-1000 0z"><text:p/></draw:path><draw:path draw:style-name="gr62" draw:text-style-name="P97" svg:width="0.202cm" svg:height="0.222cm" svg:x="6.21cm" svg:y="7.539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5.811cm" svg:y="8.113cm" svg:viewBox="0 0 1000 1000" svg:d="M0 1000c0-333 0-667 0-1000 333 0 667 0 1000 0 0 333 0 667 0 1000-333 0-667 0-1000 0z"><text:p/></draw:path><draw:path draw:style-name="gr62" draw:text-style-name="P97" svg:width="0.202cm" svg:height="0.222cm" svg:x="6.209cm" svg:y="8.538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95cm" svg:height="0.199cm" svg:x="5.86cm" svg:y="8.174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3.908cm" svg:y="1.015cm" svg:viewBox="0 0 1001 1001" svg:d="M0 0c0 334 0 667 0 1001 334-84 667-167 1001-251 0-167 0-333 0-500-334-83-667-167-1001-250z"><text:p/></draw:path><draw:g draw:style-name="gr74"><draw:path draw:style-name="gr60" draw:text-style-name="P82" svg:width="0.999cm" svg:height="0.999cm" svg:x="2.907cm" svg:y="1.014cm" svg:viewBox="0 0 1000 1000" svg:d="M0 1000c0-333 0-667 0-1000 333 0 667 0 1000 0 0 333 0 667 0 1000-333 0-667 0-1000 0z"><text:p/></draw:path></draw:g><draw:g draw:style-name="gr74"><draw:path draw:style-name="gr60" draw:text-style-name="P83" svg:width="0.999cm" svg:height="0.999cm" svg:x="1.909cm" svg:y="1.014cm" svg:viewBox="0 0 1000 1000" svg:d="M0 1000c0-333 0-667 0-1000 333 0 667 0 1000 0 0 333 0 667 0 1000-333 0-667 0-1000 0z"><text:p/></draw:path><draw:path draw:style-name="gr62" draw:text-style-name="P107" svg:width="0.202cm" svg:height="0.222cm" svg:x="2.307cm" svg:y="1.439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0.912cm" svg:y="1.014cm" svg:viewBox="0 0 1000 1000" svg:d="M0 1000c0-333 0-667 0-1000 333 0 667 0 1000 0 0 333 0 667 0 1000-333 0-667 0-1000 0z"><text:p/></draw:path><draw:path draw:style-name="gr62" draw:text-style-name="P97" svg:width="0.202cm" svg:height="0.222cm" svg:x="1.31cm" svg:y="1.439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89cm" svg:height="0.193cm" svg:x="2.991cm" svg:y="1.761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1.992cm" svg:y="1.762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0.969cm" svg:y="1.756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4.401cm" svg:y="3.005cm" svg:viewBox="0 0 1001 1001" svg:d="M0 0c334 0 667 0 1001 0-84 334-167 667-251 1001-167 0-333 0-500 0-83-334-167-667-250-1001z"><text:p/></draw:path><draw:g draw:style-name="gr74"><draw:path draw:style-name="gr60" draw:text-style-name="P83" svg:width="0.999cm" svg:height="0.999cm" svg:x="4.401cm" svg:y="2.004cm" svg:viewBox="0 0 1000 1000" svg:d="M0 1000c0-333 0-667 0-1000 333 0 667 0 1000 0 0 333 0 667 0 1000-333 0-667 0-1000 0z"><text:p/></draw:path><draw:path draw:style-name="gr62" draw:text-style-name="P107" svg:width="0.202cm" svg:height="0.222cm" svg:x="4.799cm" svg:y="2.429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2" svg:width="0.999cm" svg:height="0.999cm" svg:x="4.402cm" svg:y="1cm" svg:viewBox="0 0 1000 1000" svg:d="M0 1000c0-333 0-667 0-1000 333 0 667 0 1000 0 0 333 0 667 0 1000-333 0-667 0-1000 0z"><text:p/></draw:path><draw:path draw:style-name="gr53" draw:text-style-name="P93" svg:width="0.189cm" svg:height="0.193cm" svg:x="5.16cm" svg:y="2.065cm" svg:viewBox="0 0 190 194" svg:d="M149 194c-5-16-11-33-17-49-25 0-49 0-74 0-6 16-12 33-17 49-14 0-27 0-41 0 24-65 47-129 71-194 16 0 32 0 48 0 23 65 47 129 71 194-14 0-27 0-41 0zM95 30c0 1-1 2-1 3-1 3-2 7-3 11-2 4-9 28-24 70 19 0 37 0 56 0-6-19-13-37-19-56-2-6-4-12-6-19-1-3-2-6-3-9z"><text:p/></draw:path><draw:g draw:style-name="gr74"><draw:path draw:style-name="gr60" draw:text-style-name="P83" svg:width="0.999cm" svg:height="0.999cm" svg:x="4.403cm" svg:y="0cm" svg:viewBox="0 0 1000 1000" svg:d="M0 1000c0-333 0-667 0-1000 333 0 667 0 1000 0 0 333 0 667 0 1000-333 0-667 0-1000 0z"><text:p/></draw:path><draw:path draw:style-name="gr62" draw:text-style-name="P107" svg:width="0.202cm" svg:height="0.222cm" svg:x="4.801cm" svg:y="0.425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95cm" svg:height="0.199cm" svg:x="5.117cm" svg:y="0.052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53" draw:text-style-name="P93" svg:width="0.171cm" svg:height="0.193cm" svg:x="5.14cm" svg:y="1.101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37" draw:text-style-name="P86" svg:width="0.201cm" svg:height="0.298cm" svg:x="4.794cm" svg:y="3.53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6.793cm" svg:y="4.789cm" svg:viewBox="0 0 1000 1000" svg:d="M0 1000c0-333 0-667 0-1000 333 0 667 0 1000 0 0 333 0 667 0 1000-333 0-667 0-1000 0z"><text:p/></draw:path><draw:path draw:style-name="gr54" draw:text-style-name="P93" svg:width="0.195cm" svg:height="0.199cm" svg:x="6.845cm" svg:y="5.536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8" draw:text-style-name="P81" svg:width="1cm" svg:height="1cm" svg:x="6.846cm" svg:y="4.376cm" svg:viewBox="0 0 1001 1001" svg:d="M0 0c334 0 667 0 1001 0-84 334-167 667-251 1001-167 0-333 0-500 0-83-334-167-667-250-1001z"><text:p/></draw:path><draw:g draw:style-name="gr74"><draw:path draw:style-name="gr60" draw:text-style-name="P83" svg:width="0.999cm" svg:height="0.999cm" svg:x="6.846cm" svg:y="3.375cm" svg:viewBox="0 0 1000 1000" svg:d="M0 1000c0-333 0-667 0-1000 333 0 667 0 1000 0 0 333 0 667 0 1000-333 0-667 0-1000 0z"><text:p/></draw:path><draw:path draw:style-name="gr62" draw:text-style-name="P107" svg:width="0.202cm" svg:height="0.222cm" svg:x="7.244cm" svg:y="3.8cm" svg:viewBox="0 0 203 223" svg:d="M161 223c-20-31-40-61-60-92-20 31-41 61-61 92-13 0-27 0-40 0 27-38 53-76 80-115-26-36-51-72-76-108 13 0 27 0 41 0 18 29 37 58 56 87 18-29 37-58 55-87 14 0 28 0 42 0-25 36-51 72-76 108 27 38 54 77 81 115-14 0-28 0-42 0z"><text:p/></draw:path></draw:g><draw:path draw:style-name="gr60" draw:text-style-name="P83" svg:width="0.999cm" svg:height="0.999cm" svg:x="6.847cm" svg:y="2.371cm" svg:viewBox="0 0 1000 1000" svg:d="M0 1000c0-333 0-667 0-1000 333 0 667 0 1000 0 0 333 0 667 0 1000-333 0-667 0-1000 0z"><text:p/></draw:path><draw:path draw:style-name="gr91" draw:text-style-name="P93" svg:width="0.189cm" svg:height="0.193cm" svg:x="6.905cm" svg:y="3.436cm" svg:viewBox="0 0 190 194" svg:d="M149 194c-5-16-11-33-17-49-25 0-49 0-74 0-6 16-12 33-17 49-14 0-27 0-41 0 24-65 47-129 71-194 16 0 32 0 48 0 23 65 47 129 71 194-14 0-27 0-41 0zM95 30c0 1-1 2-1 3-1 3-2 7-3 11-2 4-9 28-24 70 19 0 37 0 56 0-6-19-13-37-19-56-2-6-4-12-6-19-1-3-2-6-3-9z"><text:p/></draw:path><draw:path draw:style-name="gr55" draw:text-style-name="P93" svg:width="0.171cm" svg:height="0.193cm" svg:x="6.905cm" svg:y="2.42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g draw:style-name="gr74"><draw:path draw:style-name="gr60" draw:text-style-name="P83" svg:width="0.999cm" svg:height="0.999cm" svg:x="6.848cm" svg:y="1.371cm" svg:viewBox="0 0 1000 1000" svg:d="M0 1000c0-333 0-667 0-1000 333 0 667 0 1000 0 0 333 0 667 0 1000-333 0-667 0-1000 0z"><text:p/></draw:path><draw:path draw:style-name="gr62" draw:text-style-name="P107" svg:width="0.202cm" svg:height="0.222cm" svg:x="7.246cm" svg:y="1.796cm" svg:viewBox="0 0 203 223" svg:d="M161 223c-20-31-40-61-60-92-20 31-41 61-61 92-13 0-27 0-40 0 27-38 53-76 80-115-26-36-51-72-76-108 13 0 27 0 41 0 18 29 37 58 56 87 18-29 37-58 55-87 14 0 28 0 42 0-25 36-51 72-76 108 27 38 54 77 81 115-14 0-28 0-42 0z"><text:p/></draw:path></draw:g><draw:path draw:style-name="gr92" draw:text-style-name="P93" svg:width="0.195cm" svg:height="0.199cm" svg:x="6.91cm" svg:y="1.423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8" draw:text-style-name="P86" svg:width="0.201cm" svg:height="0.298cm" svg:x="7.249cm" svg:y="4.85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9" draw:text-style-name="P81" svg:width="1cm" svg:height="1cm" svg:x="7.319cm" svg:y="2.359cm" svg:viewBox="0 0 1001 1001" svg:d="M1001 0c0 334 0 667 0 1001-334-84-667-167-1001-251 0-167 0-333 0-500 334-83 667-167 1001-250z"><text:p/></draw:path><draw:path draw:style-name="gr60" draw:text-style-name="P82" svg:width="0.999cm" svg:height="0.999cm" svg:x="8.32cm" svg:y="2.358cm" svg:viewBox="0 0 1000 1000" svg:d="M0 1000c0-333 0-667 0-1000 333 0 667 0 1000 0 0 333 0 667 0 1000-333 0-667 0-1000 0z"><text:p/></draw:path><draw:g draw:style-name="gr74"><draw:path draw:style-name="gr60" draw:text-style-name="P83" svg:width="0.999cm" svg:height="0.999cm" svg:x="9.321cm" svg:y="2.358cm" svg:viewBox="0 0 1000 1000" svg:d="M0 1000c0-333 0-667 0-1000 333 0 667 0 1000 0 0 333 0 667 0 1000-333 0-667 0-1000 0z"><text:p/></draw:path><draw:path draw:style-name="gr62" draw:text-style-name="P107" svg:width="0.202cm" svg:height="0.222cm" svg:x="9.719cm" svg:y="2.783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10.318cm" svg:y="2.358cm" svg:viewBox="0 0 1000 1000" svg:d="M0 1000c0-333 0-667 0-1000 333 0 667 0 1000 0 0 333 0 667 0 1000-333 0-667 0-1000 0z"><text:p/></draw:path><draw:path draw:style-name="gr62" draw:text-style-name="P97" svg:width="0.202cm" svg:height="0.222cm" svg:x="10.716cm" svg:y="2.783cm" svg:viewBox="0 0 203 223" svg:d="M161 223c-20-31-40-61-60-92-20 31-41 61-61 92-13 0-27 0-40 0 27-38 53-76 80-115-26-36-51-72-76-108 13 0 27 0 41 0 18 29 37 58 56 87 18-29 37-58 55-87 14 0 28 0 42 0-25 36-51 72-76 108 27 38 54 77 81 115-14 0-28 0-42 0z"><text:p/></draw:path></draw:g><draw:path draw:style-name="gr56" draw:text-style-name="P93" svg:width="0.189cm" svg:height="0.193cm" svg:x="8.369cm" svg:y="2.441cm" svg:viewBox="0 0 190 194" svg:d="M149 194c-5-16-11-33-17-49-25 0-49 0-74 0-6 16-12 33-17 49-14 0-27 0-41 0 24-65 47-129 71-194 16 0 32 0 48 0 23 65 47 129 71 194-14 0-27 0-41 0zM95 30c0 1-1 2-1 3-1 3-2 7-3 11-2 4-9 28-24 70 19 0 37 0 56 0-6-19-13-37-19-56-2-6-4-12-6-19-1-3-2-6-3-9z"><text:p/></draw:path><draw:path draw:style-name="gr93" draw:text-style-name="P93" svg:width="0.171cm" svg:height="0.193cm" svg:x="9.402cm" svg:y="3.087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94" draw:text-style-name="P93" svg:width="0.195cm" svg:height="0.199cm" svg:x="10.37cm" svg:y="3.105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9" draw:text-style-name="P86" svg:width="0.201cm" svg:height="0.298cm" svg:x="7.519cm" svg:y="2.715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36" draw:text-style-name="P85" svg:width="0.181cm" svg:height="0.29cm" svg:x="4.56cm" svg:y="1.362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2.996cm" svg:y="6.789cm" svg:viewBox="0 0 1001 1001" svg:d="M0 0c0 334 0 667 0 1001 334-84 667-167 1001-251 0-167 0-333 0-500-334-83-667-167-1001-250z"><text:p/></draw:path><draw:g draw:style-name="gr74"><draw:path draw:style-name="gr60" draw:text-style-name="P82" svg:width="0.999cm" svg:height="0.999cm" svg:x="1.995cm" svg:y="6.788cm" svg:viewBox="0 0 1000 1000" svg:d="M0 1000c0-333 0-667 0-1000 333 0 667 0 1000 0 0 333 0 667 0 1000-333 0-667 0-1000 0z"><text:p/></draw:path></draw:g><draw:g draw:style-name="gr74"><draw:path draw:style-name="gr60" draw:text-style-name="P83" svg:width="0.999cm" svg:height="0.999cm" svg:x="0.997cm" svg:y="6.788cm" svg:viewBox="0 0 1000 1000" svg:d="M0 1000c0-333 0-667 0-1000 333 0 667 0 1000 0 0 333 0 667 0 1000-333 0-667 0-1000 0z"><text:p/></draw:path><draw:path draw:style-name="gr62" draw:text-style-name="P107" svg:width="0.202cm" svg:height="0.222cm" svg:x="2.395cm" svg:y="7.213cm" svg:viewBox="0 0 203 223" svg:d="M161 223c-20-31-40-61-60-92-20 31-41 61-61 92-13 0-27 0-40 0 27-38 53-76 80-115-26-36-51-72-76-108 13 0 27 0 41 0 18 29 37 58 56 87 18-29 37-58 55-87 14 0 28 0 42 0-25 36-51 72-76 108 27 38 54 77 81 115-14 0-28 0-42 0z"><text:p/></draw:path></draw:g><draw:g draw:style-name="gr74"><draw:path draw:style-name="gr60" draw:text-style-name="P82" svg:width="0.999cm" svg:height="0.999cm" svg:x="0cm" svg:y="6.788cm" svg:viewBox="0 0 1000 1000" svg:d="M0 1000c0-333 0-667 0-1000 333 0 667 0 1000 0 0 333 0 667 0 1000-333 0-667 0-1000 0z"><text:p/></draw:path><draw:path draw:style-name="gr62" draw:text-style-name="P97" svg:width="0.202cm" svg:height="0.222cm" svg:x="0.398cm" svg:y="7.213cm" svg:viewBox="0 0 203 223" svg:d="M161 223c-20-31-40-61-60-92-20 31-41 61-61 92-13 0-27 0-40 0 27-38 53-76 80-115-26-36-51-72-76-108 13 0 27 0 41 0 18 29 37 58 56 87 18-29 37-58 55-87 14 0 28 0 42 0-25 36-51 72-76 108 27 38 54 77 81 115-14 0-28 0-42 0z"><text:p/></draw:path></draw:g><draw:path draw:style-name="gr53" draw:text-style-name="P93" svg:width="0.189cm" svg:height="0.193cm" svg:x="2.079cm" svg:y="7.535cm" svg:viewBox="0 0 190 194" svg:d="M149 194c-5-16-11-33-17-49-25 0-49 0-74 0-6 16-12 33-17 49-14 0-27 0-41 0 24-65 47-129 71-194 16 0 32 0 48 0 23 65 47 129 71 194-14 0-27 0-41 0zM95 30c0 1-1 2-1 3-1 3-2 7-3 11-2 4-9 28-24 70 19 0 37 0 56 0-6-19-13-37-19-56-2-6-4-12-6-19-1-3-2-6-3-9z"><text:p/></draw:path><draw:path draw:style-name="gr90" draw:text-style-name="P108" svg:width="0.171cm" svg:height="0.193cm" svg:x="1.048cm" svg:y="6.836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0.057cm" svg:y="7.53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7" draw:text-style-name="P86" svg:width="0.201cm" svg:height="0.298cm" svg:x="3.602cm" svg:y="7.15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90" draw:text-style-name="P109" svg:width="0.181cm" svg:height="0.29cm" svg:x="1.423cm" svg:y="7.226cm" svg:viewBox="0 0 182 291" svg:d="M0 291c0-11 0-21 0-32 25 0 49 0 74 0 0-74 0-149 0-223-22 15-44 31-66 46 0-12 0-23 0-35 23-16 46-31 69-47 12 0 23 0 35 0 0 86 0 173 0 259 23 0 47 0 70 0 0 11 0 21 0 32-60 0-121 0-182 0z"><text:p/></draw:path><draw:path draw:style-name="gr96" draw:text-style-name="P87" svg:width="0.194cm" svg:height="0.298cm" svg:x="1.839cm" svg:y="3.713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custom-shape draw:style-name="gr97" draw:text-style-name="P88" svg:width="0.703cm" svg:height="0.699cm" svg:x="1.15cm" svg:y="7.01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
      <text:p text:style-name="P2"/>
      <text:p text:style-name="Text_20_body">A<text:span text:style-name="T50">nd last </text:span><text:span text:style-name="T18">BOA</text:span>. </text:p>
      <text:p text:style-name="P10"><draw:g text:anchor-type="as-char" draw:z-index="6" draw:name="Skupinový objekt 9" draw:style-name="gr57"><draw:path draw:style-name="gr36" draw:text-style-name="P85" svg:width="0.181cm" svg:height="0.29cm" svg:x="8.785cm" svg:y="5.107cm" svg:viewBox="0 0 182 291" svg:d="M0 291c0-11 0-21 0-32 25 0 49 0 74 0 0-74 0-149 0-223-22 15-44 31-66 46 0-12 0-23 0-35 23-16 46-31 69-47 12 0 23 0 35 0 0 86 0 173 0 259 23 0 47 0 70 0 0 11 0 21 0 32-60 0-121 0-182 0z"><text:p/></draw:path><draw:custom-shape draw:style-name="gr87" draw:text-style-name="P88" svg:width="0.703cm" svg:height="0.699cm" svg:x="8.513cm" svg:y="4.914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2" draw:text-style-name="P81" svg:width="1cm" svg:height="1cm" svg:x="8.323cm" svg:y="2.733cm" svg:viewBox="0 0 1001 1001" svg:d="M0 1001c334 0 667 0 1001 0-84-334-167-667-251-1001-167 0-333 0-500 0-83 334-167 667-250 1001z"><text:p/></draw:path><draw:path draw:style-name="gr60" draw:text-style-name="P82" svg:width="0.999cm" svg:height="0.999cm" svg:x="8.323cm" svg:y="3.74cm" svg:viewBox="0 0 1000 1000" svg:d="M0 1000c0-333 0-667 0-1000 333 0 667 0 1000 0 0 333 0 667 0 1000-333 0-667 0-1000 0z"><text:p/></draw:path><draw:path draw:style-name="gr53" draw:text-style-name="P93" svg:width="0.171cm" svg:height="0.193cm" svg:x="8.388cm" svg:y="4.806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8.375cm" svg:y="3.805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8.712cm" svg:y="2.933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8.323cm" svg:y="4.741cm" svg:viewBox="0 0 1000 1000" svg:d="M0 1000c0-333 0-667 0-1000 333 0 667 0 1000 0 0 333 0 667 0 1000-333 0-667 0-1000 0z"><text:p/></draw:path><draw:path draw:style-name="gr62" draw:text-style-name="P97" svg:width="0.202cm" svg:height="0.222cm" svg:x="8.721cm" svg:y="4.166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8.322cm" svg:y="5.74cm" svg:viewBox="0 0 1000 1000" svg:d="M0 1000c0-333 0-667 0-1000 333 0 667 0 1000 0 0 333 0 667 0 1000-333 0-667 0-1000 0z"><text:p/></draw:path><draw:path draw:style-name="gr62" draw:text-style-name="P97" svg:width="0.202cm" svg:height="0.222cm" svg:x="8.72cm" svg:y="6.165cm" svg:viewBox="0 0 203 223" svg:d="M161 223c-20-31-40-61-60-92-20 31-41 61-61 92-13 0-27 0-40 0 27-38 53-76 80-115-26-36-51-72-76-108 13 0 27 0 41 0 18 29 37 58 56 87 18-29 37-58 55-87 14 0 28 0 42 0-25 36-51 72-76 108 27 38 54 77 81 115-14 0-28 0-42 0z"><text:p/></draw:path><draw:path draw:style-name="gr53" draw:text-style-name="P93" svg:width="0.195cm" svg:height="0.199cm" svg:x="8.371cm" svg:y="5.801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7" draw:text-style-name="P86" svg:width="0.181cm" svg:height="0.29cm" svg:x="6.282cm" svg:y="6.481cm" svg:viewBox="0 0 182 291" svg:d="M0 291c0-11 0-21 0-32 25 0 49 0 74 0 0-74 0-149 0-223-22 15-44 31-66 46 0-12 0-23 0-35 23-16 46-31 69-47 12 0 23 0 35 0 0 86 0 173 0 259 23 0 47 0 70 0 0 11 0 21 0 32-60 0-121 0-182 0z"><text:p/></draw:path><draw:custom-shape draw:style-name="gr88" draw:text-style-name="P88" svg:width="0.703cm" svg:height="0.701cm" svg:x="6.01cm" svg:y="6.28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7" draw:text-style-name="P86" svg:width="0.181cm" svg:height="0.29cm" svg:x="3.329cm" svg:y="1.283cm" svg:viewBox="0 0 182 291" svg:d="M0 291c0-11 0-21 0-32 25 0 49 0 74 0 0-74 0-149 0-223-22 15-44 31-66 46 0-12 0-23 0-35 23-16 46-31 69-47 12 0 23 0 35 0 0 86 0 173 0 259 23 0 47 0 70 0 0 11 0 21 0 32-60 0-121 0-182 0z"><text:p/></draw:path><draw:custom-shape draw:style-name="gr89" draw:text-style-name="P88" svg:width="0.701cm" svg:height="0.701cm" svg:x="3.074cm" svg:y="1.10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 draw:text-style-name="P81" svg:width="1cm" svg:height="1cm" svg:x="1.361cm" svg:y="3.362cm" svg:viewBox="0 0 1001 1001" svg:d="M1001 0c0 334 0 667 0 1001-334-84-667-167-1001-251 0-167 0-333 0-500 334-83 667-167 1001-250z"><text:p/></draw:path><draw:path draw:style-name="gr60" draw:text-style-name="P82" svg:width="0.999cm" svg:height="0.999cm" svg:x="2.362cm" svg:y="3.361cm" svg:viewBox="0 0 1000 1000" svg:d="M0 1000c0-333 0-667 0-1000 333 0 667 0 1000 0 0 333 0 667 0 1000-333 0-667 0-1000 0z"><text:p/></draw:path><draw:path draw:style-name="gr62" draw:text-style-name="P97" svg:width="0.202cm" svg:height="0.222cm" svg:x="2.76cm" svg:y="3.786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3.363cm" svg:y="3.361cm" svg:viewBox="0 0 1000 1000" svg:d="M0 1000c0-333 0-667 0-1000 333 0 667 0 1000 0 0 333 0 667 0 1000-333 0-667 0-1000 0z"><text:p/></draw:path><draw:path draw:style-name="gr60" draw:text-style-name="P82" svg:width="0.999cm" svg:height="0.999cm" svg:x="4.36cm" svg:y="3.361cm" svg:viewBox="0 0 1000 1000" svg:d="M0 1000c0-333 0-667 0-1000 333 0 667 0 1000 0 0 333 0 667 0 1000-333 0-667 0-1000 0z"><text:p/></draw:path><draw:path draw:style-name="gr53" draw:text-style-name="P93" svg:width="0.189cm" svg:height="0.193cm" svg:x="2.399cm" svg:y="3.41cm" svg:viewBox="0 0 190 194" svg:d="M149 194c-5-16-11-33-17-49-25 0-49 0-74 0-6 16-12 33-17 49-14 0-27 0-41 0 24-65 47-129 71-194 16 0 32 0 48 0 23 65 47 129 71 194-14 0-27 0-41 0zM95 30c0 1-1 2-1 3-1 3-2 7-3 11-2 4-9 28-24 70 19 0 37 0 56 0-6-19-13-37-19-56-2-6-4-12-6-19-1-3-2-6-3-9z"><text:p/></draw:path><draw:path draw:style-name="gr90" draw:text-style-name="P108" svg:width="0.171cm" svg:height="0.193cm" svg:x="3.431cm" svg:y="3.41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4.449cm" svg:y="4.064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3.345cm" svg:y="3.77cm" svg:viewBox="0 0 1001 1001" svg:d="M0 1001c334 0 667 0 1001 0-84-334-167-667-251-1001-167 0-333 0-500 0-83 334-167 667-250 1001z"><text:p/></draw:path><draw:path draw:style-name="gr60" draw:text-style-name="P82" svg:width="0.999cm" svg:height="0.999cm" svg:x="3.345cm" svg:y="4.777cm" svg:viewBox="0 0 1000 1000" svg:d="M0 1000c0-333 0-667 0-1000 333 0 667 0 1000 0 0 333 0 667 0 1000-333 0-667 0-1000 0z"><text:p/></draw:path><draw:path draw:style-name="gr53" draw:text-style-name="P93" svg:width="0.171cm" svg:height="0.193cm" svg:x="3.41cm" svg:y="5.843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3.397cm" svg:y="4.842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3.734cm" svg:y="3.97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3.345cm" svg:y="5.778cm" svg:viewBox="0 0 1000 1000" svg:d="M0 1000c0-333 0-667 0-1000 333 0 667 0 1000 0 0 333 0 667 0 1000-333 0-667 0-1000 0z"><text:p/></draw:path><draw:path draw:style-name="gr62" draw:text-style-name="P97" svg:width="0.202cm" svg:height="0.222cm" svg:x="3.743cm" svg:y="6.203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3.344cm" svg:y="6.777cm" svg:viewBox="0 0 1000 1000" svg:d="M0 1000c0-333 0-667 0-1000 333 0 667 0 1000 0 0 333 0 667 0 1000-333 0-667 0-1000 0z"><text:p/></draw:path><draw:path draw:style-name="gr90" draw:text-style-name="P108" svg:width="0.195cm" svg:height="0.199cm" svg:x="4.055cm" svg:y="6.838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3.794cm" svg:y="4.789cm" svg:viewBox="0 0 1001 1001" svg:d="M1001 0c0 334 0 667 0 1001-334-84-667-167-1001-251 0-167 0-333 0-500 334-83 667-167 1001-250z"><text:p/></draw:path><draw:path draw:style-name="gr60" draw:text-style-name="P82" svg:width="0.999cm" svg:height="0.999cm" svg:x="4.795cm" svg:y="4.788cm" svg:viewBox="0 0 1000 1000" svg:d="M0 1000c0-333 0-667 0-1000 333 0 667 0 1000 0 0 333 0 667 0 1000-333 0-667 0-1000 0z"><text:p/></draw:path><draw:path draw:style-name="gr62" draw:text-style-name="P97" svg:width="0.202cm" svg:height="0.222cm" svg:x="5.193cm" svg:y="5.213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5.796cm" svg:y="4.788cm" svg:viewBox="0 0 1000 1000" svg:d="M0 1000c0-333 0-667 0-1000 333 0 667 0 1000 0 0 333 0 667 0 1000-333 0-667 0-1000 0z"><text:p/></draw:path><draw:path draw:style-name="gr53" draw:text-style-name="P93" svg:width="0.189cm" svg:height="0.193cm" svg:x="4.832cm" svg:y="4.837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5.864cm" svg:y="4.837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37" draw:text-style-name="P86" svg:width="0.181cm" svg:height="0.29cm" svg:x="4.009cm" svg:y="5.149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5.812cm" svg:y="5.106cm" svg:viewBox="0 0 1001 1001" svg:d="M0 1001c334 0 667 0 1001 0-84-334-167-667-251-1001-167 0-333 0-500 0-83 334-167 667-250 1001z"><text:p/></draw:path><draw:path draw:style-name="gr60" draw:text-style-name="P82" svg:width="0.999cm" svg:height="0.999cm" svg:x="5.812cm" svg:y="6.113cm" svg:viewBox="0 0 1000 1000" svg:d="M0 1000c0-333 0-667 0-1000 333 0 667 0 1000 0 0 333 0 667 0 1000-333 0-667 0-1000 0z"><text:p/></draw:path><draw:path draw:style-name="gr53" draw:text-style-name="P93" svg:width="0.171cm" svg:height="0.193cm" svg:x="5.877cm" svg:y="7.179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89cm" svg:height="0.193cm" svg:x="5.864cm" svg:y="6.178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6.201cm" svg:y="5.30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5.812cm" svg:y="7.114cm" svg:viewBox="0 0 1000 1000" svg:d="M0 1000c0-333 0-667 0-1000 333 0 667 0 1000 0 0 333 0 667 0 1000-333 0-667 0-1000 0z"><text:p/></draw:path><draw:path draw:style-name="gr62" draw:text-style-name="P97" svg:width="0.202cm" svg:height="0.222cm" svg:x="6.21cm" svg:y="7.539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5.811cm" svg:y="8.113cm" svg:viewBox="0 0 1000 1000" svg:d="M0 1000c0-333 0-667 0-1000 333 0 667 0 1000 0 0 333 0 667 0 1000-333 0-667 0-1000 0z"><text:p/></draw:path><draw:path draw:style-name="gr62" draw:text-style-name="P97" svg:width="0.202cm" svg:height="0.222cm" svg:x="6.209cm" svg:y="8.538cm" svg:viewBox="0 0 203 223" svg:d="M161 223c-20-31-40-61-60-92-20 31-41 61-61 92-13 0-27 0-40 0 27-38 53-76 80-115-26-36-51-72-76-108 13 0 27 0 41 0 18 29 37 58 56 87 18-29 37-58 55-87 14 0 28 0 42 0-25 36-51 72-76 108 27 38 54 77 81 115-14 0-28 0-42 0z"><text:p/></draw:path><draw:path draw:style-name="gr53" draw:text-style-name="P93" svg:width="0.195cm" svg:height="0.199cm" svg:x="5.86cm" svg:y="8.174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3.908cm" svg:y="1.015cm" svg:viewBox="0 0 1001 1001" svg:d="M0 0c0 334 0 667 0 1001 334-84 667-167 1001-251 0-167 0-333 0-500-334-83-667-167-1001-250z"><text:p/></draw:path><draw:path draw:style-name="gr60" draw:text-style-name="P82" svg:width="0.999cm" svg:height="0.999cm" svg:x="2.907cm" svg:y="1.014cm" svg:viewBox="0 0 1000 1000" svg:d="M0 1000c0-333 0-667 0-1000 333 0 667 0 1000 0 0 333 0 667 0 1000-333 0-667 0-1000 0z"><text:p/></draw:path><draw:path draw:style-name="gr60" draw:text-style-name="P83" svg:width="0.999cm" svg:height="0.999cm" svg:x="1.909cm" svg:y="1.014cm" svg:viewBox="0 0 1000 1000" svg:d="M0 1000c0-333 0-667 0-1000 333 0 667 0 1000 0 0 333 0 667 0 1000-333 0-667 0-1000 0z"><text:p/></draw:path><draw:path draw:style-name="gr62" draw:text-style-name="P107" svg:width="0.202cm" svg:height="0.222cm" svg:x="2.307cm" svg:y="1.439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0.912cm" svg:y="1.014cm" svg:viewBox="0 0 1000 1000" svg:d="M0 1000c0-333 0-667 0-1000 333 0 667 0 1000 0 0 333 0 667 0 1000-333 0-667 0-1000 0z"><text:p/></draw:path><draw:path draw:style-name="gr62" draw:text-style-name="P97" svg:width="0.202cm" svg:height="0.222cm" svg:x="1.31cm" svg:y="1.439cm" svg:viewBox="0 0 203 223" svg:d="M161 223c-20-31-40-61-60-92-20 31-41 61-61 92-13 0-27 0-40 0 27-38 53-76 80-115-26-36-51-72-76-108 13 0 27 0 41 0 18 29 37 58 56 87 18-29 37-58 55-87 14 0 28 0 42 0-25 36-51 72-76 108 27 38 54 77 81 115-14 0-28 0-42 0z"><text:p/></draw:path><draw:path draw:style-name="gr53" draw:text-style-name="P93" svg:width="0.189cm" svg:height="0.193cm" svg:x="2.991cm" svg:y="1.761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1.992cm" svg:y="1.762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0.969cm" svg:y="1.756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4.401cm" svg:y="3.005cm" svg:viewBox="0 0 1001 1001" svg:d="M0 0c334 0 667 0 1001 0-84 334-167 667-251 1001-167 0-333 0-500 0-83-334-167-667-250-1001z"><text:p/></draw:path><draw:path draw:style-name="gr60" draw:text-style-name="P83" svg:width="0.999cm" svg:height="0.999cm" svg:x="4.401cm" svg:y="2.004cm" svg:viewBox="0 0 1000 1000" svg:d="M0 1000c0-333 0-667 0-1000 333 0 667 0 1000 0 0 333 0 667 0 1000-333 0-667 0-1000 0z"><text:p/></draw:path><draw:path draw:style-name="gr62" draw:text-style-name="P107" svg:width="0.202cm" svg:height="0.222cm" svg:x="4.799cm" svg:y="2.429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4.402cm" svg:y="1cm" svg:viewBox="0 0 1000 1000" svg:d="M0 1000c0-333 0-667 0-1000 333 0 667 0 1000 0 0 333 0 667 0 1000-333 0-667 0-1000 0z"><text:p/></draw:path><draw:path draw:style-name="gr53" draw:text-style-name="P93" svg:width="0.189cm" svg:height="0.193cm" svg:x="5.16cm" svg:y="2.065cm" svg:viewBox="0 0 190 194" svg:d="M149 194c-5-16-11-33-17-49-25 0-49 0-74 0-6 16-12 33-17 49-14 0-27 0-41 0 24-65 47-129 71-194 16 0 32 0 48 0 23 65 47 129 71 194-14 0-27 0-41 0zM95 30c0 1-1 2-1 3-1 3-2 7-3 11-2 4-9 28-24 70 19 0 37 0 56 0-6-19-13-37-19-56-2-6-4-12-6-19-1-3-2-6-3-9z"><text:p/></draw:path><draw:path draw:style-name="gr60" draw:text-style-name="P83" svg:width="0.999cm" svg:height="0.999cm" svg:x="4.403cm" svg:y="0cm" svg:viewBox="0 0 1000 1000" svg:d="M0 1000c0-333 0-667 0-1000 333 0 667 0 1000 0 0 333 0 667 0 1000-333 0-667 0-1000 0z"><text:p/></draw:path><draw:path draw:style-name="gr62" draw:text-style-name="P107" svg:width="0.202cm" svg:height="0.222cm" svg:x="4.801cm" svg:y="0.425cm" svg:viewBox="0 0 203 223" svg:d="M161 223c-20-31-40-61-60-92-20 31-41 61-61 92-13 0-27 0-40 0 27-38 53-76 80-115-26-36-51-72-76-108 13 0 27 0 41 0 18 29 37 58 56 87 18-29 37-58 55-87 14 0 28 0 42 0-25 36-51 72-76 108 27 38 54 77 81 115-14 0-28 0-42 0z"><text:p/></draw:path><draw:path draw:style-name="gr53" draw:text-style-name="P93" svg:width="0.195cm" svg:height="0.199cm" svg:x="5.117cm" svg:y="0.052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53" draw:text-style-name="P93" svg:width="0.171cm" svg:height="0.193cm" svg:x="5.14cm" svg:y="1.101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37" draw:text-style-name="P86" svg:width="0.201cm" svg:height="0.298cm" svg:x="4.794cm" svg:y="3.53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6.793cm" svg:y="4.789cm" svg:viewBox="0 0 1000 1000" svg:d="M0 1000c0-333 0-667 0-1000 333 0 667 0 1000 0 0 333 0 667 0 1000-333 0-667 0-1000 0z"><text:p/></draw:path><draw:path draw:style-name="gr54" draw:text-style-name="P93" svg:width="0.195cm" svg:height="0.199cm" svg:x="6.845cm" svg:y="5.536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8" draw:text-style-name="P81" svg:width="1cm" svg:height="1cm" svg:x="6.846cm" svg:y="4.376cm" svg:viewBox="0 0 1001 1001" svg:d="M0 0c334 0 667 0 1001 0-84 334-167 667-251 1001-167 0-333 0-500 0-83-334-167-667-250-1001z"><text:p/></draw:path><draw:path draw:style-name="gr60" draw:text-style-name="P83" svg:width="0.999cm" svg:height="0.999cm" svg:x="6.846cm" svg:y="3.375cm" svg:viewBox="0 0 1000 1000" svg:d="M0 1000c0-333 0-667 0-1000 333 0 667 0 1000 0 0 333 0 667 0 1000-333 0-667 0-1000 0z"><text:p/></draw:path><draw:path draw:style-name="gr62" draw:text-style-name="P107" svg:width="0.202cm" svg:height="0.222cm" svg:x="7.244cm" svg:y="3.8cm" svg:viewBox="0 0 203 223" svg:d="M161 223c-20-31-40-61-60-92-20 31-41 61-61 92-13 0-27 0-40 0 27-38 53-76 80-115-26-36-51-72-76-108 13 0 27 0 41 0 18 29 37 58 56 87 18-29 37-58 55-87 14 0 28 0 42 0-25 36-51 72-76 108 27 38 54 77 81 115-14 0-28 0-42 0z"><text:p/></draw:path><draw:path draw:style-name="gr60" draw:text-style-name="P83" svg:width="0.999cm" svg:height="0.999cm" svg:x="6.847cm" svg:y="2.371cm" svg:viewBox="0 0 1000 1000" svg:d="M0 1000c0-333 0-667 0-1000 333 0 667 0 1000 0 0 333 0 667 0 1000-333 0-667 0-1000 0z"><text:p/></draw:path><draw:path draw:style-name="gr91" draw:text-style-name="P93" svg:width="0.189cm" svg:height="0.193cm" svg:x="6.905cm" svg:y="3.436cm" svg:viewBox="0 0 190 194" svg:d="M149 194c-5-16-11-33-17-49-25 0-49 0-74 0-6 16-12 33-17 49-14 0-27 0-41 0 24-65 47-129 71-194 16 0 32 0 48 0 23 65 47 129 71 194-14 0-27 0-41 0zM95 30c0 1-1 2-1 3-1 3-2 7-3 11-2 4-9 28-24 70 19 0 37 0 56 0-6-19-13-37-19-56-2-6-4-12-6-19-1-3-2-6-3-9z"><text:p/></draw:path><draw:path draw:style-name="gr55" draw:text-style-name="P93" svg:width="0.171cm" svg:height="0.193cm" svg:x="6.905cm" svg:y="2.42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60" draw:text-style-name="P83" svg:width="0.999cm" svg:height="0.999cm" svg:x="6.848cm" svg:y="1.371cm" svg:viewBox="0 0 1000 1000" svg:d="M0 1000c0-333 0-667 0-1000 333 0 667 0 1000 0 0 333 0 667 0 1000-333 0-667 0-1000 0z"><text:p/></draw:path><draw:path draw:style-name="gr62" draw:text-style-name="P107" svg:width="0.202cm" svg:height="0.222cm" svg:x="7.246cm" svg:y="1.796cm" svg:viewBox="0 0 203 223" svg:d="M161 223c-20-31-40-61-60-92-20 31-41 61-61 92-13 0-27 0-40 0 27-38 53-76 80-115-26-36-51-72-76-108 13 0 27 0 41 0 18 29 37 58 56 87 18-29 37-58 55-87 14 0 28 0 42 0-25 36-51 72-76 108 27 38 54 77 81 115-14 0-28 0-42 0z"><text:p/></draw:path><draw:path draw:style-name="gr92" draw:text-style-name="P93" svg:width="0.195cm" svg:height="0.199cm" svg:x="6.91cm" svg:y="1.423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8" draw:text-style-name="P86" svg:width="0.201cm" svg:height="0.298cm" svg:x="7.249cm" svg:y="4.85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9" draw:text-style-name="P81" svg:width="1cm" svg:height="1cm" svg:x="7.319cm" svg:y="2.359cm" svg:viewBox="0 0 1001 1001" svg:d="M1001 0c0 334 0 667 0 1001-334-84-667-167-1001-251 0-167 0-333 0-500 334-83 667-167 1001-250z"><text:p/></draw:path><draw:path draw:style-name="gr60" draw:text-style-name="P82" svg:width="0.999cm" svg:height="0.999cm" svg:x="8.32cm" svg:y="2.358cm" svg:viewBox="0 0 1000 1000" svg:d="M0 1000c0-333 0-667 0-1000 333 0 667 0 1000 0 0 333 0 667 0 1000-333 0-667 0-1000 0z"><text:p/></draw:path><draw:path draw:style-name="gr60" draw:text-style-name="P83" svg:width="0.999cm" svg:height="0.999cm" svg:x="9.321cm" svg:y="2.358cm" svg:viewBox="0 0 1000 1000" svg:d="M0 1000c0-333 0-667 0-1000 333 0 667 0 1000 0 0 333 0 667 0 1000-333 0-667 0-1000 0z"><text:p/></draw:path><draw:path draw:style-name="gr62" draw:text-style-name="P107" svg:width="0.202cm" svg:height="0.222cm" svg:x="9.719cm" svg:y="2.783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10.318cm" svg:y="2.358cm" svg:viewBox="0 0 1000 1000" svg:d="M0 1000c0-333 0-667 0-1000 333 0 667 0 1000 0 0 333 0 667 0 1000-333 0-667 0-1000 0z"><text:p/></draw:path><draw:path draw:style-name="gr62" draw:text-style-name="P97" svg:width="0.202cm" svg:height="0.222cm" svg:x="10.716cm" svg:y="2.783cm" svg:viewBox="0 0 203 223" svg:d="M161 223c-20-31-40-61-60-92-20 31-41 61-61 92-13 0-27 0-40 0 27-38 53-76 80-115-26-36-51-72-76-108 13 0 27 0 41 0 18 29 37 58 56 87 18-29 37-58 55-87 14 0 28 0 42 0-25 36-51 72-76 108 27 38 54 77 81 115-14 0-28 0-42 0z"><text:p/></draw:path><draw:path draw:style-name="gr56" draw:text-style-name="P93" svg:width="0.189cm" svg:height="0.193cm" svg:x="8.369cm" svg:y="2.441cm" svg:viewBox="0 0 190 194" svg:d="M149 194c-5-16-11-33-17-49-25 0-49 0-74 0-6 16-12 33-17 49-14 0-27 0-41 0 24-65 47-129 71-194 16 0 32 0 48 0 23 65 47 129 71 194-14 0-27 0-41 0zM95 30c0 1-1 2-1 3-1 3-2 7-3 11-2 4-9 28-24 70 19 0 37 0 56 0-6-19-13-37-19-56-2-6-4-12-6-19-1-3-2-6-3-9z"><text:p/></draw:path><draw:path draw:style-name="gr93" draw:text-style-name="P93" svg:width="0.171cm" svg:height="0.193cm" svg:x="9.402cm" svg:y="3.087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94" draw:text-style-name="P93" svg:width="0.195cm" svg:height="0.199cm" svg:x="10.37cm" svg:y="3.105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9" draw:text-style-name="P86" svg:width="0.201cm" svg:height="0.298cm" svg:x="7.519cm" svg:y="2.715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36" draw:text-style-name="P85" svg:width="0.181cm" svg:height="0.29cm" svg:x="4.56cm" svg:y="1.362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2.996cm" svg:y="6.789cm" svg:viewBox="0 0 1001 1001" svg:d="M0 0c0 334 0 667 0 1001 334-84 667-167 1001-251 0-167 0-333 0-500-334-83-667-167-1001-250z"><text:p/></draw:path><draw:path draw:style-name="gr60" draw:text-style-name="P82" svg:width="0.999cm" svg:height="0.999cm" svg:x="1.995cm" svg:y="6.788cm" svg:viewBox="0 0 1000 1000" svg:d="M0 1000c0-333 0-667 0-1000 333 0 667 0 1000 0 0 333 0 667 0 1000-333 0-667 0-1000 0z"><text:p/></draw:path><draw:path draw:style-name="gr60" draw:text-style-name="P83" svg:width="0.999cm" svg:height="0.999cm" svg:x="0.997cm" svg:y="6.788cm" svg:viewBox="0 0 1000 1000" svg:d="M0 1000c0-333 0-667 0-1000 333 0 667 0 1000 0 0 333 0 667 0 1000-333 0-667 0-1000 0z"><text:p/></draw:path><draw:path draw:style-name="gr60" draw:text-style-name="P82" svg:width="0.999cm" svg:height="0.999cm" svg:x="0cm" svg:y="6.788cm" svg:viewBox="0 0 1000 1000" svg:d="M0 1000c0-333 0-667 0-1000 333 0 667 0 1000 0 0 333 0 667 0 1000-333 0-667 0-1000 0z"><text:p/></draw:path><draw:path draw:style-name="gr62" draw:text-style-name="P97" svg:width="0.202cm" svg:height="0.222cm" svg:x="0.398cm" svg:y="7.213cm" svg:viewBox="0 0 203 223" svg:d="M161 223c-20-31-40-61-60-92-20 31-41 61-61 92-13 0-27 0-40 0 27-38 53-76 80-115-26-36-51-72-76-108 13 0 27 0 41 0 18 29 37 58 56 87 18-29 37-58 55-87 14 0 28 0 42 0-25 36-51 72-76 108 27 38 54 77 81 115-14 0-28 0-42 0z"><text:p/></draw:path><draw:path draw:style-name="gr90" draw:text-style-name="P108" svg:width="0.189cm" svg:height="0.193cm" svg:x="2.032cm" svg:y="6.842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1.048cm" svg:y="6.836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0.057cm" svg:y="7.53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37" draw:text-style-name="P86" svg:width="0.201cm" svg:height="0.298cm" svg:x="3.602cm" svg:y="7.15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37" draw:text-style-name="P86" svg:width="0.181cm" svg:height="0.29cm" svg:x="1.423cm" svg:y="7.226cm" svg:viewBox="0 0 182 291" svg:d="M0 291c0-11 0-21 0-32 25 0 49 0 74 0 0-74 0-149 0-223-22 15-44 31-66 46 0-12 0-23 0-35 23-16 46-31 69-47 12 0 23 0 35 0 0 86 0 173 0 259 23 0 47 0 70 0 0 11 0 21 0 32-60 0-121 0-182 0z"><text:p/></draw:path><draw:custom-shape draw:style-name="gr87" draw:text-style-name="P88" svg:width="0.703cm" svg:height="0.699cm" svg:x="1.15cm" svg:y="7.011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0" draw:text-style-name="P109" svg:width="0.181cm" svg:height="0.29cm" svg:x="2.44cm" svg:y="7.198cm" svg:viewBox="0 0 182 291" svg:d="M0 291c0-11 0-21 0-32 25 0 49 0 74 0 0-74 0-149 0-223-22 15-44 31-66 46 0-12 0-23 0-35 23-16 46-31 69-47 12 0 23 0 35 0 0 86 0 173 0 259 23 0 47 0 70 0 0 11 0 21 0 32-60 0-121 0-182 0z"><text:p/></draw:path><draw:custom-shape draw:style-name="gr95" draw:text-style-name="P88" svg:width="0.703cm" svg:height="0.701cm" svg:x="2.168cm" svg:y="6.983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40" draw:text-style-name="P87" svg:width="0.191cm" svg:height="0.29cm" svg:x="1.818cm" svg:y="3.725cm" svg:viewBox="0 0 192 291" svg:d="M192 31c-30 45-51 80-63 106s-21 51-27 76-10 51-10 78h-38c0-37 8-76 23-117 16-41 42-89 79-142h-156v-32h192z"><text:p/></draw:path></draw:g></text:p>
      <text:p text:style-name="Standard"/>
      <text:p text:style-name="Text_20_body"/>
      <text:p text:style-name="Text_20_body"/>
      <text:p text:style-name="Text_20_body"><text:span text:style-name="T50">Systematic reading of tree (</text:span><text:span text:style-name="T91">I used a</text:span><text:span text:style-name="T50"> recursion) will give the result</text:span> → <text:span text:style-name="T50">sorted words with their counts</text:span>. <text:span text:style-name="T50">The uniques are only once; the list without counts is the list without duplicities; and for sorted list is needful to write out every word accordind to its count. </text:span></text:p>
      <text:p text:style-name="Text_20_body"/>
      <text:p text:style-name="Text_20_body"/>
      <text:p text:style-name="P59"><text:span text:style-name="T67">I</text:span>t is possible to truncate some branches, so some R<text:span text:style-name="T70">AM</text:span> will be scrimped. The tree looks like this – but <text:span text:style-name="T70">it </text:span>is without the helped letters because there is everything only in according to indexes. </text:p>
      <text:p text:style-name="P32"/>
      <text:p text:style-name="P4"><text:soft-page-break/><draw:g text:anchor-type="as-char" draw:z-index="7" draw:name="Skupinový objekt 10" draw:style-name="gr1"><draw:path draw:style-name="gr37" draw:text-style-name="P86" svg:width="0.181cm" svg:height="0.29cm" svg:x="5.237cm" svg:y="5.481cm" svg:viewBox="0 0 182 291" svg:d="M0 291c0-11 0-21 0-32 25 0 49 0 74 0 0-74 0-149 0-223-22 15-44 31-66 46 0-12 0-23 0-35 23-16 46-31 69-47 12 0 23 0 35 0 0 86 0 173 0 259 23 0 47 0 70 0 0 11 0 21 0 32-60 0-121 0-182 0z"><text:p/></draw:path><draw:path draw:style-name="gr37" draw:text-style-name="P86" svg:width="0.181cm" svg:height="0.29cm" svg:x="2.332cm" svg:y="0.398cm" svg:viewBox="0 0 182 291" svg:d="M0 291c0-11 0-21 0-32 25 0 49 0 74 0 0-74 0-149 0-223-22 15-44 31-66 46 0-12 0-23 0-35 23-16 46-31 69-47 12 0 23 0 35 0 0 86 0 173 0 259 23 0 47 0 70 0 0 11 0 21 0 32-60 0-121 0-182 0z"><text:p/></draw:path><draw:path draw:style-name="gr3" draw:text-style-name="P81" svg:width="1cm" svg:height="1cm" svg:x="0.364cm" svg:y="2.362cm" svg:viewBox="0 0 1001 1001" svg:d="M1001 0c0 334 0 667 0 1001-334-84-667-167-1001-251 0-167 0-333 0-500 334-83 667-167 1001-250z"><text:p/></draw:path><draw:path draw:style-name="gr60" draw:text-style-name="P82" svg:width="0.999cm" svg:height="0.999cm" svg:x="1.365cm" svg:y="2.361cm" svg:viewBox="0 0 1000 1000" svg:d="M0 1000c0-333 0-667 0-1000 333 0 667 0 1000 0 0 333 0 667 0 1000-333 0-667 0-1000 0z"><text:p/></draw:path><draw:path draw:style-name="gr62" draw:text-style-name="P97" svg:width="0.202cm" svg:height="0.222cm" svg:x="1.763cm" svg:y="2.786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2.366cm" svg:y="2.361cm" svg:viewBox="0 0 1000 1000" svg:d="M0 1000c0-333 0-667 0-1000 333 0 667 0 1000 0 0 333 0 667 0 1000-333 0-667 0-1000 0z"><text:p/></draw:path><draw:path draw:style-name="gr60" draw:text-style-name="P82" svg:width="0.999cm" svg:height="0.999cm" svg:x="3.363cm" svg:y="2.361cm" svg:viewBox="0 0 1000 1000" svg:d="M0 1000c0-333 0-667 0-1000 333 0 667 0 1000 0 0 333 0 667 0 1000-333 0-667 0-1000 0z"><text:p/></draw:path><draw:path draw:style-name="gr2" draw:text-style-name="P81" svg:width="1cm" svg:height="1cm" svg:x="2.348cm" svg:y="2.77cm" svg:viewBox="0 0 1001 1001" svg:d="M0 1001c334 0 667 0 1001 0-84-334-167-667-251-1001-167 0-333 0-500 0-83 334-167 667-250 1001z"><text:p/></draw:path><draw:path draw:style-name="gr60" draw:text-style-name="P82" svg:width="0.999cm" svg:height="0.999cm" svg:x="2.348cm" svg:y="3.777cm" svg:viewBox="0 0 1000 1000" svg:d="M0 1000c0-333 0-667 0-1000 333 0 667 0 1000 0 0 333 0 667 0 1000-333 0-667 0-1000 0z"><text:p/></draw:path><draw:path draw:style-name="gr37" draw:text-style-name="P86" svg:width="0.201cm" svg:height="0.298cm" svg:x="2.737cm" svg:y="2.97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2.348cm" svg:y="4.778cm" svg:viewBox="0 0 1000 1000" svg:d="M0 1000c0-333 0-667 0-1000 333 0 667 0 1000 0 0 333 0 667 0 1000-333 0-667 0-1000 0z"><text:p/></draw:path><draw:path draw:style-name="gr62" draw:text-style-name="P97" svg:width="0.202cm" svg:height="0.222cm" svg:x="2.746cm" svg:y="5.203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2.347cm" svg:y="5.777cm" svg:viewBox="0 0 1000 1000" svg:d="M0 1000c0-333 0-667 0-1000 333 0 667 0 1000 0 0 333 0 667 0 1000-333 0-667 0-1000 0z"><text:p/></draw:path><draw:path draw:style-name="gr2" draw:text-style-name="P81" svg:width="1cm" svg:height="1cm" svg:x="2.797cm" svg:y="3.789cm" svg:viewBox="0 0 1001 1001" svg:d="M1001 0c0 334 0 667 0 1001-334-84-667-167-1001-251 0-167 0-333 0-500 334-83 667-167 1001-250z"><text:p/></draw:path><draw:path draw:style-name="gr60" draw:text-style-name="P82" svg:width="0.999cm" svg:height="0.999cm" svg:x="3.798cm" svg:y="3.788cm" svg:viewBox="0 0 1000 1000" svg:d="M0 1000c0-333 0-667 0-1000 333 0 667 0 1000 0 0 333 0 667 0 1000-333 0-667 0-1000 0z"><text:p/></draw:path><draw:path draw:style-name="gr62" draw:text-style-name="P97" svg:width="0.202cm" svg:height="0.222cm" svg:x="4.196cm" svg:y="4.213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4.799cm" svg:y="3.788cm" svg:viewBox="0 0 1000 1000" svg:d="M0 1000c0-333 0-667 0-1000 333 0 667 0 1000 0 0 333 0 667 0 1000-333 0-667 0-1000 0z"><text:p/></draw:path><draw:path draw:style-name="gr37" draw:text-style-name="P86" svg:width="0.181cm" svg:height="0.29cm" svg:x="3.012cm" svg:y="4.149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4.815cm" svg:y="4.106cm" svg:viewBox="0 0 1001 1001" svg:d="M0 1001c334 0 667 0 1001 0-84-334-167-667-251-1001-167 0-333 0-500 0-83 334-167 667-250 1001z"><text:p/></draw:path><draw:path draw:style-name="gr60" draw:text-style-name="P82" svg:width="0.999cm" svg:height="0.999cm" svg:x="4.815cm" svg:y="5.113cm" svg:viewBox="0 0 1000 1000" svg:d="M0 1000c0-333 0-667 0-1000 333 0 667 0 1000 0 0 333 0 667 0 1000-333 0-667 0-1000 0z"><text:p/></draw:path><draw:path draw:style-name="gr37" draw:text-style-name="P86" svg:width="0.201cm" svg:height="0.298cm" svg:x="5.204cm" svg:y="4.30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2" draw:text-style-name="P81" svg:width="1cm" svg:height="1cm" svg:x="2.911cm" svg:y="0.015cm" svg:viewBox="0 0 1001 1001" svg:d="M0 0c0 334 0 667 0 1001 334-84 667-167 1001-251 0-167 0-333 0-500-334-83-667-167-1001-250z"><text:p/></draw:path><draw:path draw:style-name="gr60" draw:text-style-name="P82" svg:width="0.999cm" svg:height="0.999cm" svg:x="1.91cm" svg:y="0.014cm" svg:viewBox="0 0 1000 1000" svg:d="M0 1000c0-333 0-667 0-1000 333 0 667 0 1000 0 0 333 0 667 0 1000-333 0-667 0-1000 0z"><text:p/></draw:path><draw:path draw:style-name="gr2" draw:text-style-name="P81" svg:width="1cm" svg:height="1cm" svg:x="3.404cm" svg:y="2.005cm" svg:viewBox="0 0 1001 1001" svg:d="M0 0c334 0 667 0 1001 0-84 334-167 667-251 1001-167 0-333 0-500 0-83-334-167-667-250-1001z"><text:p/></draw:path><draw:path draw:style-name="gr60" draw:text-style-name="P83" svg:width="0.999cm" svg:height="0.999cm" svg:x="3.404cm" svg:y="1.004cm" svg:viewBox="0 0 1000 1000" svg:d="M0 1000c0-333 0-667 0-1000 333 0 667 0 1000 0 0 333 0 667 0 1000-333 0-667 0-1000 0z"><text:p/></draw:path><draw:path draw:style-name="gr62" draw:text-style-name="P107" svg:width="0.202cm" svg:height="0.222cm" svg:x="3.802cm" svg:y="1.429cm" svg:viewBox="0 0 203 223" svg:d="M161 223c-20-31-40-61-60-92-20 31-41 61-61 92-13 0-27 0-40 0 27-38 53-76 80-115-26-36-51-72-76-108 13 0 27 0 41 0 18 29 37 58 56 87 18-29 37-58 55-87 14 0 28 0 42 0-25 36-51 72-76 108 27 38 54 77 81 115-14 0-28 0-42 0z"><text:p/></draw:path><draw:path draw:style-name="gr60" draw:text-style-name="P82" svg:width="0.999cm" svg:height="0.999cm" svg:x="3.405cm" svg:y="0cm" svg:viewBox="0 0 1000 1000" svg:d="M0 1000c0-333 0-667 0-1000 333 0 667 0 1000 0 0 333 0 667 0 1000-333 0-667 0-1000 0z"><text:p/></draw:path><draw:path draw:style-name="gr37" draw:text-style-name="P86" svg:width="0.201cm" svg:height="0.298cm" svg:x="3.797cm" svg:y="2.53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5.796cm" svg:y="3.789cm" svg:viewBox="0 0 1000 1000" svg:d="M0 1000c0-333 0-667 0-1000 333 0 667 0 1000 0 0 333 0 667 0 1000-333 0-667 0-1000 0z"><text:p/></draw:path><draw:path draw:style-name="gr8" draw:text-style-name="P81" svg:width="1cm" svg:height="1cm" svg:x="5.849cm" svg:y="3.376cm" svg:viewBox="0 0 1001 1001" svg:d="M0 0c334 0 667 0 1001 0-84 334-167 667-251 1001-167 0-333 0-500 0-83-334-167-667-250-1001z"><text:p/></draw:path><draw:path draw:style-name="gr60" draw:text-style-name="P83" svg:width="0.999cm" svg:height="0.999cm" svg:x="5.849cm" svg:y="2.375cm" svg:viewBox="0 0 1000 1000" svg:d="M0 1000c0-333 0-667 0-1000 333 0 667 0 1000 0 0 333 0 667 0 1000-333 0-667 0-1000 0z"><text:p/></draw:path><draw:path draw:style-name="gr62" draw:text-style-name="P107" svg:width="0.202cm" svg:height="0.222cm" svg:x="6.247cm" svg:y="2.8cm" svg:viewBox="0 0 203 223" svg:d="M161 223c-20-31-40-61-60-92-20 31-41 61-61 92-13 0-27 0-40 0 27-38 53-76 80-115-26-36-51-72-76-108 13 0 27 0 41 0 18 29 37 58 56 87 18-29 37-58 55-87 14 0 28 0 42 0-25 36-51 72-76 108 27 38 54 77 81 115-14 0-28 0-42 0z"><text:p/></draw:path><draw:path draw:style-name="gr60" draw:text-style-name="P83" svg:width="0.999cm" svg:height="0.999cm" svg:x="5.85cm" svg:y="1.371cm" svg:viewBox="0 0 1000 1000" svg:d="M0 1000c0-333 0-667 0-1000 333 0 667 0 1000 0 0 333 0 667 0 1000-333 0-667 0-1000 0z"><text:p/></draw:path><draw:path draw:style-name="gr38" draw:text-style-name="P86" svg:width="0.201cm" svg:height="0.298cm" svg:x="6.252cm" svg:y="3.85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9" draw:text-style-name="P81" svg:width="1cm" svg:height="1cm" svg:x="6.322cm" svg:y="1.359cm" svg:viewBox="0 0 1001 1001" svg:d="M1001 0c0 334 0 667 0 1001-334-84-667-167-1001-251 0-167 0-333 0-500 334-83 667-167 1001-250z"><text:p/></draw:path><draw:path draw:style-name="gr60" draw:text-style-name="P82" svg:width="0.999cm" svg:height="0.999cm" svg:x="7.323cm" svg:y="1.358cm" svg:viewBox="0 0 1000 1000" svg:d="M0 1000c0-333 0-667 0-1000 333 0 667 0 1000 0 0 333 0 667 0 1000-333 0-667 0-1000 0z"><text:p/></draw:path><draw:path draw:style-name="gr39" draw:text-style-name="P86" svg:width="0.201cm" svg:height="0.298cm" svg:x="6.522cm" svg:y="1.715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85" draw:text-style-name="P81" svg:width="1cm" svg:height="1cm" draw:transform="rotate (-3.14159265358979) translate (8.38830555555555cm 2.83730555555553cm)" svg:viewBox="0 0 1001 1001" svg:d="M1001 0c-334 0-667 0-1001 0 84 334 167 667 251 1001 167 0 333 0 500 0 83-334 167-667 250-1001z"><text:p/></draw:path><draw:path draw:style-name="gr60" draw:text-style-name="P83" svg:width="0.999cm" svg:height="0.999cm" draw:transform="rotate (-3.14159265358979) translate (8.38730555555556cm 3.83830555555555cm)" svg:viewBox="0 0 1000 1000" svg:d="M1000 1000c0-333 0-667 0-1000-333 0-667 0-1000 0 0 333 0 667 0 1000 333 0 667 0 1000 0z"><text:p/></draw:path><draw:path draw:style-name="gr62" draw:text-style-name="P107" svg:width="0.202cm" svg:height="0.222cm" svg:x="7.75cm" svg:y="3.202cm" svg:viewBox="0 0 203 223" svg:d="M161 223c-20-31-40-61-60-92-20 31-41 61-61 92-13 0-27 0-40 0 27-38 53-76 80-115-26-36-51-72-76-108 13 0 27 0 41 0 18 29 37 58 56 87 18-29 37-58 55-87 14 0 28 0 42 0-25 36-51 72-76 108 27 38 54 77 81 115-14 0-28 0-42 0z"><text:p/></draw:path><draw:path draw:style-name="gr60" draw:text-style-name="P83" svg:width="0.999cm" svg:height="0.999cm" draw:transform="rotate (-3.14159265358979) translate (8.38830555555555cm 4.84230555555554cm)" svg:viewBox="0 0 1000 1000" svg:d="M1000 1000c0-333 0-667 0-1000-333 0-667 0-1000 0 0 333 0 667 0 1000 333 0 667 0 1000 0z"><text:p/></draw:path><draw:path draw:style-name="gr86" draw:text-style-name="P86" svg:width="0.201cm" svg:height="0.298cm" svg:x="7.755cm" svg:y="1.958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36" draw:text-style-name="P85" svg:width="0.181cm" svg:height="0.29cm" svg:x="7.778cm" svg:y="4.223cm" svg:viewBox="0 0 182 291" svg:d="M0 291c0-11 0-21 0-32 25 0 49 0 74 0 0-74 0-149 0-223-22 15-44 31-66 46 0-12 0-23 0-35 23-16 46-31 69-47 12 0 23 0 35 0 0 86 0 173 0 259 23 0 47 0 70 0 0 11 0 21 0 32-60 0-121 0-182 0z"><text:p/></draw:path><draw:path draw:style-name="gr36" draw:text-style-name="P85" svg:width="0.181cm" svg:height="0.29cm" svg:x="3.563cm" svg:y="0.362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1.999cm" svg:y="5.789cm" svg:viewBox="0 0 1001 1001" svg:d="M0 0c0 334 0 667 0 1001 334-84 667-167 1001-251 0-167 0-333 0-500-334-83-667-167-1001-250z"><text:p/></draw:path><draw:path draw:style-name="gr60" draw:text-style-name="P82" svg:width="0.999cm" svg:height="0.999cm" svg:x="0.998cm" svg:y="5.788cm" svg:viewBox="0 0 1000 1000" svg:d="M0 1000c0-333 0-667 0-1000 333 0 667 0 1000 0 0 333 0 667 0 1000-333 0-667 0-1000 0z"><text:p/></draw:path><draw:path draw:style-name="gr60" draw:text-style-name="P83" svg:width="0.999cm" svg:height="0.999cm" svg:x="0cm" svg:y="5.788cm" svg:viewBox="0 0 1000 1000" svg:d="M0 1000c0-333 0-667 0-1000 333 0 667 0 1000 0 0 333 0 667 0 1000-333 0-667 0-1000 0z"><text:p/></draw:path><draw:path draw:style-name="gr37" draw:text-style-name="P86" svg:width="0.201cm" svg:height="0.298cm" svg:x="2.605cm" svg:y="6.15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37" draw:text-style-name="P86" svg:width="0.181cm" svg:height="0.29cm" svg:x="0.41cm" svg:y="6.178cm" svg:viewBox="0 0 182 291" svg:d="M0 291c0-11 0-21 0-32 25 0 49 0 74 0 0-74 0-149 0-223-22 15-44 31-66 46 0-12 0-23 0-35 23-16 46-31 69-47 12 0 23 0 35 0 0 86 0 173 0 259 23 0 47 0 70 0 0 11 0 21 0 32-60 0-121 0-182 0z"><text:p/></draw:path><draw:path draw:style-name="gr37" draw:text-style-name="P86" svg:width="0.181cm" svg:height="0.29cm" svg:x="1.41cm" svg:y="6.18cm" svg:viewBox="0 0 182 291" svg:d="M0 291c0-11 0-21 0-32 25 0 49 0 74 0 0-74 0-149 0-223-22 15-44 31-66 46 0-12 0-23 0-35 23-16 46-31 69-47 12 0 23 0 35 0 0 86 0 173 0 259 23 0 47 0 70 0 0 11 0 21 0 32-60 0-121 0-182 0z"><text:p/></draw:path><draw:path draw:style-name="gr40" draw:text-style-name="P87" svg:width="0.191cm" svg:height="0.29cm" svg:x="0.821cm" svg:y="2.725cm" svg:viewBox="0 0 192 291" svg:d="M192 31c-30 45-51 80-63 106s-21 51-27 76-10 51-10 78h-38c0-37 8-76 23-117 16-41 42-89 79-142h-156v-32h192z"><text:p/></draw:path></draw:g></text:p>
      <text:p text:style-name="Standard"/>
      <text:p text:style-name="Standard"/>
      <text:h text:style-name="Heading_20_2" text:outline-level="2"><text:bookmark-start text:name="__RefHeading___Toc1749_2183242749"/><text:span text:style-name="T50">Extended</text:span> variant<text:bookmark-end text:name="__RefHeading___Toc1749_2183242749"/></text:h>
      <text:p text:style-name="Text_20_body"><text:span text:style-name="T50">There is added the possibility to sort according to two-letters characters like Czech </text:span><text:span text:style-name="T5">ch</text:span><text:span text:style-name="T50"> in the example. Also with the detection of unknown characters that will be added to the end and sorted according to their Ascii codes.</text:span> <text:span text:style-name="T50">There is also </text:span><text:span text:style-name="T5">Hewn sorting</text:span><text:span text:style-name="T50"> with ignoring lower/upper-cases – but it means the result will be only in lowercases or only in uppercases. </text:span></text:p>
      <text:p text:style-name="P57">The tree is built by the same way, according to indexes. There is only control during reading the characters if current character is part of two-letter one or not. There is used the function <text:span text:style-name="T1">IsArray()</text:span> for it. So if the variable for current Ascii code isn't the number but it is the array, it means there is the subarray with Ascii codes for 2nd letter and afterward the index is taken. </text:p>
      <text:p text:style-name="Text_20_body"/>
      <text:p text:style-name="P6"><draw:g text:anchor-type="as-char" draw:z-index="11" draw:name="Skupinový objekt 11" draw:style-name="gr57"><draw:path draw:style-name="gr2" draw:text-style-name="P81" svg:width="1cm" svg:height="1cm" svg:x="3.977cm" svg:y="0.43cm" svg:viewBox="0 0 1001 1001" svg:d="M0 1001c334 0 667 0 1001 0-84-334-167-667-251-1001-167 0-333 0-500 0-83 334-167 667-250 1001z"><text:p/></draw:path><draw:path draw:style-name="gr58" draw:text-style-name="P94" svg:width="1cm" svg:height="0.999cm" svg:x="0.609cm" svg:y="6.07cm" svg:viewBox="0 0 1001 1000" svg:d="M1 829c-2-207 0-673 13-640l987-189c0 333 0 667 0 1000-331-46-669-125-1000-171z"><text:p/></draw:path><draw:path draw:style-name="gr59" draw:text-style-name="P95" svg:width="0.201cm" svg:height="0.298cm" svg:x="1.008cm" svg:y="6.601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1.61cm" svg:y="6.069cm" svg:viewBox="0 0 1000 1000" svg:d="M0 1000c0-333 0-667 0-1000 333 0 667 0 1000 0 0 333 0 667 0 1000-333 0-667 0-1000 0z"><text:p/></draw:path><draw:path draw:style-name="gr61" draw:text-style-name="P96" svg:width="0.21cm" svg:height="0.218cm" svg:x="2.004cm" svg:y="6.223cm" svg:viewBox="0 0 211 219" svg:d="M180 219l-25-64h-99l-25 64h-31l89-219h34l88 219zM106 22l-2 5c-2 8-6 19-11 33l-28 72h82l-28-72c-3-8-6-16-9-25z"><text:p/></draw:path><draw:path draw:style-name="gr62" draw:text-style-name="P97" svg:width="0.181cm" svg:height="0.29cm" svg:x="2.024cm" svg:y="6.604cm" svg:viewBox="0 0 182 291" svg:d="M0 291c0-11 0-21 0-32 25 0 49 0 74 0 0-74 0-149 0-223-22 15-44 31-66 46 0-12 0-23 0-35 23-16 46-31 69-47 12 0 23 0 35 0 0 86 0 173 0 259 23 0 47 0 70 0 0 11 0 21 0 32-60 0-121 0-182 0z"><text:p/></draw:path><draw:path draw:style-name="gr60" draw:text-style-name="P82" svg:width="0.999cm" svg:height="0.999cm" svg:x="2.611cm" svg:y="6.069cm" svg:viewBox="0 0 1000 1000" svg:d="M0 1000c0-333 0-667 0-1000 333 0 667 0 1000 0 0 333 0 667 0 1000-333 0-667 0-1000 0z"><text:p/></draw:path><draw:path draw:style-name="gr60" draw:text-style-name="P82" svg:width="0.999cm" svg:height="0.999cm" svg:x="7.609cm" svg:y="6.069cm" svg:viewBox="0 0 1000 1000" svg:d="M0 1000c0-333 0-667 0-1000 333 0 667 0 1000 0 0 333 0 667 0 1000-333 0-667 0-1000 0z"><text:p/></draw:path><draw:path draw:style-name="gr60" draw:text-style-name="P88" svg:width="0.999cm" svg:height="0.999cm" svg:x="1.972cm" svg:y="0.004cm" svg:viewBox="0 0 1000 1000" svg:d="M0 1000c0-333 0-667 0-1000 333 0 667 0 1000 0 0 333 0 667 0 1000-333 0-667 0-1000 0z"><text:p/></draw:path><draw:path draw:style-name="gr61" draw:text-style-name="P98" svg:width="0.21cm" svg:height="0.218cm" svg:x="2.366cm" svg:y="0.158cm" svg:viewBox="0 0 211 219" svg:d="M180 219l-25-64h-99l-25 64h-31l89-219h34l88 219zM106 22l-2 5c-2 8-6 19-11 33l-28 72h82l-28-72c-3-8-6-16-9-25z"><text:p/></draw:path><draw:path draw:style-name="gr62" draw:text-style-name="P99" svg:width="0.194cm" svg:height="0.298cm" svg:x="2.256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9cm" svg:height="0.294cm" svg:x="2.488cm" svg:y="0.539cm" svg:viewBox="0 0 200 295" svg:d="M200 196c0 31-9 55-27 73-18 17-44 26-76 26-27 0-49-6-65-18-17-12-28-29-32-51l38-5c7 29 28 43 60 43 20 0 36-6 47-18s17-28 17-49c0-18-6-33-17-44-12-11-27-17-46-17-10 0-20 2-28 5-9 3-18 8-26 16h-37l10-157h165v32h-131l-6 92c17-13 37-19 60-19 29 0 52 8 69 25s25 39 25 66z"><text:p/></draw:path><draw:path draw:style-name="gr60" draw:text-style-name="P88" svg:width="0.999cm" svg:height="0.999cm" svg:x="2.973cm" svg:y="0.004cm" svg:viewBox="0 0 1000 1000" svg:d="M0 1000c0-333 0-667 0-1000 333 0 667 0 1000 0 0 333 0 667 0 1000-333 0-667 0-1000 0z"><text:p/></draw:path><draw:path draw:style-name="gr61" draw:text-style-name="P98" svg:width="0.168cm" svg:height="0.218cm" svg:x="3.393cm" svg:y="0.158cm" svg:viewBox="0 0 169 219" svg:d="M169 157c0 20-7 35-21 46s-34 16-59 16h-89v-219h79c52 0 77 18 77 53 0 13-3 24-10 33-8 8-18 14-31 17 17 2 31 8 40 18 9 9 14 22 14 36zM127 57c0-12-4-20-12-25-9-5-20-8-36-8h-49v69h49c16 0 28-3 36-9s12-15 12-27zM139 155c0-26-18-39-54-39h-55v79h57c18 0 31-3 40-10 8-7 12-17 12-30z"><text:p/></draw:path><draw:path draw:style-name="gr62" draw:text-style-name="P99" svg:width="0.194cm" svg:height="0.298cm" svg:x="3.257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4cm" svg:height="0.298cm" svg:x="3.494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0" draw:text-style-name="P88" svg:width="0.999cm" svg:height="0.999cm" svg:x="3.97cm" svg:y="0.004cm" svg:viewBox="0 0 1000 1000" svg:d="M0 1000c0-333 0-667 0-1000 333 0 667 0 1000 0 0 333 0 667 0 1000-333 0-667 0-1000 0z"><text:p/></draw:path><draw:path draw:style-name="gr61" draw:text-style-name="P98" svg:width="0.201cm" svg:height="0.224cm" svg:x="4.372cm" svg:y="0.155cm" svg:viewBox="0 0 202 225" svg:d="M107 24c-24 0-43 8-57 23-13 16-20 37-20 65 0 27 7 48 21 64 14 17 33 25 57 25 31 0 54-15 69-46l25 12c-9 19-22 33-38 43-17 10-36 15-57 15-22 0-41-5-57-14-17-9-29-22-37-39-9-17-13-37-13-60 0-35 9-63 28-82 19-20 45-30 79-30 23 0 42 5 58 14s27 23 35 41l-28 9c-6-13-14-23-25-30s-25-10-40-10z"><text:p/></draw:path><draw:path draw:style-name="gr62" draw:text-style-name="P99" svg:width="0.194cm" svg:height="0.298cm" svg:x="4.254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1cm" svg:height="0.29cm" svg:x="4.491cm" svg:y="0.539cm" svg:viewBox="0 0 192 291" svg:d="M192 31c-30 45-51 80-63 106s-21 51-27 76-10 51-10 78h-38c0-37 8-76 23-117 16-41 42-89 79-142h-156v-32h192z"><text:p/></draw:path><draw:path draw:style-name="gr60" draw:text-style-name="P88" svg:width="0.999cm" svg:height="0.999cm" svg:x="4.971cm" svg:y="0.004cm" svg:viewBox="0 0 1000 1000" svg:d="M0 1000c0-333 0-667 0-1000 333 0 667 0 1000 0 0 333 0 667 0 1000-333 0-667 0-1000 0z"><text:p/></draw:path><draw:path draw:style-name="gr62" draw:text-style-name="P99" svg:width="0.269cm" svg:height="0.039cm" svg:x="7.339cm" svg:y="0.593cm" svg:viewBox="0 0 270 40" svg:d="M235 40c0-13 0-27 0-40 11 0 23 0 35 0 0 13 0 27 0 40-12 0-24 0-35 0zM118 40c0-13 0-27 0-40 11 0 23 0 34 0 0 13 0 27 0 40-11 0-23 0-34 0zM0 40c0-13 0-27 0-40 12 0 23 0 35 0 0 13 0 27 0 40-12 0-23 0-35 0z"><text:p/></draw:path><draw:path draw:style-name="gr60" draw:text-style-name="P88" svg:width="0.999cm" svg:height="0.999cm" svg:x="6.972cm" svg:y="0.004cm" svg:viewBox="0 0 1000 1000" svg:d="M0 1000c0-333 0-667 0-1000 333 0 667 0 1000 0 0 333 0 667 0 1000-333 0-667 0-1000 0z"><text:p/></draw:path><draw:path draw:style-name="gr62" draw:text-style-name="P99" svg:width="0.269cm" svg:height="0.039cm" svg:x="2.978cm" svg:y="6.658cm" svg:viewBox="0 0 270 40" svg:d="M235 40c0-13 0-27 0-40 11 0 23 0 35 0 0 13 0 27 0 40-12 0-24 0-35 0zM118 40c0-13 0-27 0-40 11 0 23 0 34 0 0 13 0 27 0 40-11 0-23 0-34 0zM0 40c0-13 0-27 0-40 12 0 23 0 35 0 0 13 0 27 0 40-12 0-23 0-35 0z"><text:p/></draw:path><draw:custom-shape draw:style-name="gr63" draw:text-style-name="P101" svg:width="1.004cm" svg:height="1.004cm" svg:x="5.983cm" svg:y="0.005cm"><text:p text:style-name="P100"><text:span text:style-name="T98">c</text:span></text:p><text:p text:style-name="P100"><text:span text:style-name="T95">99</text:span></text:p><draw:enhanced-geometry svg:viewBox="0 0 21600 21600" draw:type="rectangle" draw:enhanced-path="M 0 0 L 21600 0 21600 21600 0 21600 0 0 Z N"/></draw:custom-shape><draw:path draw:style-name="gr62" draw:text-style-name="P99" svg:width="0.269cm" svg:height="0.039cm" svg:x="5.339cm" svg:y="0.594cm" svg:viewBox="0 0 270 40" svg:d="M235 40c0-13 0-27 0-40 11 0 23 0 35 0 0 13 0 27 0 40-12 0-24 0-35 0zM118 40c0-13 0-27 0-40 11 0 23 0 34 0 0 13 0 27 0 40-11 0-23 0-34 0zM0 40c0-13 0-27 0-40 12 0 23 0 35 0 0 13 0 27 0 40-12 0-23 0-35 0z"><text:p/></draw:path><draw:path draw:style-name="gr60" draw:text-style-name="P88" svg:width="0.999cm" svg:height="0.999cm" svg:x="3.976cm" svg:y="1.43cm" svg:viewBox="0 0 1000 1000" svg:d="M0 1000c0-333 0-667 0-1000 333 0 667 0 1000 0 0 333 0 667 0 1000-333 0-667 0-1000 0z"><text:p/></draw:path><draw:path draw:style-name="gr62" draw:text-style-name="P99" svg:width="0.269cm" svg:height="0.039cm" svg:x="4.344cm" svg:y="2.02cm" svg:viewBox="0 0 270 40" svg:d="M235 40c0-13 0-27 0-40 11 0 23 0 35 0 0 13 0 27 0 40-12 0-24 0-35 0zM118 40c0-13 0-27 0-40 11 0 23 0 34 0 0 13 0 27 0 40-11 0-23 0-34 0zM0 40c0-13 0-27 0-40 12 0 23 0 35 0 0 13 0 27 0 40-12 0-23 0-35 0z"><text:p/></draw:path><draw:custom-shape draw:style-name="gr63" draw:text-style-name="P101" svg:width="1.004cm" svg:height="1.004cm" svg:x="3.974cm" svg:y="2.432cm"><text:p text:style-name="P100"><text:span text:style-name="T98">H</text:span></text:p><text:p text:style-name="P100"><text:span text:style-name="T95">72</text:span></text:p><draw:enhanced-geometry svg:viewBox="0 0 21600 21600" draw:type="rectangle" draw:enhanced-path="M 0 0 L 21600 0 21600 21600 0 21600 0 0 Z N"/></draw:custom-shape><draw:path draw:style-name="gr60" draw:text-style-name="P88" svg:width="0.999cm" svg:height="0.999cm" svg:x="3.968cm" svg:y="3.429cm" svg:viewBox="0 0 1000 1000" svg:d="M0 1000c0-333 0-667 0-1000 333 0 667 0 1000 0 0 333 0 667 0 1000-333 0-667 0-1000 0z"><text:p/></draw:path><draw:path draw:style-name="gr62" draw:text-style-name="P99" svg:width="0.269cm" svg:height="0.039cm" svg:x="4.336cm" svg:y="4.019cm" svg:viewBox="0 0 270 40" svg:d="M235 40c0-13 0-27 0-40 11 0 23 0 35 0 0 13 0 27 0 40-12 0-24 0-35 0zM118 40c0-13 0-27 0-40 11 0 23 0 34 0 0 13 0 27 0 40-11 0-23 0-34 0zM0 40c0-13 0-27 0-40 12 0 23 0 35 0 0 13 0 27 0 40-12 0-23 0-35 0z"><text:p/></draw:path><draw:custom-shape draw:style-name="gr64" draw:text-style-name="P101" svg:width="1.001cm" svg:height="1.006cm" svg:x="3.612cm" svg:y="6.07cm"><text:p text:style-name="P100"><text:span text:style-name="T98">ch</text:span></text:p><text:p text:style-name="P100"><text:span text:style-name="T95">25</text:span></text:p><draw:enhanced-geometry svg:viewBox="0 0 21600 21600" draw:type="rectangle" draw:enhanced-path="M 0 0 L 21600 0 21600 21600 0 21600 0 0 Z N"/></draw:custom-shape><draw:path draw:style-name="gr2" draw:text-style-name="P81" svg:width="1cm" svg:height="1cm" svg:x="5.998cm" svg:y="0.416cm" svg:viewBox="0 0 1001 1001" svg:d="M0 1001c334 0 667 0 1001 0-84-334-167-667-251-1001-167 0-333 0-500 0-83 334-167 667-250 1001z"><text:p/></draw:path><draw:path draw:style-name="gr60" draw:text-style-name="P88" svg:width="0.999cm" svg:height="0.999cm" svg:x="5.997cm" svg:y="1.416cm" svg:viewBox="0 0 1000 1000" svg:d="M0 1000c0-333 0-667 0-1000 333 0 667 0 1000 0 0 333 0 667 0 1000-333 0-667 0-1000 0z"><text:p/></draw:path><draw:path draw:style-name="gr62" draw:text-style-name="P99" svg:width="0.269cm" svg:height="0.039cm" svg:x="6.365cm" svg:y="2.006cm" svg:viewBox="0 0 270 40" svg:d="M235 40c0-13 0-27 0-40 11 0 23 0 35 0 0 13 0 27 0 40-12 0-24 0-35 0zM118 40c0-13 0-27 0-40 11 0 23 0 34 0 0 13 0 27 0 40-11 0-23 0-34 0zM0 40c0-13 0-27 0-40 12 0 23 0 35 0 0 13 0 27 0 40-12 0-23 0-35 0z"><text:p/></draw:path><draw:custom-shape draw:style-name="gr65" draw:text-style-name="P101" svg:width="1.001cm" svg:height="1.004cm" svg:x="5.995cm" svg:y="2.418cm"><text:p text:style-name="P100"><text:span text:style-name="T98">H</text:span></text:p><text:p text:style-name="P100"><text:span text:style-name="T95">72</text:span></text:p><draw:enhanced-geometry svg:viewBox="0 0 21600 21600" draw:type="rectangle" draw:enhanced-path="M 0 0 L 21600 0 21600 21600 0 21600 0 0 Z N"/></draw:custom-shape><draw:path draw:style-name="gr60" draw:text-style-name="P88" svg:width="0.999cm" svg:height="0.999cm" svg:x="5.989cm" svg:y="3.415cm" svg:viewBox="0 0 1000 1000" svg:d="M0 1000c0-333 0-667 0-1000 333 0 667 0 1000 0 0 333 0 667 0 1000-333 0-667 0-1000 0z"><text:p/></draw:path><draw:path draw:style-name="gr62" draw:text-style-name="P99" svg:width="0.269cm" svg:height="0.039cm" svg:x="6.357cm" svg:y="4.005cm" svg:viewBox="0 0 270 40" svg:d="M235 40c0-13 0-27 0-40 11 0 23 0 35 0 0 13 0 27 0 40-12 0-24 0-35 0zM118 40c0-13 0-27 0-40 11 0 23 0 34 0 0 13 0 27 0 40-11 0-23 0-34 0zM0 40c0-13 0-27 0-40 12 0 23 0 35 0 0 13 0 27 0 40-12 0-23 0-35 0z"><text:p/></draw:path><draw:custom-shape draw:style-name="gr63" draw:text-style-name="P101" svg:width="1.004cm" svg:height="1.004cm" svg:x="5.99cm" svg:y="4.406cm"><text:p text:style-name="P100"><text:span text:style-name="T98">h</text:span></text:p><text:p text:style-name="P100"><text:span text:style-name="T95">104</text:span></text:p><draw:enhanced-geometry svg:viewBox="0 0 21600 21600" draw:type="rectangle" draw:enhanced-path="M 0 0 L 21600 0 21600 21600 0 21600 0 0 Z N"/></draw:custom-shape><draw:path draw:style-name="gr62" draw:text-style-name="P99" svg:width="0.269cm" svg:height="0.039cm" svg:x="7.979cm" svg:y="6.658cm" svg:viewBox="0 0 270 40" svg:d="M235 40c0-13 0-27 0-40 11 0 23 0 35 0 0 13 0 27 0 40-12 0-24 0-35 0zM118 40c0-13 0-27 0-40 11 0 23 0 34 0 0 13 0 27 0 40-11 0-23 0-34 0zM0 40c0-13 0-27 0-40 12 0 23 0 35 0 0 13 0 27 0 40-12 0-23 0-35 0z"><text:p/></draw:path><draw:custom-shape draw:style-name="gr66" draw:text-style-name="P101" svg:width="0.999cm" svg:height="1.006cm" svg:x="4.616cm" svg:y="6.07cm"><text:p text:style-name="P100"><text:span text:style-name="T98">cH</text:span></text:p><text:p text:style-name="P100"><text:span text:style-name="T95">26</text:span></text:p><draw:enhanced-geometry svg:viewBox="0 0 21600 21600" draw:mirror-horizontal="false" draw:mirror-vertical="false" draw:type="rectangle" draw:enhanced-path="M 0 0 L 21600 0 21600 21600 0 21600 0 0 Z N"/></draw:custom-shape><draw:custom-shape draw:style-name="gr67" draw:text-style-name="P101" svg:width="1.001cm" svg:height="1.01cm" svg:x="5.614cm" svg:y="6.068cm"><text:p text:style-name="P100"><text:span text:style-name="T98">Ch</text:span></text:p><text:p text:style-name="P100"><text:span text:style-name="T95">27</text:span></text:p><draw:enhanced-geometry svg:viewBox="0 0 21600 21600" draw:type="rectangle" draw:enhanced-path="M 0 0 L 21600 0 21600 21600 0 21600 0 0 Z N"/></draw:custom-shape><draw:custom-shape draw:style-name="gr68" draw:text-style-name="P101" svg:width="1.004cm" svg:height="1.01cm" svg:x="6.611cm" svg:y="6.068cm"><text:p text:style-name="P100"><text:span text:style-name="T98">CH</text:span></text:p><text:p text:style-name="P100"><text:span text:style-name="T95">28</text:span></text:p><draw:enhanced-geometry svg:viewBox="0 0 21600 21600" draw:type="rectangle" draw:enhanced-path="M 0 0 L 21600 0 21600 21600 0 21600 0 0 Z N"/></draw:custom-shape><draw:custom-shape draw:style-name="gr63" draw:text-style-name="P101" svg:width="1.004cm" svg:height="1.004cm" svg:x="3.967cm" svg:y="4.429cm"><text:p text:style-name="P100"><text:span text:style-name="T98">h</text:span></text:p><text:p text:style-name="P100"><text:span text:style-name="T95">104</text:span></text:p><draw:enhanced-geometry svg:viewBox="0 0 21600 21600" draw:type="rectangle" draw:enhanced-path="M 0 0 L 21600 0 21600 21600 0 21600 0 0 Z N"/></draw:custom-shape><draw:path draw:style-name="gr69" draw:text-style-name="P102" svg:width="3.47cm" svg:height="0.288cm" draw:transform="skewX (1.31999251328331) rotate (-1.80240151853454) translate (5.98230555555555cm 2.8913055555556cm)" svg:viewBox="0 0 3471 289" svg:d="M0 0c1165 201 1674 290 2257 289 578-1 703-255 1214-246"><text:p/></draw:path><draw:path draw:style-name="gr70" draw:text-style-name="P102" svg:width="2.381cm" svg:height="0.192cm" draw:transform="skewX (0.527089434102288) rotate (-2.53666153484856) translate (5.99566933915405cm 4.99992259350164cm)" svg:viewBox="0 0 2382 193" svg:d="M0 193c144-39 373-152 595-181 519-69 1474 184 1787 181"><text:p/></draw:path><draw:path draw:style-name="gr71" draw:text-style-name="P102" svg:width="1.648cm" svg:height="0.001cm" draw:transform="skewX (0.401600260883895) rotate (-0.811752635102562) translate (4.98480119898834cm 4.9195176644044cm)" svg:viewBox="0 0 1649 2" svg:d="M0 2c550-2 1098-1 1649-2"><text:p/></draw:path><draw:path draw:style-name="gr72" draw:text-style-name="P102" svg:width="3.756cm" svg:height="0.613cm" draw:transform="skewX (0.0581194640914111) rotate (-1.05313167065338) translate (5.09794104650488cm 2.85007989280208cm)" svg:viewBox="0 0 3757 614" svg:d="M0 128c837-5 1923 486 2745 486 493 1 535-621 1012-614"><text:p/></draw:path><draw:path draw:style-name="gr72" draw:text-style-name="P102" svg:width="5.134cm" svg:height="0.316cm" draw:transform="skewX (0.000698131700797732) rotate (1.5707963267949) translate (2.16194180435851cm 6.10312280481417cm)" svg:viewBox="0 0 5135 317" svg:d="M5135 317c-1712-79-3424-238-5135-317"><text:p/></draw:path><draw:path draw:style-name="gr73" draw:text-style-name="P88" svg:width="1.866cm" svg:height="0.999cm" svg:x="0cm" svg:y="0cm" svg:viewBox="0 0 1867 1000" svg:d="M0 1000c0-333 0-667 0-1000 622 0 1245 0 1867 0 0 333 0 667 0 1000-622 0-1245 0-1867 0z"><text:p/></draw:path><draw:g draw:style-name="gr74"><draw:path draw:style-name="gr75" draw:text-style-name="P103" svg:width="0.152cm" svg:height="0.192cm" svg:x="0.218cm" svg:y="0.177cm" svg:viewBox="0 0 153 193" svg:d="M32 96c0 25 4 43 12 55s20 18 36 18c11 0 20-3 28-9 7-6 12-15 13-28l32 2c-3 18-10 32-23 43s-30 16-49 16c-27 0-47-8-60-25-14-16-21-40-21-72 0-31 7-55 21-71 14-17 33-25 59-25 19 0 35 5 48 15 12 10 20 23 24 41l-32 2c-2-10-6-19-13-25-6-6-16-9-28-9-16 0-28 5-36 16-7 11-11 30-11 56z"><text:p/></draw:path><draw:path draw:style-name="gr75" draw:text-style-name="P103" svg:width="0.148cm" svg:height="0.255cm" svg:x="0.405cm" svg:y="0.111cm" svg:viewBox="0 0 149 256" svg:d="M30 101c7-12 15-21 24-26 10-6 21-9 36-9 20 0 35 5 44 15 10 10 15 27 15 51v124h-32v-118c0-13-1-23-3-29-3-7-6-12-12-15-5-3-13-4-23-4-14 0-26 5-35 15s-13 24-13 41v110h-31v-256h31v67c0 7 0 14-1 21 0 8 0 12 0 13z"><text:p/></draw:path><draw:path draw:style-name="gr75" draw:text-style-name="P103" svg:width="0.18cm" svg:height="0.192cm" svg:x="0.591cm" svg:y="0.177cm" svg:viewBox="0 0 181 193" svg:d="M56 193c-18 0-32-5-42-15-9-10-14-23-14-40 0-20 6-34 19-45 13-10 33-16 61-16l42-1v-10c0-16-3-26-9-33-7-7-17-10-31-10s-24 2-30 7-10 13-11 23l-33-3c6-33 30-50 75-50 23 0 41 5 53 16s18 26 18 47v80c0 9 1 16 3 21 3 5 7 7 14 7 3 0 6 0 10-1v19c-8 2-16 3-24 3-11 0-20-3-25-9s-8-16-9-29h-1c-8 14-17 24-27 30-11 6-24 9-39 9zM63 170c12 0 22-3 31-8 8-5 15-12 20-21 6-9 8-18 8-28v-15l-34 1c-14 0-25 1-33 4-7 3-13 7-17 13s-6 13-6 22c0 10 3 18 8 24 5 5 13 8 23 8z"><text:p/></draw:path><draw:path draw:style-name="gr75" draw:text-style-name="P103" svg:width="0.088cm" svg:height="0.189cm" svg:x="0.794cm" svg:y="0.177cm" svg:viewBox="0 0 89 190" svg:d="M1 190v-143c0-14 0-28-1-44h29c1 21 2 34 2 39 5-16 11-27 18-33 6-6 15-9 27-9 4 0 8 1 13 2v28c-5-1-10-2-17-2-13 0-23 6-30 17s-10 27-10 48v97z"><text:p/></draw:path><draw:path draw:style-name="gr75" draw:text-style-name="P103" svg:width="0.18cm" svg:height="0.192cm" svg:x="0.904cm" svg:y="0.177cm" svg:viewBox="0 0 181 193" svg:d="M56 193c-18 0-32-5-42-15-9-10-14-23-14-40 0-20 6-34 19-45 13-10 33-16 61-16l42-1v-10c0-16-3-26-9-33-7-7-17-10-31-10s-24 2-30 7-10 13-11 23l-33-3c6-33 30-50 75-50 23 0 41 5 53 16s18 26 18 47v80c0 9 1 16 3 21 3 5 7 7 14 7 3 0 6 0 10-1v19c-8 2-16 3-24 3-11 0-20-3-25-9s-8-16-9-29h-1c-8 14-17 24-27 30-11 6-24 9-39 9zM63 170c12 0 22-3 31-8 8-5 15-12 20-21 6-9 8-18 8-28v-15l-34 1c-14 0-25 1-33 4-7 3-13 7-17 13s-6 13-6 22c0 10 3 18 8 24 5 5 13 8 23 8z"><text:p/></draw:path><draw:path draw:style-name="gr75" draw:text-style-name="P103" svg:width="0.152cm" svg:height="0.192cm" svg:x="1.099cm" svg:y="0.177cm" svg:viewBox="0 0 153 193" svg:d="M32 96c0 25 4 43 12 55s20 18 36 18c11 0 20-3 28-9 7-6 12-15 13-28l32 2c-3 18-10 32-23 43s-30 16-49 16c-27 0-47-8-60-25-14-16-21-40-21-72 0-31 7-55 21-71 14-17 33-25 59-25 19 0 35 5 48 15 12 10 20 23 24 41l-32 2c-2-10-6-19-13-25-6-6-16-9-28-9-16 0-28 5-36 16-7 11-11 30-11 56z"><text:p/></draw:path><draw:path draw:style-name="gr75" draw:text-style-name="P103" svg:width="0.089cm" svg:height="0.231cm" svg:x="1.266cm" svg:y="0.138cm" svg:viewBox="0 0 90 232" svg:d="M90 228c-10 3-21 4-31 4-25 0-37-14-37-42v-125h-22v-23h23l9-42h21v42h34v23h-34v118c0 9 1 15 4 19 3 3 8 5 15 5 4 0 10-1 18-2z"><text:p/></draw:path><draw:path draw:style-name="gr75" draw:text-style-name="P103" svg:width="0.164cm" svg:height="0.192cm" svg:x="1.374cm" svg:y="0.177cm" svg:viewBox="0 0 165 193" svg:d="M33 103c0 21 4 38 13 50 9 11 22 17 39 17 13 0 24-3 32-8 8-6 13-13 16-21l27 8c-11 29-36 44-76 44-27 0-48-8-62-25-15-16-22-40-22-73 0-30 7-54 22-70 14-17 35-25 61-25 55 0 82 33 82 99v4zM133 79c-1-19-6-34-15-43-8-9-20-13-35-13s-27 5-36 15-13 24-14 41z"><text:p/></draw:path><draw:path draw:style-name="gr75" draw:text-style-name="P103" svg:width="0.088cm" svg:height="0.189cm" svg:x="1.577cm" svg:y="0.177cm" svg:viewBox="0 0 89 190" svg:d="M1 190v-143c0-14 0-28-1-44h29c1 21 2 34 2 39 5-16 11-27 18-33 6-6 15-9 27-9 4 0 8 1 13 2v28c-5-1-10-2-17-2-13 0-23 6-30 17s-10 27-10 48v97z"><text:p/></draw:path></draw:g><draw:g draw:style-name="gr74"><draw:path draw:style-name="gr76" draw:text-style-name="P104" svg:width="0.256cm" svg:height="0.266cm" svg:x="0.049cm" svg:y="0.531cm" svg:viewBox="0 0 257 267" svg:d="M221 267l-31-78h-122l-30 78h-38l109-267h41l107 267zM129 27l-2 6c-3 10-7 24-14 40l-34 88h100l-34-88c-4-9-7-19-11-30z"><text:p/></draw:path><draw:path draw:style-name="gr76" draw:text-style-name="P104" svg:width="0.168cm" svg:height="0.211cm" svg:x="0.317cm" svg:y="0.59cm" svg:viewBox="0 0 169 212" svg:d="M169 152c0 19-7 34-22 44-14 11-35 16-61 16-25 0-45-4-59-13-14-8-23-21-27-39l30-6c3 11 9 19 18 24s22 8 38 8c17 0 30-3 38-8s12-13 12-24c0-8-3-14-8-19-6-6-15-10-27-13l-25-6c-19-5-33-10-41-15-9-5-15-11-20-18s-7-15-7-26c0-18 7-33 20-42 13-10 33-15 58-15 23 0 41 4 54 12 14 8 22 21 26 38l-31 4c-2-9-7-16-15-21-9-5-20-7-34-7-15 0-26 2-34 7-7 5-11 12-11 21 0 6 2 11 5 14 3 4 7 7 13 10s19 6 38 11c18 5 31 9 39 13 8 3 14 8 19 12 4 5 8 11 10 17 3 6 4 13 4 21z"><text:p/></draw:path><draw:path draw:style-name="gr76" draw:text-style-name="P104" svg:width="0.166cm" svg:height="0.212cm" svg:x="0.517cm" svg:y="0.589cm" svg:viewBox="0 0 167 213" svg:d="M36 106c0 27 4 47 12 60 9 13 22 20 39 20 12 0 23-3 31-10 8-6 13-16 15-30l34 2c-2 20-11 36-25 47-14 12-32 18-54 18-28 0-50-9-65-27s-23-45-23-80c0-34 8-61 23-79s37-27 65-27c21 0 38 5 52 16s23 26 26 45l-35 3c-2-11-6-20-13-27-8-7-18-10-31-10-18 0-31 6-39 18s-12 32-12 61z"><text:p/></draw:path><draw:path draw:style-name="gr76" draw:text-style-name="P104" svg:width="0.033cm" svg:height="0.28cm" svg:x="0.722cm" svg:y="0.517cm" svg:viewBox="0 0 34 281" svg:d="M0 33c0-11 0-22 0-33 11 0 23 0 34 0 0 11 0 22 0 33-11 0-23 0-34 0zM0 281c0-68 0-137 0-205 11 0 23 0 34 0 0 68 0 137 0 205-11 0-23 0-34 0z"><text:p/></draw:path><draw:path draw:style-name="gr76" draw:text-style-name="P104" svg:width="0.033cm" svg:height="0.28cm" svg:x="0.806cm" svg:y="0.517cm" svg:viewBox="0 0 34 281" svg:d="M0 33c0-11 0-22 0-33 11 0 23 0 34 0 0 11 0 22 0 33-11 0-23 0-34 0zM0 281c0-68 0-137 0-205 11 0 23 0 34 0 0 68 0 137 0 205-11 0-23 0-34 0z"><text:p/></draw:path><draw:path draw:style-name="gr76" draw:text-style-name="P104" svg:width="0.166cm" svg:height="0.212cm" svg:x="0.991cm" svg:y="0.589cm" svg:viewBox="0 0 167 213" svg:d="M36 106c0 27 4 47 12 60 9 13 22 20 39 20 12 0 23-3 31-10 8-6 13-16 15-30l34 2c-2 20-11 36-25 47-14 12-32 18-54 18-28 0-50-9-65-27s-23-45-23-80c0-34 8-61 23-79s37-27 65-27c21 0 38 5 52 16s23 26 26 45l-35 3c-2-11-6-20-13-27-8-7-18-10-31-10-18 0-31 6-39 18s-12 32-12 61z"><text:p/></draw:path><draw:path draw:style-name="gr76" draw:text-style-name="P104" svg:width="0.182cm" svg:height="0.212cm" svg:x="1.186cm" svg:y="0.589cm" svg:viewBox="0 0 183 213" svg:d="M183 106c0 36-8 63-23 81-16 17-39 26-69 26s-53-9-68-27c-15-19-23-45-23-80 0-71 31-106 92-106 31 0 54 9 69 26s22 44 22 80zM148 106c0-28-5-49-13-62s-23-19-42-19c-20 0-35 7-44 20s-13 33-13 61c0 27 4 48 13 62 9 13 23 20 41 20 21 0 36-7 44-20 9-13 14-34 14-62z"><text:p/></draw:path><draw:path draw:style-name="gr76" draw:text-style-name="P104" svg:width="0.174cm" svg:height="0.284cm" svg:x="1.402cm" svg:y="0.517cm" svg:viewBox="0 0 175 285" svg:d="M139 248c-6 13-14 23-25 28-10 6-23 9-38 9-26 0-45-9-58-26-12-18-18-44-18-80 0-71 25-107 76-107 15 0 28 3 38 9 11 5 19 14 25 27h1l-1-23v-85h35v239c0 21 0 35 1 42h-33c0-2-1-7-1-14-1-7-1-14-1-19zM36 178c0 29 4 50 11 62 8 13 20 19 37 19 20 0 34-7 42-20 9-14 13-35 13-63 0-27-4-47-13-60-8-13-22-19-41-19-18 0-30 6-38 19-7 13-11 34-11 62z"><text:p/></draw:path><draw:path draw:style-name="gr76" draw:text-style-name="P104" svg:width="0.181cm" svg:height="0.212cm" svg:x="1.619cm" svg:y="0.589cm" svg:viewBox="0 0 182 213" svg:d="M36 114c0 23 5 41 14 54 10 13 24 19 43 19 15 0 27-3 36-9s15-13 18-22l30 9c-13 32-40 48-84 48-30 0-53-9-69-27s-24-45-24-81c0-34 8-60 24-78s38-27 68-27c60 0 90 36 90 109v5zM147 88c-2-22-7-38-16-48-10-10-23-15-40-15-16 0-29 6-39 17s-15 26-16 46z"><text:p/></draw:path></draw:g><draw:g draw:style-name="gr74"><draw:path draw:style-name="gr77" draw:text-style-name="P103" svg:width="0.152cm" svg:height="0.192cm" svg:x="0.696cm" svg:y="6.327cm" svg:viewBox="0 0 153 193" svg:d="M32 96c0 25 4 43 12 55s20 18 36 18c11 0 20-3 28-9 7-6 12-15 13-28l32 2c-3 18-10 32-23 43s-30 16-49 16c-27 0-47-8-60-25-14-16-21-40-21-72 0-31 7-55 21-71 14-17 33-25 59-25 19 0 35 5 48 15 12 10 20 23 24 41l-32 2c-2-10-6-19-13-25-6-6-16-9-28-9-16 0-28 5-36 16-7 11-11 30-11 56z"><text:p/></draw:path><draw:path draw:style-name="gr77" draw:text-style-name="P103" svg:width="0.165cm" svg:height="0.192cm" svg:x="0.874cm" svg:y="6.327cm" svg:viewBox="0 0 166 193" svg:d="M166 96c0 33-7 57-21 73s-35 24-63 24c-27 0-47-8-61-25-14-16-21-40-21-72 0-64 28-96 83-96 29 0 50 8 63 23 14 16 20 40 20 73zM134 96c0-25-4-44-12-56-7-11-20-17-38-17s-31 6-39 18-12 30-12 55 4 43 12 56c7 12 20 18 37 18 19 0 32-6 40-18s12-30 12-56z"><text:p/></draw:path><draw:path draw:style-name="gr77" draw:text-style-name="P103" svg:width="0.149cm" svg:height="0.189cm" svg:x="1.077cm" svg:y="6.33cm" svg:viewBox="0 0 150 190" svg:d="M31 0v118c0 13 1 22 4 29 2 7 6 12 11 15 6 3 13 4 24 4 14 0 26-5 35-15 8-11 13-25 13-43v-108h31v147c0 22 0 35 1 40h-30c0-1 0-2 0-5 0-2 0-5 0-9-1-3-1-9-1-18-8 13-16 22-25 27-10 5-21 8-35 8-20 0-35-5-45-15-9-10-14-27-14-51v-124z"><text:p/></draw:path><draw:path draw:style-name="gr77" draw:text-style-name="P103" svg:width="0.149cm" svg:height="0.189cm" svg:x="1.271cm" svg:y="6.327cm" svg:viewBox="0 0 150 190" svg:d="M119 190v-118c0-13-2-22-4-29s-6-12-12-15c-5-3-13-4-23-4-15 0-26 5-35 15-9 11-13 25-13 43v108h-31v-147c0-22 0-35-1-40h29c0 1 1 2 1 5 0 2 0 5 0 9 0 3 0 9 1 18 7-13 16-22 25-27s21-8 35-8c20 0 35 5 45 15 9 10 14 27 14 51v124z"><text:p/></draw:path><draw:path draw:style-name="gr77" draw:text-style-name="P103" svg:width="0.089cm" svg:height="0.231cm" svg:x="1.448cm" svg:y="6.288cm" svg:viewBox="0 0 90 232" svg:d="M90 228c-10 3-21 4-31 4-25 0-37-14-37-42v-125h-22v-23h23l9-42h21v42h34v23h-34v118c0 9 1 15 4 19 3 3 8 5 15 5 4 0 10-1 18-2z"><text:p/></draw:path></draw:g></draw:g></text:p>
      <text:p text:style-name="Text_20_body"/>
      <text:p text:style-name="P54">The Hewn sorting with the ignoring of lower/upper-cases will index the Ascii codes for lowercases and also the uppercases to same index. Then the result will be only in lowercases or only in uppercases. </text:p>
      <text:p text:style-name="P28"/>
      <text:p text:style-name="P6"><draw:g text:anchor-type="as-char" draw:z-index="10" draw:name="Skupinový objekt 12" draw:style-name="gr57"><draw:path draw:style-name="gr73" draw:text-style-name="P88" svg:width="1.866cm" svg:height="0.999cm" svg:x="0cm" svg:y="0.006cm" svg:viewBox="0 0 1867 1000" svg:d="M0 1000c0-333 0-667 0-1000 622 0 1245 0 1867 0 0 333 0 667 0 1000-622 0-1245 0-1867 0z"><text:p/></draw:path><draw:g draw:style-name="gr74"><draw:path draw:style-name="gr75" draw:text-style-name="P103" svg:width="0.152cm" svg:height="0.192cm" svg:x="0.218cm" svg:y="0.183cm" svg:viewBox="0 0 153 193" svg:d="M32 96c0 25 4 43 12 55s20 18 36 18c11 0 20-3 28-9 7-6 12-15 13-28l32 2c-3 18-10 32-23 43s-30 16-49 16c-27 0-47-8-60-25-14-16-21-40-21-72 0-31 7-55 21-71 14-17 33-25 59-25 19 0 35 5 48 15 12 10 20 23 24 41l-32 2c-2-10-6-19-13-25-6-6-16-9-28-9-16 0-28 5-36 16-7 11-11 30-11 56z"><text:p/></draw:path><draw:path draw:style-name="gr75" draw:text-style-name="P103" svg:width="0.148cm" svg:height="0.255cm" svg:x="0.405cm" svg:y="0.117cm" svg:viewBox="0 0 149 256" svg:d="M30 101c7-12 15-21 24-26 10-6 21-9 36-9 20 0 35 5 44 15 10 10 15 27 15 51v124h-32v-118c0-13-1-23-3-29-3-7-6-12-12-15-5-3-13-4-23-4-14 0-26 5-35 15s-13 24-13 41v110h-31v-256h31v67c0 7 0 14-1 21 0 8 0 12 0 13z"><text:p/></draw:path><draw:path draw:style-name="gr75" draw:text-style-name="P103" svg:width="0.18cm" svg:height="0.192cm" svg:x="0.591cm" svg:y="0.183cm" svg:viewBox="0 0 181 193" svg:d="M56 193c-18 0-32-5-42-15-9-10-14-23-14-40 0-20 6-34 19-45 13-10 33-16 61-16l42-1v-10c0-16-3-26-9-33-7-7-17-10-31-10s-24 2-30 7-10 13-11 23l-33-3c6-33 30-50 75-50 23 0 41 5 53 16s18 26 18 47v80c0 9 1 16 3 21 3 5 7 7 14 7 3 0 6 0 10-1v19c-8 2-16 3-24 3-11 0-20-3-25-9s-8-16-9-29h-1c-8 14-17 24-27 30-11 6-24 9-39 9zM63 170c12 0 22-3 31-8 8-5 15-12 20-21 6-9 8-18 8-28v-15l-34 1c-14 0-25 1-33 4-7 3-13 7-17 13s-6 13-6 22c0 10 3 18 8 24 5 5 13 8 23 8z"><text:p/></draw:path><draw:path draw:style-name="gr75" draw:text-style-name="P103" svg:width="0.088cm" svg:height="0.189cm" svg:x="0.794cm" svg:y="0.183cm" svg:viewBox="0 0 89 190" svg:d="M1 190v-143c0-14 0-28-1-44h29c1 21 2 34 2 39 5-16 11-27 18-33 6-6 15-9 27-9 4 0 8 1 13 2v28c-5-1-10-2-17-2-13 0-23 6-30 17s-10 27-10 48v97z"><text:p/></draw:path><draw:path draw:style-name="gr75" draw:text-style-name="P103" svg:width="0.18cm" svg:height="0.192cm" svg:x="0.904cm" svg:y="0.183cm" svg:viewBox="0 0 181 193" svg:d="M56 193c-18 0-32-5-42-15-9-10-14-23-14-40 0-20 6-34 19-45 13-10 33-16 61-16l42-1v-10c0-16-3-26-9-33-7-7-17-10-31-10s-24 2-30 7-10 13-11 23l-33-3c6-33 30-50 75-50 23 0 41 5 53 16s18 26 18 47v80c0 9 1 16 3 21 3 5 7 7 14 7 3 0 6 0 10-1v19c-8 2-16 3-24 3-11 0-20-3-25-9s-8-16-9-29h-1c-8 14-17 24-27 30-11 6-24 9-39 9zM63 170c12 0 22-3 31-8 8-5 15-12 20-21 6-9 8-18 8-28v-15l-34 1c-14 0-25 1-33 4-7 3-13 7-17 13s-6 13-6 22c0 10 3 18 8 24 5 5 13 8 23 8z"><text:p/></draw:path><draw:path draw:style-name="gr75" draw:text-style-name="P103" svg:width="0.152cm" svg:height="0.192cm" svg:x="1.099cm" svg:y="0.183cm" svg:viewBox="0 0 153 193" svg:d="M32 96c0 25 4 43 12 55s20 18 36 18c11 0 20-3 28-9 7-6 12-15 13-28l32 2c-3 18-10 32-23 43s-30 16-49 16c-27 0-47-8-60-25-14-16-21-40-21-72 0-31 7-55 21-71 14-17 33-25 59-25 19 0 35 5 48 15 12 10 20 23 24 41l-32 2c-2-10-6-19-13-25-6-6-16-9-28-9-16 0-28 5-36 16-7 11-11 30-11 56z"><text:p/></draw:path><draw:path draw:style-name="gr75" draw:text-style-name="P103" svg:width="0.089cm" svg:height="0.231cm" svg:x="1.266cm" svg:y="0.144cm" svg:viewBox="0 0 90 232" svg:d="M90 228c-10 3-21 4-31 4-25 0-37-14-37-42v-125h-22v-23h23l9-42h21v42h34v23h-34v118c0 9 1 15 4 19 3 3 8 5 15 5 4 0 10-1 18-2z"><text:p/></draw:path><draw:path draw:style-name="gr75" draw:text-style-name="P103" svg:width="0.164cm" svg:height="0.192cm" svg:x="1.374cm" svg:y="0.183cm" svg:viewBox="0 0 165 193" svg:d="M33 103c0 21 4 38 13 50 9 11 22 17 39 17 13 0 24-3 32-8 8-6 13-13 16-21l27 8c-11 29-36 44-76 44-27 0-48-8-62-25-15-16-22-40-22-73 0-30 7-54 22-70 14-17 35-25 61-25 55 0 82 33 82 99v4zM133 79c-1-19-6-34-15-43-8-9-20-13-35-13s-27 5-36 15-13 24-14 41z"><text:p/></draw:path><draw:path draw:style-name="gr75" draw:text-style-name="P103" svg:width="0.088cm" svg:height="0.189cm" svg:x="1.577cm" svg:y="0.183cm" svg:viewBox="0 0 89 190" svg:d="M1 190v-143c0-14 0-28-1-44h29c1 21 2 34 2 39 5-16 11-27 18-33 6-6 15-9 27-9 4 0 8 1 13 2v28c-5-1-10-2-17-2-13 0-23 6-30 17s-10 27-10 48v97z"><text:p/></draw:path></draw:g><draw:g draw:style-name="gr74"><draw:path draw:style-name="gr76" draw:text-style-name="P104" svg:width="0.256cm" svg:height="0.266cm" svg:x="0.049cm" svg:y="0.537cm" svg:viewBox="0 0 257 267" svg:d="M221 267l-31-78h-122l-30 78h-38l109-267h41l107 267zM129 27l-2 6c-3 10-7 24-14 40l-34 88h100l-34-88c-4-9-7-19-11-30z"><text:p/></draw:path><draw:path draw:style-name="gr76" draw:text-style-name="P104" svg:width="0.168cm" svg:height="0.211cm" svg:x="0.317cm" svg:y="0.596cm" svg:viewBox="0 0 169 212" svg:d="M169 152c0 19-7 34-22 44-14 11-35 16-61 16-25 0-45-4-59-13-14-8-23-21-27-39l30-6c3 11 9 19 18 24s22 8 38 8c17 0 30-3 38-8s12-13 12-24c0-8-3-14-8-19-6-6-15-10-27-13l-25-6c-19-5-33-10-41-15-9-5-15-11-20-18s-7-15-7-26c0-18 7-33 20-42 13-10 33-15 58-15 23 0 41 4 54 12 14 8 22 21 26 38l-31 4c-2-9-7-16-15-21-9-5-20-7-34-7-15 0-26 2-34 7-7 5-11 12-11 21 0 6 2 11 5 14 3 4 7 7 13 10s19 6 38 11c18 5 31 9 39 13 8 3 14 8 19 12 4 5 8 11 10 17 3 6 4 13 4 21z"><text:p/></draw:path><draw:path draw:style-name="gr76" draw:text-style-name="P104" svg:width="0.166cm" svg:height="0.212cm" svg:x="0.517cm" svg:y="0.595cm" svg:viewBox="0 0 167 213" svg:d="M36 106c0 27 4 47 12 60 9 13 22 20 39 20 12 0 23-3 31-10 8-6 13-16 15-30l34 2c-2 20-11 36-25 47-14 12-32 18-54 18-28 0-50-9-65-27s-23-45-23-80c0-34 8-61 23-79s37-27 65-27c21 0 38 5 52 16s23 26 26 45l-35 3c-2-11-6-20-13-27-8-7-18-10-31-10-18 0-31 6-39 18s-12 32-12 61z"><text:p/></draw:path><draw:path draw:style-name="gr76" draw:text-style-name="P104" svg:width="0.033cm" svg:height="0.28cm" svg:x="0.722cm" svg:y="0.523cm" svg:viewBox="0 0 34 281" svg:d="M0 33c0-11 0-22 0-33 11 0 23 0 34 0 0 11 0 22 0 33-11 0-23 0-34 0zM0 281c0-68 0-137 0-205 11 0 23 0 34 0 0 68 0 137 0 205-11 0-23 0-34 0z"><text:p/></draw:path><draw:path draw:style-name="gr76" draw:text-style-name="P104" svg:width="0.033cm" svg:height="0.28cm" svg:x="0.806cm" svg:y="0.523cm" svg:viewBox="0 0 34 281" svg:d="M0 33c0-11 0-22 0-33 11 0 23 0 34 0 0 11 0 22 0 33-11 0-23 0-34 0zM0 281c0-68 0-137 0-205 11 0 23 0 34 0 0 68 0 137 0 205-11 0-23 0-34 0z"><text:p/></draw:path><draw:path draw:style-name="gr76" draw:text-style-name="P104" svg:width="0.166cm" svg:height="0.212cm" svg:x="0.991cm" svg:y="0.595cm" svg:viewBox="0 0 167 213" svg:d="M36 106c0 27 4 47 12 60 9 13 22 20 39 20 12 0 23-3 31-10 8-6 13-16 15-30l34 2c-2 20-11 36-25 47-14 12-32 18-54 18-28 0-50-9-65-27s-23-45-23-80c0-34 8-61 23-79s37-27 65-27c21 0 38 5 52 16s23 26 26 45l-35 3c-2-11-6-20-13-27-8-7-18-10-31-10-18 0-31 6-39 18s-12 32-12 61z"><text:p/></draw:path><draw:path draw:style-name="gr76" draw:text-style-name="P104" svg:width="0.182cm" svg:height="0.212cm" svg:x="1.186cm" svg:y="0.595cm" svg:viewBox="0 0 183 213" svg:d="M183 106c0 36-8 63-23 81-16 17-39 26-69 26s-53-9-68-27c-15-19-23-45-23-80 0-71 31-106 92-106 31 0 54 9 69 26s22 44 22 80zM148 106c0-28-5-49-13-62s-23-19-42-19c-20 0-35 7-44 20s-13 33-13 61c0 27 4 48 13 62 9 13 23 20 41 20 21 0 36-7 44-20 9-13 14-34 14-62z"><text:p/></draw:path><draw:path draw:style-name="gr76" draw:text-style-name="P104" svg:width="0.174cm" svg:height="0.284cm" svg:x="1.402cm" svg:y="0.523cm" svg:viewBox="0 0 175 285" svg:d="M139 248c-6 13-14 23-25 28-10 6-23 9-38 9-26 0-45-9-58-26-12-18-18-44-18-80 0-71 25-107 76-107 15 0 28 3 38 9 11 5 19 14 25 27h1l-1-23v-85h35v239c0 21 0 35 1 42h-33c0-2-1-7-1-14-1-7-1-14-1-19zM36 178c0 29 4 50 11 62 8 13 20 19 37 19 20 0 34-7 42-20 9-14 13-35 13-63 0-27-4-47-13-60-8-13-22-19-41-19-18 0-30 6-38 19-7 13-11 34-11 62z"><text:p/></draw:path><draw:path draw:style-name="gr76" draw:text-style-name="P104" svg:width="0.181cm" svg:height="0.212cm" svg:x="1.619cm" svg:y="0.595cm" svg:viewBox="0 0 182 213" svg:d="M36 114c0 23 5 41 14 54 10 13 24 19 43 19 15 0 27-3 36-9s15-13 18-22l30 9c-13 32-40 48-84 48-30 0-53-9-69-27s-24-45-24-81c0-34 8-60 24-78s38-27 68-27c60 0 90 36 90 109v5zM147 88c-2-22-7-38-16-48-10-10-23-15-40-15-16 0-29 6-39 17s-15 26-16 46z"><text:p/></draw:path></draw:g><draw:g draw:style-name="gr74"><draw:path draw:style-name="gr77" draw:text-style-name="P103" svg:width="0.152cm" svg:height="0.192cm" svg:x="0.711cm" svg:y="2.933cm" svg:viewBox="0 0 153 193" svg:d="M32 96c0 25 4 43 12 55s20 18 36 18c11 0 20-3 28-9 7-6 12-15 13-28l32 2c-3 18-10 32-23 43s-30 16-49 16c-27 0-47-8-60-25-14-16-21-40-21-72 0-31 7-55 21-71 14-17 33-25 59-25 19 0 35 5 48 15 12 10 20 23 24 41l-32 2c-2-10-6-19-13-25-6-6-16-9-28-9-16 0-28 5-36 16-7 11-11 30-11 56z"><text:p/></draw:path><draw:path draw:style-name="gr77" draw:text-style-name="P103" svg:width="0.165cm" svg:height="0.192cm" svg:x="0.889cm" svg:y="2.933cm" svg:viewBox="0 0 166 193" svg:d="M166 96c0 33-7 57-21 73s-35 24-63 24c-27 0-47-8-61-25-14-16-21-40-21-72 0-64 28-96 83-96 29 0 50 8 63 23 14 16 20 40 20 73zM134 96c0-25-4-44-12-56-7-11-20-17-38-17s-31 6-39 18-12 30-12 55 4 43 12 56c7 12 20 18 37 18 19 0 32-6 40-18s12-30 12-56z"><text:p/></draw:path><draw:path draw:style-name="gr77" draw:text-style-name="P103" svg:width="0.149cm" svg:height="0.189cm" svg:x="1.092cm" svg:y="2.936cm" svg:viewBox="0 0 150 190" svg:d="M31 0v118c0 13 1 22 4 29 2 7 6 12 11 15 6 3 13 4 24 4 14 0 26-5 35-15 8-11 13-25 13-43v-108h31v147c0 22 0 35 1 40h-30c0-1 0-2 0-5 0-2 0-5 0-9-1-3-1-9-1-18-8 13-16 22-25 27-10 5-21 8-35 8-20 0-35-5-45-15-9-10-14-27-14-51v-124z"><text:p/></draw:path><draw:path draw:style-name="gr77" draw:text-style-name="P103" svg:width="0.149cm" svg:height="0.189cm" svg:x="1.286cm" svg:y="2.933cm" svg:viewBox="0 0 150 190" svg:d="M119 190v-118c0-13-2-22-4-29s-6-12-12-15c-5-3-13-4-23-4-15 0-26 5-35 15-9 11-13 25-13 43v108h-31v-147c0-22 0-35-1-40h29c0 1 1 2 1 5 0 2 0 5 0 9 0 3 0 9 1 18 7-13 16-22 25-27s21-8 35-8c20 0 35 5 45 15 9 10 14 27 14 51v124z"><text:p/></draw:path><draw:path draw:style-name="gr77" draw:text-style-name="P103" svg:width="0.089cm" svg:height="0.231cm" svg:x="1.463cm" svg:y="2.894cm" svg:viewBox="0 0 90 232" svg:d="M90 228c-10 3-21 4-31 4-25 0-37-14-37-42v-125h-22v-23h23l9-42h21v42h34v23h-34v118c0 9 1 15 4 19 3 3 8 5 15 5 4 0 10-1 18-2z"><text:p/></draw:path></draw:g><draw:path draw:style-name="gr58" draw:text-style-name="P94" svg:width="1cm" svg:height="0.999cm" svg:x="0.62cm" svg:y="2.67cm" svg:viewBox="0 0 1001 1000" svg:d="M1 829c-2-207 0-673 13-640l987-189c0 333 0 667 0 1000-331-46-669-125-1000-171z"><text:p/></draw:path><draw:path draw:style-name="gr59" draw:text-style-name="P95" svg:width="0.201cm" svg:height="0.298cm" svg:x="1.019cm" svg:y="3.201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60" draw:text-style-name="P82" svg:width="0.999cm" svg:height="0.999cm" svg:x="1.621cm" svg:y="2.669cm" svg:viewBox="0 0 1000 1000" svg:d="M0 1000c0-333 0-667 0-1000 333 0 667 0 1000 0 0 333 0 667 0 1000-333 0-667 0-1000 0z"><text:p/></draw:path><draw:path draw:style-name="gr62" draw:text-style-name="P97" svg:width="0.181cm" svg:height="0.29cm" svg:x="2.035cm" svg:y="3.204cm" svg:viewBox="0 0 182 291" svg:d="M0 291c0-11 0-21 0-32 25 0 49 0 74 0 0-74 0-149 0-223-22 15-44 31-66 46 0-12 0-23 0-35 23-16 46-31 69-47 12 0 23 0 35 0 0 86 0 173 0 259 23 0 47 0 70 0 0 11 0 21 0 32-60 0-121 0-182 0z"><text:p/></draw:path><draw:path draw:style-name="gr60" draw:text-style-name="P82" svg:width="0.999cm" svg:height="0.999cm" svg:x="2.622cm" svg:y="2.669cm" svg:viewBox="0 0 1000 1000" svg:d="M0 1000c0-333 0-667 0-1000 333 0 667 0 1000 0 0 333 0 667 0 1000-333 0-667 0-1000 0z"><text:p/></draw:path><draw:path draw:style-name="gr60" draw:text-style-name="P82" svg:width="0.999cm" svg:height="0.999cm" svg:x="4.62cm" svg:y="2.669cm" svg:viewBox="0 0 1000 1000" svg:d="M0 1000c0-333 0-667 0-1000 333 0 667 0 1000 0 0 333 0 667 0 1000-333 0-667 0-1000 0z"><text:p/></draw:path><draw:path draw:style-name="gr60" draw:text-style-name="P88" svg:width="0.999cm" svg:height="0.999cm" svg:x="1.983cm" svg:y="0.004cm" svg:viewBox="0 0 1000 1000" svg:d="M0 1000c0-333 0-667 0-1000 333 0 667 0 1000 0 0 333 0 667 0 1000-333 0-667 0-1000 0z"><text:p/></draw:path><draw:path draw:style-name="gr61" draw:text-style-name="P98" svg:width="0.21cm" svg:height="0.218cm" svg:x="2.377cm" svg:y="0.158cm" svg:viewBox="0 0 211 219" svg:d="M180 219l-25-64h-99l-25 64h-31l89-219h34l88 219zM106 22l-2 5c-2 8-6 19-11 33l-28 72h82l-28-72c-3-8-6-16-9-25z"><text:p/></draw:path><draw:path draw:style-name="gr62" draw:text-style-name="P99" svg:width="0.194cm" svg:height="0.298cm" svg:x="2.267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9cm" svg:height="0.294cm" svg:x="2.499cm" svg:y="0.539cm" svg:viewBox="0 0 200 295" svg:d="M200 196c0 31-9 55-27 73-18 17-44 26-76 26-27 0-49-6-65-18-17-12-28-29-32-51l38-5c7 29 28 43 60 43 20 0 36-6 47-18s17-28 17-49c0-18-6-33-17-44-12-11-27-17-46-17-10 0-20 2-28 5-9 3-18 8-26 16h-37l10-157h165v32h-131l-6 92c17-13 37-19 60-19 29 0 52 8 69 25s25 39 25 66z"><text:p/></draw:path><draw:path draw:style-name="gr60" draw:text-style-name="P88" svg:width="0.999cm" svg:height="0.999cm" svg:x="2.984cm" svg:y="0.004cm" svg:viewBox="0 0 1000 1000" svg:d="M0 1000c0-333 0-667 0-1000 333 0 667 0 1000 0 0 333 0 667 0 1000-333 0-667 0-1000 0z"><text:p/></draw:path><draw:path draw:style-name="gr61" draw:text-style-name="P98" svg:width="0.168cm" svg:height="0.218cm" svg:x="3.404cm" svg:y="0.158cm" svg:viewBox="0 0 169 219" svg:d="M169 157c0 20-7 35-21 46s-34 16-59 16h-89v-219h79c52 0 77 18 77 53 0 13-3 24-10 33-8 8-18 14-31 17 17 2 31 8 40 18 9 9 14 22 14 36zM127 57c0-12-4-20-12-25-9-5-20-8-36-8h-49v69h49c16 0 28-3 36-9s12-15 12-27zM139 155c0-26-18-39-54-39h-55v79h57c18 0 31-3 40-10 8-7 12-17 12-30z"><text:p/></draw:path><draw:path draw:style-name="gr62" draw:text-style-name="P99" svg:width="0.194cm" svg:height="0.298cm" svg:x="3.268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4cm" svg:height="0.298cm" svg:x="3.505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0" draw:text-style-name="P88" svg:width="0.999cm" svg:height="0.999cm" svg:x="3.981cm" svg:y="0.004cm" svg:viewBox="0 0 1000 1000" svg:d="M0 1000c0-333 0-667 0-1000 333 0 667 0 1000 0 0 333 0 667 0 1000-333 0-667 0-1000 0z"><text:p/></draw:path><draw:path draw:style-name="gr61" draw:text-style-name="P98" svg:width="0.201cm" svg:height="0.224cm" svg:x="4.383cm" svg:y="0.155cm" svg:viewBox="0 0 202 225" svg:d="M107 24c-24 0-43 8-57 23-13 16-20 37-20 65 0 27 7 48 21 64 14 17 33 25 57 25 31 0 54-15 69-46l25 12c-9 19-22 33-38 43-17 10-36 15-57 15-22 0-41-5-57-14-17-9-29-22-37-39-9-17-13-37-13-60 0-35 9-63 28-82 19-20 45-30 79-30 23 0 42 5 58 14s27 23 35 41l-28 9c-6-13-14-23-25-30s-25-10-40-10z"><text:p/></draw:path><draw:path draw:style-name="gr62" draw:text-style-name="P99" svg:width="0.194cm" svg:height="0.298cm" svg:x="4.265cm" svg:y="0.535cm" svg:viewBox="0 0 195 299" svg:d="M195 200c0 30-8 55-25 72-17 18-40 27-69 27-33 0-58-12-75-36-17-25-26-60-26-107 0-50 9-89 27-116s44-40 77-40c44 0 72 20 83 59l-36 7c-7-24-23-36-47-36-22 0-38 10-50 30-11 20-17 48-17 86 7-13 16-23 28-29 13-7 27-10 43-10 26 0 48 8 63 25 16 17 24 39 24 68zM157 202c0-21-5-38-15-49-11-11-25-17-43-17s-32 5-42 15c-11 10-16 24-16 42 0 22 5 40 16 55 11 14 26 21 43 21 18 0 32-6 42-18s15-28 15-49z"><text:p/></draw:path><draw:path draw:style-name="gr62" draw:text-style-name="P99" svg:width="0.191cm" svg:height="0.29cm" svg:x="4.502cm" svg:y="0.539cm" svg:viewBox="0 0 192 291" svg:d="M192 31c-30 45-51 80-63 106s-21 51-27 76-10 51-10 78h-38c0-37 8-76 23-117 16-41 42-89 79-142h-156v-32h192z"><text:p/></draw:path><draw:path draw:style-name="gr60" draw:text-style-name="P88" svg:width="0.999cm" svg:height="0.999cm" svg:x="4.982cm" svg:y="0.004cm" svg:viewBox="0 0 1000 1000" svg:d="M0 1000c0-333 0-667 0-1000 333 0 667 0 1000 0 0 333 0 667 0 1000-333 0-667 0-1000 0z"><text:p/></draw:path><draw:path draw:style-name="gr62" draw:text-style-name="P99" svg:width="0.269cm" svg:height="0.039cm" svg:x="7.35cm" svg:y="0.593cm" svg:viewBox="0 0 270 40" svg:d="M235 40c0-13 0-27 0-40 11 0 23 0 35 0 0 13 0 27 0 40-12 0-24 0-35 0zM118 40c0-13 0-27 0-40 11 0 23 0 34 0 0 13 0 27 0 40-11 0-23 0-34 0zM0 40c0-13 0-27 0-40 12 0 23 0 35 0 0 13 0 27 0 40-12 0-23 0-35 0z"><text:p/></draw:path><draw:path draw:style-name="gr60" draw:text-style-name="P88" svg:width="0.999cm" svg:height="0.999cm" svg:x="6.983cm" svg:y="0.004cm" svg:viewBox="0 0 1000 1000" svg:d="M0 1000c0-333 0-667 0-1000 333 0 667 0 1000 0 0 333 0 667 0 1000-333 0-667 0-1000 0z"><text:p/></draw:path><draw:path draw:style-name="gr62" draw:text-style-name="P99" svg:width="0.269cm" svg:height="0.039cm" svg:x="2.989cm" svg:y="3.258cm" svg:viewBox="0 0 270 40" svg:d="M235 40c0-13 0-27 0-40 11 0 23 0 35 0 0 13 0 27 0 40-12 0-24 0-35 0zM118 40c0-13 0-27 0-40 11 0 23 0 34 0 0 13 0 27 0 40-11 0-23 0-34 0zM0 40c0-13 0-27 0-40 12 0 23 0 35 0 0 13 0 27 0 40-12 0-23 0-35 0z"><text:p/></draw:path><draw:custom-shape draw:style-name="gr78" draw:text-style-name="P101" svg:width="1.003cm" svg:height="1.001cm" svg:x="7.994cm" svg:y="0.005cm"><text:p text:style-name="P100"><text:span text:style-name="T98">c</text:span></text:p><text:p text:style-name="P100"><text:span text:style-name="T95">99</text:span></text:p><draw:enhanced-geometry svg:viewBox="0 0 21600 21600" draw:type="rectangle" draw:enhanced-path="M 0 0 L 21600 0 21600 21600 0 21600 0 0 Z N"/></draw:custom-shape><draw:path draw:style-name="gr62" draw:text-style-name="P99" svg:width="0.269cm" svg:height="0.039cm" svg:x="5.35cm" svg:y="0.594cm" svg:viewBox="0 0 270 40" svg:d="M235 40c0-13 0-27 0-40 11 0 23 0 35 0 0 13 0 27 0 40-12 0-24 0-35 0zM118 40c0-13 0-27 0-40 11 0 23 0 34 0 0 13 0 27 0 40-11 0-23 0-34 0zM0 40c0-13 0-27 0-40 12 0 23 0 35 0 0 13 0 27 0 40-12 0-23 0-35 0z"><text:p/></draw:path><draw:custom-shape draw:style-name="gr78" draw:text-style-name="P101" svg:width="1.003cm" svg:height="1.001cm" svg:x="3.623cm" svg:y="2.669cm"><text:p text:style-name="P100"><text:span text:style-name="T98">c</text:span></text:p><text:p text:style-name="P100"><text:span text:style-name="T95">3</text:span></text:p><draw:enhanced-geometry svg:viewBox="0 0 21600 21600" draw:type="rectangle" draw:enhanced-path="M 0 0 L 21600 0 21600 21600 0 21600 0 0 Z N"/></draw:custom-shape><draw:path draw:style-name="gr62" draw:text-style-name="P99" svg:width="0.269cm" svg:height="0.039cm" svg:x="4.99cm" svg:y="3.258cm" svg:viewBox="0 0 270 40" svg:d="M235 40c0-13 0-27 0-40 11 0 23 0 35 0 0 13 0 27 0 40-12 0-24 0-35 0zM118 40c0-13 0-27 0-40 11 0 23 0 34 0 0 13 0 27 0 40-11 0-23 0-34 0zM0 40c0-13 0-27 0-40 12 0 23 0 35 0 0 13 0 27 0 40-12 0-23 0-35 0z"><text:p/></draw:path><draw:path draw:style-name="gr79" draw:text-style-name="P103" svg:width="0.18cm" svg:height="0.192cm" svg:x="2.049cm" svg:y="2.838cm" svg:viewBox="0 0 181 193" svg:d="M56 193c-18 0-32-5-42-15-9-10-14-23-14-40 0-20 6-34 19-45 13-10 33-16 61-16l42-1v-10c0-16-3-26-9-33-7-7-17-10-31-10s-24 2-30 7-10 13-11 23l-33-3c6-33 30-50 75-50 23 0 41 5 53 16s18 26 18 47v80c0 9 1 16 3 21 3 5 7 7 14 7 3 0 6 0 10-1v19c-8 2-16 3-24 3-11 0-20-3-25-9s-8-16-9-29h-1c-8 14-17 24-27 30-11 6-24 9-39 9zM63 170c12 0 22-3 31-8 8-5 15-12 20-21 6-9 8-18 8-28v-15l-34 1c-14 0-25 1-33 4-7 3-13 7-17 13s-6 13-6 22c0 10 3 18 8 24 5 5 13 8 23 8z"><text:p/></draw:path><draw:custom-shape draw:style-name="gr78" draw:text-style-name="P101" svg:width="1.003cm" svg:height="1.001cm" svg:x="5.983cm" svg:y="0cm"><text:p text:style-name="P100"><text:span text:style-name="T98">a</text:span></text:p><text:p text:style-name="P100"><text:span text:style-name="T95">97</text:span></text:p><draw:enhanced-geometry svg:viewBox="0 0 21600 21600" draw:type="rectangle" draw:enhanced-path="M 0 0 L 21600 0 21600 21600 0 21600 0 0 Z N"/></draw:custom-shape><draw:path draw:style-name="gr72" draw:text-style-name="P102" svg:width="1.781cm" svg:height="0.328cm" draw:transform="rotate (1.5707963267949) translate (2.16002924385054cm 2.74828835388746cm)" svg:viewBox="0 0 1782 329" svg:d="M1782 329c-594-82-1188-247-1782-329"><text:p/></draw:path><draw:path draw:style-name="gr72" draw:text-style-name="P102" svg:width="1.831cm" svg:height="0.004cm" draw:transform="skewX (0.748746249105568) rotate (1.36955986403995) translate (4.0087057809058cm 2.76740017085246cm)" svg:viewBox="0 0 1832 5" svg:d="M1832 0c-611 1-1221 3-1832 5"><text:p/></draw:path><draw:path draw:style-name="gr70" draw:text-style-name="P102" svg:width="4.613cm" svg:height="0.002cm" draw:transform="rotate (-2.75395502672185) translate (6.58090167544561cm 0.991557787593925cm)" svg:viewBox="0 0 4614 3" svg:d="M0 0c1538 1 3076 2 4614 3"><text:p/></draw:path><draw:path draw:style-name="gr70" draw:text-style-name="P102" svg:width="4.768cm" svg:height="0cm" draw:transform="skewX (0.235968514869634) rotate (-2.76844125951341) translate (8.60786216730169cm 1.00627294446126cm)" svg:viewBox="0 0 4769 1" svg:d="M0 0c1590 1 3179 0 4769 1"><text:p/></draw:path></draw:g></text:p>
      <text:p text:style-name="Text_20_body"/>
      <text:h text:style-name="P75" text:outline-level="2"><text:bookmark-start text:name="__RefHeading___Toc1751_2183242749"/><text:span text:style-name="T50">Complex</text:span> variant<text:bookmark-end text:name="__RefHeading___Toc1751_2183242749"/></text:h>
      <text:p text:style-name="P64">It is possible to use different branches. It can look like this – different branches are colored by different colors. It need add the information to distinguish the branches, but there aren't any superfluous empty cells. </text:p>
      <text:p text:style-name="P7"><text:soft-page-break/><draw:g text:anchor-type="as-char" draw:z-index="12" draw:name="Skupinový objekt 16" draw:style-name="gr1"><draw:path draw:style-name="gr52" draw:text-style-name="P81" svg:width="1cm" svg:height="1cm" svg:x="9.047cm" svg:y="0.002cm" svg:viewBox="0 0 1001 1001" svg:d="M1001 0c0 334 0 667 0 1001-334-84-667-167-1001-251 0-167 0-333 0-500 334-83 667-167 1001-250z"><text:p text:style-name="P92"><text:span text:style-name="T97"><text:s/></text:span></text:p></draw:path><draw:path draw:style-name="gr36" draw:text-style-name="P85" svg:width="0.181cm" svg:height="0.29cm" svg:x="6.788cm" svg:y="3.278cm" svg:viewBox="0 0 182 291" svg:d="M0 291c0-11 0-21 0-32 25 0 49 0 74 0 0-74 0-149 0-223-22 15-44 31-66 46 0-12 0-23 0-35 23-16 46-31 69-47 12 0 23 0 35 0 0 86 0 173 0 259 23 0 47 0 70 0 0 11 0 21 0 32-60 0-121 0-182 0z"><text:p/></draw:path><draw:path draw:style-name="gr53" draw:text-style-name="P93" svg:width="0.171cm" svg:height="0.193cm" svg:x="6.391cm" svg:y="2.977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2" draw:text-style-name="P81" svg:width="1cm" svg:height="1cm" svg:x="6.326cm" svg:y="1.919cm" svg:viewBox="0 0 1001 1001" svg:d="M0 1001c334 0 667 0 1001 0-84-334-167-667-251-1001-167 0-333 0-500 0-83 334-167 667-250 1001z"><text:p/></draw:path><draw:path draw:style-name="gr37" draw:text-style-name="P86" svg:width="0.201cm" svg:height="0.298cm" svg:x="6.715cm" svg:y="2.119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37" draw:text-style-name="P86" svg:width="0.181cm" svg:height="0.29cm" svg:x="4.285cm" svg:y="4.667cm" svg:viewBox="0 0 182 291" svg:d="M0 291c0-11 0-21 0-32 25 0 49 0 74 0 0-74 0-149 0-223-22 15-44 31-66 46 0-12 0-23 0-35 23-16 46-31 69-47 12 0 23 0 35 0 0 86 0 173 0 259 23 0 47 0 70 0 0 11 0 21 0 32-60 0-121 0-182 0z"><text:p/></draw:path><draw:path draw:style-name="gr37" draw:text-style-name="P86" svg:width="0.181cm" svg:height="0.29cm" svg:x="2.332cm" svg:y="0.469cm" svg:viewBox="0 0 182 291" svg:d="M0 291c0-11 0-21 0-32 25 0 49 0 74 0 0-74 0-149 0-223-22 15-44 31-66 46 0-12 0-23 0-35 23-16 46-31 69-47 12 0 23 0 35 0 0 86 0 173 0 259 23 0 47 0 70 0 0 11 0 21 0 32-60 0-121 0-182 0z"><text:p/></draw:path><draw:path draw:style-name="gr3" draw:text-style-name="P81" svg:width="1cm" svg:height="1cm" svg:x="1.364cm" svg:y="1.548cm" svg:viewBox="0 0 1001 1001" svg:d="M1001 0c0 334 0 667 0 1001-334-84-667-167-1001-251 0-167 0-333 0-500 334-83 667-167 1001-250z"><text:p/></draw:path><draw:path draw:style-name="gr4" draw:text-style-name="P82" svg:width="0.999cm" svg:height="0.999cm" svg:x="2.366cm" svg:y="1.547cm" svg:viewBox="0 0 1000 1000" svg:d="M0 1000c0-333 0-667 0-1000 333 0 667 0 1000 0 0 333 0 667 0 1000-333 0-667 0-1000 0z"><text:p/></draw:path><draw:path draw:style-name="gr4" draw:text-style-name="P82" svg:width="0.999cm" svg:height="0.999cm" svg:x="3.363cm" svg:y="1.547cm" svg:viewBox="0 0 1000 1000" svg:d="M0 1000c0-333 0-667 0-1000 333 0 667 0 1000 0 0 333 0 667 0 1000-333 0-667 0-1000 0z"><text:p/></draw:path><draw:path draw:style-name="gr53" draw:text-style-name="P93" svg:width="0.171cm" svg:height="0.193cm" svg:x="2.434cm" svg:y="1.596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3.452cm" svg:y="2.25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2.348cm" svg:y="1.956cm" svg:viewBox="0 0 1001 1001" svg:d="M0 1001c334 0 667 0 1001 0-84-334-167-667-251-1001-167 0-333 0-500 0-83 334-167 667-250 1001z"><text:p/></draw:path><draw:path draw:style-name="gr5" draw:text-style-name="P82" svg:width="0.999cm" svg:height="0.999cm" svg:x="2.348cm" svg:y="2.963cm" svg:viewBox="0 0 1000 1000" svg:d="M0 1000c0-333 0-667 0-1000 333 0 667 0 1000 0 0 333 0 667 0 1000-333 0-667 0-1000 0z"><text:p/></draw:path><draw:path draw:style-name="gr53" draw:text-style-name="P93" svg:width="0.189cm" svg:height="0.193cm" svg:x="2.4cm" svg:y="3.028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2.737cm" svg:y="2.156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5" draw:text-style-name="P82" svg:width="0.999cm" svg:height="0.999cm" svg:x="2.347cm" svg:y="3.963cm" svg:viewBox="0 0 1000 1000" svg:d="M0 1000c0-333 0-667 0-1000 333 0 667 0 1000 0 0 333 0 667 0 1000-333 0-667 0-1000 0z"><text:p/></draw:path><draw:path draw:style-name="gr53" draw:text-style-name="P93" svg:width="0.195cm" svg:height="0.199cm" svg:x="3.058cm" svg:y="4.024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2" draw:text-style-name="P81" svg:width="1cm" svg:height="1cm" svg:x="2.797cm" svg:y="2.975cm" svg:viewBox="0 0 1001 1001" svg:d="M1001 0c0 334 0 667 0 1001-334-84-667-167-1001-251 0-167 0-333 0-500 334-83 667-167 1001-250z"><text:p/></draw:path><draw:path draw:style-name="gr4" draw:text-style-name="P82" svg:width="0.999cm" svg:height="0.999cm" svg:x="3.799cm" svg:y="2.974cm" svg:viewBox="0 0 1000 1000" svg:d="M0 1000c0-333 0-667 0-1000 333 0 667 0 1000 0 0 333 0 667 0 1000-333 0-667 0-1000 0z"><text:p/></draw:path><draw:path draw:style-name="gr53" draw:text-style-name="P93" svg:width="0.171cm" svg:height="0.193cm" svg:x="3.867cm" svg:y="3.023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37" draw:text-style-name="P86" svg:width="0.181cm" svg:height="0.29cm" svg:x="3.012cm" svg:y="3.335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3.815cm" svg:y="3.292cm" svg:viewBox="0 0 1001 1001" svg:d="M0 1001c334 0 667 0 1001 0-84-334-167-667-251-1001-167 0-333 0-500 0-83 334-167 667-250 1001z"><text:p/></draw:path><draw:path draw:style-name="gr6" draw:text-style-name="P82" svg:width="0.999cm" svg:height="0.999cm" svg:x="3.815cm" svg:y="4.299cm" svg:viewBox="0 0 1000 1000" svg:d="M0 1000c0-333 0-667 0-1000 333 0 667 0 1000 0 0 333 0 667 0 1000-333 0-667 0-1000 0z"><text:p/></draw:path><draw:path draw:style-name="gr53" draw:text-style-name="P93" svg:width="0.189cm" svg:height="0.193cm" svg:x="3.867cm" svg:y="4.364cm" svg:viewBox="0 0 190 194" svg:d="M149 194c-5-16-11-33-17-49-25 0-49 0-74 0-6 16-12 33-17 49-14 0-27 0-41 0 24-65 47-129 71-194 16 0 32 0 48 0 23 65 47 129 71 194-14 0-27 0-41 0zM95 30c0 1-1 2-1 3-1 3-2 7-3 11-2 4-9 28-24 70 19 0 37 0 56 0-6-19-13-37-19-56-2-6-4-12-6-19-1-3-2-6-3-9z"><text:p/></draw:path><draw:path draw:style-name="gr37" draw:text-style-name="P86" svg:width="0.201cm" svg:height="0.298cm" svg:x="4.204cm" svg:y="3.492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2" draw:text-style-name="P81" svg:width="1cm" svg:height="1cm" svg:x="2.911cm" svg:y="0.201cm" svg:viewBox="0 0 1001 1001" svg:d="M0 0c0 334 0 667 0 1001 334-84 667-167 1001-251 0-167 0-333 0-500-334-83-667-167-1001-250z"><text:p/></draw:path><draw:path draw:style-name="gr6" draw:text-style-name="P82" svg:width="0.999cm" svg:height="0.999cm" svg:x="1.91cm" svg:y="0.2cm" svg:viewBox="0 0 1000 1000" svg:d="M0 1000c0-333 0-667 0-1000 333 0 667 0 1000 0 0 333 0 667 0 1000-333 0-667 0-1000 0z"><text:p/></draw:path><draw:path draw:style-name="gr53" draw:text-style-name="P93" svg:width="0.189cm" svg:height="0.193cm" svg:x="1.994cm" svg:y="0.947cm" svg:viewBox="0 0 190 194" svg:d="M149 194c-5-16-11-33-17-49-25 0-49 0-74 0-6 16-12 33-17 49-14 0-27 0-41 0 24-65 47-129 71-194 16 0 32 0 48 0 23 65 47 129 71 194-14 0-27 0-41 0zM95 30c0 1-1 2-1 3-1 3-2 7-3 11-2 4-9 28-24 70 19 0 37 0 56 0-6-19-13-37-19-56-2-6-4-12-6-19-1-3-2-6-3-9z"><text:p/></draw:path><draw:path draw:style-name="gr2" draw:text-style-name="P81" svg:width="1cm" svg:height="1cm" svg:x="3.404cm" svg:y="1.191cm" svg:viewBox="0 0 1001 1001" svg:d="M0 0c334 0 667 0 1001 0-84 334-167 667-251 1001-167 0-333 0-500 0-83-334-167-667-250-1001z"><text:p/></draw:path><draw:path draw:style-name="gr7" draw:text-style-name="P82" svg:width="0.999cm" svg:height="0.999cm" svg:x="3.405cm" svg:y="0.186cm" svg:viewBox="0 0 1000 1000" svg:d="M0 1000c0-333 0-667 0-1000 333 0 667 0 1000 0 0 333 0 667 0 1000-333 0-667 0-1000 0z"><text:p/></draw:path><draw:path draw:style-name="gr53" draw:text-style-name="P93" svg:width="0.171cm" svg:height="0.193cm" svg:x="4.143cm" svg:y="0.287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37" draw:text-style-name="P86" svg:width="0.201cm" svg:height="0.298cm" svg:x="3.797cm" svg:y="1.722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4" draw:text-style-name="P82" svg:width="0.999cm" svg:height="0.999cm" svg:x="4.796cm" svg:y="2.975cm" svg:viewBox="0 0 1000 1000" svg:d="M0 1000c0-333 0-667 0-1000 333 0 667 0 1000 0 0 333 0 667 0 1000-333 0-667 0-1000 0z"><text:p/></draw:path><draw:path draw:style-name="gr54" draw:text-style-name="P93" svg:width="0.195cm" svg:height="0.199cm" svg:x="4.848cm" svg:y="3.722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8" draw:text-style-name="P81" svg:width="1cm" svg:height="1cm" svg:x="4.849cm" svg:y="2.562cm" svg:viewBox="0 0 1001 1001" svg:d="M0 0c334 0 667 0 1001 0-84 334-167 667-251 1001-167 0-333 0-500 0-83-334-167-667-250-1001z"><text:p/></draw:path><draw:path draw:style-name="gr7" draw:text-style-name="P83" svg:width="0.999cm" svg:height="0.999cm" svg:x="4.85cm" svg:y="1.557cm" svg:viewBox="0 0 1000 1000" svg:d="M0 1000c0-333 0-667 0-1000 333 0 667 0 1000 0 0 333 0 667 0 1000-333 0-667 0-1000 0z"><text:p/></draw:path><draw:path draw:style-name="gr55" draw:text-style-name="P93" svg:width="0.171cm" svg:height="0.193cm" svg:x="4.908cm" svg:y="1.606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38" draw:text-style-name="P86" svg:width="0.201cm" svg:height="0.298cm" svg:x="5.252cm" svg:y="3.042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9" draw:text-style-name="P81" svg:width="1cm" svg:height="1cm" svg:x="5.322cm" svg:y="1.545cm" svg:viewBox="0 0 1001 1001" svg:d="M1001 0c0 334 0 667 0 1001-334-84-667-167-1001-251 0-167 0-333 0-500 334-83 667-167 1001-250z"><text:p/></draw:path><draw:path draw:style-name="gr6" draw:text-style-name="P82" svg:width="0.999cm" svg:height="0.999cm" svg:x="6.323cm" svg:y="1.544cm" svg:viewBox="0 0 1000 1000" svg:d="M0 1000c0-333 0-667 0-1000 333 0 667 0 1000 0 0 333 0 667 0 1000-333 0-667 0-1000 0z"><text:p/></draw:path><draw:path draw:style-name="gr56" draw:text-style-name="P93" svg:width="0.189cm" svg:height="0.193cm" svg:x="6.372cm" svg:y="1.627cm" svg:viewBox="0 0 190 194" svg:d="M149 194c-5-16-11-33-17-49-25 0-49 0-74 0-6 16-12 33-17 49-14 0-27 0-41 0 24-65 47-129 71-194 16 0 32 0 48 0 23 65 47 129 71 194-14 0-27 0-41 0zM95 30c0 1-1 2-1 3-1 3-2 7-3 11-2 4-9 28-24 70 19 0 37 0 56 0-6-19-13-37-19-56-2-6-4-12-6-19-1-3-2-6-3-9z"><text:p/></draw:path><draw:path draw:style-name="gr39" draw:text-style-name="P86" svg:width="0.201cm" svg:height="0.298cm" svg:x="5.522cm" svg:y="1.901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36" draw:text-style-name="P85" svg:width="0.181cm" svg:height="0.29cm" svg:x="3.563cm" svg:y="0.548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1.999cm" svg:y="3.975cm" svg:viewBox="0 0 1001 1001" svg:d="M0 0c0 334 0 667 0 1001 334-84 667-167 1001-251 0-167 0-333 0-500-334-83-667-167-1001-250z"><text:p/></draw:path><draw:path draw:style-name="gr10" draw:text-style-name="P82" svg:width="0.999cm" svg:height="0.999cm" svg:x="0.998cm" svg:y="3.974cm" svg:viewBox="0 0 1000 1000" svg:d="M0 1000c0-333 0-667 0-1000 333 0 667 0 1000 0 0 333 0 667 0 1000-333 0-667 0-1000 0z"><text:p/></draw:path><draw:path draw:style-name="gr10" draw:text-style-name="P83" svg:width="0.999cm" svg:height="0.999cm" svg:x="0cm" svg:y="3.974cm" svg:viewBox="0 0 1000 1000" svg:d="M0 1000c0-333 0-667 0-1000 333 0 667 0 1000 0 0 333 0 667 0 1000-333 0-667 0-1000 0z"><text:p/></draw:path><draw:path draw:style-name="gr53" draw:text-style-name="P93" svg:width="0.189cm" svg:height="0.193cm" svg:x="1.035cm" svg:y="4.028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0.051cm" svg:y="4.022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37" draw:text-style-name="P86" svg:width="0.201cm" svg:height="0.298cm" svg:x="2.605cm" svg:y="4.342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37" draw:text-style-name="P86" svg:width="0.181cm" svg:height="0.29cm" svg:x="0.426cm" svg:y="4.412cm" svg:viewBox="0 0 182 291" svg:d="M0 291c0-11 0-21 0-32 25 0 49 0 74 0 0-74 0-149 0-223-22 15-44 31-66 46 0-12 0-23 0-35 23-16 46-31 69-47 12 0 23 0 35 0 0 86 0 173 0 259 23 0 47 0 70 0 0 11 0 21 0 32-60 0-121 0-182 0z"><text:p/></draw:path><draw:path draw:style-name="gr37" draw:text-style-name="P86" svg:width="0.181cm" svg:height="0.29cm" svg:x="1.443cm" svg:y="4.384cm" svg:viewBox="0 0 182 291" svg:d="M0 291c0-11 0-21 0-32 25 0 49 0 74 0 0-74 0-149 0-223-22 15-44 31-66 46 0-12 0-23 0-35 23-16 46-31 69-47 12 0 23 0 35 0 0 86 0 173 0 259 23 0 47 0 70 0 0 11 0 21 0 32-60 0-121 0-182 0z"><text:p/></draw:path><draw:path draw:style-name="gr40" draw:text-style-name="P87" svg:width="0.191cm" svg:height="0.29cm" svg:x="1.821cm" svg:y="1.911cm" svg:viewBox="0 0 192 291" svg:d="M192 31c-30 45-51 80-63 106s-21 51-27 76-10 51-10 78h-38c0-37 8-76 23-117 16-41 42-89 79-142h-156v-32h192z"><text:p/></draw:path><draw:path draw:style-name="gr7" draw:text-style-name="P82" svg:width="0.999cm" svg:height="0.999cm" svg:x="6.326cm" svg:y="2.927cm" svg:viewBox="0 0 1000 1000" svg:d="M0 1000c0-333 0-667 0-1000 333 0 667 0 1000 0 0 333 0 667 0 1000-333 0-667 0-1000 0z"><text:p/></draw:path><draw:path draw:style-name="gr4" draw:text-style-name="P82" svg:width="0.999cm" svg:height="0.999cm" svg:x="10.048cm" svg:y="0cm" svg:viewBox="0 0 1000 1000" svg:d="M0 1000c0-333 0-667 0-1000 333 0 667 0 1000 0 0 333 0 667 0 1000-333 0-667 0-1000 0z"><text:p/></draw:path><draw:path draw:style-name="gr4" draw:text-style-name="P82" svg:width="0.999cm" svg:height="0.999cm" svg:x="11.045cm" svg:y="0cm" svg:viewBox="0 0 1000 1000" svg:d="M0 1000c0-333 0-667 0-1000 333 0 667 0 1000 0 0 333 0 667 0 1000-333 0-667 0-1000 0z"><text:p/></draw:path><draw:path draw:style-name="gr53" draw:text-style-name="P93" svg:width="0.171cm" svg:height="0.193cm" svg:x="10.116cm" svg:y="0.049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3" draw:text-style-name="P93" svg:width="0.195cm" svg:height="0.199cm" svg:x="11.134cm" svg:y="0.058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52" draw:text-style-name="P81" svg:width="1cm" svg:height="1cm" svg:x="9.047cm" svg:y="1.303cm" svg:viewBox="0 0 1001 1001" svg:d="M1001 0c0 334 0 667 0 1001-334-84-667-167-1001-251 0-167 0-333 0-500 334-83 667-167 1001-250z"><text:p text:style-name="P92"><text:span text:style-name="T97"><text:s/></text:span></text:p></draw:path><draw:path draw:style-name="gr5" draw:text-style-name="P82" svg:width="0.999cm" svg:height="0.999cm" svg:x="10.048cm" svg:y="1.301cm" svg:viewBox="0 0 1000 1000" svg:d="M0 1000c0-333 0-667 0-1000 333 0 667 0 1000 0 0 333 0 667 0 1000-333 0-667 0-1000 0z"><text:p/></draw:path><draw:path draw:style-name="gr5" draw:text-style-name="P82" svg:width="0.999cm" svg:height="0.999cm" svg:x="11.045cm" svg:y="1.301cm" svg:viewBox="0 0 1000 1000" svg:d="M0 1000c0-333 0-667 0-1000 333 0 667 0 1000 0 0 333 0 667 0 1000-333 0-667 0-1000 0z"><text:p/></draw:path><draw:path draw:style-name="gr53" draw:text-style-name="P93" svg:width="0.195cm" svg:height="0.199cm" svg:x="11.134cm" svg:y="1.359cm" svg:viewBox="0 0 196 200" svg:d="M196 99c0 20-4 38-12 54-8 15-20 27-35 35-14 8-32 12-52 12-30 0-54-9-71-27s-26-43-26-74 9-55 26-73c17-17 41-26 72-26 30 0 54 9 72 26 17 18 26 42 26 73zM154 99c0-21-5-37-15-49s-23-18-41-18-32 6-42 18-15 28-15 49c0 22 5 38 15 51 10 12 24 18 41 18 19 0 33-6 42-18 10-12 15-29 15-51z"><text:p/></draw:path><draw:path draw:style-name="gr53" draw:text-style-name="P93" svg:width="0.189cm" svg:height="0.193cm" svg:x="10.11cm" svg:y="1.383cm" svg:viewBox="0 0 190 194" svg:d="M149 194c-5-16-11-33-17-49-25 0-49 0-74 0-6 16-12 33-17 49-14 0-27 0-41 0 24-65 47-129 71-194 16 0 32 0 48 0 23 65 47 129 71 194-14 0-27 0-41 0zM95 30c0 1-1 2-1 3-1 3-2 7-3 11-2 4-9 28-24 70 19 0 37 0 56 0-6-19-13-37-19-56-2-6-4-12-6-19-1-3-2-6-3-9z"><text:p/></draw:path><draw:path draw:style-name="gr52" draw:text-style-name="P81" svg:width="1cm" svg:height="1cm" svg:x="9.047cm" svg:y="2.604cm" svg:viewBox="0 0 1001 1001" svg:d="M1001 0c0 334 0 667 0 1001-334-84-667-167-1001-251 0-167 0-333 0-500 334-83 667-167 1001-250z"><text:p text:style-name="P92"><text:span text:style-name="T97"><text:s/></text:span></text:p></draw:path><draw:path draw:style-name="gr10" draw:text-style-name="P82" svg:width="0.999cm" svg:height="0.999cm" svg:x="10.048cm" svg:y="2.602cm" svg:viewBox="0 0 1000 1000" svg:d="M0 1000c0-333 0-667 0-1000 333 0 667 0 1000 0 0 333 0 667 0 1000-333 0-667 0-1000 0z"><text:p/></draw:path><draw:path draw:style-name="gr10" draw:text-style-name="P82" svg:width="0.999cm" svg:height="0.999cm" svg:x="11.045cm" svg:y="2.602cm" svg:viewBox="0 0 1000 1000" svg:d="M0 1000c0-333 0-667 0-1000 333 0 667 0 1000 0 0 333 0 667 0 1000-333 0-667 0-1000 0z"><text:p/></draw:path><draw:path draw:style-name="gr53" draw:text-style-name="P93" svg:width="0.189cm" svg:height="0.193cm" svg:x="10.11cm" svg:y="2.684cm" svg:viewBox="0 0 190 194" svg:d="M149 194c-5-16-11-33-17-49-25 0-49 0-74 0-6 16-12 33-17 49-14 0-27 0-41 0 24-65 47-129 71-194 16 0 32 0 48 0 23 65 47 129 71 194-14 0-27 0-41 0zM95 30c0 1-1 2-1 3-1 3-2 7-3 11-2 4-9 28-24 70 19 0 37 0 56 0-6-19-13-37-19-56-2-6-4-12-6-19-1-3-2-6-3-9z"><text:p/></draw:path><draw:path draw:style-name="gr53" draw:text-style-name="P93" svg:width="0.171cm" svg:height="0.193cm" svg:x="11.152cm" svg:y="2.693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path draw:style-name="gr52" draw:text-style-name="P81" svg:width="1cm" svg:height="1cm" svg:x="9.048cm" svg:y="3.905cm" svg:viewBox="0 0 1001 1001" svg:d="M1001 0c0 334 0 667 0 1001-334-84-667-167-1001-251 0-167 0-333 0-500 334-83 667-167 1001-250z"><text:p text:style-name="P92"><text:span text:style-name="T97"><text:s/></text:span></text:p></draw:path><draw:path draw:style-name="gr6" draw:text-style-name="P82" svg:width="0.999cm" svg:height="0.999cm" svg:x="10.049cm" svg:y="3.903cm" svg:viewBox="0 0 1000 1000" svg:d="M0 1000c0-333 0-667 0-1000 333 0 667 0 1000 0 0 333 0 667 0 1000-333 0-667 0-1000 0z"><text:p/></draw:path><draw:path draw:style-name="gr53" draw:text-style-name="P93" svg:width="0.189cm" svg:height="0.193cm" svg:x="10.111cm" svg:y="3.985cm" svg:viewBox="0 0 190 194" svg:d="M149 194c-5-16-11-33-17-49-25 0-49 0-74 0-6 16-12 33-17 49-14 0-27 0-41 0 24-65 47-129 71-194 16 0 32 0 48 0 23 65 47 129 71 194-14 0-27 0-41 0zM95 30c0 1-1 2-1 3-1 3-2 7-3 11-2 4-9 28-24 70 19 0 37 0 56 0-6-19-13-37-19-56-2-6-4-12-6-19-1-3-2-6-3-9z"><text:p/></draw:path><draw:path draw:style-name="gr52" draw:text-style-name="P81" svg:width="1cm" svg:height="1cm" svg:x="9.049cm" svg:y="5.206cm" svg:viewBox="0 0 1001 1001" svg:d="M1001 0c0 334 0 667 0 1001-334-84-667-167-1001-251 0-167 0-333 0-500 334-83 667-167 1001-250z"><text:p text:style-name="P92"><text:span text:style-name="T97"><text:s/></text:span></text:p></draw:path><draw:path draw:style-name="gr7" draw:text-style-name="P82" svg:width="0.999cm" svg:height="0.999cm" svg:x="10.05cm" svg:y="5.204cm" svg:viewBox="0 0 1000 1000" svg:d="M0 1000c0-333 0-667 0-1000 333 0 667 0 1000 0 0 333 0 667 0 1000-333 0-667 0-1000 0z"><text:p/></draw:path><draw:path draw:style-name="gr53" draw:text-style-name="P93" svg:width="0.171cm" svg:height="0.193cm" svg:x="10.127cm" svg:y="5.293cm" svg:viewBox="0 0 172 194" svg:d="M172 139c0 17-6 31-20 41-13 9-31 14-55 14-32 0-65 0-97 0 0-65 0-129 0-194 30 0 59 0 89 0 24 0 42 4 54 12s18 21 18 37c0 11-3 20-9 27-6 8-16 13-28 16 16 2 28 7 36 15s12 18 12 32zM120 54c0-9-3-15-8-18-6-4-14-6-25-6-15 0-31 0-46 0 0 16 0 32 0 48 15 0 31 0 46 0 12 0 20-2 25-6 6-4 8-10 8-18zM132 135c0-18-14-27-40-27-17 0-34 0-51 0 0 19 0 37 0 56 17 0 35 0 53 0 13 0 22-2 28-7 7-5 10-12 10-22z"><text:p/></draw:path></draw:g></text:p>
      <text:p text:style-name="P53"/>
      <text:p text:style-name="P53"><text:span text:style-name="T70">The complex variant </text:span>envisages it is <text:span text:style-name="T70">also </text:span>possible to add the links to primal data. It enables fast searching of primal data. The advantage is for searching of phrases → it is possible to build the tree for all words in all phrases, but final indexes will be linked to original phrases. So the searching of some word will show all phrases includ<text:span text:style-name="T68">ing</text:span> the word. </text:p>
      <text:p text:style-name="P27"/>
      <text:p text:style-name="P29"><draw:g text:anchor-type="as-char" draw:z-index="13" draw:name="Skupinový objekt 13" draw:style-name="gr1"><draw:path draw:style-name="gr36" draw:text-style-name="P85" svg:width="0.181cm" svg:height="0.29cm" svg:x="6.788cm" svg:y="4.076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6.326cm" svg:y="2.717cm" svg:viewBox="0 0 1001 1001" svg:d="M0 1001c334 0 667 0 1001 0-84-334-167-667-251-1001-167 0-333 0-500 0-83 334-167 667-250 1001z"><text:p/></draw:path><draw:path draw:style-name="gr37" draw:text-style-name="P86" svg:width="0.201cm" svg:height="0.298cm" svg:x="6.715cm" svg:y="2.917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37" draw:text-style-name="P86" svg:width="0.181cm" svg:height="0.29cm" svg:x="4.285cm" svg:y="5.465cm" svg:viewBox="0 0 182 291" svg:d="M0 291c0-11 0-21 0-32 25 0 49 0 74 0 0-74 0-149 0-223-22 15-44 31-66 46 0-12 0-23 0-35 23-16 46-31 69-47 12 0 23 0 35 0 0 86 0 173 0 259 23 0 47 0 70 0 0 11 0 21 0 32-60 0-121 0-182 0z"><text:p/></draw:path><draw:path draw:style-name="gr37" draw:text-style-name="P86" svg:width="0.181cm" svg:height="0.29cm" svg:x="2.332cm" svg:y="1.267cm" svg:viewBox="0 0 182 291" svg:d="M0 291c0-11 0-21 0-32 25 0 49 0 74 0 0-74 0-149 0-223-22 15-44 31-66 46 0-12 0-23 0-35 23-16 46-31 69-47 12 0 23 0 35 0 0 86 0 173 0 259 23 0 47 0 70 0 0 11 0 21 0 32-60 0-121 0-182 0z"><text:p/></draw:path><draw:path draw:style-name="gr3" draw:text-style-name="P81" svg:width="1cm" svg:height="1cm" svg:x="1.364cm" svg:y="2.346cm" svg:viewBox="0 0 1001 1001" svg:d="M1001 0c0 334 0 667 0 1001-334-84-667-167-1001-251 0-167 0-333 0-500 334-83 667-167 1001-250z"><text:p/></draw:path><draw:path draw:style-name="gr4" draw:text-style-name="P82" svg:width="0.999cm" svg:height="0.999cm" svg:x="2.366cm" svg:y="2.345cm" svg:viewBox="0 0 1000 1000" svg:d="M0 1000c0-333 0-667 0-1000 333 0 667 0 1000 0 0 333 0 667 0 1000-333 0-667 0-1000 0z"><text:p/></draw:path><draw:path draw:style-name="gr4" draw:text-style-name="P82" svg:width="0.999cm" svg:height="0.999cm" svg:x="3.363cm" svg:y="2.345cm" svg:viewBox="0 0 1000 1000" svg:d="M0 1000c0-333 0-667 0-1000 333 0 667 0 1000 0 0 333 0 667 0 1000-333 0-667 0-1000 0z"><text:p/></draw:path><draw:path draw:style-name="gr2" draw:text-style-name="P81" svg:width="1cm" svg:height="1cm" svg:x="2.348cm" svg:y="2.754cm" svg:viewBox="0 0 1001 1001" svg:d="M0 1001c334 0 667 0 1001 0-84-334-167-667-251-1001-167 0-333 0-500 0-83 334-167 667-250 1001z"><text:p/></draw:path><draw:path draw:style-name="gr5" draw:text-style-name="P82" svg:width="0.999cm" svg:height="0.999cm" svg:x="2.348cm" svg:y="3.761cm" svg:viewBox="0 0 1000 1000" svg:d="M0 1000c0-333 0-667 0-1000 333 0 667 0 1000 0 0 333 0 667 0 1000-333 0-667 0-1000 0z"><text:p/></draw:path><draw:path draw:style-name="gr37" draw:text-style-name="P86" svg:width="0.201cm" svg:height="0.298cm" svg:x="2.737cm" svg:y="2.954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5" draw:text-style-name="P82" svg:width="0.999cm" svg:height="0.999cm" svg:x="2.347cm" svg:y="4.761cm" svg:viewBox="0 0 1000 1000" svg:d="M0 1000c0-333 0-667 0-1000 333 0 667 0 1000 0 0 333 0 667 0 1000-333 0-667 0-1000 0z"><text:p/></draw:path><draw:path draw:style-name="gr2" draw:text-style-name="P81" svg:width="1cm" svg:height="1cm" svg:x="2.797cm" svg:y="3.773cm" svg:viewBox="0 0 1001 1001" svg:d="M1001 0c0 334 0 667 0 1001-334-84-667-167-1001-251 0-167 0-333 0-500 334-83 667-167 1001-250z"><text:p/></draw:path><draw:path draw:style-name="gr4" draw:text-style-name="P82" svg:width="0.999cm" svg:height="0.999cm" svg:x="3.799cm" svg:y="3.772cm" svg:viewBox="0 0 1000 1000" svg:d="M0 1000c0-333 0-667 0-1000 333 0 667 0 1000 0 0 333 0 667 0 1000-333 0-667 0-1000 0z"><text:p/></draw:path><draw:path draw:style-name="gr37" draw:text-style-name="P86" svg:width="0.181cm" svg:height="0.29cm" svg:x="3.012cm" svg:y="4.133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3.815cm" svg:y="4.09cm" svg:viewBox="0 0 1001 1001" svg:d="M0 1001c334 0 667 0 1001 0-84-334-167-667-251-1001-167 0-333 0-500 0-83 334-167 667-250 1001z"><text:p/></draw:path><draw:path draw:style-name="gr6" draw:text-style-name="P82" svg:width="0.999cm" svg:height="0.999cm" svg:x="3.815cm" svg:y="5.097cm" svg:viewBox="0 0 1000 1000" svg:d="M0 1000c0-333 0-667 0-1000 333 0 667 0 1000 0 0 333 0 667 0 1000-333 0-667 0-1000 0z"><text:p/></draw:path><draw:path draw:style-name="gr37" draw:text-style-name="P86" svg:width="0.201cm" svg:height="0.298cm" svg:x="4.204cm" svg:y="4.29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2" draw:text-style-name="P81" svg:width="1cm" svg:height="1cm" svg:x="2.911cm" svg:y="0.999cm" svg:viewBox="0 0 1001 1001" svg:d="M0 0c0 334 0 667 0 1001 334-84 667-167 1001-251 0-167 0-333 0-500-334-83-667-167-1001-250z"><text:p/></draw:path><draw:path draw:style-name="gr6" draw:text-style-name="P82" svg:width="0.999cm" svg:height="0.999cm" svg:x="1.91cm" svg:y="0.998cm" svg:viewBox="0 0 1000 1000" svg:d="M0 1000c0-333 0-667 0-1000 333 0 667 0 1000 0 0 333 0 667 0 1000-333 0-667 0-1000 0z"><text:p/></draw:path><draw:path draw:style-name="gr2" draw:text-style-name="P81" svg:width="1cm" svg:height="1cm" svg:x="3.404cm" svg:y="1.989cm" svg:viewBox="0 0 1001 1001" svg:d="M0 0c334 0 667 0 1001 0-84 334-167 667-251 1001-167 0-333 0-500 0-83-334-167-667-250-1001z"><text:p/></draw:path><draw:path draw:style-name="gr7" draw:text-style-name="P82" svg:width="0.999cm" svg:height="0.999cm" svg:x="3.405cm" svg:y="0.984cm" svg:viewBox="0 0 1000 1000" svg:d="M0 1000c0-333 0-667 0-1000 333 0 667 0 1000 0 0 333 0 667 0 1000-333 0-667 0-1000 0z"><text:p/></draw:path><draw:path draw:style-name="gr37" draw:text-style-name="P86" svg:width="0.201cm" svg:height="0.298cm" svg:x="3.797cm" svg:y="2.52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4" draw:text-style-name="P82" svg:width="0.999cm" svg:height="0.999cm" svg:x="4.796cm" svg:y="3.773cm" svg:viewBox="0 0 1000 1000" svg:d="M0 1000c0-333 0-667 0-1000 333 0 667 0 1000 0 0 333 0 667 0 1000-333 0-667 0-1000 0z"><text:p/></draw:path><draw:path draw:style-name="gr8" draw:text-style-name="P81" svg:width="1cm" svg:height="1cm" svg:x="4.849cm" svg:y="3.36cm" svg:viewBox="0 0 1001 1001" svg:d="M0 0c334 0 667 0 1001 0-84 334-167 667-251 1001-167 0-333 0-500 0-83-334-167-667-250-1001z"><text:p/></draw:path><draw:path draw:style-name="gr7" draw:text-style-name="P83" svg:width="0.999cm" svg:height="0.999cm" svg:x="4.85cm" svg:y="2.355cm" svg:viewBox="0 0 1000 1000" svg:d="M0 1000c0-333 0-667 0-1000 333 0 667 0 1000 0 0 333 0 667 0 1000-333 0-667 0-1000 0z"><text:p/></draw:path><draw:path draw:style-name="gr38" draw:text-style-name="P86" svg:width="0.201cm" svg:height="0.298cm" svg:x="5.252cm" svg:y="3.84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9" draw:text-style-name="P81" svg:width="1cm" svg:height="1cm" svg:x="5.322cm" svg:y="2.343cm" svg:viewBox="0 0 1001 1001" svg:d="M1001 0c0 334 0 667 0 1001-334-84-667-167-1001-251 0-167 0-333 0-500 334-83 667-167 1001-250z"><text:p/></draw:path><draw:path draw:style-name="gr6" draw:text-style-name="P82" svg:width="0.999cm" svg:height="0.999cm" svg:x="6.323cm" svg:y="2.342cm" svg:viewBox="0 0 1000 1000" svg:d="M0 1000c0-333 0-667 0-1000 333 0 667 0 1000 0 0 333 0 667 0 1000-333 0-667 0-1000 0z"><text:p/></draw:path><draw:path draw:style-name="gr39" draw:text-style-name="P86" svg:width="0.201cm" svg:height="0.298cm" svg:x="5.522cm" svg:y="2.699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36" draw:text-style-name="P85" svg:width="0.181cm" svg:height="0.29cm" svg:x="3.563cm" svg:y="1.346cm" svg:viewBox="0 0 182 291" svg:d="M0 291c0-11 0-21 0-32 25 0 49 0 74 0 0-74 0-149 0-223-22 15-44 31-66 46 0-12 0-23 0-35 23-16 46-31 69-47 12 0 23 0 35 0 0 86 0 173 0 259 23 0 47 0 70 0 0 11 0 21 0 32-60 0-121 0-182 0z"><text:p/></draw:path><draw:path draw:style-name="gr2" draw:text-style-name="P81" svg:width="1cm" svg:height="1cm" svg:x="1.999cm" svg:y="4.773cm" svg:viewBox="0 0 1001 1001" svg:d="M0 0c0 334 0 667 0 1001 334-84 667-167 1001-251 0-167 0-333 0-500-334-83-667-167-1001-250z"><text:p/></draw:path><draw:path draw:style-name="gr10" draw:text-style-name="P82" svg:width="0.999cm" svg:height="0.999cm" svg:x="0.998cm" svg:y="4.772cm" svg:viewBox="0 0 1000 1000" svg:d="M0 1000c0-333 0-667 0-1000 333 0 667 0 1000 0 0 333 0 667 0 1000-333 0-667 0-1000 0z"><text:p/></draw:path><draw:path draw:style-name="gr10" draw:text-style-name="P83" svg:width="0.999cm" svg:height="0.999cm" svg:x="0cm" svg:y="4.772cm" svg:viewBox="0 0 1000 1000" svg:d="M0 1000c0-333 0-667 0-1000 333 0 667 0 1000 0 0 333 0 667 0 1000-333 0-667 0-1000 0z"><text:p/></draw:path><draw:path draw:style-name="gr37" draw:text-style-name="P86" svg:width="0.201cm" svg:height="0.298cm" svg:x="2.605cm" svg:y="5.14cm" svg:viewBox="0 0 202 299" svg:d="M202 150c0 48-9 85-26 111-17 25-42 38-76 38-33 0-58-13-75-38-17-26-25-63-25-111 0-50 8-88 24-113 17-25 43-37 78-37 34 0 59 13 76 38 16 25 24 62 24 112zM164 149c0-42-5-72-14-91-10-19-26-28-48-28-23 0-39 9-49 28-10 18-15 49-15 91 0 41 5 71 15 90s26 29 48 29 38-10 48-29c10-20 15-50 15-90z"><text:p/></draw:path><draw:path draw:style-name="gr37" draw:text-style-name="P86" svg:width="0.181cm" svg:height="0.29cm" svg:x="0.426cm" svg:y="5.21cm" svg:viewBox="0 0 182 291" svg:d="M0 291c0-11 0-21 0-32 25 0 49 0 74 0 0-74 0-149 0-223-22 15-44 31-66 46 0-12 0-23 0-35 23-16 46-31 69-47 12 0 23 0 35 0 0 86 0 173 0 259 23 0 47 0 70 0 0 11 0 21 0 32-60 0-121 0-182 0z"><text:p/></draw:path><draw:path draw:style-name="gr37" draw:text-style-name="P86" svg:width="0.181cm" svg:height="0.29cm" svg:x="1.443cm" svg:y="5.182cm" svg:viewBox="0 0 182 291" svg:d="M0 291c0-11 0-21 0-32 25 0 49 0 74 0 0-74 0-149 0-223-22 15-44 31-66 46 0-12 0-23 0-35 23-16 46-31 69-47 12 0 23 0 35 0 0 86 0 173 0 259 23 0 47 0 70 0 0 11 0 21 0 32-60 0-121 0-182 0z"><text:p/></draw:path><draw:path draw:style-name="gr40" draw:text-style-name="P87" svg:width="0.191cm" svg:height="0.29cm" svg:x="1.821cm" svg:y="2.709cm" svg:viewBox="0 0 192 291" svg:d="M192 31c-30 45-51 80-63 106s-21 51-27 76-10 51-10 78h-38c0-37 8-76 23-117 16-41 42-89 79-142h-156v-32h192z"><text:p/></draw:path><draw:path draw:style-name="gr7" draw:text-style-name="P82" svg:width="0.999cm" svg:height="0.999cm" svg:x="6.326cm" svg:y="3.725cm" svg:viewBox="0 0 1000 1000" svg:d="M0 1000c0-333 0-667 0-1000 333 0 667 0 1000 0 0 333 0 667 0 1000-333 0-667 0-1000 0z"><text:p/></draw:path><draw:path draw:style-name="gr41" draw:text-style-name="P88" svg:width="4.999cm" svg:height="0.999cm" svg:x="10.608cm" svg:y="0.034cm" svg:viewBox="0 0 5000 1000" svg:d="M0 1000c0-333 0-667 0-1000 1667 0 3333 0 5000 0 0 333 0 667 0 1000-1667 0-3333 0-5000 0z"><text:p/></draw:path><draw:path draw:style-name="gr42" draw:text-style-name="P88" svg:width="4.999cm" svg:height="0.999cm" svg:x="10.614cm" svg:y="1.034cm" svg:viewBox="0 0 5000 1000" svg:d="M0 1000c0-333 0-667 0-1000 1667 0 3333 0 5000 0 0 333 0 667 0 1000-1667 0-3333 0-5000 0z"><text:p/></draw:path><draw:path draw:style-name="gr42" draw:text-style-name="P88" svg:width="4.999cm" svg:height="0.999cm" svg:x="10.613cm" svg:y="2.035cm" svg:viewBox="0 0 5000 1000" svg:d="M0 1000c0-333 0-667 0-1000 1667 0 3333 0 5000 0 0 333 0 667 0 1000-1667 0-3333 0-5000 0z"><text:p/></draw:path><draw:path draw:style-name="gr42" draw:text-style-name="P88" svg:width="4.999cm" svg:height="0.999cm" svg:x="10.606cm" svg:y="3.032cm" svg:viewBox="0 0 5000 1000" svg:d="M0 1000c0-333 0-667 0-1000 1667 0 3333 0 5000 0 0 333 0 667 0 1000-1667 0-3333 0-5000 0z"><text:p/></draw:path><draw:path draw:style-name="gr42" draw:text-style-name="P88" svg:width="4.999cm" svg:height="0.999cm" svg:x="10.608cm" svg:y="4.031cm" svg:viewBox="0 0 5000 1000" svg:d="M0 1000c0-333 0-667 0-1000 1667 0 3333 0 5000 0 0 333 0 667 0 1000-1667 0-3333 0-5000 0z"><text:p/></draw:path><draw:path draw:style-name="gr42" draw:text-style-name="P88" svg:width="4.999cm" svg:height="0.999cm" svg:x="10.607cm" svg:y="5.028cm" svg:viewBox="0 0 5000 1000" svg:d="M0 1000c0-333 0-667 0-1000 1667 0 3333 0 5000 0 0 333 0 667 0 1000-1667 0-3333 0-5000 0z"><text:p/></draw:path><draw:path draw:style-name="gr42" draw:text-style-name="P88" svg:width="4.999cm" svg:height="0.999cm" svg:x="10.607cm" svg:y="6.027cm" svg:viewBox="0 0 5000 1000" svg:d="M0 1000c0-333 0-667 0-1000 1667 0 3333 0 5000 0 0 333 0 667 0 1000-1667 0-3333 0-5000 0z"><text:p/></draw:path><draw:path draw:style-name="gr43" draw:text-style-name="P84" svg:width="6.364cm" svg:height="5.219cm" svg:x="4.499cm" svg:y="0.384cm" svg:viewBox="0 0 6365 5220" svg:d="M0 5220c1304-23 2800-63 3913-69 172-1640 343-3280 515-4920 646-77 1291-154 1937-231"><text:p/></draw:path><draw:path draw:style-name="gr44" draw:text-style-name="P84" svg:width="8.302cm" svg:height="2.496cm" svg:x="2.436cm" svg:y="0cm" svg:viewBox="0 0 8303 2497" svg:d="M0 1201c81-359 308-801 462-1201 2057 10 4115 19 6172 29 148 687 296 1373 444 2060 408 136 817 272 1225 408"><text:p/></draw:path><draw:path draw:style-name="gr45" draw:text-style-name="P84" svg:width="6.996cm" svg:height="2.974cm" svg:x="3.76cm" svg:y="1.494cm" svg:viewBox="0 0 6997 2975" svg:d="M0 0c1406 10 2812 20 4218 30 571 976 1142 1951 1713 2927 355 6 711 12 1066 18"><text:p/></draw:path><draw:path draw:style-name="gr46" draw:text-style-name="P84" svg:width="3.812cm" svg:height="0.094cm" draw:transform="rotate (0.230208928338052) translate (7.02430555555556cm 4.21830555555538cm)" svg:viewBox="0 0 3813 95" svg:d="M0 0c1088 0 2724 95 3813 95"><text:p/></draw:path><draw:path draw:style-name="gr47" draw:text-style-name="P84" svg:width="9.231cm" svg:height="1.044cm" svg:x="1.543cm" svg:y="5.573cm" svg:viewBox="0 0 9232 1045" svg:d="M0 0c272 251 544 503 816 754 2805 97 5611 194 8416 291"><text:p/></draw:path><draw:path draw:style-name="gr48" draw:text-style-name="P84" svg:width="10.295cm" svg:height="1.364cm" svg:x="0.497cm" svg:y="5.517cm" svg:viewBox="0 0 10296 1365" svg:d="M0 87c364 369 729 739 1093 1108 1873 57 3745 113 5618 170 834-431 1667-863 2501-1294 361-24 723-47 1084-71"><text:p/></draw:path><draw:path draw:style-name="gr49" draw:text-style-name="P89" svg:width="7.529cm" svg:height="3.355cm" svg:x="3.191cm" svg:y="0.862cm" svg:viewBox="0 0 7530 3356" svg:d="M0 3356c179-210 359-421 538-631 282-31 565-61 847-92 72-878 188-1803 216-2633 877 28 1854 58 2630 84 1100 203 2286 458 3299 610"><text:p/></draw:path><draw:frame draw:style-name="gr50" draw:text-style-name="P91" svg:width="4.44cm" svg:height="0.978cm" svg:x="10.887cm" svg:y="0.053cm"><draw:text-box><text:p text:style-name="P90"><text:span text:style-name="T95">To je pěkná </text:span><text:span text:style-name="T96">baba</text:span><text:span text:style-name="T95">.</text:span></text:p><text:p text:style-name="P90"><text:span text:style-name="T96">Baba</text:span><text:span text:style-name="T95"> je ale i zbabělec. </text:span></text:p></draw:text-box></draw:frame><draw:frame draw:style-name="gr50" draw:text-style-name="P91" svg:width="4.523cm" svg:height="0.978cm" svg:x="10.885cm" svg:y="1.071cm"><draw:text-box><text:p text:style-name="P90"><text:span text:style-name="T96">Ba</text:span><text:span text:style-name="T95">, </text:span><text:span text:style-name="T96">ba</text:span><text:span text:style-name="T95">. Dvojtej souhlas.</text:span></text:p><text:p text:style-name="P90"><text:span text:style-name="T96">Ba</text:span><text:span text:style-name="T95"> či baf či blaf?</text:span></text:p></draw:text-box></draw:frame><draw:frame draw:style-name="gr50" draw:text-style-name="P91" svg:width="4.469cm" svg:height="0.978cm" svg:x="10.913cm" svg:y="2.05cm"><draw:text-box><text:p text:style-name="P90"><text:span text:style-name="T95">Nakonec to byli </text:span><text:span text:style-name="T96">oba</text:span><text:span text:style-name="T95">.</text:span></text:p><text:p text:style-name="P90"><text:span text:style-name="T95">Fakt </text:span><text:span text:style-name="T96">OBA</text:span><text:span text:style-name="T95"> DVA!</text:span></text:p></draw:text-box></draw:frame><draw:frame draw:style-name="gr51" draw:text-style-name="P91" svg:width="4.769cm" svg:height="0.976cm" svg:x="10.887cm" svg:y="3.069cm"><draw:text-box><text:p text:style-name="P90"><text:span text:style-name="T96">Baobab</text:span><text:span text:style-name="T95"> je strom. </text:span></text:p><text:p text:style-name="P90"><text:span text:style-name="T95">Beztak </text:span><text:span text:style-name="T96">baobab</text:span><text:span text:style-name="T95"> neznám. </text:span></text:p></draw:text-box></draw:frame><draw:frame draw:style-name="gr50" draw:text-style-name="P91" svg:width="4.769cm" svg:height="0.978cm" svg:x="10.763cm" svg:y="4.073cm"><draw:text-box><text:p text:style-name="P90"><text:span text:style-name="T96">Ob</text:span><text:span text:style-name="T95"> dva </text:span><text:span text:style-name="T96">ob</text:span><text:span text:style-name="T95"> tři </text:span><text:span text:style-name="T96">ob</text:span><text:span text:style-name="T95"> čtyři. </text:span></text:p><text:p text:style-name="P90"><text:span text:style-name="T95">Tak </text:span><text:span text:style-name="T96">ob</text:span><text:span text:style-name="T95"> pět. </text:span></text:p></draw:text-box></draw:frame><draw:frame draw:style-name="gr51" draw:text-style-name="P91" svg:width="4.703cm" svg:height="0.976cm" svg:x="10.776cm" svg:y="5.08cm"><draw:text-box><text:p text:style-name="P90"><text:span text:style-name="T96">Bob</text:span><text:span text:style-name="T95"> žije v Kanadě. </text:span></text:p><text:p text:style-name="P90"><text:span text:style-name="T95">A </text:span><text:span text:style-name="T96">Bob</text:span><text:span text:style-name="T95"> a Bobek v ČR. </text:span></text:p></draw:text-box></draw:frame><draw:frame draw:style-name="gr50" draw:text-style-name="P91" svg:width="4.744cm" svg:height="0.978cm" svg:x="10.776cm" svg:y="6.07cm"><draw:text-box><text:p text:style-name="P90"><text:span text:style-name="T96">Boa</text:span><text:span text:style-name="T95"> je vrhací nástroj? </text:span></text:p><text:p text:style-name="P90"><text:span text:style-name="T95">Nebo jsou </text:span><text:span text:style-name="T96">boa</text:span><text:span text:style-name="T95"> „trenky“?</text:span></text:p></draw:text-box></draw:frame></draw:g></text:p>
      <text:p text:style-name="P27"/>
      <text:p text:style-name="P62"><text:span text:style-name="T51">It shows it is possible to build the tree from Hewn variant and use only lowercases, but with the links to the primal data where are also the uppercases. But it is also posisble to use it for searching without diacritic. For example the index for letter </text:span><text:span text:style-name="T6">a</text:span><text:span text:style-name="T51"> is als</text:span><text:span text:style-name="T59">o</text:span><text:span text:style-name="T51"> for letters</text:span><text:span text:style-name="T24"> </text:span><text:span text:style-name="T4">a A á Á</text:span><text:span text:style-name="T24">, </text:span><text:span text:style-name="T51">or the</text:span><text:span text:style-name="T24"> </text:span><text:span text:style-name="T4">e</text:span><text:span text:style-name="T24"> </text:span><text:span text:style-name="T51">is indexed from</text:span><text:span text:style-name="T24"> </text:span><text:span text:style-name="T4">e E é É ě Ě</text:span><text:span text:style-name="T24">. </text:span><text:span text:style-name="T51">Or there can be the word </text:span><text:span text:style-name="T6">rad</text:span><text:span text:style-name="T51"> in the tree, but the links will be to the phrases with words </text:span><text:span text:style-name="T6">rad, raď, rád, řád, řaď</text:span><text:span text:style-name="T51">. The </text:span><text:span text:style-name="T70">link</text:span><text:span text:style-name="T51">ing takes more RAM, but </text:span><text:span text:style-name="T70">can</text:span><text:span text:style-name="T51"> be very good for repeated searching</text:span> :-)<text:span text:style-name="T24">. </text:span></text:p>
      <text:p text:style-name="P62"/>
      <text:h text:style-name="Heading_20_2" text:outline-level="2"><text:bookmark-start text:name="__RefHeading___Toc1753_2183242749"/>Multi<text:span text:style-name="T50">tree</text:span><text:bookmark-end text:name="__RefHeading___Toc1753_2183242749"/></text:h>
      <text:p text:style-name="P61"><text:span text:style-name="T51">The final links aren't to the primal data, but to the other trees that are builded from used phrases. Main tree can be built only in lowercases and without diacritic, but subtrees can be built from original letters. So it enables fast searching without diacritic in data </text:span><text:span text:style-name="T61">with diacritic. For example you will try to find the word </text:span><text:span text:style-name="T7">řaď</text:span><text:span text:style-name="T61">, but it will be searched as </text:span><text:span text:style-name="T7">ra</text:span><text:span text:style-name="T4">d</text:span><text:span text:style-name="T24"> </text:span><text:span text:style-name="T61">in main tree and as </text:span><text:span text:style-name="T7">řaď</text:span> in subtree<text:span text:style-name="T24">. </text:span></text:p>
      <text:p text:style-name="P7"><draw:g text:anchor-type="as-char" draw:z-index="14" draw:name="Skupinový objekt 14" draw:style-name="gr1"><draw:path draw:style-name="gr2" draw:text-style-name="P81" svg:width="1cm" svg:height="1cm" svg:x="8.087cm" svg:y="1.941cm" svg:viewBox="0 0 1001 1001" svg:d="M0 1001c334 0 667 0 1001 0-84-334-167-667-251-1001-167 0-333 0-500 0-83 334-167 667-250 1001z"><text:p/></draw:path><draw:path draw:style-name="gr3" draw:text-style-name="P81" svg:width="1cm" svg:height="1cm" svg:x="3.125cm" svg:y="1.57cm" svg:viewBox="0 0 1001 1001" svg:d="M1001 0c0 334 0 667 0 1001-334-84-667-167-1001-251 0-167 0-333 0-500 334-83 667-167 1001-250z"><text:p/></draw:path><draw:path draw:style-name="gr4" draw:text-style-name="P82" svg:width="0.999cm" svg:height="0.999cm" svg:x="4.127cm" svg:y="1.569cm" svg:viewBox="0 0 1000 1000" svg:d="M0 1000c0-333 0-667 0-1000 333 0 667 0 1000 0 0 333 0 667 0 1000-333 0-667 0-1000 0z"><text:p/></draw:path><draw:path draw:style-name="gr4" draw:text-style-name="P82" svg:width="0.999cm" svg:height="0.999cm" svg:x="5.124cm" svg:y="1.569cm" svg:viewBox="0 0 1000 1000" svg:d="M0 1000c0-333 0-667 0-1000 333 0 667 0 1000 0 0 333 0 667 0 1000-333 0-667 0-1000 0z"><text:p/></draw:path><draw:path draw:style-name="gr2" draw:text-style-name="P81" svg:width="1cm" svg:height="1cm" svg:x="4.109cm" svg:y="1.978cm" svg:viewBox="0 0 1001 1001" svg:d="M0 1001c334 0 667 0 1001 0-84-334-167-667-251-1001-167 0-333 0-500 0-83 334-167 667-250 1001z"><text:p/></draw:path><draw:path draw:style-name="gr5" draw:text-style-name="P82" svg:width="0.999cm" svg:height="0.999cm" svg:x="4.109cm" svg:y="2.985cm" svg:viewBox="0 0 1000 1000" svg:d="M0 1000c0-333 0-667 0-1000 333 0 667 0 1000 0 0 333 0 667 0 1000-333 0-667 0-1000 0z"><text:p/></draw:path><draw:path draw:style-name="gr5" draw:text-style-name="P82" svg:width="0.999cm" svg:height="0.999cm" svg:x="4.108cm" svg:y="3.985cm" svg:viewBox="0 0 1000 1000" svg:d="M0 1000c0-333 0-667 0-1000 333 0 667 0 1000 0 0 333 0 667 0 1000-333 0-667 0-1000 0z"><text:p/></draw:path><draw:path draw:style-name="gr2" draw:text-style-name="P81" svg:width="1cm" svg:height="1cm" svg:x="4.558cm" svg:y="2.997cm" svg:viewBox="0 0 1001 1001" svg:d="M1001 0c0 334 0 667 0 1001-334-84-667-167-1001-251 0-167 0-333 0-500 334-83 667-167 1001-250z"><text:p/></draw:path><draw:path draw:style-name="gr4" draw:text-style-name="P82" svg:width="0.999cm" svg:height="0.999cm" svg:x="5.56cm" svg:y="2.996cm" svg:viewBox="0 0 1000 1000" svg:d="M0 1000c0-333 0-667 0-1000 333 0 667 0 1000 0 0 333 0 667 0 1000-333 0-667 0-1000 0z"><text:p/></draw:path><draw:path draw:style-name="gr2" draw:text-style-name="P81" svg:width="1cm" svg:height="1cm" svg:x="5.576cm" svg:y="3.314cm" svg:viewBox="0 0 1001 1001" svg:d="M0 1001c334 0 667 0 1001 0-84-334-167-667-251-1001-167 0-333 0-500 0-83 334-167 667-250 1001z"><text:p/></draw:path><draw:path draw:style-name="gr6" draw:text-style-name="P82" svg:width="0.999cm" svg:height="0.999cm" svg:x="5.576cm" svg:y="4.321cm" svg:viewBox="0 0 1000 1000" svg:d="M0 1000c0-333 0-667 0-1000 333 0 667 0 1000 0 0 333 0 667 0 1000-333 0-667 0-1000 0z"><text:p/></draw:path><draw:path draw:style-name="gr2" draw:text-style-name="P81" svg:width="1cm" svg:height="1cm" svg:x="4.672cm" svg:y="0.223cm" svg:viewBox="0 0 1001 1001" svg:d="M0 0c0 334 0 667 0 1001 334-84 667-167 1001-251 0-167 0-333 0-500-334-83-667-167-1001-250z"><text:p/></draw:path><draw:path draw:style-name="gr6" draw:text-style-name="P82" svg:width="0.999cm" svg:height="0.999cm" svg:x="3.671cm" svg:y="0.222cm" svg:viewBox="0 0 1000 1000" svg:d="M0 1000c0-333 0-667 0-1000 333 0 667 0 1000 0 0 333 0 667 0 1000-333 0-667 0-1000 0z"><text:p/></draw:path><draw:path draw:style-name="gr2" draw:text-style-name="P81" svg:width="1cm" svg:height="1cm" svg:x="5.165cm" svg:y="1.213cm" svg:viewBox="0 0 1001 1001" svg:d="M0 0c334 0 667 0 1001 0-84 334-167 667-251 1001-167 0-333 0-500 0-83-334-167-667-250-1001z"><text:p/></draw:path><draw:path draw:style-name="gr7" draw:text-style-name="P82" svg:width="0.999cm" svg:height="0.999cm" svg:x="5.166cm" svg:y="0.208cm" svg:viewBox="0 0 1000 1000" svg:d="M0 1000c0-333 0-667 0-1000 333 0 667 0 1000 0 0 333 0 667 0 1000-333 0-667 0-1000 0z"><text:p/></draw:path><draw:path draw:style-name="gr4" draw:text-style-name="P82" svg:width="0.999cm" svg:height="0.999cm" svg:x="6.557cm" svg:y="2.997cm" svg:viewBox="0 0 1000 1000" svg:d="M0 1000c0-333 0-667 0-1000 333 0 667 0 1000 0 0 333 0 667 0 1000-333 0-667 0-1000 0z"><text:p/></draw:path><draw:path draw:style-name="gr8" draw:text-style-name="P81" svg:width="1cm" svg:height="1cm" svg:x="6.61cm" svg:y="2.584cm" svg:viewBox="0 0 1001 1001" svg:d="M0 0c334 0 667 0 1001 0-84 334-167 667-251 1001-167 0-333 0-500 0-83-334-167-667-250-1001z"><text:p/></draw:path><draw:path draw:style-name="gr7" draw:text-style-name="P83" svg:width="0.999cm" svg:height="0.999cm" svg:x="6.611cm" svg:y="1.579cm" svg:viewBox="0 0 1000 1000" svg:d="M0 1000c0-333 0-667 0-1000 333 0 667 0 1000 0 0 333 0 667 0 1000-333 0-667 0-1000 0z"><text:p/></draw:path><draw:path draw:style-name="gr9" draw:text-style-name="P81" svg:width="1cm" svg:height="1cm" svg:x="7.083cm" svg:y="1.567cm" svg:viewBox="0 0 1001 1001" svg:d="M1001 0c0 334 0 667 0 1001-334-84-667-167-1001-251 0-167 0-333 0-500 334-83 667-167 1001-250z"><text:p/></draw:path><draw:path draw:style-name="gr6" draw:text-style-name="P82" svg:width="0.999cm" svg:height="0.999cm" svg:x="8.084cm" svg:y="1.566cm" svg:viewBox="0 0 1000 1000" svg:d="M0 1000c0-333 0-667 0-1000 333 0 667 0 1000 0 0 333 0 667 0 1000-333 0-667 0-1000 0z"><text:p/></draw:path><draw:path draw:style-name="gr2" draw:text-style-name="P81" svg:width="1cm" svg:height="1cm" svg:x="3.76cm" svg:y="3.997cm" svg:viewBox="0 0 1001 1001" svg:d="M0 0c0 334 0 667 0 1001 334-84 667-167 1001-251 0-167 0-333 0-500-334-83-667-167-1001-250z"><text:p/></draw:path><draw:path draw:style-name="gr10" draw:text-style-name="P82" svg:width="0.999cm" svg:height="0.999cm" svg:x="2.759cm" svg:y="3.996cm" svg:viewBox="0 0 1000 1000" svg:d="M0 1000c0-333 0-667 0-1000 333 0 667 0 1000 0 0 333 0 667 0 1000-333 0-667 0-1000 0z"><text:p/></draw:path><draw:path draw:style-name="gr10" draw:text-style-name="P83" svg:width="0.999cm" svg:height="0.999cm" svg:x="1.761cm" svg:y="3.996cm" svg:viewBox="0 0 1000 1000" svg:d="M0 1000c0-333 0-667 0-1000 333 0 667 0 1000 0 0 333 0 667 0 1000-333 0-667 0-1000 0z"><text:p/></draw:path><draw:path draw:style-name="gr7" draw:text-style-name="P82" svg:width="0.999cm" svg:height="0.999cm" svg:x="8.087cm" svg:y="2.949cm" svg:viewBox="0 0 1000 1000" svg:d="M0 1000c0-333 0-667 0-1000 333 0 667 0 1000 0 0 333 0 667 0 1000-333 0-667 0-1000 0z"><text:p/></draw:path><draw:path draw:style-name="gr11" draw:text-style-name="P81" svg:width="0.262cm" svg:height="0.263cm" svg:x="2.281cm" svg:y="0.814cm" svg:viewBox="0 0 263 264" svg:d="M0 0c0 88 0 176 0 264 88-22 175-44 263-66 0-44 0-88 0-132-88-22-175-44-263-66z"><text:p/></draw:path><draw:path draw:style-name="gr12" draw:text-style-name="P82" svg:width="0.262cm" svg:height="0.263cm" svg:x="2.018cm" svg:y="0.814cm" svg:viewBox="0 0 263 264" svg:d="M263 264c0-88 0-176 0-264-88 0-175 0-263 0 0 88 0 176 0 264 88 0 175 0 263 0z"><text:p/></draw:path><draw:path draw:style-name="gr13" draw:text-style-name="P82" svg:width="0.262cm" svg:height="0.263cm" svg:x="1.755cm" svg:y="0.814cm" svg:viewBox="0 0 263 264" svg:d="M263 264c0-88 0-176 0-264-88 0-175 0-263 0 0 88 0 176 0 264 88 0 175 0 263 0z"><text:p/></draw:path><draw:path draw:style-name="gr14" draw:text-style-name="P82" svg:width="0.262cm" svg:height="0.263cm" svg:x="1.493cm" svg:y="0.814cm" svg:viewBox="0 0 263 264" svg:d="M263 264c0-88 0-176 0-264-88 0-175 0-263 0 0 88 0 176 0 264 88 0 175 0 263 0z"><text:p/></draw:path><draw:path draw:style-name="gr15" draw:text-style-name="P81" svg:width="0.262cm" svg:height="0.263cm" svg:x="1.759cm" svg:y="0.922cm" svg:viewBox="0 0 263 264" svg:d="M263 264c-88 0-175 0-263 0 22-88 44-176 66-264 44 0 87 0 131 0 22 88 44 176 66 264z"><text:p/></draw:path><draw:path draw:style-name="gr16" draw:text-style-name="P82" svg:width="0.262cm" svg:height="0.263cm" svg:x="1.759cm" svg:y="1.188cm" svg:viewBox="0 0 263 264" svg:d="M263 264c0-88 0-176 0-264-88 0-175 0-263 0 0 88 0 176 0 264 88 0 175 0 263 0z"><text:p/></draw:path><draw:path draw:style-name="gr17" draw:text-style-name="P82" svg:width="0.262cm" svg:height="0.263cm" svg:x="1.759cm" svg:y="1.452cm" svg:viewBox="0 0 263 264" svg:d="M263 264c0-88 0-176 0-264-88 0-175 0-263 0 0 88 0 176 0 264 88 0 175 0 263 0z"><text:p/></draw:path><draw:path draw:style-name="gr18" draw:text-style-name="P82" svg:width="0.262cm" svg:height="0.263cm" svg:x="1.759cm" svg:y="1.716cm" svg:viewBox="0 0 263 264" svg:d="M263 264c0-88 0-176 0-264-88 0-175 0-263 0 0 88 0 176 0 264 88 0 175 0 263 0z"><text:p/></draw:path><draw:path draw:style-name="gr19" draw:text-style-name="P81" svg:width="0.262cm" svg:height="0.263cm" svg:x="1.642cm" svg:y="1.191cm" svg:viewBox="0 0 263 264" svg:d="M0 0c0 88 0 176 0 264 88-22 175-44 263-66 0-44 0-88 0-132-88-22-175-44-263-66z"><text:p/></draw:path><draw:path draw:style-name="gr20" draw:text-style-name="P82" svg:width="0.262cm" svg:height="0.263cm" svg:x="1.378cm" svg:y="1.191cm" svg:viewBox="0 0 263 264" svg:d="M263 264c0-88 0-176 0-264-88 0-175 0-263 0 0 88 0 176 0 264 88 0 175 0 263 0z"><text:p/></draw:path><draw:path draw:style-name="gr21" draw:text-style-name="P82" svg:width="0.262cm" svg:height="0.263cm" svg:x="1.115cm" svg:y="1.191cm" svg:viewBox="0 0 263 264" svg:d="M263 264c0-88 0-176 0-264-88 0-175 0-263 0 0 88 0 176 0 264 88 0 175 0 263 0z"><text:p/></draw:path><draw:path draw:style-name="gr22" draw:text-style-name="P81" svg:width="0.262cm" svg:height="0.263cm" svg:x="1.111cm" svg:y="1.275cm" svg:viewBox="0 0 263 264" svg:d="M263 264c-88 0-175 0-263 0 22-88 44-176 66-264 44 0 87 0 131 0 22 88 44 176 66 264z"><text:p/></draw:path><draw:path draw:style-name="gr23" draw:text-style-name="P82" svg:width="0.262cm" svg:height="0.263cm" svg:x="1.111cm" svg:y="1.541cm" svg:viewBox="0 0 263 264" svg:d="M263 264c0-88 0-176 0-264-88 0-175 0-263 0 0 88 0 176 0 264 88 0 175 0 263 0z"><text:p/></draw:path><draw:path draw:style-name="gr24" draw:text-style-name="P81" svg:width="0.262cm" svg:height="0.263cm" svg:x="1.612cm" svg:y="0.194cm" svg:viewBox="0 0 263 264" svg:d="M263 0c0 88 0 176 0 264-88-22-175-44-263-66 0-44 0-88 0-132 88-22 175-44 263-66z"><text:p/></draw:path><draw:path draw:style-name="gr25" draw:text-style-name="P82" svg:width="0.262cm" svg:height="0.263cm" svg:x="1.875cm" svg:y="0.194cm" svg:viewBox="0 0 263 264" svg:d="M263 264c0-88 0-176 0-264-88 0-175 0-263 0 0 88 0 176 0 264 88 0 175 0 263 0z"><text:p/></draw:path><draw:path draw:style-name="gr26" draw:text-style-name="P81" svg:width="0.262cm" svg:height="0.263cm" svg:x="1.482cm" svg:y="0.72cm" svg:viewBox="0 0 263 264" svg:d="M263 0c-88 0-175 0-263 0 22 88 44 176 66 264 44 0 87 0 131 0 22-88 44-176 66-264z"><text:p/></draw:path><draw:path draw:style-name="gr27" draw:text-style-name="P83" svg:width="0.262cm" svg:height="0.263cm" svg:x="1.482cm" svg:y="0.455cm" svg:viewBox="0 0 263 264" svg:d="M263 264c0-88 0-176 0-264-88 0-175 0-263 0 0 88 0 176 0 264 88 0 175 0 263 0z"><text:p/></draw:path><draw:path draw:style-name="gr28" draw:text-style-name="P82" svg:width="0.262cm" svg:height="0.263cm" svg:x="1.482cm" svg:y="0.19cm" svg:viewBox="0 0 263 264" svg:d="M263 264c0-88 0-176 0-264-88 0-175 0-263 0 0 88 0 176 0 264 88 0 175 0 263 0z"><text:p/></draw:path><draw:path draw:style-name="gr29" draw:text-style-name="P82" svg:width="0.262cm" svg:height="0.263cm" svg:x="0.853cm" svg:y="1.191cm" svg:viewBox="0 0 263 264" svg:d="M263 264c0-88 0-176 0-264-88 0-175 0-263 0 0 88 0 176 0 264 88 0 175 0 263 0z"><text:p/></draw:path><draw:path draw:style-name="gr8" draw:text-style-name="P81" svg:width="0.262cm" svg:height="0.263cm" svg:x="0.839cm" svg:y="1.082cm" svg:viewBox="0 0 263 264" svg:d="M263 0c-88 0-175 0-263 0 22 88 44 176 66 264 44 0 87 0 131 0 22-88 44-176 66-264z"><text:p/></draw:path><draw:path draw:style-name="gr30" draw:text-style-name="P83" svg:width="0.262cm" svg:height="0.263cm" svg:x="0.839cm" svg:y="0.818cm" svg:viewBox="0 0 263 264" svg:d="M263 264c0-88 0-176 0-264-88 0-175 0-263 0 0 88 0 176 0 264 88 0 175 0 263 0z"><text:p/></draw:path><draw:path draw:style-name="gr31" draw:text-style-name="P83" svg:width="0.262cm" svg:height="0.263cm" svg:x="0.839cm" svg:y="0.552cm" svg:viewBox="0 0 263 264" svg:d="M263 264c0-88 0-176 0-264-88 0-175 0-263 0 0 88 0 176 0 264 88 0 175 0 263 0z"><text:p/></draw:path><draw:path draw:style-name="gr32" draw:text-style-name="P81" svg:width="0.262cm" svg:height="0.263cm" svg:x="1.851cm" svg:y="1.72cm" svg:viewBox="0 0 263 264" svg:d="M263 0c0 88 0 176 0 264-88-22-175-44-263-66 0-44 0-88 0-132 88-22 175-44 263-66z"><text:p/></draw:path><draw:path draw:style-name="gr33" draw:text-style-name="P82" svg:width="0.262cm" svg:height="0.263cm" svg:x="2.115cm" svg:y="1.719cm" svg:viewBox="0 0 263 264" svg:d="M263 264c0-88 0-176 0-264-88 0-175 0-263 0 0 88 0 176 0 264 88 0 175 0 263 0z"><text:p/></draw:path><draw:path draw:style-name="gr34" draw:text-style-name="P83" svg:width="0.262cm" svg:height="0.263cm" svg:x="2.377cm" svg:y="1.719cm" svg:viewBox="0 0 263 264" svg:d="M263 264c0-88 0-176 0-264-88 0-175 0-263 0 0 88 0 176 0 264 88 0 175 0 263 0z"><text:p/></draw:path><draw:path draw:style-name="gr11" draw:text-style-name="P81" svg:width="0.262cm" svg:height="0.263cm" draw:transform="rotate (-1.5707963267949) translate (7.97191666666668cm 0.902916666666672cm)" svg:viewBox="0 0 263 264" svg:d="M0 0c0 88 0 176 0 264 88-22 175-44 263-66 0-44 0-88 0-132-88-22-175-44-263-66z"><text:p/></draw:path><draw:path draw:style-name="gr12" draw:text-style-name="P82" svg:width="0.262cm" svg:height="0.263cm" draw:transform="rotate (-1.5707963267949) translate (7.97191666666668cm 0.639916666666626cm)" svg:viewBox="0 0 263 264" svg:d="M263 264c0-88 0-176 0-264-88 0-175 0-263 0 0 88 0 176 0 264 88 0 175 0 263 0z"><text:p/></draw:path><draw:path draw:style-name="gr13" draw:text-style-name="P82" svg:width="0.262cm" svg:height="0.263cm" draw:transform="rotate (-1.5707963267949) translate (7.97191666666668cm 0.375916666666609cm)" svg:viewBox="0 0 263 264" svg:d="M263 264c0-88 0-176 0-264-88 0-175 0-263 0 0 88 0 176 0 264 88 0 175 0 263 0z"><text:p/></draw:path><draw:path draw:style-name="gr14" draw:text-style-name="P82" svg:width="0.262cm" svg:height="0.263cm" draw:transform="rotate (-1.5707963267949) translate (7.97191666666668cm 0.113916666666637cm)" svg:viewBox="0 0 263 264" svg:d="M263 264c0-88 0-176 0-264-88 0-175 0-263 0 0 88 0 176 0 264 88 0 175 0 263 0z"><text:p/></draw:path><draw:path draw:style-name="gr15" draw:text-style-name="P81" svg:width="0.262cm" svg:height="0.263cm" draw:transform="rotate (-1.5707963267949) translate (7.86491666666666cm 0.380916666666669cm)" svg:viewBox="0 0 263 264" svg:d="M263 264c-88 0-175 0-263 0 22-88 44-176 66-264 44 0 87 0 131 0 22 88 44 176 66 264z"><text:p/></draw:path><draw:path draw:style-name="gr16" draw:text-style-name="P82" svg:width="0.262cm" svg:height="0.263cm" draw:transform="rotate (-1.5707963267949) translate (7.59791666666667cm 0.380916666666669cm)" svg:viewBox="0 0 263 264" svg:d="M263 264c0-88 0-176 0-264-88 0-175 0-263 0 0 88 0 176 0 264 88 0 175 0 263 0z"><text:p/></draw:path><draw:path draw:style-name="gr17" draw:text-style-name="P82" svg:width="0.262cm" svg:height="0.263cm" draw:transform="rotate (-1.5707963267949) translate (7.33391666666668cm 0.380916666666669cm)" svg:viewBox="0 0 263 264" svg:d="M263 264c0-88 0-176 0-264-88 0-175 0-263 0 0 88 0 176 0 264 88 0 175 0 263 0z"><text:p/></draw:path><draw:path draw:style-name="gr19" draw:text-style-name="P81" svg:width="0.262cm" svg:height="0.263cm" draw:transform="rotate (-1.5707963267949) translate (7.59491666666668cm 0.262916666666613cm)" svg:viewBox="0 0 263 264" svg:d="M0 0c0 88 0 176 0 264 88-22 175-44 263-66 0-44 0-88 0-132-88-22-175-44-263-66z"><text:p/></draw:path><draw:path draw:style-name="gr20" draw:text-style-name="P82" svg:width="0.262cm" svg:height="0.263cm" draw:transform="rotate (-1.5707963267949) translate (7.59491666666668cm -0.000083333333330908cm)" svg:viewBox="0 0 263 264" svg:d="M263 264c0-88 0-176 0-264-88 0-175 0-263 0 0 88 0 176 0 264 88 0 175 0 263 0z"><text:p/></draw:path><draw:path draw:style-name="gr24" draw:text-style-name="P81" svg:width="0.262cm" svg:height="0.263cm" draw:transform="rotate (-1.5707963267949) translate (8.59191666666667cm 0.232916666666664cm)" svg:viewBox="0 0 263 264" svg:d="M263 0c0 88 0 176 0 264-88-22-175-44-263-66 0-44 0-88 0-132 88-22 175-44 263-66z"><text:p/></draw:path><draw:path draw:style-name="gr25" draw:text-style-name="P82" svg:width="0.262cm" svg:height="0.263cm" draw:transform="rotate (-1.5707963267949) translate (8.59191666666667cm 0.495916666666608cm)" svg:viewBox="0 0 263 264" svg:d="M263 264c0-88 0-176 0-264-88 0-175 0-263 0 0 88 0 176 0 264 88 0 175 0 263 0z"><text:p/></draw:path><draw:path draw:style-name="gr26" draw:text-style-name="P81" svg:width="0.262cm" svg:height="0.263cm" draw:transform="rotate (-1.5707963267949) translate (8.06591666666668cm 0.10391666666662cm)" svg:viewBox="0 0 263 264" svg:d="M263 0c-88 0-175 0-263 0 22 88 44 176 66 264 44 0 87 0 131 0 22-88 44-176 66-264z"><text:p/></draw:path><draw:path draw:style-name="gr27" draw:text-style-name="P83" svg:width="0.262cm" svg:height="0.263cm" draw:transform="rotate (-1.5707963267949) translate (8.33091666666668cm 0.10391666666662cm)" svg:viewBox="0 0 263 264" svg:d="M263 264c0-88 0-176 0-264-88 0-175 0-263 0 0 88 0 176 0 264 88 0 175 0 263 0z"><text:p/></draw:path><draw:path draw:style-name="gr28" draw:text-style-name="P82" svg:width="0.262cm" svg:height="0.263cm" draw:transform="rotate (-1.5707963267949) translate (8.59591666666668cm 0.10391666666662cm)" svg:viewBox="0 0 263 264" svg:d="M263 264c0-88 0-176 0-264-88 0-175 0-263 0 0 88 0 176 0 264 88 0 175 0 263 0z"><text:p/></draw:path><draw:path draw:style-name="gr11" draw:text-style-name="P81" svg:width="0.262cm" svg:height="0.263cm" draw:transform="rotate (-3.14159265358979) translate (9.86793994406516cm 3.55099393260795cm)" svg:viewBox="0 0 263 264" svg:d="M0 0c0 88 0 176 0 264 88-22 175-44 263-66 0-44 0-88 0-132-88-22-175-44-263-66z"><text:p/></draw:path><draw:path draw:style-name="gr12" draw:text-style-name="P82" svg:width="0.262cm" svg:height="0.263cm" draw:transform="rotate (-3.14159265358979) translate (10.1308042742463cm 3.55125806683224cm)" svg:viewBox="0 0 263 264" svg:d="M263 264c0-88 0-176 0-264-88 0-175 0-263 0 0 88 0 176 0 264 88 0 175 0 263 0z"><text:p/></draw:path><draw:path draw:style-name="gr13" draw:text-style-name="P82" svg:width="0.262cm" svg:height="0.263cm" draw:transform="rotate (-3.14159265358979) translate (10.3939314687576cm 3.55125806683224cm)" svg:viewBox="0 0 263 264" svg:d="M263 264c0-88 0-176 0-264-88 0-175 0-263 0 0 88 0 176 0 264 88 0 175 0 263 0z"><text:p/></draw:path><draw:path draw:style-name="gr14" draw:text-style-name="P82" svg:width="0.262cm" svg:height="0.263cm" draw:transform="rotate (-3.14159265358979) translate (10.6560072059481cm 3.55125806683224cm)" svg:viewBox="0 0 263 264" svg:d="M263 264c0-88 0-176 0-264-88 0-175 0-263 0 0 88 0 176 0 264 88 0 175 0 263 0z"><text:p/></draw:path><draw:path draw:style-name="gr15" draw:text-style-name="P81" svg:width="0.262cm" svg:height="0.263cm" draw:transform="rotate (-3.14159265358979) translate (10.3894627751445cm 3.44322716907072cm)" svg:viewBox="0 0 263 264" svg:d="M263 264c-88 0-175 0-263 0 22-88 44-176 66-264 44 0 87 0 131 0 22 88 44 176 66 264z"><text:p/></draw:path><draw:path draw:style-name="gr16" draw:text-style-name="P82" svg:width="0.262cm" svg:height="0.263cm" draw:transform="rotate (-3.14159265358979) translate (10.3891999108143cm 3.17724400514432cm)" svg:viewBox="0 0 263 264" svg:d="M263 264c0-88 0-176 0-264-88 0-175 0-263 0 0 88 0 176 0 264 88 0 175 0 263 0z"><text:p/></draw:path><draw:path draw:style-name="gr17" draw:text-style-name="P82" svg:width="0.262cm" svg:height="0.263cm" draw:transform="rotate (-3.14159265358979) translate (10.3891999108143cm 2.91284564656409cm)" svg:viewBox="0 0 263 264" svg:d="M263 264c0-88 0-176 0-264-88 0-175 0-263 0 0 88 0 176 0 264 88 0 175 0 263 0z"><text:p/></draw:path><draw:path draw:style-name="gr18" draw:text-style-name="P82" svg:width="0.262cm" svg:height="0.263cm" draw:transform="rotate (-3.14159265358979) translate (10.3889370464841cm 2.64897555643254cm)" svg:viewBox="0 0 263 264" svg:d="M263 264c0-88 0-176 0-264-88 0-175 0-263 0 0 88 0 176 0 264 88 0 175 0 263 0z"><text:p/></draw:path><draw:path draw:style-name="gr19" draw:text-style-name="P81" svg:width="0.262cm" svg:height="0.263cm" draw:transform="rotate (-3.14159265358979) translate (10.5074888593958cm 3.17407439445208cm)" svg:viewBox="0 0 263 264" svg:d="M0 0c0 88 0 176 0 264 88-22 175-44 263-66 0-44 0-88 0-132-88-22-175-44-263-66z"><text:p/></draw:path><draw:path draw:style-name="gr20" draw:text-style-name="P82" svg:width="0.262cm" svg:height="0.263cm" draw:transform="rotate (-3.14159265358979) translate (10.7703531895768cm 3.17433852867647cm)" svg:viewBox="0 0 263 264" svg:d="M263 264c0-88 0-176 0-264-88 0-175 0-263 0 0 88 0 176 0 264 88 0 175 0 263 0z"><text:p/></draw:path><draw:path draw:style-name="gr32" draw:text-style-name="P81" svg:width="0.262cm" svg:height="0.263cm" draw:transform="rotate (-3.14159265358979) translate (10.2977231239113cm 2.64580594574035cm)" svg:viewBox="0 0 263 264" svg:d="M263 0c0 88 0 176 0 264-88-22-175-44-263-66 0-44 0-88 0-132 88-22 175-44 263-66z"><text:p/></draw:path><draw:path draw:style-name="gr33" draw:text-style-name="P82" svg:width="0.262cm" svg:height="0.263cm" draw:transform="rotate (-3.14159265358979) translate (10.0343330650699cm 2.64607007996463cm)" svg:viewBox="0 0 263 264" svg:d="M263 264c0-88 0-176 0-264-88 0-175 0-263 0 0 88 0 176 0 264 88 0 175 0 263 0z"><text:p/></draw:path><draw:path draw:style-name="gr34" draw:text-style-name="P83" svg:width="0.262cm" svg:height="0.263cm" draw:transform="rotate (-3.14159265358979) translate (9.7719944635491cm 2.64607007996463cm)" svg:viewBox="0 0 263 264" svg:d="M263 264c0-88 0-176 0-264-88 0-175 0-263 0 0 88 0 176 0 264 88 0 175 0 263 0z"><text:p/></draw:path><draw:path draw:style-name="gr11" draw:text-style-name="P81" svg:width="0.263cm" svg:height="0.262cm" draw:transform="skewX (0.00541052068118231) rotate (-0.800757060814999) translate (8.019167487541cm 4.29671027486473cm)" svg:viewBox="0 0 264 263" svg:d="M263 0c1 88 1 176 1 263-88-21-176-45-264-67 0-43 0-87 0-131 88-23 176-43 263-65z"><text:p/></draw:path><draw:path draw:style-name="gr12" draw:text-style-name="P82" svg:width="0.263cm" svg:height="0.264cm" draw:transform="skewX (-0.0188495559215388) rotate (-0.812450766803361) translate (8.20284070678434cm 4.48297217337976cm)" svg:viewBox="0 0 264 265" svg:d="M0 265c0-87 1-175 1-263 88 0 175-2 263-2 0 88 0 175 0 263-88 0-176 3-264 2z"><text:p/></draw:path><draw:path draw:style-name="gr13" draw:text-style-name="P82" svg:width="0.263cm" svg:height="0.264cm" draw:transform="skewX (-0.00942477796076943) rotate (-0.808960108299372) translate (8.38595916189379cm 4.67490390478629cm)" svg:viewBox="0 0 264 265" svg:d="M0 265c0-88 0-176 0-264 88 0 176-1 264-1 0 88 0 176 0 263-88 0-176 1-264 2z"><text:p/></draw:path><draw:path draw:style-name="gr14" draw:text-style-name="P82" svg:width="0.264cm" svg:height="0.264cm" draw:transform="skewX (-0.00471238898038472) rotate (-0.808785575374172) translate (8.5681839862845cm 4.86459947432908cm)" svg:viewBox="0 0 265 265" svg:d="M1 265c0-88-1-176-1-264 88 0 176-1 264-1 0 88 0 176 1 263-88 0-176 1-264 2z"><text:p/></draw:path><draw:path draw:style-name="gr15" draw:text-style-name="P81" svg:width="0.263cm" svg:height="0.265cm" draw:transform="skewX (0.0216420827247297) rotate (-0.793077612106224) translate (8.30696687984259cm 4.75071045323225cm)" svg:viewBox="0 0 264 266" svg:d="M0 263c88 1 176 1 264 3-23-88-46-175-69-265-44-1-88-1-132-1-21 88-42 175-63 263z"><text:p/></draw:path><draw:path draw:style-name="gr16" draw:text-style-name="P82" svg:width="0.263cm" svg:height="0.263cm" draw:transform="rotate (-0.802153324216594) translate (8.11410898467161cm 4.93166602066199cm)" svg:viewBox="0 0 264 264" svg:d="M0 263c0-87 0-175 0-263 88 1 176 1 264 1 0 88 0 176 0 263-88 1-176 0-264-1z"><text:p/></draw:path><draw:path draw:style-name="gr17" draw:text-style-name="P82" svg:width="0.265cm" svg:height="0.262cm" draw:transform="skewX (-0.0141371669411542) rotate (-0.805469449795384) translate (7.92363788997326cm 5.11405859487613cm)" svg:viewBox="0 0 266 263" svg:d="M0 263c0-87 2-175 2-263 88 0 176 0 264 0 0 88-2 176-2 263-88 1-176 0-264 0z"><text:p/></draw:path><draw:path draw:style-name="gr18" draw:text-style-name="P82" svg:width="0.263cm" svg:height="0.263cm" draw:transform="skewX (-0.00942477796076937) rotate (-0.808960108299372) translate (7.73668535384632cm 5.29810421656266cm)" svg:viewBox="0 0 264 264" svg:d="M0 264c0-87 0-175 0-263 88 0 175-1 263-1 0 88 1 175 1 263-88 0-176 2-264 1z"><text:p/></draw:path><draw:path draw:style-name="gr19" draw:text-style-name="P81" svg:width="0.264cm" svg:height="0.262cm" draw:transform="skewX (-0.00541052068118245) rotate (-0.800757060814999) translate (8.19243929952448cm 5.01963027259255cm)" svg:viewBox="0 0 265 263" svg:d="M265 0c-1 88-1 176-1 263-88-21-176-45-264-67 0-43 0-87 1-131 89-23 177-43 264-65z"><text:p/></draw:path><draw:path draw:style-name="gr20" draw:text-style-name="P82" svg:width="0.264cm" svg:height="0.263cm" draw:transform="skewX (-0.00471238898038465) rotate (-0.802153324216594) translate (8.37662577536222cm 5.20901043467259cm)" svg:viewBox="0 0 265 264" svg:d="M0 263c0-87 1-175 1-263 88 0 176 1 264 1 0 88-2 176-1 263-88 1-176-1-264-1z"><text:p/></draw:path><draw:path draw:style-name="gr21" draw:text-style-name="P82" svg:width="0.264cm" svg:height="0.265cm" draw:transform="skewX (0.0141371669411543) rotate (-0.795521073059016) translate (8.55997514201041cm 5.39998136564962cm)" svg:viewBox="0 0 265 266" svg:d="M2 263c0-87-2-175-2-263 88 1 176 2 264 3 0 88 1 175 1 263-87 0-175-2-263-3z"><text:p/></draw:path><draw:path draw:style-name="gr22" draw:text-style-name="P81" svg:width="0.263cm" svg:height="0.263cm" draw:transform="skewX (-0.0216420827247298) rotate (-0.808261976598574) translate (8.5007527945277cm 5.45827658260557cm)" svg:viewBox="0 0 264 264" svg:d="M0 264c88-1 176 0 264 0-22-88-42-176-64-264-44 0-87 0-131 1-23 88-46 176-69 263z"><text:p/></draw:path><draw:path draw:style-name="gr23" draw:text-style-name="P82" svg:width="0.266cm" svg:height="0.264cm" draw:transform="skewX (0.00471238898038467) rotate (-0.808785575374172) translate (8.31305191522566cm 5.64551314952489cm)" svg:viewBox="0 0 267 265" svg:d="M4 265c-1-88-3-176-4-264 88 0 176-1 264-1 0 88 2 176 3 263-88 0-176 1-263 2z"><text:p/></draw:path><draw:path draw:style-name="gr24" draw:text-style-name="P81" svg:width="0.265cm" svg:height="0.262cm" draw:transform="rotate (-0.808436509523774) translate (8.9285883947751cm 4.34893591879627cm)" svg:viewBox="0 0 266 263" svg:d="M0 0c0 88 1 176 1 263 88-22 176-44 264-66 1-44 1-88-1-132-88-21-176-44-264-65z"><text:p/></draw:path><draw:path draw:style-name="gr25" draw:text-style-name="P82" svg:width="0.265cm" svg:height="0.264cm" draw:transform="skewX (-0.00471238898038482) rotate (-0.812101700952962) translate (8.74730328123861cm 4.15732001295607cm)" svg:viewBox="0 0 266 265" svg:d="M2 265c0-87-2-175-2-263 88 0 176-2 264-2 0 88 1 176 2 263-88 1-176 2-264 2z"><text:p/></draw:path><draw:path draw:style-name="gr26" draw:text-style-name="P81" svg:width="0.263cm" svg:height="0.264cm" draw:transform="skewX (-0.00541052068118241) rotate (-0.808261976598574) translate (8.64309993222759cm 4.80705882435859cm)" svg:viewBox="0 0 264 265" svg:d="M0 1c88 0 176-1 264-1-23 88-44 176-66 264-44 0-88 1-131 1-22-88-45-176-67-264z"><text:p/></draw:path><draw:path draw:style-name="gr27" draw:text-style-name="P83" svg:width="0.264cm" svg:height="0.263cm" draw:transform="skewX (0.00471238898038462) rotate (-0.802153324216594) translate (8.83165642987639cm 4.62407328442004cm)" svg:viewBox="0 0 265 264" svg:d="M2 263c-1-87-1-175-2-263 88 0 176 1 264 1 0 88 1 175 1 263-88 0-175 0-263-1z"><text:p/></draw:path><draw:path draw:style-name="gr28" draw:text-style-name="P82" svg:width="0.264cm" svg:height="0.263cm" draw:transform="skewX (0.00471238898038459) rotate (-0.802153324216594) translate (9.02175631131572cm 4.43996186416797cm)" svg:viewBox="0 0 265 264" svg:d="M1 263c0-87 0-175-1-263 88 0 176 1 264 1 0 88 0 176 1 263-88 1-176-1-264-1z"><text:p/></draw:path><draw:path draw:style-name="gr32" draw:text-style-name="P81" svg:width="0.265cm" svg:height="0.262cm" draw:transform="skewX (0.0162315620435472) rotate (-0.800757060814999) translate (7.67036742329063cm 5.23508632807155cm)" svg:viewBox="0 0 266 263" svg:d="M0 0c0 88 3 176 3 263 88-21 176-42 263-64 0-44 0-88-2-132-88-22-176-45-264-67z"><text:p/></draw:path><draw:path draw:style-name="gr33" draw:text-style-name="P82" svg:width="0.263cm" svg:height="0.264cm" draw:transform="skewX (-0.00942477796076935) rotate (-0.808960108299372) translate (7.48821077167029cm 5.04375440667157cm)" svg:viewBox="0 0 264 265" svg:d="M0 265c0-88 0-176 0-264 88 0 176-1 264-1 0 88 0 176 0 263-88 0-176 1-264 2z"><text:p/></draw:path><draw:path draw:style-name="gr34" draw:text-style-name="P83" svg:width="0.263cm" svg:height="0.262cm" draw:transform="skewX (-0.00471238898038461) rotate (-0.805469449795384) translate (7.30560473649625cm 4.85502052441205cm)" svg:viewBox="0 0 264 263" svg:d="M0 263c0-87 0-175 0-263 88 0 175 0 263 0 0 88 1 175 1 263-88 0-176 1-264 0z"><text:p/></draw:path><draw:path draw:style-name="gr11" draw:text-style-name="P81" svg:width="0.262cm" svg:height="0.263cm" draw:transform="rotate (-3.14159265358979) translate (1.1659638071275cm 4.64019166053426cm)" svg:viewBox="0 0 263 264" svg:d="M263 0c0 88 0 176 0 264-88-22-175-44-263-66 0-44 0-88 0-132 88-22 175-44 263-66z"><text:p/></draw:path><draw:path draw:style-name="gr12" draw:text-style-name="P82" svg:width="0.262cm" svg:height="0.263cm" draw:transform="rotate (-3.14159265358979) translate (0.902836612616263cm 4.6404557947587cm)" svg:viewBox="0 0 263 264" svg:d="M0 264c0-88 0-176 0-264 88 0 175 0 263 0 0 88 0 176 0 264-88 0-175 0-263 0z"><text:p/></draw:path><draw:path draw:style-name="gr13" draw:text-style-name="P82" svg:width="0.262cm" svg:height="0.263cm" draw:transform="rotate (-3.14159265358979) translate (0.639709418104998cm 4.6404557947587cm)" svg:viewBox="0 0 263 264" svg:d="M0 264c0-88 0-176 0-264 88 0 175 0 263 0 0 88 0 176 0 264-88 0-175 0-263 0z"><text:p/></draw:path><draw:path draw:style-name="gr14" draw:text-style-name="P82" svg:width="0.262cm" svg:height="0.263cm" draw:transform="rotate (-3.14159265358979) translate (0.377633680914463cm 4.6404557947587cm)" svg:viewBox="0 0 263 264" svg:d="M0 264c0-88 0-176 0-264 88 0 175 0 263 0 0 88 0 176 0 264-88 0-175 0-263 0z"><text:p/></draw:path><draw:path draw:style-name="gr15" draw:text-style-name="P81" svg:width="0.262cm" svg:height="0.263cm" draw:transform="rotate (-3.14159265358979) translate (0.644440976048261cm 4.53242489699703cm)" svg:viewBox="0 0 263 264" svg:d="M0 264c88 0 175 0 263 0-22-88-44-176-66-264-44 0-87 0-131 0-22 88-44 176-66 264z"><text:p/></draw:path><draw:path draw:style-name="gr16" draw:text-style-name="P82" svg:width="0.262cm" svg:height="0.263cm" draw:transform="rotate (-3.14159265358979) translate (0.644440976048261cm 4.26644173307068cm)" svg:viewBox="0 0 263 264" svg:d="M0 264c0-88 0-176 0-264 88 0 175 0 263 0 0 88 0 176 0 264-88 0-175 0-263 0z"><text:p/></draw:path><draw:path draw:style-name="gr17" draw:text-style-name="P82" svg:width="0.262cm" svg:height="0.263cm" draw:transform="rotate (-3.14159265358979) translate (0.644440976048261cm 4.0020433744905cm)" svg:viewBox="0 0 263 264" svg:d="M0 264c0-88 0-176 0-264 88 0 175 0 263 0 0 88 0 176 0 264-88 0-175 0-263 0z"><text:p/></draw:path><draw:path draw:style-name="gr18" draw:text-style-name="P82" svg:width="0.262cm" svg:height="0.263cm" draw:transform="rotate (-3.14159265358979) translate (0.644703840378439cm 3.73817328435895cm)" svg:viewBox="0 0 263 264" svg:d="M0 264c0-88 0-176 0-264 88 0 175 0 263 0 0 88 0 176 0 264-88 0-175 0-263 0z"><text:p/></draw:path><draw:path draw:style-name="gr19" draw:text-style-name="P81" svg:width="0.262cm" svg:height="0.263cm" draw:transform="rotate (-3.14159265358979) translate (0.526414891796959cm 4.26327212237849cm)" svg:viewBox="0 0 263 264" svg:d="M263 0c0 88 0 176 0 264-88-22-175-44-263-66 0-44 0-88 0-132 88-22 175-44 263-66z"><text:p/></draw:path><draw:path draw:style-name="gr20" draw:text-style-name="P82" svg:width="0.262cm" svg:height="0.263cm" draw:transform="rotate (-3.14159265358979) translate (0.263287697285694cm 4.26353625660278cm)" svg:viewBox="0 0 263 264" svg:d="M0 264c0-88 0-176 0-264 88 0 175 0 263 0 0 88 0 176 0 264-88 0-175 0-263 0z"><text:p/></draw:path><draw:path draw:style-name="gr26" draw:text-style-name="P81" svg:width="0.262cm" svg:height="0.263cm" draw:transform="rotate (-3.14159265358979) translate (0.36685624337704cm 4.73448757862937cm)" svg:viewBox="0 0 263 264" svg:d="M0 0c88 0 175 0 263 0-22 88-44 176-66 264-44 0-87 0-131 0-22-88-44-176-66-264z"><text:p/></draw:path><draw:path draw:style-name="gr27" draw:text-style-name="P83" svg:width="0.262cm" svg:height="0.263cm" draw:transform="rotate (-3.14159265358979) translate (0.36685624337704cm 4.9988859372096cm)" svg:viewBox="0 0 263 264" svg:d="M0 264c0-88 0-176 0-264 88 0 175 0 263 0 0 88 0 176 0 264-88 0-175 0-263 0z"><text:p/></draw:path><draw:path draw:style-name="gr32" draw:text-style-name="P81" svg:width="0.262cm" svg:height="0.263cm" draw:transform="rotate (-3.14159265358979) translate (0.736180627281454cm 3.73500367366671cm)" svg:viewBox="0 0 263 264" svg:d="M0 0c0 88 0 176 0 264 88-22 175-44 263-66 0-44 0-88 0-132-88-22-175-44-263-66z"><text:p/></draw:path><draw:path draw:style-name="gr33" draw:text-style-name="P82" svg:width="0.262cm" svg:height="0.263cm" draw:transform="rotate (-3.14159265358979) translate (0.999307821792716cm 3.73526780789104cm)" svg:viewBox="0 0 263 264" svg:d="M0 264c0-88 0-176 0-264 88 0 175 0 263 0 0 88 0 176 0 264-88 0-175 0-263 0z"><text:p/></draw:path><draw:path draw:style-name="gr11" draw:text-style-name="P81" svg:width="0.263cm" svg:height="0.262cm" draw:transform="rotate (-3.14159265358979) translate (3.42918974215112cm 3.61173639668687cm)" svg:viewBox="0 0 264 263" svg:d="M264 0c0 88 0 176 0 263-88-23-176-44-264-67 0-44 0-88 0-132 88-21 176-43 264-64z"><text:p/></draw:path><draw:path draw:style-name="gr12" draw:text-style-name="P82" svg:width="0.263cm" svg:height="0.266cm" draw:transform="skewX (-0.0200712863979348) rotate (3.12152136719186) translate (3.16540699359599cm 3.61548152485801cm)" svg:viewBox="0 0 264 267" svg:d="M0 267c1-88 0-175 1-263 88-1 175-3 263-4 0 88 0 176 0 263-88 2-176 3-264 4z"><text:p/></draw:path><draw:path draw:style-name="gr13" draw:text-style-name="P82" svg:width="0.268cm" svg:height="0.265cm" draw:transform="skewX (-0.0331612557878923) rotate (3.12169590011706) translate (2.90501153042516cm 3.61367880494204cm)" svg:viewBox="0 0 269 266" svg:d="M0 266c1-87 2-175 5-263 88 0 176-3 264-3-3 88-4 176-5 263-88 1-176 3-264 3z"><text:p/></draw:path><draw:path draw:style-name="gr14" draw:text-style-name="P82" svg:width="0.264cm" svg:height="0.263cm" draw:transform="skewX (-0.0200712863979348) rotate (3.12832815127464) translate (2.6404304560343cm 3.61006192047794cm)" svg:viewBox="0 0 265 264" svg:d="M0 264c0-87 2-175 1-263 88 0 176-1 264-1 1 88-1 176-1 263-88 0-176 2-264 1z"><text:p/></draw:path><draw:path draw:style-name="gr15" draw:text-style-name="P81" svg:width="0.263cm" svg:height="0.264cm" draw:transform="rotate (-3.14159265358979) translate (2.9064581508913cm 3.50204509027661cm)" svg:viewBox="0 0 264 265" svg:d="M0 263c88 0 176 1 264 2-22-88-44-176-65-264-44-1-88-1-132-1-22 88-45 175-67 263z"><text:p/></draw:path><draw:path draw:style-name="gr16" draw:text-style-name="P82" svg:width="0.263cm" svg:height="0.263cm" draw:transform="skewX (-0.00663225115757846) rotate (3.12832815127464) translate (2.90609309240324cm 3.23899879054622cm)" svg:viewBox="0 0 264 264" svg:d="M0 264c0-87 0-175 0-263 88-1 176-1 264-1 0 88 0 176 0 263-88 0-176 0-264 1z"><text:p/></draw:path><draw:path draw:style-name="gr19" draw:text-style-name="P81" svg:width="0.265cm" svg:height="0.262cm" draw:transform="skewX (-0.0200712863979348) rotate (3.12832815127464) translate (2.79002599327698cm 3.23504711482796cm)" svg:viewBox="0 0 266 263" svg:d="M266 0c-1 88-2 176-2 263-88-21-176-43-264-64 0-44 1-88 1-132 88-22 176-45 265-67z"><text:p/></draw:path><draw:path draw:style-name="gr20" draw:text-style-name="P82" svg:width="0.264cm" svg:height="0.264cm" draw:transform="skewX (-0.0134390352403563) rotate (3.12832815127464) translate (2.52482720116183cm 3.23346687788662cm)" svg:viewBox="0 0 265 265" svg:d="M0 265c0-88 0-175 1-263 88-1 176-1 264-2-1 88-1 176-2 263-88 1-176 2-263 2z"><text:p/></draw:path><draw:path draw:style-name="gr21" draw:text-style-name="P82" svg:width="0.265cm" svg:height="0.262cm" draw:transform="skewX (-0.0132645023151569) rotate (3.13496040243221) translate (2.26277441363015cm 3.23007349918992cm)" svg:viewBox="0 0 266 263" svg:d="M0 263c0-88 2-175 2-263 88 0 176 0 264 0 0 88-2 176-2 263-88 1-176 0-264 0z"><text:p/></draw:path><draw:path draw:style-name="gr22" draw:text-style-name="P81" svg:width="0.263cm" svg:height="0.264cm" draw:transform="skewX (-0.0132645023151569) rotate (3.12815361834944) translate (2.25671774242371cm 3.14778983549254cm)" svg:viewBox="0 0 264 265" svg:d="M0 265c88-2 176-2 264-2-22-87-45-175-65-263-44 0-88 0-132 0-24 89-45 178-67 265z"><text:p/></draw:path><draw:path draw:style-name="gr23" draw:text-style-name="P82" svg:width="0.265cm" svg:height="0.262cm" draw:transform="skewX (-0.0132645023151569) rotate (3.13496040243221) translate (2.25910443664263cm 2.88157270922835cm)" svg:viewBox="0 0 266 263" svg:d="M0 263c0-87 2-175 2-263 88 0 176 0 264 0 0 88-2 176-2 263-88 0-176 0-264 0z"><text:p/></draw:path><draw:path draw:style-name="gr29" draw:text-style-name="P82" svg:width="0.265cm" svg:height="0.263cm" draw:transform="skewX (-0.0132645023151569) rotate (3.13496040243221) translate (1.99967904047019cm 3.2282358671063cm)" svg:viewBox="0 0 266 264" svg:d="M0 263c0-87 1-175 2-263 88 1 176 1 264 0-1 88-2 176-2 263-88 2-176 1-264 0z"><text:p/></draw:path><draw:line draw:style-name="gr35" draw:text-style-name="P84" svg:x1="4.011cm" svg:y1="0.669cm" svg:x2="2.473cm" svg:y2="0.948cm"><text:p/></draw:line><draw:line draw:style-name="gr35" draw:text-style-name="P84" svg:x1="5.42cm" svg:y1="0.694cm" svg:x2="7.861cm" svg:y2="1.072cm"><text:p/></draw:line><draw:line draw:style-name="gr35" draw:text-style-name="P84" svg:x1="8.6cm" svg:y1="3.448cm" svg:x2="9.678cm" svg:y2="3.417cm"><text:p/></draw:line><draw:line draw:style-name="gr35" draw:text-style-name="P84" svg:x1="6.09cm" svg:y1="4.819cm" svg:x2="7.938cm" svg:y2="4.459cm"><text:p/></draw:line><draw:line draw:style-name="gr35" draw:text-style-name="P84" svg:x1="3.296cm" svg:y1="4.466cm" svg:x2="3.312cm" svg:y2="3.54cm"><text:p/></draw:line><draw:line draw:style-name="gr35" draw:text-style-name="P84" svg:x1="2.212cm" svg:y1="4.487cm" svg:x2="1.134cm" svg:y2="4.503cm"><text:p/></draw:line><draw:path draw:style-name="gr11" draw:text-style-name="P81" svg:width="0.263cm" svg:height="0.263cm" draw:transform="skewX (-0.00663225115757845) rotate (1.58406082911005) translate (5.20333605081191cm 4.59058377099053cm)" svg:viewBox="0 0 264 264" svg:d="M1 0c-1 88-1 176-1 264 88-22 175-45 263-67 0-44 0-88 1-132-88-22-175-43-263-65z"><text:p/></draw:path><draw:path draw:style-name="gr12" draw:text-style-name="P82" svg:width="0.263cm" svg:height="0.264cm" draw:transform="skewX (-0.00663225115757845) rotate (1.58388629618485) translate (5.20677796898378cm 4.85351646643905cm)" svg:viewBox="0 0 264 265" svg:d="M263 264c0-88 0-176 1-264-88 0-175 1-263 1-1 88-1 176-1 264 88 0 175-1 263-1z"><text:p/></draw:path><draw:path draw:style-name="gr13" draw:text-style-name="P82" svg:width="0.265cm" svg:height="0.264cm" draw:transform="skewX (0.0130899693899575) rotate (1.59051854734243) translate (5.2125249158932cm 5.1168546683476cm)" svg:viewBox="0 0 266 265" svg:d="M266 265c-1-88-2-176-3-264-88-1-175-1-263-1 1 88 2 176 3 264 88 0 175 0 263 1z"><text:p/></draw:path><draw:line draw:style-name="gr35" draw:text-style-name="P84" svg:x1="4.789cm" svg:y1="3.503cm" svg:x2="5.306cm" svg:y2="4.396cm"><text:p/></draw:line></draw:g></text:p>
      <text:h text:style-name="Heading_20_2" text:outline-level="2"><text:bookmark-start text:name="__RefHeading___Toc1755_2183242749"/><text:soft-page-break/><text:span text:style-name="T33">Woodland</text:span><text:span text:style-name="T25">?</text:span><text:bookmark-end text:name="__RefHeading___Toc1755_2183242749"/></text:h>
      <text:p text:style-name="Text_20_body"><text:span text:style-name="T30">Why to have only one tree if it is posisble to add all parts of all words to the tree? For example create the links to word HELLO from all parts: HELL, HEL, HE, H, ELLO, ELL, EL, E, LLO, LL, L, LO, O. A also make all combinations for all lowercases and uppercases and also for all diacritic variants. </text:span><text:span text:style-name="T31">It </text:span><text:span text:style-name="T30">c</text:span><text:span text:style-name="T31">an</text:span><text:span text:style-name="T30"> take many RAM, but </text:span><text:span text:style-name="T31">be good </text:span><text:span text:style-name="T32">for</text:span><text:span text:style-name="T31"> searching according to parts of words. And what to create a little forest for it :-)? </text:span></text:p>
      <text:p text:style-name="Text_20_body"/>
      <text:p text:style-name="Text_20_body"/>
      <text:h text:style-name="P76" text:outline-level="2"><text:bookmark-start text:name="__RefHeading___Toc1757_2183242749"/>Test<text:span text:style-name="T50">ing </text:span><text:span text:style-name="T81">(speed and RAM)</text:span><text:bookmark-end text:name="__RefHeading___Toc1757_2183242749"/></text:h>
      <text:h text:style-name="P79" text:outline-level="3">LibreOffice Basic</text:h>
      <text:p text:style-name="P30"><text:span text:style-name="T51">I made a few tests </text:span><text:span text:style-name="T78">with some TXT files </text:span><text:span text:style-name="T69">for</text:span><text:span text:style-name="T51"> compar</text:span><text:span text:style-name="T69">ison</text:span><text:span text:style-name="T51"> in Libre</text:span><text:span text:style-name="T82">Basic</text:span><text:span text:style-name="T51"> </text:span><text:span text:style-name="T79">for</text:span><text:span text:style-name="T51">: TreeSort </text:span><text:span text:style-name="T77">(E</text:span><text:span text:style-name="T51">xtended variant</text:span><text:span text:style-name="T77">)</text:span><text:span text:style-name="T51">, HeapSort from ScriptForge library, and</text:span> QuickSort <text:span text:style-name="T51">from older version of this library</text:span> (LibO primitives). <text:span text:style-name="T51">And TreeSort w</text:span><text:span text:style-name="T80">on</text:span> :-). <text:span text:style-name="T51">Simple variant is faster, but I kept it simple for easier studying how it creates the tree. And I didn't </text:span><text:span text:style-name="T80">want to </text:span><text:span text:style-name="T51">ignore Czech </text:span><text:span text:style-name="T39">ch</text:span><text:span text:style-name="T30">-es</text:span><text:span text:style-name="T51"> </text:span><text:span text:style-name="T80">in sorting </text:span><text:span text:style-name="T51">:-). </text:span><text:span text:style-name="T48"><text:s/></text:span></text:p>
      <text:p text:style-name="P30"/>
      <table:table table:name="Tabulka1" table:style-name="Tabulka1" table:template-name="Default Style">
        <table:table-column table:style-name="Tabulka1.A"/>
        <table:table-column table:style-name="Tabulka1.B"/>
        <table:table-column table:style-name="Tabulka1.C"/>
        <table:table-column table:style-name="Tabulka1.D"/>
        <table:table-row table:style-name="Tabulka1.1">
          <table:table-cell table:style-name="Tabulka1.A1" office:value-type="string">
            <text:p text:style-name="P41">Count of words</text:p>
          </table:table-cell>
          <table:table-cell table:style-name="Tabulka1.B1" office:value-type="string">
            <text:p text:style-name="P37">TreeSort</text:p>
          </table:table-cell>
          <table:table-cell table:style-name="Tabulka1.C1" office:value-type="string">
            <text:p text:style-name="P39">QuickSort</text:p>
          </table:table-cell>
          <table:table-cell table:style-name="Tabulka1.D1" office:value-type="string">
            <text:p text:style-name="P37">HeapSort</text:p>
          </table:table-cell>
        </table:table-row>
        <table:table-row table:style-name="Tabulka1.1">
          <table:table-cell table:style-name="Tabulka1.A2" office:value-type="string">
            <text:p text:style-name="P38">2,014</text:p>
          </table:table-cell>
          <table:table-cell table:style-name="Tabulka1.B2" office:value-type="string">
            <text:p text:style-name="P42">0<text:span text:style-name="T27">m</text:span>:01<text:span text:style-name="T27">s</text:span></text:p>
          </table:table-cell>
          <table:table-cell table:style-name="Tabulka1.C2" office:value-type="string">
            <text:p text:style-name="P43">0:00</text:p>
          </table:table-cell>
          <table:table-cell table:style-name="Tabulka1.D2" office:value-type="string">
            <text:p text:style-name="P42">0:08</text:p>
          </table:table-cell>
        </table:table-row>
        <table:table-row table:style-name="Tabulka1.1">
          <table:table-cell table:style-name="Tabulka1.A2" office:value-type="string">
            <text:p text:style-name="P38">6,89<text:span text:style-name="T43">7</text:span></text:p>
          </table:table-cell>
          <table:table-cell table:style-name="Tabulka1.B2" office:value-type="string">
            <text:p text:style-name="P42">0:0<text:span text:style-name="T47">4</text:span></text:p>
          </table:table-cell>
          <table:table-cell table:style-name="Tabulka1.C2" office:value-type="string">
            <text:p text:style-name="P44">0:0<text:span text:style-name="T44">1</text:span></text:p>
          </table:table-cell>
          <table:table-cell table:style-name="Tabulka1.D2" office:value-type="string">
            <text:p text:style-name="P42">0:30</text:p>
          </table:table-cell>
        </table:table-row>
        <table:table-row table:style-name="Tabulka1.1">
          <table:table-cell table:style-name="Tabulka1.A2" office:value-type="string">
            <text:p text:style-name="P38">58,613</text:p>
          </table:table-cell>
          <table:table-cell table:style-name="Tabulka1.B2" office:value-type="string">
            <text:p text:style-name="P42">0:2<text:span text:style-name="T47">7</text:span></text:p>
          </table:table-cell>
          <table:table-cell table:style-name="Tabulka1.C2" office:value-type="string">
            <text:p text:style-name="P45">0:4<text:span text:style-name="T45">6</text:span></text:p>
          </table:table-cell>
          <table:table-cell table:style-name="Tabulka1.D2" office:value-type="string">
            <text:p text:style-name="P42">5:33</text:p>
          </table:table-cell>
        </table:table-row>
        <table:table-row table:style-name="Tabulka1.1">
          <table:table-cell table:style-name="Tabulka1.A2" office:value-type="string">
            <text:p text:style-name="P38">121,494</text:p>
          </table:table-cell>
          <table:table-cell table:style-name="Tabulka1.B2" office:value-type="string">
            <text:p text:style-name="P42">0:<text:span text:style-name="T47">53</text:span></text:p>
          </table:table-cell>
          <table:table-cell table:style-name="Tabulka1.C2" office:value-type="string">
            <text:p text:style-name="P46">2:<text:span text:style-name="T46">44</text:span></text:p>
          </table:table-cell>
          <table:table-cell table:style-name="Tabulka1.D2" office:value-type="string">
            <text:p text:style-name="P42">12:15</text:p>
          </table:table-cell>
        </table:table-row>
        <table:table-row table:style-name="Tabulka1.1">
          <table:table-cell table:style-name="Tabulka1.A2" office:value-type="string">
            <text:p text:style-name="P40">340,094</text:p>
          </table:table-cell>
          <table:table-cell table:style-name="Tabulka1.B2" office:value-type="string">
            <text:p text:style-name="P47">2:<text:span text:style-name="T47">4</text:span>0</text:p>
          </table:table-cell>
          <table:table-cell table:style-name="Tabulka1.C2" office:value-type="string">
            <text:p text:style-name="P48">*</text:p>
          </table:table-cell>
          <table:table-cell table:style-name="Tabulka1.D2" office:value-type="string">
            <text:p text:style-name="P49">*<text:span text:style-name="T42">*</text:span></text:p>
          </table:table-cell>
        </table:table-row>
        <table:table-row table:style-name="Tabulka1.1">
          <table:table-cell table:style-name="Tabulka1.A2" office:value-type="string">
            <text:p text:style-name="P38">1,015,803</text:p>
          </table:table-cell>
          <table:table-cell table:style-name="Tabulka1.B2" office:value-type="string">
            <text:p text:style-name="P50">7:54</text:p>
          </table:table-cell>
          <table:table-cell table:style-name="Tabulka1.C2" office:value-type="string">
            <text:p text:style-name="P49">*<text:span text:style-name="T42">*</text:span></text:p>
          </table:table-cell>
          <table:table-cell table:style-name="Tabulka1.D2" office:value-type="string">
            <text:p text:style-name="P42">*<text:span text:style-name="T42">*</text:span></text:p>
          </table:table-cell>
        </table:table-row>
      </table:table>
      <text:p text:style-name="P35"><text:span text:style-name="T27">* </text:span><text:span text:style-name="T30">maybe about 4 minutes it showed error message like</text:span><text:span text:style-name="T27">: </text:span><text:span text:style-name="T30">Not enough memory in stack</text:span><text:span text:style-name="T26">. </text:span></text:p>
      <text:p text:style-name="P22">*<text:span text:style-name="T41">*</text:span> <text:span text:style-name="T51">G</text:span><text:span text:style-name="T47">reendeal </text:span><text:span text:style-name="T51">is greendeal</text:span>; <text:span text:style-name="T24">a</text:span><text:span text:style-name="T51">nd I was kind to fan in </text:span><text:span text:style-name="T24">laptop</text:span> :-). </text:p>
      <text:p text:style-name="P22"/>
      <text:p text:style-name="P63"><text:span text:style-name="T70">About the RAM. I tested the Extended variant without the hewned branches and the tree for biggest tested file with about 1 million words t</text:span><text:span text:style-name="T80">ook</text:span><text:span text:style-name="T70"> about 300MB </text:span><text:span text:style-name="T80">RAM</text:span><text:span text:style-name="T70">. The tree for Czech dictionary of synonyms that has about 260,</text:span><text:span text:style-name="T80">000</text:span><text:span text:style-name="T70"> nearly unique words</text:span> <text:span text:style-name="T70">t</text:span><text:span text:style-name="T80">ook</text:span><text:span text:style-name="T70"> about </text:span><text:span text:style-name="T71">2.2GB </text:span><text:span text:style-name="T70">RAM</text:span>. </text:p>
      <text:p text:style-name="P63"/>
      <text:h text:style-name="P80" text:outline-level="3"><text:span text:style-name="T56">Python </text:span><text:span text:style-name="T57">in editor</text:span><text:span text:style-name="T56"> Pyzo</text:span></text:h>
      <text:p text:style-name="P66"><text:span text:style-name="T83">I tried the Simple variant. Tested on generated array with 6-letters words from A-Z. The most combinations was</text:span><text:span text:style-name="T84"> 20</text:span>^<text:span text:style-name="T84">6 </text:span><text:span text:style-name="T83">=</text:span><text:span text:style-name="T84"> 64 mil</text:span><text:span text:style-name="T83">lions items</text:span><text:span text:style-name="T84">. </text:span><text:span text:style-name="T83">I used the algorithm Timsort for comparison, where the input data was generated from Z to A to give the work to the algorithm :-). There isn't any advantage or disadvantage that input data are sorted or not for </text:span><text:span text:style-name="T88">T</text:span><text:span text:style-name="T83">reeSort, it doesn't bring easiment </text:span><text:span text:style-name="T89">during building a tree</text:span><text:span text:style-name="T85">. </text:span></text:p>
      <text:p text:style-name="P66"/>
      <table:table table:name="Tabulka2" table:style-name="Tabulka2">
        <table:table-column table:style-name="Tabulka2.A"/>
        <table:table-column table:style-name="Tabulka2.B"/>
        <table:table-column table:style-name="Tabulka2.C"/>
        <table:table-row>
          <table:table-cell table:style-name="Tabulka2.A1" office:value-type="string">
            <text:p text:style-name="P69">Count of words</text:p>
          </table:table-cell>
          <table:table-cell table:style-name="Tabulka2.B1" office:value-type="string">
            <text:p text:style-name="P67">Tr<text:span text:style-name="T83">ee</text:span>Sort</text:p>
          </table:table-cell>
          <table:table-cell table:style-name="Tabulka2.C1" office:value-type="string">
            <text:p text:style-name="P67">Timsort</text:p>
          </table:table-cell>
        </table:table-row>
        <table:table-row>
          <table:table-cell table:style-name="Tabulka2.A2" office:value-type="string">
            <text:p text:style-name="P68">1,000,000</text:p>
          </table:table-cell>
          <table:table-cell table:style-name="Tabulka2.B2" office:value-type="string">
            <text:p text:style-name="P70">5<text:span text:style-name="T25">s</text:span></text:p>
          </table:table-cell>
          <table:table-cell table:style-name="Tabulka2.C2" office:value-type="string">
            <text:p text:style-name="P70">8.2</text:p>
          </table:table-cell>
        </table:table-row>
        <table:table-row>
          <table:table-cell table:style-name="Tabulka2.A2" office:value-type="string">
            <text:p text:style-name="P68">2,985,984</text:p>
          </table:table-cell>
          <table:table-cell table:style-name="Tabulka2.B3" office:value-type="string">
            <text:p text:style-name="P70">15</text:p>
          </table:table-cell>
          <table:table-cell table:style-name="Tabulka2.C3" office:value-type="string">
            <text:p text:style-name="P70">25.56</text:p>
          </table:table-cell>
        </table:table-row>
        <table:table-row>
          <table:table-cell table:style-name="Tabulka2.A2" office:value-type="string">
            <text:p text:style-name="P68">11,390,625</text:p>
          </table:table-cell>
          <table:table-cell table:style-name="Tabulka2.B4" office:value-type="string">
            <text:p text:style-name="P70">62.11</text:p>
          </table:table-cell>
          <table:table-cell table:style-name="Tabulka2.C4" office:value-type="string">
            <text:p text:style-name="P70">116.43</text:p>
          </table:table-cell>
        </table:table-row>
        <table:table-row>
          <table:table-cell table:style-name="Tabulka2.A2" office:value-type="string">
            <text:p text:style-name="P68">64,000,000</text:p>
          </table:table-cell>
          <table:table-cell table:style-name="Tabulka2.B5" office:value-type="string">
            <text:p text:style-name="P70">333.27</text:p>
          </table:table-cell>
          <table:table-cell table:style-name="Tabulka2.C5" office:value-type="string">
            <text:p text:style-name="P70">694.27</text:p>
          </table:table-cell>
        </table:table-row>
      </table:table>
      <text:p text:style-name="P66"/>
      <text:p text:style-name="P73"><text:span text:style-name="T83">The biggest sorted array had about 4.6 GB</text:span><text:span text:style-name="T85">, </text:span><text:span text:style-name="T92">it </text:span><text:span text:style-name="T83">took about</text:span><text:span text:style-name="T85"> 8.8 GB </text:span><text:span text:style-name="T92">with </text:span><text:span text:style-name="T85">Timsort </text:span><text:span text:style-name="T92">but</text:span><text:span text:style-name="T83"> about</text:span><text:span text:style-name="T85"> 1</text:span><text:span text:style-name="T93">5</text:span><text:span text:style-name="T85">GB RAM </text:span><text:span text:style-name="T92">with TreeSort</text:span><text:span text:style-name="T85">, </text:span><text:span text:style-name="T83">because the creating of new </text:span><text:span text:style-name="T92">out</text:span><text:span text:style-name="T83">put array and recursion took it. </text:span></text:p>
      <text:p text:style-name="P66"/>
      <text:p text:style-name="P66"/>
      <text:p text:style-name="P66"/>
      <text:p text:style-name="P66"/>
      <text:p text:style-name="P66"/>
      <text:h text:style-name="P76" text:outline-level="2"><text:bookmark-start text:name="__RefHeading___Toc1759_2183242749"/><text:soft-page-break/><text:span text:style-name="T50">Bugs in</text:span> LibreOffice <text:span text:style-name="T83">for LibreBasic</text:span><text:bookmark-end text:name="__RefHeading___Toc1759_2183242749"/></text:h>
      <text:p text:style-name="P30"><text:span text:style-name="T51">I discovered two bugs during testing</text:span> <text:span text:style-name="T29">(12/2022 LibreOffice 7.4.3.2 Win10x64)</text:span>. </text:p>
      <text:p text:style-name="P30"/>
      <text:p text:style-name="P36"><text:span text:style-name="T51">Bug</text:span> <text:a xlink:type="simple" xlink:href="https://bugs.documentfoundation.org/show_bug.cgi?id=152613" text:style-name="Internet_20_link" text:visited-style-name="Visited_20_Internet_20_Link">https://bugs.documentfoundation.org/show_bug.cgi?id=152613</text:a> </text:p>
      <text:p text:style-name="P20">During the recursion for reading the tree, LibreOffice doesn't deallocate the RAM. I tested about 200k words from Czech dictionary for synonyms from LibreOffice and after few minutes it took 24GB RAM and Windows showed picturesque blue death (there wans't only a text but also some picture) <text:span text:style-name="T24">:-</text:span>(. </text:p>
      <text:p text:style-name="P36"/>
      <text:p text:style-name="P36"><text:span text:style-name="T51">Bug</text:span><text:span text:style-name="T24"> </text:span><text:a xlink:type="simple" xlink:href="https://bugs.documentfoundation.org/show_bug.cgi?id=152466" text:style-name="Internet_20_link" text:visited-style-name="Visited_20_Internet_20_Link"><text:span text:style-name="Internet_20_link">https://bugs.documentfoundation.org/show_bug.cgi?id=152466</text:span></text:a><text:span text:style-name="T24"> </text:span></text:p>
      <text:p text:style-name="P21">There isn't refresh of array of array in some case in Watch in Basic Editor IDE. </text:p>
      <text:p text:style-name="P36"/>
      <text:p text:style-name="P36"/>
      <text:p text:style-name="P36"/>
      <text:p text:style-name="P36"/>
      <text:h text:style-name="P77" text:outline-level="2"><text:bookmark-start text:name="__RefHeading___Toc1761_2183242749"/>Initial idea<text:bookmark-end text:name="__RefHeading___Toc1761_2183242749"/></text:h>
      <text:p text:style-name="P60"><text:span text:style-name="T60">My English isn't so good, and I</text:span><text:span text:style-name="T51"> like use the small offline cs/en dictionary </text:span><text:a xlink:type="simple" xlink:href="https://www.slunecnice.cz/sw/acs-slovnik/" text:style-name="Internet_20_link" text:visited-style-name="Visited_20_Internet_20_Link"><text:span text:style-name="T6">ACS Slovník</text:span></text:a><text:span text:style-name="T51">. But when I search the word, it shows more words from other language many times. For example for Czech word </text:span><text:span text:style-name="T39">příklad</text:span><text:span text:style-name="T51"> it shows: </text:span><text:span text:style-name="T40">exemplar</text:span><text:span text:style-name="T28">, </text:span><text:span text:style-name="T40">instance</text:span><text:span text:style-name="T28">, </text:span><text:span text:style-name="T40">paragon</text:span><text:span text:style-name="T28">, </text:span><text:span text:style-name="T40">example</text:span>. <text:span text:style-name="T51">And how </text:span><text:span text:style-name="T60">to </text:span><text:span text:style-name="T51">choose competent word? So I rewrite the showed words one by one and see the other retranslated variants: </text:span></text:p>
      <text:p text:style-name="P60"/>
      <text:p text:style-name="P56"><text:span text:style-name="T38">exemplar</text:span> → <text:span text:style-name="T25">příklad</text:span></text:p>
      <text:p text:style-name="P56"><text:span text:style-name="T38">instance</text:span> → <text:span text:style-name="T25">žádost, případ, instance, výzva, příklad, prosba, situace</text:span> </text:p>
      <text:p text:style-name="P56"><text:span text:style-name="T38">paragon</text:span> → <text:span text:style-name="T25">ideál, příklad, vzor</text:span> </text:p>
      <text:p text:style-name="P56"><text:span text:style-name="T38">example</text:span> → <text:span text:style-name="T25">ukázka, vzor, příklad</text:span> </text:p>
      <text:p text:style-name="P53"/>
      <text:p text:style-name="P53">And then it is possible to choose more competent word :-). </text:p>
      <text:p text:style-name="P56"/>
      <text:h text:style-name="P78" text:outline-level="2"><text:bookmark-start text:name="__RefHeading___Toc2252_1001847066"/>Resumé<text:bookmark-end text:name="__RefHeading___Toc2252_1001847066"/></text:h>
      <text:p text:style-name="P71"><text:span text:style-name="T25">I programmed the Simple and Extended variant during about 10 days </text:span><text:span text:style-name="T34">(12/2022)</text:span><text:span text:style-name="T25"> </text:span><text:span text:style-name="T35">in LibreOffice Basic because I'v</text:span><text:span text:style-name="T36">e</text:span><text:span text:style-name="T35"> programm in this language last years. I deem the algorithm is trivial, but the programming for two-lett</text:span><text:span text:style-name="T37">e</text:span><text:span text:style-name="T35">rs wasn't so trivial for me and I contended with the indexes in arrays of arrays some days. </text:span></text:p>
      <text:p text:style-name="P23"><text:s/><text:span text:style-name="T83">Penultimate day of year 2022 I created and tested the Simple variant in Python. </text:span></text:p>
      <text:p text:style-name="P23"/>
      <text:p text:style-name="P25">I <text:span text:style-name="T83">had decided</text:span><text:span text:style-name="T51"> if to make also the Complex and Multi variant and then to publish it, but I decided I will share already the </text:span><text:span text:style-name="T83">variants I made</text:span><text:span text:style-name="T51">, even though it isn't finished to </text:span><text:span text:style-name="T72">final form</text:span><text:span text:style-name="T51">, a</text:span><text:span text:style-name="T83">lthough</text:span><text:span text:style-name="T51"> there is </text:span><text:span text:style-name="T73">a</text:span><text:span text:style-name="T51"> place for </text:span><text:span text:style-name="T58">some </text:span><text:span text:style-name="T51">optimalization in </text:span><text:span text:style-name="T83">made</text:span><text:span text:style-name="T51"> examples. </text:span></text:p>
      <text:p text:style-name="P25"/>
      <text:p text:style-name="P25"><text:span text:style-name="T51">LibreBasic isn't quiet felicitous programming language for it, </text:span><text:span text:style-name="T83">and </text:span><text:span text:style-name="T90">of course </text:span><text:span text:style-name="T83">Python also isn't</text:span><text:span text:style-name="T90"> miracle</text:span><text:span text:style-name="T83"> for it. The creating a tree and reading one could be much faster in some compiled language. But it isn't in my knowledge to program it for example in C++ or Rust. </text:span></text:p>
      <text:p text:style-name="P25"/>
      <text:p text:style-name="P26">The question ergo is, if the creation of tree and reading one could be faster than miscellaneous comparison of strings with swapping. </text:p>
      <text:p text:style-name="P25"/>
      <text:p text:style-name="P25"><text:span text:style-name="T83">So t</text:span><text:span text:style-name="T51">he imagination about sharing with the others was more plea</text:span><text:span text:style-name="T58">sant</text:span><text:span text:style-name="T51"> – maybe other programmers will play with it, </text:span><text:span text:style-name="T86">cope it, </text:span><text:span text:style-name="T51">improve it, control it etc. :-).</text:span><text:span text:style-name="T47"> </text:span></text:p>
      <text:p text:style-name="P31"/>
      <text:p text:style-name="P55"><text:span text:style-name="T52">But I nevertheless hope </text:span><text:span text:style-name="T53">it</text:span><text:span text:style-name="T52"> will be for good and it will be </text:span><text:span text:style-name="T55">expan</text:span><text:span text:style-name="T52">ded al</text:span><text:span text:style-name="T54">ready</text:span><text:span text:style-name="T52"> from this form :-).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oto Serif" svg:font-family="'Noto Serif'" style:font-adornments="Běžné" style:font-family-generic="roman"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aKoran" svg:font-family="aKoran"/>
    <style:font-face style:name="aKoran1" svg:font-family="aKoran" style:font-pitch="variable"/>
    <style:font-face style:name="aKoran2" svg:font-family="aKoran" style:font-adornments="Běžné" style:font-pitch="variable"/>
    <style:font-face style:name="aKoran3" svg:font-family="aKoran" style:font-adornments="Kurzíva" style:font-pitch="variable"/>
    <style:font-face style:name="aKoranTest" svg:font-family="aKoranTest" style:font-pitch="variable"/>
  </office:font-face-decls>
  <office:styles>
    <draw:gradient draw:name="Gradient_20_10" draw:display-name="Gradient 10" draw:style="radial" draw:cx="50%" draw:cy="50%" draw:start-color="#c1e797" draw:end-color="#e2be98" draw:start-intensity="100%" draw:end-intensity="100%" draw:border="0%"/>
    <draw:gradient draw:name="gradient" draw:style="linear" draw:start-color="#000000" draw:end-color="#ffffff" draw:start-intensity="100%" draw:end-intensity="100%" draw:angle="0deg" draw:border="0%"/>
    <draw:hatch draw:name="hatch" draw:style="single" draw:color="#3465a4" draw:distance="0.02cm" draw:rotation="0"/>
    <draw:marker draw:name="Styl_20_šipky_20_1" draw:display-name="Styl šipky 1" svg:viewBox="0 0 20 20" svg:d="M0 20l10-20 10 20z"/>
    <draw:marker draw:name="Styl_20_šipky_20_2" draw:display-name="Styl šipky 2" svg:viewBox="0 0 20 20" svg:d="M0 20l10-20 10 20z"/>
    <draw:marker draw:name="Styl_20_šipky_20_3" draw:display-name="Styl šipky 3" svg:viewBox="0 0 20 20" svg:d="M0 20l10-20 10 20z"/>
    <draw:marker draw:name="Styl_20_šipky_20_4" draw:display-name="Styl šipky 4" svg:viewBox="0 0 20 20" svg:d="M0 20l10-20 10 20z"/>
    <draw:marker draw:name="Styl_20_šipky_20_5" draw:display-name="Styl šipky 5" svg:viewBox="0 0 20 20" svg:d="M0 20l10-20 10 20z"/>
    <draw:stroke-dash draw:name="Dash_20_10" draw:display-name="Dash 10" draw:style="rect" draw:dots1="1" draw:dots1-length="0.001cm" draw:dots2="1" draw:dots2-length="0.001cm" draw:distance="0.001cm"/>
    <draw:stroke-dash draw:name="Fine_20_Dashed" draw:display-name="Fine Dashed" draw:style="rect" draw:dots1="1" draw:dots1-length="36%" draw:distance="36%"/>
    <draw:stroke-dash draw:name="Long_20_Dash_20_Dot_20_10" draw:display-name="Long Dash Dot 10" draw:style="rect" draw:dots1="1" draw:dots1-length="0.001cm" draw:dots2="1" draw:dots2-length="0.001cm" draw:distance="0.001cm"/>
    <draw:stroke-dash draw:name="Long_20_Dash_20_Dot_20_14" draw:display-name="Long Dash Dot 14" draw:style="rect" draw:dots1="1" draw:dots1-length="0.001cm" draw:dots2="1" draw:dots2-length="0.001cm" draw:distance="0.001cm"/>
    <draw:stroke-dash draw:name="Long_20_Dash_20_Dot_20_15" draw:display-name="Long Dash Dot 15" draw:style="rect" draw:dots1="1" draw:dots1-length="0.001cm" draw:dots2="1" draw:dots2-length="0.001cm" draw:distance="0.001cm"/>
    <draw:stroke-dash draw:name="Long_20_Dash_20_Dot_20_16" draw:display-name="Long Dash Dot 16" draw:style="rect" draw:dots1="1" draw:dots1-length="0.001cm" draw:dots2="1" draw:dots2-length="0.001cm" draw:distance="0.001cm"/>
    <draw:stroke-dash draw:name="Long_20_Dash_20_Dot_20_17" draw:display-name="Long Dash Dot 17" draw:style="rect" draw:dots1="1" draw:dots1-length="0.001cm" draw:dots2="1" draw:dots2-length="0.001cm" draw:distance="0.001cm"/>
    <draw:stroke-dash draw:name="Long_20_Dash_20_Dot_20_180" draw:display-name="Long Dash Dot 180" draw:style="rect" draw:dots1="1" draw:dots1-length="0.002cm" draw:dots2="1" draw:dots2-length="0.002cm" draw:distance="0.002cm"/>
    <draw:stroke-dash draw:name="Long_20_Dash_20_Dot_20_198" draw:display-name="Long Dash Dot 198" draw:style="rect" draw:dots1="1" draw:dots1-length="0.003cm" draw:dots2="1" draw:dots2-length="0.003cm" draw:distance="0.003cm"/>
    <draw:stroke-dash draw:name="Long_20_Dash_20_Dot_20_199" draw:display-name="Long Dash Dot 199" draw:style="rect" draw:dots1="1" draw:dots1-length="0.001cm" draw:dots2="1" draw:dots2-length="0.001cm" draw:distance="0.001cm"/>
    <draw:stroke-dash draw:name="Long_20_Dash_20_Dot_20_20" draw:display-name="Long Dash Dot 20" draw:style="rect" draw:dots1="1" draw:dots1-length="0.001cm" draw:dots2="1" draw:dots2-length="0.001cm" draw:distance="0.001cm"/>
    <draw:stroke-dash draw:name="Long_20_Dash_20_Dot_20_202" draw:display-name="Long Dash Dot 202" draw:style="rect" draw:dots1="1" draw:dots1-length="0.001cm" draw:dots2="1" draw:dots2-length="0.001cm" draw:distance="0.001cm"/>
    <draw:stroke-dash draw:name="Long_20_Dash_20_Dot_20_203" draw:display-name="Long Dash Dot 203" draw:style="rect" draw:dots1="1" draw:dots1-length="0.001cm" draw:dots2="1" draw:dots2-length="0.001cm" draw:distance="0.001cm"/>
    <draw:stroke-dash draw:name="Long_20_Dash_20_Dot_20_205" draw:display-name="Long Dash Dot 205" draw:style="rect" draw:dots1="1" draw:dots1-length="0.001cm" draw:dots2="1" draw:dots2-length="0.001cm" draw:distance="0.001cm"/>
    <draw:stroke-dash draw:name="Long_20_Dash_20_Dot_20_206" draw:display-name="Long Dash Dot 206" draw:style="rect" draw:dots1="1" draw:dots1-length="0.001cm" draw:dots2="1" draw:dots2-length="0.001cm" draw:distance="0.001cm"/>
    <draw:stroke-dash draw:name="Long_20_Dash_20_Dot_20_207" draw:display-name="Long Dash Dot 207" draw:style="rect" draw:dots1="1" draw:dots1-length="0.001cm" draw:dots2="1" draw:dots2-length="0.001cm" draw:distance="0.001cm"/>
    <draw:stroke-dash draw:name="Long_20_Dash_20_Dot_20_208" draw:display-name="Long Dash Dot 208" draw:style="rect" draw:dots1="1" draw:dots1-length="0.001cm" draw:dots2="1" draw:dots2-length="0.001cm" draw:distance="0.001cm"/>
    <draw:stroke-dash draw:name="Long_20_Dash_20_Dot_20_21" draw:display-name="Long Dash Dot 21" draw:style="rect" draw:dots1="1" draw:dots1-length="0.001cm" draw:dots2="1" draw:dots2-length="0.001cm" draw:distance="0.001cm"/>
    <draw:stroke-dash draw:name="Long_20_Dash_20_Dot_20_210" draw:display-name="Long Dash Dot 210" draw:style="rect" draw:dots1="1" draw:dots1-length="0.001cm" draw:dots2="1" draw:dots2-length="0.001cm" draw:distance="0.001cm"/>
    <draw:stroke-dash draw:name="Long_20_Dash_20_Dot_20_212" draw:display-name="Long Dash Dot 212" draw:style="rect" draw:dots1="1" draw:dots1-length="0.001cm" draw:dots2="1" draw:dots2-length="0.001cm" draw:distance="0.001cm"/>
    <draw:stroke-dash draw:name="Long_20_Dash_20_Dot_20_213" draw:display-name="Long Dash Dot 213" draw:style="rect" draw:dots1="1" draw:dots1-length="0.001cm" draw:dots2="1" draw:dots2-length="0.001cm" draw:distance="0.001cm"/>
    <draw:stroke-dash draw:name="Long_20_Dash_20_Dot_20_214" draw:display-name="Long Dash Dot 214" draw:style="rect" draw:dots1="1" draw:dots1-length="0.001cm" draw:dots2="1" draw:dots2-length="0.001cm" draw:distance="0.001cm"/>
    <draw:stroke-dash draw:name="Long_20_Dash_20_Dot_20_216" draw:display-name="Long Dash Dot 216" draw:style="rect" draw:dots1="1" draw:dots1-length="0.001cm" draw:dots2="1" draw:dots2-length="0.001cm" draw:distance="0.001cm"/>
    <draw:stroke-dash draw:name="Long_20_Dash_20_Dot_20_218" draw:display-name="Long Dash Dot 218" draw:style="rect" draw:dots1="1" draw:dots1-length="0.001cm" draw:dots2="1" draw:dots2-length="0.001cm" draw:distance="0.001cm"/>
    <draw:stroke-dash draw:name="Long_20_Dash_20_Dot_20_219" draw:display-name="Long Dash Dot 219" draw:style="rect" draw:dots1="1" draw:dots1-length="0.001cm" draw:dots2="1" draw:dots2-length="0.001cm" draw:distance="0.001cm"/>
    <draw:stroke-dash draw:name="Long_20_Dash_20_Dot_20_22" draw:display-name="Long Dash Dot 22" draw:style="rect" draw:dots1="1" draw:dots1-length="0.001cm" draw:dots2="1" draw:dots2-length="0.001cm" draw:distance="0.001cm"/>
    <draw:stroke-dash draw:name="Long_20_Dash_20_Dot_20_221" draw:display-name="Long Dash Dot 221" draw:style="rect" draw:dots1="1" draw:dots1-length="0.001cm" draw:dots2="1" draw:dots2-length="0.001cm" draw:distance="0.001cm"/>
    <draw:stroke-dash draw:name="Long_20_Dash_20_Dot_20_222" draw:display-name="Long Dash Dot 222" draw:style="rect" draw:dots1="1" draw:dots1-length="0.001cm" draw:dots2="1" draw:dots2-length="0.001cm" draw:distance="0.001cm"/>
    <draw:stroke-dash draw:name="Long_20_Dash_20_Dot_20_223" draw:display-name="Long Dash Dot 223" draw:style="rect" draw:dots1="1" draw:dots1-length="0.001cm" draw:dots2="1" draw:dots2-length="0.001cm" draw:distance="0.001cm"/>
    <draw:stroke-dash draw:name="Long_20_Dash_20_Dot_20_224" draw:display-name="Long Dash Dot 224" draw:style="rect" draw:dots1="1" draw:dots1-length="0.001cm" draw:dots2="1" draw:dots2-length="0.001cm" draw:distance="0.001cm"/>
    <draw:stroke-dash draw:name="Long_20_Dash_20_Dot_20_226" draw:display-name="Long Dash Dot 226" draw:style="rect" draw:dots1="1" draw:dots1-length="0.001cm" draw:dots2="1" draw:dots2-length="0.001cm" draw:distance="0.001cm"/>
    <draw:stroke-dash draw:name="Long_20_Dash_20_Dot_20_228" draw:display-name="Long Dash Dot 228" draw:style="rect" draw:dots1="1" draw:dots1-length="0.001cm" draw:dots2="1" draw:dots2-length="0.001cm" draw:distance="0.001cm"/>
    <draw:stroke-dash draw:name="Long_20_Dash_20_Dot_20_229" draw:display-name="Long Dash Dot 229" draw:style="rect" draw:dots1="1" draw:dots1-length="0.001cm" draw:dots2="1" draw:dots2-length="0.001cm" draw:distance="0.001cm"/>
    <draw:stroke-dash draw:name="Long_20_Dash_20_Dot_20_23" draw:display-name="Long Dash Dot 23" draw:style="rect" draw:dots1="1" draw:dots1-length="0.001cm" draw:dots2="1" draw:dots2-length="0.001cm" draw:distance="0.001cm"/>
    <draw:stroke-dash draw:name="Long_20_Dash_20_Dot_20_231" draw:display-name="Long Dash Dot 231" draw:style="rect" draw:dots1="1" draw:dots1-length="0.001cm" draw:dots2="1" draw:dots2-length="0.001cm" draw:distance="0.001cm"/>
    <draw:stroke-dash draw:name="Long_20_Dash_20_Dot_20_236" draw:display-name="Long Dash Dot 236" draw:style="rect" draw:dots1="1" draw:dots1-length="0.001cm" draw:dots2="1" draw:dots2-length="0.001cm" draw:distance="0.001cm"/>
    <draw:stroke-dash draw:name="Long_20_Dash_20_Dot_20_237" draw:display-name="Long Dash Dot 237" draw:style="rect" draw:dots1="1" draw:dots1-length="0.001cm" draw:dots2="1" draw:dots2-length="0.001cm" draw:distance="0.001cm"/>
    <draw:stroke-dash draw:name="Long_20_Dash_20_Dot_20_238" draw:display-name="Long Dash Dot 238" draw:style="rect" draw:dots1="1" draw:dots1-length="0.001cm" draw:dots2="1" draw:dots2-length="0.001cm" draw:distance="0.001cm"/>
    <draw:stroke-dash draw:name="Long_20_Dash_20_Dot_20_24" draw:display-name="Long Dash Dot 24" draw:style="rect" draw:dots1="1" draw:dots1-length="0.001cm" draw:dots2="1" draw:dots2-length="0.001cm" draw:distance="0.001cm"/>
    <draw:stroke-dash draw:name="Long_20_Dash_20_Dot_20_3" draw:display-name="Long Dash Dot 3" draw:style="rect" draw:dots1="1" draw:dots1-length="0.001cm" draw:dots2="1" draw:dots2-length="0.001cm" draw:distance="0.001cm"/>
    <draw:stroke-dash draw:name="Long_20_Dash_20_Dot_20_4" draw:display-name="Long Dash Dot 4" draw:style="rect" draw:dots1="1" draw:dots1-length="0.001cm" draw:dots2="1" draw:dots2-length="0.001cm" draw:distance="0.001cm"/>
    <draw:stroke-dash draw:name="Long_20_Dash_20_Dot_20_49" draw:display-name="Long Dash Dot 49" draw:style="rect" draw:dots1="1" draw:dots1-length="0.001cm" draw:dots2="1" draw:dots2-length="0.001cm" draw:distance="0.001cm"/>
    <draw:stroke-dash draw:name="Long_20_Dash_20_Dot_20_58" draw:display-name="Long Dash Dot 58" draw:style="rect" draw:dots1="1" draw:dots1-length="0.001cm" draw:dots2="1" draw:dots2-length="0.001cm" draw:distance="0.001cm"/>
    <draw:stroke-dash draw:name="Long_20_Dash_20_Dot_20_6" draw:display-name="Long Dash Dot 6" draw:style="rect" draw:dots1="1" draw:dots1-length="0.001cm" draw:dots2="1" draw:dots2-length="0.001cm" draw:distance="0.00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none" fo:country="none" style:letter-kerning="true" style:font-name-asian="Source Han Sans CN Regular" style:font-size-asian="10.5pt" style:language-asian="none" style:country-asian="none" style:font-name-complex="aKor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none" fo:country="none" style:letter-kerning="true" style:font-name-asian="Source Han Sans CN Regular" style:font-size-asian="10.5pt" style:language-asian="none" style:country-asian="none" style:font-name-complex="aKoran"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fo:orphans="2" fo:widows="2" fo:hyphenation-ladder-count="no-limit" style:page-number="auto" fo:background-color="transparent" style:shadow="none">
        <style:tab-stops/>
      </style:paragraph-properties>
      <style:text-properties fo:font-size="10.5pt" style:font-size-asian="10.5pt" style:font-size-complex="20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3cm" fo:margin-bottom="0.199cm" style:contextual-spacing="false" fo:text-align="center" style:justify-single-word="false" fo:keep-with-next="always"/>
      <style:text-properties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aKoran" style:font-family-complex="aKoran" style:font-size-complex="20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00%" fo:text-indent="0.199cm" style:auto-text-indent="false" style:page-number="auto"/>
    </style:style>
    <style:style style:name="List" style:family="paragraph" style:parent-style-name="Text_20_body" style:class="list">
      <style:text-properties style:font-size-asian="12pt" style:font-name-complex="aKoran" style:font-family-complex="aKor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Koran" style:font-family-complex="aKor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Koran" style:font-family-complex="aKoran"/>
    </style:style>
    <style:style style:name="Quotations" style:family="paragraph" style:parent-style-name="Standard" style:class="html">
      <style:paragraph-properties fo:margin-left="1cm" fo:margin-right="1cm" fo:margin-top="0cm" fo:margin-bottom="0.499cm" style:contextual-spacing="false" fo:text-indent="0.199cm" style:auto-text-indent="false"/>
      <style:text-properties style:font-name="Noto Serif" fo:font-family="'Noto Serif'" style:font-style-name="Běžné" style:font-family-generic="roman" style:font-pitch="variable" fo:font-size="8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101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01cm" fo:margin-bottom="0.101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101cm" style:contextual-spacing="false" fo:text-indent="0cm" style:auto-text-indent="false" style:page-number="auto"/>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indent="0cm" style:auto-text-indent="false" style:page-number="auto"/>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727272" loext:opacity="100%" fo:font-size="9pt" style:font-size-asian="10.5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itation" style:family="text">
      <style:text-properties fo:font-style="italic" style:font-style-asian="italic" style:font-name-complex="aKoran3" style:font-family-complex="aKoran" style:font-style-name-complex="Kurzíva" style:font-pitch-complex="variable" style:font-size-complex="20pt"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aKoran2" style:font-family-complex="aKoran" style:font-style-name-complex="Běžné" style:font-pitch-complex="variable" style:font-size-complex="20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aKoran2" style:font-family-complex="aKoran" style:font-style-name-complex="Běžné" style:font-pitch-complex="variable" style:font-size-complex="20pt"/>
    </style:style>
    <style:style style:name="Definition" style:family="text">
      <style:text-properties style:font-name-complex="aKoran2" style:font-family-complex="aKoran" style:font-style-name-complex="Běžné" style:font-pitch-complex="variable"/>
    </style:style>
    <style:style style:name="Internet_20_link" style:display-name="Internet link" style:family="text">
      <style:text-properties fo:color="#015ff9" loext:opacity="100%" style:text-underline-style="dotte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rejstrik_20_tecky" style:display-name="rejstrik tecky" style:family="text">
      <style:text-properties fo:color="#9b9b9b" loext:opacity="100%" fo:font-size="7pt" fo:letter-spacing="0.071cm" style:letter-kerning="false"/>
    </style:style>
    <style:style style:name="rejstrik_20_cislo_20_stranky" style:display-name="rejstrik cislo stranky" style:family="text" style:parent-style-name="rejstrik_20_tecky">
      <style:text-properties style:use-window-font-color="true" loext:opacity="0%" fo:font-size="10pt" loext:padding-left="0.101cm" loext:padding-right="0.049cm" loext:padding-top="0.049cm" loext:padding-bottom="0.049cm" loext:border-left="0.06pt solid #ffffff" loext:border-right="none" loext:border-top="none" loext:border-bottom="none"/>
    </style:style>
    <style:style style:name="rejstrik_20_nazev_20_kapitoly" style:display-name="rejstrik nazev kapitoly" style:family="text" style:parent-style-name="Index_20_Link">
      <style:text-properties loext:padding-left="0.049cm" loext:padding-right="0.101cm" loext:padding-top="0.049cm" loext:padding-bottom="0.049cm" loext:border-left="none" loext:border-right="0.06pt solid #ffffff" loext:border-top="none" loext:border-bottom="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1T19:56:49.710000000</meta:creation-date>
    <dc:title>TreeSort</dc:title>
    <meta:editing-cycles>109</meta:editing-cycles>
    <meta:editing-duration>PT12H58M35S</meta:editing-duration>
    <meta:generator>LibreOffice/7.5.0.1$Windows_X86_64 LibreOffice_project/77cd3d7ad4445740a0c6cf977992dafd8ebad8df</meta:generator>
    <meta:initial-creator>Kamil Landa</meta:initial-creator>
    <dc:date>2022-12-31T13:57:34.029000000</dc:date>
    <dc:creator>Kamil Landa</dc:creator>
    <meta:document-statistic meta:table-count="2" meta:image-count="0" meta:object-count="0" meta:page-count="8" meta:paragraph-count="132" meta:word-count="1737" meta:character-count="9933" meta:non-whitespace-character-count="8256"/>
    <meta:template xlink:type="simple" xlink:actuate="onRequest" xlink:title="mojeWriter" xlink:href="file:///C:/Users/kam/AppData/Roaming/LibreOffice/4/user/template/_mojeWriter.ott" meta:date="2022-12-21T19:56:49.538000000"/>
  </office:meta>
</office:document-meta>
</file>